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1.6654in"/>
    </style:style>
    <style:style style:name="co6" style:family="table-column">
      <style:table-column-properties fo:break-before="auto" style:column-width="1.8256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8e86ae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ackground-color="#b7b3ca"/>
    </style:style>
    <style:style style:name="ce10" style:family="table-cell" style:parent-style-name="Default">
      <style:table-cell-properties fo:background-color="#afd095"/>
    </style:style>
    <style:style style:name="ce11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Untitled1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Untitled1">
      <style:table-cell-properties fo:background-color="#afd095"/>
    </style:style>
    <style:style style:name="ce15" style:family="table-cell" style:parent-style-name="Untitled1">
      <style:table-cell-properties fo:background-color="#b4c7dc"/>
    </style:style>
    <style:style style:name="ce16" style:family="table-cell" style:parent-style-name="Untitled1">
      <style:table-cell-properties fo:background-color="#bf819e"/>
    </style:style>
    <style:style style:name="ce17" style:family="table-cell" style:parent-style-name="Untitled1">
      <style:table-cell-properties fo:background-color="#bbe33d"/>
    </style:style>
    <style:style style:name="ce18" style:family="table-cell" style:parent-style-name="Untitled1">
      <style:table-cell-properties fo:background-color="#ffaa95"/>
    </style:style>
    <style:style style:name="ce19" style:family="table-cell" style:parent-style-name="Untitled1">
      <style:table-cell-properties fo:background-color="#ffa6a6"/>
    </style:style>
    <style:style style:name="ce20" style:family="table-cell" style:parent-style-name="Untitled1">
      <style:table-cell-properties fo:background-color="#ffb66c"/>
    </style:style>
    <style:style style:name="ce21" style:family="table-cell" style:parent-style-name="Untitled1">
      <style:table-cell-properties fo:background-color="#ffe994"/>
    </style:style>
    <style:style style:name="ce4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untime_Combine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ce43"/>
        <table:table-column table:style-name="co10" table:default-cell-style-name="ce43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Opt. Flag</text:p>
          </table:table-cell>
          <table:table-cell table:style-name="ce6" office:value-type="string" calcext:value-type="string">
            <text:p>NThreads</text:p>
          </table:table-cell>
          <table:table-cell table:style-name="ce1" office:value-type="string" calcext:value-type="string">
            <text:p>Loop</text:p>
          </table:table-cell>
          <table:table-cell table:style-name="ce13" office:value-type="string" calcext:value-type="string">
            <text:p>BCO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peedup</text:p>
          </table:table-cell>
          <table:table-cell table:style-name="Default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1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6.81" calcext:value-type="float">
            <text:p>6.81</text:p>
          </table:table-cell>
          <table:table-cell table:number-columns-repeated="3" office:value-type="float" office:value="1.7025" calcext:value-type="float">
            <text:p>1.7025</text:p>
          </table:table-cell>
          <table:table-cell table:formula="of:=[.$H$644]/[.H2]" office:value-type="float" office:value="192.295859030837" calcext:value-type="float">
            <text:p>192.30</text:p>
          </table:table-cell>
          <table:table-cell table:formula="of:=[.$H$465]/[.H2]" office:value-type="float" office:value="38.3378560939794" calcext:value-type="float">
            <text:p>38.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1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.028" calcext:value-type="float">
            <text:p>7.028</text:p>
          </table:table-cell>
          <table:table-cell table:number-columns-repeated="3" office:value-type="float" office:value="1.757" calcext:value-type="float">
            <text:p>1.757</text:p>
          </table:table-cell>
          <table:table-cell table:formula="of:=[.$H$644]/[.H3]" office:value-type="float" office:value="186.331075697211" calcext:value-type="float">
            <text:p>186.33</text:p>
          </table:table-cell>
          <table:table-cell table:formula="of:=[.$H$465]/[.H3]" office:value-type="float" office:value="37.1486624928856" calcext:value-type="float">
            <text:p>37.1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1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.4364" calcext:value-type="float">
            <text:p>7.4364</text:p>
          </table:table-cell>
          <table:table-cell table:number-columns-repeated="3" office:value-type="float" office:value="1.8591" calcext:value-type="float">
            <text:p>1.8591</text:p>
          </table:table-cell>
          <table:table-cell table:formula="of:=[.$H$644]/[.H4]" office:value-type="float" office:value="176.097950621268" calcext:value-type="float">
            <text:p>176.10</text:p>
          </table:table-cell>
          <table:table-cell table:formula="of:=[.$H$465]/[.H4]" office:value-type="float" office:value="35.1084933570007" calcext:value-type="float">
            <text:p>35.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1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.5608" calcext:value-type="float">
            <text:p>7.5608</text:p>
          </table:table-cell>
          <table:table-cell table:number-columns-repeated="3" office:value-type="float" office:value="1.8902" calcext:value-type="float">
            <text:p>1.8902</text:p>
          </table:table-cell>
          <table:table-cell table:formula="of:=[.$H$644]/[.H5]" office:value-type="float" office:value="173.200560787218" calcext:value-type="float">
            <text:p>173.20</text:p>
          </table:table-cell>
          <table:table-cell table:formula="of:=[.$H$465]/[.H5]" office:value-type="float" office:value="34.5308432970056" calcext:value-type="float">
            <text:p>34.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2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7.7392" calcext:value-type="float">
            <text:p>7.7392</text:p>
          </table:table-cell>
          <table:table-cell table:number-columns-repeated="3" office:value-type="float" office:value="1.9348" calcext:value-type="float">
            <text:p>1.9348</text:p>
          </table:table-cell>
          <table:table-cell table:formula="of:=[.$H$644]/[.H6]" office:value-type="float" office:value="169.208031837916" calcext:value-type="float">
            <text:p>169.21</text:p>
          </table:table-cell>
          <table:table-cell table:formula="of:=[.$H$465]/[.H6]" office:value-type="float" office:value="33.7348563158983" calcext:value-type="float">
            <text:p>33.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1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.7852" calcext:value-type="float">
            <text:p>7.7852</text:p>
          </table:table-cell>
          <table:table-cell table:number-columns-repeated="3" office:value-type="float" office:value="1.9463" calcext:value-type="float">
            <text:p>1.9463</text:p>
          </table:table-cell>
          <table:table-cell table:formula="of:=[.$H$644]/[.H7]" office:value-type="float" office:value="168.208241278323" calcext:value-type="float">
            <text:p>168.21</text:p>
          </table:table-cell>
          <table:table-cell table:formula="of:=[.$H$465]/[.H7]" office:value-type="float" office:value="33.5355289523712" calcext:value-type="float">
            <text:p>33.5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2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7.8848" calcext:value-type="float">
            <text:p>7.8848</text:p>
          </table:table-cell>
          <table:table-cell table:number-columns-repeated="3" office:value-type="float" office:value="1.9712" calcext:value-type="float">
            <text:p>1.9712</text:p>
          </table:table-cell>
          <table:table-cell table:formula="of:=[.$H$644]/[.H8]" office:value-type="float" office:value="166.083451704545" calcext:value-type="float">
            <text:p>166.08</text:p>
          </table:table-cell>
          <table:table-cell table:formula="of:=[.$H$465]/[.H8]" office:value-type="float" office:value="33.111911525974" calcext:value-type="float">
            <text:p>33.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2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7.926" calcext:value-type="float">
            <text:p>7.926</text:p>
          </table:table-cell>
          <table:table-cell table:number-columns-repeated="3" office:value-type="float" office:value="1.9815" calcext:value-type="float">
            <text:p>1.9815</text:p>
          </table:table-cell>
          <table:table-cell table:formula="of:=[.$H$644]/[.H9]" office:value-type="float" office:value="165.220136260409" calcext:value-type="float">
            <text:p>165.22</text:p>
          </table:table-cell>
          <table:table-cell table:formula="of:=[.$H$465]/[.H9]" office:value-type="float" office:value="32.9397930860459" calcext:value-type="float">
            <text:p>32.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1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8.17" calcext:value-type="float">
            <text:p>8.17</text:p>
          </table:table-cell>
          <table:table-cell table:number-columns-repeated="3" office:value-type="float" office:value="2.0425" calcext:value-type="float">
            <text:p>2.0425</text:p>
          </table:table-cell>
          <table:table-cell table:formula="of:=[.$H$644]/[.H10]" office:value-type="float" office:value="160.285777233782" calcext:value-type="float">
            <text:p>160.29</text:p>
          </table:table-cell>
          <table:table-cell table:formula="of:=[.$H$465]/[.H10]" office:value-type="float" office:value="31.9560342717258" calcext:value-type="float">
            <text:p>31.9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1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.476" calcext:value-type="float">
            <text:p>8.476</text:p>
          </table:table-cell>
          <table:table-cell table:number-columns-repeated="3" office:value-type="float" office:value="2.119" calcext:value-type="float">
            <text:p>2.119</text:p>
          </table:table-cell>
          <table:table-cell table:formula="of:=[.$H$644]/[.H11]" office:value-type="float" office:value="154.499150542709" calcext:value-type="float">
            <text:p>154.50</text:p>
          </table:table-cell>
          <table:table-cell table:formula="of:=[.$H$465]/[.H11]" office:value-type="float" office:value="30.8023596035866" calcext:value-type="float">
            <text:p>30.8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1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.6872" calcext:value-type="float">
            <text:p>8.6872</text:p>
          </table:table-cell>
          <table:table-cell table:number-columns-repeated="3" office:value-type="float" office:value="2.1718" calcext:value-type="float">
            <text:p>2.1718</text:p>
          </table:table-cell>
          <table:table-cell table:formula="of:=[.$H$644]/[.H12]" office:value-type="float" office:value="150.743024219541" calcext:value-type="float">
            <text:p>150.74</text:p>
          </table:table-cell>
          <table:table-cell table:formula="of:=[.$H$465]/[.H12]" office:value-type="float" office:value="30.0535040058937" calcext:value-type="float">
            <text:p>30.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1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8.8328" calcext:value-type="float">
            <text:p>8.8328</text:p>
          </table:table-cell>
          <table:table-cell table:number-columns-repeated="3" office:value-type="float" office:value="2.2082" calcext:value-type="float">
            <text:p>2.2082</text:p>
          </table:table-cell>
          <table:table-cell table:formula="of:=[.$H$644]/[.H13]" office:value-type="float" office:value="148.258174078435" calcext:value-type="float">
            <text:p>148.26</text:p>
          </table:table-cell>
          <table:table-cell table:formula="of:=[.$H$465]/[.H13]" office:value-type="float" office:value="29.55810162123" calcext:value-type="float">
            <text:p>29.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1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8.958" calcext:value-type="float">
            <text:p>8.958</text:p>
          </table:table-cell>
          <table:table-cell table:number-columns-repeated="3" office:value-type="float" office:value="2.2395" calcext:value-type="float">
            <text:p>2.2395</text:p>
          </table:table-cell>
          <table:table-cell table:formula="of:=[.$H$644]/[.H14]" office:value-type="float" office:value="146.186068318821" calcext:value-type="float">
            <text:p>146.19</text:p>
          </table:table-cell>
          <table:table-cell table:formula="of:=[.$H$465]/[.H14]" office:value-type="float" office:value="29.1449877204733" calcext:value-type="float">
            <text:p>29.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1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8.9984" calcext:value-type="float">
            <text:p>8.9984</text:p>
          </table:table-cell>
          <table:table-cell table:number-columns-repeated="3" office:value-type="float" office:value="2.2496" calcext:value-type="float">
            <text:p>2.2496</text:p>
          </table:table-cell>
          <table:table-cell table:formula="of:=[.$H$644]/[.H15]" office:value-type="float" office:value="145.529738620199" calcext:value-type="float">
            <text:p>145.53</text:p>
          </table:table-cell>
          <table:table-cell table:formula="of:=[.$H$465]/[.H15]" office:value-type="float" office:value="29.0141358463727" calcext:value-type="float">
            <text:p>29.0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1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9.126" calcext:value-type="float">
            <text:p>9.126</text:p>
          </table:table-cell>
          <table:table-cell table:number-columns-repeated="3" office:value-type="float" office:value="2.2815" calcext:value-type="float">
            <text:p>2.2815</text:p>
          </table:table-cell>
          <table:table-cell table:formula="of:=[.$H$644]/[.H16]" office:value-type="float" office:value="143.494937541091" calcext:value-type="float">
            <text:p>143.49</text:p>
          </table:table-cell>
          <table:table-cell table:formula="of:=[.$H$465]/[.H16]" office:value-type="float" office:value="28.6084593469209" calcext:value-type="float">
            <text:p>28.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4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10.8164" calcext:value-type="float">
            <text:p>10.8164</text:p>
          </table:table-cell>
          <table:table-cell table:number-columns-repeated="3" office:value-type="float" office:value="2.7041" calcext:value-type="float">
            <text:p>2.7041</text:p>
          </table:table-cell>
          <table:table-cell table:formula="of:=[.$H$644]/[.H17]" office:value-type="float" office:value="121.069376132539" calcext:value-type="float">
            <text:p>121.07</text:p>
          </table:table-cell>
          <table:table-cell table:formula="of:=[.$H$465]/[.H17]" office:value-type="float" office:value="24.1374949151289" calcext:value-type="float">
            <text:p>24.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4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0.9108" calcext:value-type="float">
            <text:p>10.9108</text:p>
          </table:table-cell>
          <table:table-cell table:number-columns-repeated="3" office:value-type="float" office:value="2.7277" calcext:value-type="float">
            <text:p>2.7277</text:p>
          </table:table-cell>
          <table:table-cell table:formula="of:=[.$H$644]/[.H18]" office:value-type="float" office:value="120.021886571104" calcext:value-type="float">
            <text:p>120.02</text:p>
          </table:table-cell>
          <table:table-cell table:formula="of:=[.$H$465]/[.H18]" office:value-type="float" office:value="23.9286578436045" calcext:value-type="float">
            <text:p>23.9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2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1.0812" calcext:value-type="float">
            <text:p>11.0812</text:p>
          </table:table-cell>
          <table:table-cell table:number-columns-repeated="3" office:value-type="float" office:value="2.7703" calcext:value-type="float">
            <text:p>2.7703</text:p>
          </table:table-cell>
          <table:table-cell table:formula="of:=[.$H$644]/[.H19]" office:value-type="float" office:value="118.176262498646" calcext:value-type="float">
            <text:p>118.18</text:p>
          </table:table-cell>
          <table:table-cell table:formula="of:=[.$H$465]/[.H19]" office:value-type="float" office:value="23.5606973973938" calcext:value-type="float">
            <text:p>23.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1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1.1104" calcext:value-type="float">
            <text:p>11.1104</text:p>
          </table:table-cell>
          <table:table-cell table:number-columns-repeated="3" office:value-type="float" office:value="2.7776" calcext:value-type="float">
            <text:p>2.7776</text:p>
          </table:table-cell>
          <table:table-cell table:formula="of:=[.$H$644]/[.H20]" office:value-type="float" office:value="117.865675403226" calcext:value-type="float">
            <text:p>117.87</text:p>
          </table:table-cell>
          <table:table-cell table:formula="of:=[.$H$465]/[.H20]" office:value-type="float" office:value="23.498775921659" calcext:value-type="float">
            <text:p>23.5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2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1.1552" calcext:value-type="float">
            <text:p>11.1552</text:p>
          </table:table-cell>
          <table:table-cell table:number-columns-repeated="3" office:value-type="float" office:value="2.7888" calcext:value-type="float">
            <text:p>2.7888</text:p>
          </table:table-cell>
          <table:table-cell table:formula="of:=[.$H$644]/[.H21]" office:value-type="float" office:value="117.392319277108" calcext:value-type="float">
            <text:p>117.39</text:p>
          </table:table-cell>
          <table:table-cell table:formula="of:=[.$H$465]/[.H21]" office:value-type="float" office:value="23.4044033275961" calcext:value-type="float">
            <text:p>23.4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2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1.2068" calcext:value-type="float">
            <text:p>11.2068</text:p>
          </table:table-cell>
          <table:table-cell table:number-columns-repeated="3" office:value-type="float" office:value="2.8017" calcext:value-type="float">
            <text:p>2.8017</text:p>
          </table:table-cell>
          <table:table-cell table:formula="of:=[.$H$644]/[.H22]" office:value-type="float" office:value="116.851804261698" calcext:value-type="float">
            <text:p>116.85</text:p>
          </table:table-cell>
          <table:table-cell table:formula="of:=[.$H$465]/[.H22]" office:value-type="float" office:value="23.2966413249099" calcext:value-type="float">
            <text:p>23.3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1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3.0188" calcext:value-type="float">
            <text:p>13.0188</text:p>
          </table:table-cell>
          <table:table-cell table:number-columns-repeated="3" office:value-type="float" office:value="3.2547" calcext:value-type="float">
            <text:p>3.2547</text:p>
          </table:table-cell>
          <table:table-cell table:formula="of:=[.$H$644]/[.H23]" office:value-type="float" office:value="100.587980459028" calcext:value-type="float">
            <text:p>100.59</text:p>
          </table:table-cell>
          <table:table-cell table:formula="of:=[.$H$465]/[.H23]" office:value-type="float" office:value="20.0541370940486" calcext:value-type="float">
            <text:p>20.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1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13.7256" calcext:value-type="float">
            <text:p>13.7256</text:p>
          </table:table-cell>
          <table:table-cell table:number-columns-repeated="3" office:value-type="float" office:value="3.4314" calcext:value-type="float">
            <text:p>3.4314</text:p>
          </table:table-cell>
          <table:table-cell table:formula="of:=[.$H$644]/[.H24]" office:value-type="float" office:value="95.4082007343941" calcext:value-type="float">
            <text:p>95.41</text:p>
          </table:table-cell>
          <table:table-cell table:formula="of:=[.$H$465]/[.H24]" office:value-type="float" office:value="19.0214489712654" calcext:value-type="float">
            <text:p>19.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2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13.7736" calcext:value-type="float">
            <text:p>13.7736</text:p>
          </table:table-cell>
          <table:table-cell table:number-columns-repeated="3" office:value-type="float" office:value="3.4434" calcext:value-type="float">
            <text:p>3.4434</text:p>
          </table:table-cell>
          <table:table-cell table:formula="of:=[.$H$644]/[.H25]" office:value-type="float" office:value="95.0757100540164" calcext:value-type="float">
            <text:p>95.08</text:p>
          </table:table-cell>
          <table:table-cell table:formula="of:=[.$H$465]/[.H25]" office:value-type="float" office:value="18.9551605970843" calcext:value-type="float">
            <text:p>18.9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1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3.8188" calcext:value-type="float">
            <text:p>13.8188</text:p>
          </table:table-cell>
          <table:table-cell table:number-columns-repeated="3" office:value-type="float" office:value="3.4547" calcext:value-type="float">
            <text:p>3.4547</text:p>
          </table:table-cell>
          <table:table-cell table:formula="of:=[.$H$644]/[.H26]" office:value-type="float" office:value="94.7647263148754" calcext:value-type="float">
            <text:p>94.76</text:p>
          </table:table-cell>
          <table:table-cell table:formula="of:=[.$H$465]/[.H26]" office:value-type="float" office:value="18.8931600428402" calcext:value-type="float">
            <text:p>18.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2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4.2648" calcext:value-type="float">
            <text:p>14.2648</text:p>
          </table:table-cell>
          <table:table-cell table:number-columns-repeated="3" office:value-type="float" office:value="3.5662" calcext:value-type="float">
            <text:p>3.5662</text:p>
          </table:table-cell>
          <table:table-cell table:formula="of:=[.$H$644]/[.H27]" office:value-type="float" office:value="91.8018338848074" calcext:value-type="float">
            <text:p>91.80</text:p>
          </table:table-cell>
          <table:table-cell table:formula="of:=[.$H$465]/[.H27]" office:value-type="float" office:value="18.3024507879536" calcext:value-type="float">
            <text:p>18.3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4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14.5576" calcext:value-type="float">
            <text:p>14.5576</text:p>
          </table:table-cell>
          <table:table-cell table:number-columns-repeated="3" office:value-type="float" office:value="3.6394" calcext:value-type="float">
            <text:p>3.6394</text:p>
          </table:table-cell>
          <table:table-cell table:formula="of:=[.$H$644]/[.H28]" office:value-type="float" office:value="89.9554047370446" calcext:value-type="float">
            <text:p>89.96</text:p>
          </table:table-cell>
          <table:table-cell table:formula="of:=[.$H$465]/[.H28]" office:value-type="float" office:value="17.9343298345881" calcext:value-type="float">
            <text:p>17.9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4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4.5744" calcext:value-type="float">
            <text:p>14.5744</text:p>
          </table:table-cell>
          <table:table-cell table:number-columns-repeated="3" office:value-type="float" office:value="3.6436" calcext:value-type="float">
            <text:p>3.6436</text:p>
          </table:table-cell>
          <table:table-cell table:formula="of:=[.$H$644]/[.H29]" office:value-type="float" office:value="89.851712591942" calcext:value-type="float">
            <text:p>89.85</text:p>
          </table:table-cell>
          <table:table-cell table:formula="of:=[.$H$465]/[.H29]" office:value-type="float" office:value="17.9136568229224" calcext:value-type="float">
            <text:p>17.9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2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.2828" calcext:value-type="float">
            <text:p>15.2828</text:p>
          </table:table-cell>
          <table:table-cell table:number-columns-repeated="3" office:value-type="float" office:value="3.8207" calcext:value-type="float">
            <text:p>3.8207</text:p>
          </table:table-cell>
          <table:table-cell table:formula="of:=[.$H$644]/[.H30]" office:value-type="float" office:value="85.6868374905122" calcext:value-type="float">
            <text:p>85.69</text:p>
          </table:table-cell>
          <table:table-cell table:formula="of:=[.$H$465]/[.H30]" office:value-type="float" office:value="17.0833093412202" calcext:value-type="float">
            <text:p>17.0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2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15.808" calcext:value-type="float">
            <text:p>15.808</text:p>
          </table:table-cell>
          <table:table-cell table:number-columns-repeated="3" office:value-type="float" office:value="3.952" calcext:value-type="float">
            <text:p>3.952</text:p>
          </table:table-cell>
          <table:table-cell table:formula="of:=[.$H$644]/[.H31]" office:value-type="float" office:value="82.8400050607288" calcext:value-type="float">
            <text:p>82.84</text:p>
          </table:table-cell>
          <table:table-cell table:formula="of:=[.$H$465]/[.H31]" office:value-type="float" office:value="16.5157388663968" calcext:value-type="float">
            <text:p>16.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2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15.8908" calcext:value-type="float">
            <text:p>15.8908</text:p>
          </table:table-cell>
          <table:table-cell table:number-columns-repeated="3" office:value-type="float" office:value="3.9727" calcext:value-type="float">
            <text:p>3.9727</text:p>
          </table:table-cell>
          <table:table-cell table:formula="of:=[.$H$644]/[.H32]" office:value-type="float" office:value="82.4083620711355" calcext:value-type="float">
            <text:p>82.41</text:p>
          </table:table-cell>
          <table:table-cell table:formula="of:=[.$H$465]/[.H32]" office:value-type="float" office:value="16.4296825836333" calcext:value-type="float">
            <text:p>16.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2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6.2152" calcext:value-type="float">
            <text:p>16.2152</text:p>
          </table:table-cell>
          <table:table-cell table:number-columns-repeated="3" office:value-type="float" office:value="4.0538" calcext:value-type="float">
            <text:p>4.0538</text:p>
          </table:table-cell>
          <table:table-cell table:formula="of:=[.$H$644]/[.H33]" office:value-type="float" office:value="80.759706941635" calcext:value-type="float">
            <text:p>80.76</text:p>
          </table:table-cell>
          <table:table-cell table:formula="of:=[.$H$465]/[.H33]" office:value-type="float" office:value="16.1009916621442" calcext:value-type="float">
            <text:p>16.1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2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6.3416" calcext:value-type="float">
            <text:p>16.3416</text:p>
          </table:table-cell>
          <table:table-cell table:number-columns-repeated="3" office:value-type="float" office:value="4.0854" calcext:value-type="float">
            <text:p>4.0854</text:p>
          </table:table-cell>
          <table:table-cell table:formula="of:=[.$H$644]/[.H34]" office:value-type="float" office:value="80.1350418563666" calcext:value-type="float">
            <text:p>80.14</text:p>
          </table:table-cell>
          <table:table-cell table:formula="of:=[.$H$465]/[.H34]" office:value-type="float" office:value="15.9764527341264" calcext:value-type="float">
            <text:p>15.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4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6.5824" calcext:value-type="float">
            <text:p>16.5824</text:p>
          </table:table-cell>
          <table:table-cell table:number-columns-repeated="3" office:value-type="float" office:value="4.1456" calcext:value-type="float">
            <text:p>4.1456</text:p>
          </table:table-cell>
          <table:table-cell table:formula="of:=[.$H$644]/[.H35]" office:value-type="float" office:value="78.9713672327287" calcext:value-type="float">
            <text:p>78.97</text:p>
          </table:table-cell>
          <table:table-cell table:formula="of:=[.$H$465]/[.H35]" office:value-type="float" office:value="15.7444519490544" calcext:value-type="float">
            <text:p>15.7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4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6.624" calcext:value-type="float">
            <text:p>16.624</text:p>
          </table:table-cell>
          <table:table-cell table:number-columns-repeated="3" office:value-type="float" office:value="4.156" calcext:value-type="float">
            <text:p>4.156</text:p>
          </table:table-cell>
          <table:table-cell table:formula="of:=[.$H$644]/[.H36]" office:value-type="float" office:value="78.7737487969201" calcext:value-type="float">
            <text:p>78.77</text:p>
          </table:table-cell>
          <table:table-cell table:formula="of:=[.$H$465]/[.H36]" office:value-type="float" office:value="15.7050529355149" calcext:value-type="float">
            <text:p>15.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4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16.9292" calcext:value-type="float">
            <text:p>16.9292</text:p>
          </table:table-cell>
          <table:table-cell table:number-columns-repeated="3" office:value-type="float" office:value="4.2323" calcext:value-type="float">
            <text:p>4.2323</text:p>
          </table:table-cell>
          <table:table-cell table:formula="of:=[.$H$644]/[.H37]" office:value-type="float" office:value="77.3536138742528" calcext:value-type="float">
            <text:p>77.35</text:p>
          </table:table-cell>
          <table:table-cell table:formula="of:=[.$H$465]/[.H37]" office:value-type="float" office:value="15.4219218864447" calcext:value-type="float">
            <text:p>15.4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2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7.4072" calcext:value-type="float">
            <text:p>17.4072</text:p>
          </table:table-cell>
          <table:table-cell table:number-columns-repeated="3" office:value-type="float" office:value="4.3518" calcext:value-type="float">
            <text:p>4.3518</text:p>
          </table:table-cell>
          <table:table-cell table:formula="of:=[.$H$644]/[.H38]" office:value-type="float" office:value="75.2294912450021" calcext:value-type="float">
            <text:p>75.23</text:p>
          </table:table-cell>
          <table:table-cell table:formula="of:=[.$H$465]/[.H38]" office:value-type="float" office:value="14.9984374281906" calcext:value-type="float">
            <text:p>15.0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2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17.8716" calcext:value-type="float">
            <text:p>17.8716</text:p>
          </table:table-cell>
          <table:table-cell table:number-columns-repeated="3" office:value-type="float" office:value="4.4679" calcext:value-type="float">
            <text:p>4.4679</text:p>
          </table:table-cell>
          <table:table-cell table:formula="of:=[.$H$644]/[.H39]" office:value-type="float" office:value="73.2746256630632" calcext:value-type="float">
            <text:p>73.27</text:p>
          </table:table-cell>
          <table:table-cell table:formula="of:=[.$H$465]/[.H39]" office:value-type="float" office:value="14.6086975984243" calcext:value-type="float">
            <text:p>14.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2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8.0456" calcext:value-type="float">
            <text:p>18.0456</text:p>
          </table:table-cell>
          <table:table-cell table:number-columns-repeated="3" office:value-type="float" office:value="4.5114" calcext:value-type="float">
            <text:p>4.5114</text:p>
          </table:table-cell>
          <table:table-cell table:formula="of:=[.$H$644]/[.H40]" office:value-type="float" office:value="72.5680941614576" calcext:value-type="float">
            <text:p>72.57</text:p>
          </table:table-cell>
          <table:table-cell table:formula="of:=[.$H$465]/[.H40]" office:value-type="float" office:value="14.4678370350667" calcext:value-type="float">
            <text:p>14.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2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8.158" calcext:value-type="float">
            <text:p>18.158</text:p>
          </table:table-cell>
          <table:table-cell table:number-columns-repeated="3" office:value-type="float" office:value="4.5395" calcext:value-type="float">
            <text:p>4.5395</text:p>
          </table:table-cell>
          <table:table-cell table:formula="of:=[.$H$644]/[.H41]" office:value-type="float" office:value="72.1188897455667" calcext:value-type="float">
            <text:p>72.12</text:p>
          </table:table-cell>
          <table:table-cell table:formula="of:=[.$H$465]/[.H41]" office:value-type="float" office:value="14.3782795462055" calcext:value-type="float">
            <text:p>14.3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2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8.4868" calcext:value-type="float">
            <text:p>18.4868</text:p>
          </table:table-cell>
          <table:table-cell table:number-columns-repeated="3" office:value-type="float" office:value="4.6217" calcext:value-type="float">
            <text:p>4.6217</text:p>
          </table:table-cell>
          <table:table-cell table:formula="of:=[.$H$644]/[.H42]" office:value-type="float" office:value="70.8362074561309" calcext:value-type="float">
            <text:p>70.84</text:p>
          </table:table-cell>
          <table:table-cell table:formula="of:=[.$H$465]/[.H42]" office:value-type="float" office:value="14.1225523075924" calcext:value-type="float">
            <text:p>14.1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2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18.6992" calcext:value-type="float">
            <text:p>18.6992</text:p>
          </table:table-cell>
          <table:table-cell table:number-columns-repeated="3" office:value-type="float" office:value="4.6748" calcext:value-type="float">
            <text:p>4.6748</text:p>
          </table:table-cell>
          <table:table-cell table:formula="of:=[.$H$644]/[.H43]" office:value-type="float" office:value="70.0315949345426" calcext:value-type="float">
            <text:p>70.03</text:p>
          </table:table-cell>
          <table:table-cell table:formula="of:=[.$H$465]/[.H43]" office:value-type="float" office:value="13.9621374176435" calcext:value-type="float">
            <text:p>13.9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1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8.7036" calcext:value-type="float">
            <text:p>18.7036</text:p>
          </table:table-cell>
          <table:table-cell table:number-columns-repeated="3" office:value-type="float" office:value="4.6759" calcext:value-type="float">
            <text:p>4.6759</text:p>
          </table:table-cell>
          <table:table-cell table:formula="of:=[.$H$644]/[.H44]" office:value-type="float" office:value="70.0151200838341" calcext:value-type="float">
            <text:p>70.02</text:p>
          </table:table-cell>
          <table:table-cell table:formula="of:=[.$H$465]/[.H44]" office:value-type="float" office:value="13.9588528411643" calcext:value-type="float">
            <text:p>13.9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2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9.3084" calcext:value-type="float">
            <text:p>19.3084</text:p>
          </table:table-cell>
          <table:table-cell table:number-columns-repeated="3" office:value-type="float" office:value="4.8271" calcext:value-type="float">
            <text:p>4.8271</text:p>
          </table:table-cell>
          <table:table-cell table:formula="of:=[.$H$644]/[.H45]" office:value-type="float" office:value="67.8220256468687" calcext:value-type="float">
            <text:p>67.82</text:p>
          </table:table-cell>
          <table:table-cell table:formula="of:=[.$H$465]/[.H45]" office:value-type="float" office:value="13.5216175343374" calcext:value-type="float">
            <text:p>13.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2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9.5592" calcext:value-type="float">
            <text:p>19.5592</text:p>
          </table:table-cell>
          <table:table-cell table:number-columns-repeated="3" office:value-type="float" office:value="4.8898" calcext:value-type="float">
            <text:p>4.8898</text:p>
          </table:table-cell>
          <table:table-cell table:formula="of:=[.$H$644]/[.H46]" office:value-type="float" office:value="66.9523702400916" calcext:value-type="float">
            <text:p>66.95</text:p>
          </table:table-cell>
          <table:table-cell table:formula="of:=[.$H$465]/[.H46]" office:value-type="float" office:value="13.3482351016402" calcext:value-type="float">
            <text:p>13.3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4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19.7468" calcext:value-type="float">
            <text:p>19.7468</text:p>
          </table:table-cell>
          <table:table-cell table:number-columns-repeated="3" office:value-type="float" office:value="4.9367" calcext:value-type="float">
            <text:p>4.9367</text:p>
          </table:table-cell>
          <table:table-cell table:formula="of:=[.$H$644]/[.H47]" office:value-type="float" office:value="66.3163044138797" calcext:value-type="float">
            <text:p>66.32</text:p>
          </table:table-cell>
          <table:table-cell table:formula="of:=[.$H$465]/[.H47]" office:value-type="float" office:value="13.2214232179391" calcext:value-type="float">
            <text:p>13.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2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9.8176" calcext:value-type="float">
            <text:p>19.8176</text:p>
          </table:table-cell>
          <table:table-cell table:number-columns-repeated="3" office:value-type="float" office:value="4.9544" calcext:value-type="float">
            <text:p>4.9544</text:p>
          </table:table-cell>
          <table:table-cell table:formula="of:=[.$H$644]/[.H48]" office:value-type="float" office:value="66.0793839819151" calcext:value-type="float">
            <text:p>66.08</text:p>
          </table:table-cell>
          <table:table-cell table:formula="of:=[.$H$465]/[.H48]" office:value-type="float" office:value="13.1741886000323" calcext:value-type="float">
            <text:p>13.1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4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9.9884" calcext:value-type="float">
            <text:p>19.9884</text:p>
          </table:table-cell>
          <table:table-cell table:number-columns-repeated="3" office:value-type="float" office:value="4.9971" calcext:value-type="float">
            <text:p>4.9971</text:p>
          </table:table-cell>
          <table:table-cell table:formula="of:=[.$H$644]/[.H49]" office:value-type="float" office:value="65.5147385483581" calcext:value-type="float">
            <text:p>65.51</text:p>
          </table:table-cell>
          <table:table-cell table:formula="of:=[.$H$465]/[.H49]" office:value-type="float" office:value="13.0616157371275" calcext:value-type="float">
            <text:p>13.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2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20.8668" calcext:value-type="float">
            <text:p>20.8668</text:p>
          </table:table-cell>
          <table:table-cell table:number-columns-repeated="3" office:value-type="float" office:value="5.2167" calcext:value-type="float">
            <text:p>5.2167</text:p>
          </table:table-cell>
          <table:table-cell table:formula="of:=[.$H$644]/[.H50]" office:value-type="float" office:value="62.7568577836563" calcext:value-type="float">
            <text:p>62.76</text:p>
          </table:table-cell>
          <table:table-cell table:formula="of:=[.$H$465]/[.H50]" office:value-type="float" office:value="12.5117794774474" calcext:value-type="float">
            <text:p>12.5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2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0.9028" calcext:value-type="float">
            <text:p>20.9028</text:p>
          </table:table-cell>
          <table:table-cell table:number-columns-repeated="3" office:value-type="float" office:value="5.2257" calcext:value-type="float">
            <text:p>5.2257</text:p>
          </table:table-cell>
          <table:table-cell table:formula="of:=[.$H$644]/[.H51]" office:value-type="float" office:value="62.6487743268844" calcext:value-type="float">
            <text:p>62.65</text:p>
          </table:table-cell>
          <table:table-cell table:formula="of:=[.$H$465]/[.H51]" office:value-type="float" office:value="12.4902309738408" calcext:value-type="float">
            <text:p>12.4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1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0.9916" calcext:value-type="float">
            <text:p>20.9916</text:p>
          </table:table-cell>
          <table:table-cell table:number-columns-repeated="3" office:value-type="float" office:value="5.2479" calcext:value-type="float">
            <text:p>5.2479</text:p>
          </table:table-cell>
          <table:table-cell table:formula="of:=[.$H$644]/[.H52]" office:value-type="float" office:value="62.3837535014006" calcext:value-type="float">
            <text:p>62.38</text:p>
          </table:table-cell>
          <table:table-cell table:formula="of:=[.$H$465]/[.H52]" office:value-type="float" office:value="12.4373940052211" calcext:value-type="float">
            <text:p>12.4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1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21.1412" calcext:value-type="float">
            <text:p>21.1412</text:p>
          </table:table-cell>
          <table:table-cell table:number-columns-repeated="3" office:value-type="float" office:value="5.2853" calcext:value-type="float">
            <text:p>5.2853</text:p>
          </table:table-cell>
          <table:table-cell table:formula="of:=[.$H$644]/[.H53]" office:value-type="float" office:value="61.9423116947004" calcext:value-type="float">
            <text:p>61.94</text:p>
          </table:table-cell>
          <table:table-cell table:formula="of:=[.$H$465]/[.H53]" office:value-type="float" office:value="12.3493841409192" calcext:value-type="float">
            <text:p>12.3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4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21.4316" calcext:value-type="float">
            <text:p>21.4316</text:p>
          </table:table-cell>
          <table:table-cell table:number-columns-repeated="3" office:value-type="float" office:value="5.3579" calcext:value-type="float">
            <text:p>5.3579</text:p>
          </table:table-cell>
          <table:table-cell table:formula="of:=[.$H$644]/[.H54]" office:value-type="float" office:value="61.1029881110136" calcext:value-type="float">
            <text:p>61.10</text:p>
          </table:table-cell>
          <table:table-cell table:formula="of:=[.$H$465]/[.H54]" office:value-type="float" office:value="12.1820489370836" calcext:value-type="float">
            <text:p>12.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4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1.4552" calcext:value-type="float">
            <text:p>21.4552</text:p>
          </table:table-cell>
          <table:table-cell table:number-columns-repeated="3" office:value-type="float" office:value="5.3638" calcext:value-type="float">
            <text:p>5.3638</text:p>
          </table:table-cell>
          <table:table-cell table:formula="of:=[.$H$644]/[.H55]" office:value-type="float" office:value="61.0357768746038" calcext:value-type="float">
            <text:p>61.04</text:p>
          </table:table-cell>
          <table:table-cell table:formula="of:=[.$H$465]/[.H55]" office:value-type="float" office:value="12.1686490920616" calcext:value-type="float">
            <text:p>12.1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4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1.4728" calcext:value-type="float">
            <text:p>21.4728</text:p>
          </table:table-cell>
          <table:table-cell table:number-columns-repeated="3" office:value-type="float" office:value="5.3682" calcext:value-type="float">
            <text:p>5.3682</text:p>
          </table:table-cell>
          <table:table-cell table:formula="of:=[.$H$644]/[.H56]" office:value-type="float" office:value="60.9857494132111" calcext:value-type="float">
            <text:p>60.99</text:p>
          </table:table-cell>
          <table:table-cell table:formula="of:=[.$H$465]/[.H56]" office:value-type="float" office:value="12.1586751611341" calcext:value-type="float">
            <text:p>12.1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1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1.4736" calcext:value-type="float">
            <text:p>21.4736</text:p>
          </table:table-cell>
          <table:table-cell table:number-columns-repeated="3" office:value-type="float" office:value="5.3684" calcext:value-type="float">
            <text:p>5.3684</text:p>
          </table:table-cell>
          <table:table-cell table:formula="of:=[.$H$644]/[.H57]" office:value-type="float" office:value="60.9834773861858" calcext:value-type="float">
            <text:p>60.98</text:p>
          </table:table-cell>
          <table:table-cell table:formula="of:=[.$H$465]/[.H57]" office:value-type="float" office:value="12.1582221891066" calcext:value-type="float">
            <text:p>12.1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4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21.4968" calcext:value-type="float">
            <text:p>21.4968</text:p>
          </table:table-cell>
          <table:table-cell table:number-columns-repeated="3" office:value-type="float" office:value="5.3742" calcext:value-type="float">
            <text:p>5.3742</text:p>
          </table:table-cell>
          <table:table-cell table:formula="of:=[.$H$644]/[.H58]" office:value-type="float" office:value="60.9176621636709" calcext:value-type="float">
            <text:p>60.92</text:p>
          </table:table-cell>
          <table:table-cell table:formula="of:=[.$H$465]/[.H58]" office:value-type="float" office:value="12.1451006661457" calcext:value-type="float">
            <text:p>12.1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1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21.6268" calcext:value-type="float">
            <text:p>21.6268</text:p>
          </table:table-cell>
          <table:table-cell table:number-columns-repeated="3" office:value-type="float" office:value="5.4067" calcext:value-type="float">
            <text:p>5.4067</text:p>
          </table:table-cell>
          <table:table-cell table:formula="of:=[.$H$644]/[.H59]" office:value-type="float" office:value="60.5514824199604" calcext:value-type="float">
            <text:p>60.55</text:p>
          </table:table-cell>
          <table:table-cell table:formula="of:=[.$H$465]/[.H59]" office:value-type="float" office:value="12.0720957330719" calcext:value-type="float">
            <text:p>12.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4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1.664" calcext:value-type="float">
            <text:p>21.664</text:p>
          </table:table-cell>
          <table:table-cell table:number-columns-repeated="3" office:value-type="float" office:value="5.416" calcext:value-type="float">
            <text:p>5.416</text:p>
          </table:table-cell>
          <table:table-cell table:formula="of:=[.$H$644]/[.H60]" office:value-type="float" office:value="60.4475073855244" calcext:value-type="float">
            <text:p>60.45</text:p>
          </table:table-cell>
          <table:table-cell table:formula="of:=[.$H$465]/[.H60]" office:value-type="float" office:value="12.0513663220089" calcext:value-type="float">
            <text:p>12.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1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21.7884" calcext:value-type="float">
            <text:p>21.7884</text:p>
          </table:table-cell>
          <table:table-cell table:number-columns-repeated="3" office:value-type="float" office:value="5.4471" calcext:value-type="float">
            <text:p>5.4471</text:p>
          </table:table-cell>
          <table:table-cell table:formula="of:=[.$H$644]/[.H61]" office:value-type="float" office:value="60.1023847551908" calcext:value-type="float">
            <text:p>60.10</text:p>
          </table:table-cell>
          <table:table-cell table:formula="of:=[.$H$465]/[.H61]" office:value-type="float" office:value="11.9825595270878" calcext:value-type="float">
            <text:p>11.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1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22.5348" calcext:value-type="float">
            <text:p>22.5348</text:p>
          </table:table-cell>
          <table:table-cell table:number-columns-repeated="3" office:value-type="float" office:value="5.6337" calcext:value-type="float">
            <text:p>5.6337</text:p>
          </table:table-cell>
          <table:table-cell table:formula="of:=[.$H$644]/[.H62]" office:value-type="float" office:value="58.111667287928" calcext:value-type="float">
            <text:p>58.11</text:p>
          </table:table-cell>
          <table:table-cell table:formula="of:=[.$H$465]/[.H62]" office:value-type="float" office:value="11.5856719385129" calcext:value-type="float">
            <text:p>11.5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1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3.1756" calcext:value-type="float">
            <text:p>23.1756</text:p>
          </table:table-cell>
          <table:table-cell table:number-columns-repeated="3" office:value-type="float" office:value="5.7939" calcext:value-type="float">
            <text:p>5.7939</text:p>
          </table:table-cell>
          <table:table-cell table:formula="of:=[.$H$644]/[.H63]" office:value-type="float" office:value="56.5048930772019" calcext:value-type="float">
            <text:p>56.50</text:p>
          </table:table-cell>
          <table:table-cell table:formula="of:=[.$H$465]/[.H63]" office:value-type="float" office:value="11.2653307789227" calcext:value-type="float">
            <text:p>11.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1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3.2744" calcext:value-type="float">
            <text:p>23.2744</text:p>
          </table:table-cell>
          <table:table-cell table:number-columns-repeated="3" office:value-type="float" office:value="5.8186" calcext:value-type="float">
            <text:p>5.8186</text:p>
          </table:table-cell>
          <table:table-cell table:formula="of:=[.$H$644]/[.H64]" office:value-type="float" office:value="56.2650293885127" calcext:value-type="float">
            <text:p>56.27</text:p>
          </table:table-cell>
          <table:table-cell table:formula="of:=[.$H$465]/[.H64]" office:value-type="float" office:value="11.2175093665143" calcext:value-type="float">
            <text:p>11.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1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3.2768" calcext:value-type="float">
            <text:p>23.2768</text:p>
          </table:table-cell>
          <table:table-cell table:number-columns-repeated="3" office:value-type="float" office:value="5.8192" calcext:value-type="float">
            <text:p>5.8192</text:p>
          </table:table-cell>
          <table:table-cell table:formula="of:=[.$H$644]/[.H65]" office:value-type="float" office:value="56.2592280725873" calcext:value-type="float">
            <text:p>56.26</text:p>
          </table:table-cell>
          <table:table-cell table:formula="of:=[.$H$465]/[.H65]" office:value-type="float" office:value="11.2163527632664" calcext:value-type="float">
            <text:p>11.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4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3.4292" calcext:value-type="float">
            <text:p>23.4292</text:p>
          </table:table-cell>
          <table:table-cell table:number-columns-repeated="3" office:value-type="float" office:value="5.8573" calcext:value-type="float">
            <text:p>5.8573</text:p>
          </table:table-cell>
          <table:table-cell table:formula="of:=[.$H$644]/[.H66]" office:value-type="float" office:value="55.8932784730166" calcext:value-type="float">
            <text:p>55.89</text:p>
          </table:table-cell>
          <table:table-cell table:formula="of:=[.$H$465]/[.H66]" office:value-type="float" office:value="11.1433937138272" calcext:value-type="float">
            <text:p>11.1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1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23.5708" calcext:value-type="float">
            <text:p>23.5708</text:p>
          </table:table-cell>
          <table:table-cell table:number-columns-repeated="3" office:value-type="float" office:value="5.8927" calcext:value-type="float">
            <text:p>5.8927</text:p>
          </table:table-cell>
          <table:table-cell table:formula="of:=[.$H$644]/[.H67]" office:value-type="float" office:value="55.5575033516045" calcext:value-type="float">
            <text:p>55.56</text:p>
          </table:table-cell>
          <table:table-cell table:formula="of:=[.$H$465]/[.H67]" office:value-type="float" office:value="11.0764505235291" calcext:value-type="float">
            <text:p>11.0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1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3.6644" calcext:value-type="float">
            <text:p>23.6644</text:p>
          </table:table-cell>
          <table:table-cell table:number-columns-repeated="3" office:value-type="float" office:value="5.9161" calcext:value-type="float">
            <text:p>5.9161</text:p>
          </table:table-cell>
          <table:table-cell table:formula="of:=[.$H$644]/[.H68]" office:value-type="float" office:value="55.3377562921519" calcext:value-type="float">
            <text:p>55.34</text:p>
          </table:table-cell>
          <table:table-cell table:formula="of:=[.$H$465]/[.H68]" office:value-type="float" office:value="11.0326397457785" calcext:value-type="float">
            <text:p>11.0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1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3.7008" calcext:value-type="float">
            <text:p>23.7008</text:p>
          </table:table-cell>
          <table:table-cell table:number-columns-repeated="3" office:value-type="float" office:value="5.9252" calcext:value-type="float">
            <text:p>5.9252</text:p>
          </table:table-cell>
          <table:table-cell table:formula="of:=[.$H$644]/[.H69]" office:value-type="float" office:value="55.2527678390603" calcext:value-type="float">
            <text:p>55.25</text:p>
          </table:table-cell>
          <table:table-cell table:formula="of:=[.$H$465]/[.H69]" office:value-type="float" office:value="11.0156956727199" calcext:value-type="float">
            <text:p>11.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1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3.71" calcext:value-type="float">
            <text:p>23.71</text:p>
          </table:table-cell>
          <table:table-cell table:number-columns-repeated="3" office:value-type="float" office:value="5.9275" calcext:value-type="float">
            <text:p>5.9275</text:p>
          </table:table-cell>
          <table:table-cell table:formula="of:=[.$H$644]/[.H70]" office:value-type="float" office:value="55.231328553353" calcext:value-type="float">
            <text:p>55.23</text:p>
          </table:table-cell>
          <table:table-cell table:formula="of:=[.$H$465]/[.H70]" office:value-type="float" office:value="11.0114213412062" calcext:value-type="float">
            <text:p>11.0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1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4.2332" calcext:value-type="float">
            <text:p>24.2332</text:p>
          </table:table-cell>
          <table:table-cell table:number-columns-repeated="3" office:value-type="float" office:value="6.0583" calcext:value-type="float">
            <text:p>6.0583</text:p>
          </table:table-cell>
          <table:table-cell table:formula="of:=[.$H$644]/[.H71]" office:value-type="float" office:value="54.0388722909067" calcext:value-type="float">
            <text:p>54.04</text:p>
          </table:table-cell>
          <table:table-cell table:formula="of:=[.$H$465]/[.H71]" office:value-type="float" office:value="10.7736823861479" calcext:value-type="float">
            <text:p>10.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1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24.2748" calcext:value-type="float">
            <text:p>24.2748</text:p>
          </table:table-cell>
          <table:table-cell table:number-columns-repeated="3" office:value-type="float" office:value="6.0687" calcext:value-type="float">
            <text:p>6.0687</text:p>
          </table:table-cell>
          <table:table-cell table:formula="of:=[.$H$644]/[.H72]" office:value-type="float" office:value="53.9462652627416" calcext:value-type="float">
            <text:p>53.95</text:p>
          </table:table-cell>
          <table:table-cell table:formula="of:=[.$H$465]/[.H72]" office:value-type="float" office:value="10.7552194044853" calcext:value-type="float">
            <text:p>10.7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2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24.4988" calcext:value-type="float">
            <text:p>24.4988</text:p>
          </table:table-cell>
          <table:table-cell table:number-columns-repeated="3" office:value-type="float" office:value="6.1247" calcext:value-type="float">
            <text:p>6.1247</text:p>
          </table:table-cell>
          <table:table-cell table:formula="of:=[.$H$644]/[.H73]" office:value-type="float" office:value="53.4530181070093" calcext:value-type="float">
            <text:p>53.45</text:p>
          </table:table-cell>
          <table:table-cell table:formula="of:=[.$H$465]/[.H73]" office:value-type="float" office:value="10.6568811533626" calcext:value-type="float">
            <text:p>10.6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2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24.598" calcext:value-type="float">
            <text:p>24.598</text:p>
          </table:table-cell>
          <table:table-cell table:number-columns-repeated="3" office:value-type="float" office:value="6.1495" calcext:value-type="float">
            <text:p>6.1495</text:p>
          </table:table-cell>
          <table:table-cell table:formula="of:=[.$H$644]/[.H74]" office:value-type="float" office:value="53.2374501992032" calcext:value-type="float">
            <text:p>53.24</text:p>
          </table:table-cell>
          <table:table-cell table:formula="of:=[.$H$465]/[.H74]" office:value-type="float" office:value="10.6139035693959" calcext:value-type="float">
            <text:p>10.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2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24.7856" calcext:value-type="float">
            <text:p>24.7856</text:p>
          </table:table-cell>
          <table:table-cell table:number-columns-repeated="3" office:value-type="float" office:value="6.1964" calcext:value-type="float">
            <text:p>6.1964</text:p>
          </table:table-cell>
          <table:table-cell table:formula="of:=[.$H$644]/[.H75]" office:value-type="float" office:value="52.8345006778129" calcext:value-type="float">
            <text:p>52.83</text:p>
          </table:table-cell>
          <table:table-cell table:formula="of:=[.$H$465]/[.H75]" office:value-type="float" office:value="10.5335678781228" calcext:value-type="float">
            <text:p>10.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1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5.2544" calcext:value-type="float">
            <text:p>25.2544</text:p>
          </table:table-cell>
          <table:table-cell table:number-columns-repeated="3" office:value-type="float" office:value="6.3136" calcext:value-type="float">
            <text:p>6.3136</text:p>
          </table:table-cell>
          <table:table-cell table:formula="of:=[.$H$644]/[.H76]" office:value-type="float" office:value="51.8537284591992" calcext:value-type="float">
            <text:p>51.85</text:p>
          </table:table-cell>
          <table:table-cell table:formula="of:=[.$H$465]/[.H76]" office:value-type="float" office:value="10.3380321844906" calcext:value-type="float">
            <text:p>10.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1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5.4088" calcext:value-type="float">
            <text:p>25.4088</text:p>
          </table:table-cell>
          <table:table-cell table:number-columns-repeated="3" office:value-type="float" office:value="6.3522" calcext:value-type="float">
            <text:p>6.3522</text:p>
          </table:table-cell>
          <table:table-cell table:formula="of:=[.$H$644]/[.H77]" office:value-type="float" office:value="51.5386322848777" calcext:value-type="float">
            <text:p>51.54</text:p>
          </table:table-cell>
          <table:table-cell table:formula="of:=[.$H$465]/[.H77]" office:value-type="float" office:value="10.2752117376657" calcext:value-type="float">
            <text:p>10.2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1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5.4256" calcext:value-type="float">
            <text:p>25.4256</text:p>
          </table:table-cell>
          <table:table-cell table:number-columns-repeated="3" office:value-type="float" office:value="6.3564" calcext:value-type="float">
            <text:p>6.3564</text:p>
          </table:table-cell>
          <table:table-cell table:formula="of:=[.$H$644]/[.H78]" office:value-type="float" office:value="51.5045780630546" calcext:value-type="float">
            <text:p>51.50</text:p>
          </table:table-cell>
          <table:table-cell table:formula="of:=[.$H$465]/[.H78]" office:value-type="float" office:value="10.2684223774464" calcext:value-type="float">
            <text:p>10.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1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5.4376" calcext:value-type="float">
            <text:p>25.4376</text:p>
          </table:table-cell>
          <table:table-cell table:number-columns-repeated="3" office:value-type="float" office:value="6.3594" calcext:value-type="float">
            <text:p>6.3594</text:p>
          </table:table-cell>
          <table:table-cell table:formula="of:=[.$H$644]/[.H79]" office:value-type="float" office:value="51.4802811585999" calcext:value-type="float">
            <text:p>51.48</text:p>
          </table:table-cell>
          <table:table-cell table:formula="of:=[.$H$465]/[.H79]" office:value-type="float" office:value="10.2635783249992" calcext:value-type="float">
            <text:p>10.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1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5.5036" calcext:value-type="float">
            <text:p>25.5036</text:p>
          </table:table-cell>
          <table:table-cell table:number-columns-repeated="3" office:value-type="float" office:value="6.3759" calcext:value-type="float">
            <text:p>6.3759</text:p>
          </table:table-cell>
          <table:table-cell table:formula="of:=[.$H$644]/[.H80]" office:value-type="float" office:value="51.3470568860867" calcext:value-type="float">
            <text:p>51.35</text:p>
          </table:table-cell>
          <table:table-cell table:formula="of:=[.$H$465]/[.H80]" office:value-type="float" office:value="10.2370175190953" calcext:value-type="float">
            <text:p>10.2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4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5.5504" calcext:value-type="float">
            <text:p>25.5504</text:p>
          </table:table-cell>
          <table:table-cell table:number-columns-repeated="3" office:value-type="float" office:value="6.3876" calcext:value-type="float">
            <text:p>6.3876</text:p>
          </table:table-cell>
          <table:table-cell table:formula="of:=[.$H$644]/[.H81]" office:value-type="float" office:value="51.2530058237836" calcext:value-type="float">
            <text:p>51.25</text:p>
          </table:table-cell>
          <table:table-cell table:formula="of:=[.$H$465]/[.H81]" office:value-type="float" office:value="10.2182666416181" calcext:value-type="float">
            <text:p>10.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2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25.5988" calcext:value-type="float">
            <text:p>25.5988</text:p>
          </table:table-cell>
          <table:table-cell table:number-columns-repeated="3" office:value-type="float" office:value="6.3997" calcext:value-type="float">
            <text:p>6.3997</text:p>
          </table:table-cell>
          <table:table-cell table:formula="of:=[.$H$644]/[.H82]" office:value-type="float" office:value="51.1561010672375" calcext:value-type="float">
            <text:p>51.16</text:p>
          </table:table-cell>
          <table:table-cell table:formula="of:=[.$H$465]/[.H82]" office:value-type="float" office:value="10.1989468256325" calcext:value-type="float">
            <text:p>10.2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1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5.9772" calcext:value-type="float">
            <text:p>25.9772</text:p>
          </table:table-cell>
          <table:table-cell table:number-columns-repeated="3" office:value-type="float" office:value="6.4943" calcext:value-type="float">
            <text:p>6.4943</text:p>
          </table:table-cell>
          <table:table-cell table:formula="of:=[.$H$644]/[.H83]" office:value-type="float" office:value="50.4109295844048" calcext:value-type="float">
            <text:p>50.41</text:p>
          </table:table-cell>
          <table:table-cell table:formula="of:=[.$H$465]/[.H83]" office:value-type="float" office:value="10.050382643241" calcext:value-type="float">
            <text:p>10.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1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6.0044" calcext:value-type="float">
            <text:p>26.0044</text:p>
          </table:table-cell>
          <table:table-cell table:number-columns-repeated="3" office:value-type="float" office:value="6.5011" calcext:value-type="float">
            <text:p>6.5011</text:p>
          </table:table-cell>
          <table:table-cell table:formula="of:=[.$H$644]/[.H84]" office:value-type="float" office:value="50.3582009198443" calcext:value-type="float">
            <text:p>50.36</text:p>
          </table:table-cell>
          <table:table-cell table:formula="of:=[.$H$465]/[.H84]" office:value-type="float" office:value="10.0398701758164" calcext:value-type="float">
            <text:p>10.0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1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6.2532" calcext:value-type="float">
            <text:p>26.2532</text:p>
          </table:table-cell>
          <table:table-cell table:number-columns-repeated="3" office:value-type="float" office:value="6.5633" calcext:value-type="float">
            <text:p>6.5633</text:p>
          </table:table-cell>
          <table:table-cell table:formula="of:=[.$H$644]/[.H85]" office:value-type="float" office:value="49.8809592735362" calcext:value-type="float">
            <text:p>49.88</text:p>
          </table:table-cell>
          <table:table-cell table:formula="of:=[.$H$465]/[.H85]" office:value-type="float" office:value="9.94472292901437" calcext:value-type="float">
            <text:p>9.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4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6.7036" calcext:value-type="float">
            <text:p>26.7036</text:p>
          </table:table-cell>
          <table:table-cell table:number-columns-repeated="3" office:value-type="float" office:value="6.6759" calcext:value-type="float">
            <text:p>6.6759</text:p>
          </table:table-cell>
          <table:table-cell table:formula="of:=[.$H$644]/[.H86]" office:value-type="float" office:value="49.039635105379" calcext:value-type="float">
            <text:p>49.04</text:p>
          </table:table-cell>
          <table:table-cell table:formula="of:=[.$H$465]/[.H86]" office:value-type="float" office:value="9.77698887041448" calcext:value-type="float">
            <text:p>9.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1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7.4668" calcext:value-type="float">
            <text:p>27.4668</text:p>
          </table:table-cell>
          <table:table-cell table:number-columns-repeated="3" office:value-type="float" office:value="6.8667" calcext:value-type="float">
            <text:p>6.8667</text:p>
          </table:table-cell>
          <table:table-cell table:formula="of:=[.$H$644]/[.H87]" office:value-type="float" office:value="47.6770064222989" calcext:value-type="float">
            <text:p>47.68</text:p>
          </table:table-cell>
          <table:table-cell table:formula="of:=[.$H$465]/[.H87]" office:value-type="float" office:value="9.5053227896952" calcext:value-type="float">
            <text:p>9.5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1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7.5696" calcext:value-type="float">
            <text:p>27.5696</text:p>
          </table:table-cell>
          <table:table-cell table:number-columns-repeated="3" office:value-type="float" office:value="6.8924" calcext:value-type="float">
            <text:p>6.8924</text:p>
          </table:table-cell>
          <table:table-cell table:formula="of:=[.$H$644]/[.H88]" office:value-type="float" office:value="47.4992310370843" calcext:value-type="float">
            <text:p>47.50</text:p>
          </table:table-cell>
          <table:table-cell table:formula="of:=[.$H$465]/[.H88]" office:value-type="float" office:value="9.46987986768034" calcext:value-type="float">
            <text:p>9.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4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8.482" calcext:value-type="float">
            <text:p>28.482</text:p>
          </table:table-cell>
          <table:table-cell table:number-columns-repeated="3" office:value-type="float" office:value="7.1205" calcext:value-type="float">
            <text:p>7.1205</text:p>
          </table:table-cell>
          <table:table-cell table:formula="of:=[.$H$644]/[.H89]" office:value-type="float" office:value="45.9776279755635" calcext:value-type="float">
            <text:p>45.98</text:p>
          </table:table-cell>
          <table:table-cell table:formula="of:=[.$H$465]/[.H89]" office:value-type="float" office:value="9.166519205112" calcext:value-type="float">
            <text:p>9.1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2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29.4984" calcext:value-type="float">
            <text:p>29.4984</text:p>
          </table:table-cell>
          <table:table-cell table:number-columns-repeated="3" office:value-type="float" office:value="7.3746" calcext:value-type="float">
            <text:p>7.3746</text:p>
          </table:table-cell>
          <table:table-cell table:formula="of:=[.$H$644]/[.H90]" office:value-type="float" office:value="44.3934179480921" calcext:value-type="float">
            <text:p>44.39</text:p>
          </table:table-cell>
          <table:table-cell table:formula="of:=[.$H$465]/[.H90]" office:value-type="float" office:value="8.85067664686898" calcext:value-type="float">
            <text:p>8.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1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9.7576" calcext:value-type="float">
            <text:p>29.7576</text:p>
          </table:table-cell>
          <table:table-cell table:number-columns-repeated="3" office:value-type="float" office:value="7.4394" calcext:value-type="float">
            <text:p>7.4394</text:p>
          </table:table-cell>
          <table:table-cell table:formula="of:=[.$H$644]/[.H91]" office:value-type="float" office:value="44.0067344140657" calcext:value-type="float">
            <text:p>44.01</text:p>
          </table:table-cell>
          <table:table-cell table:formula="of:=[.$H$465]/[.H91]" office:value-type="float" office:value="8.77358389117402" calcext:value-type="float">
            <text:p>8.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1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9.8112" calcext:value-type="float">
            <text:p>29.8112</text:p>
          </table:table-cell>
          <table:table-cell table:number-columns-repeated="3" office:value-type="float" office:value="7.4528" calcext:value-type="float">
            <text:p>7.4528</text:p>
          </table:table-cell>
          <table:table-cell table:formula="of:=[.$H$644]/[.H92]" office:value-type="float" office:value="43.9276110991842" calcext:value-type="float">
            <text:p>43.93</text:p>
          </table:table-cell>
          <table:table-cell table:formula="of:=[.$H$465]/[.H92]" office:value-type="float" office:value="8.75780914555603" calcext:value-type="float">
            <text:p>8.7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2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0.5296" calcext:value-type="float">
            <text:p>30.5296</text:p>
          </table:table-cell>
          <table:table-cell table:number-columns-repeated="3" office:value-type="float" office:value="7.6324" calcext:value-type="float">
            <text:p>7.6324</text:p>
          </table:table-cell>
          <table:table-cell table:formula="of:=[.$H$644]/[.H93]" office:value-type="float" office:value="42.8939389969079" calcext:value-type="float">
            <text:p>42.89</text:p>
          </table:table-cell>
          <table:table-cell table:formula="of:=[.$H$465]/[.H93]" office:value-type="float" office:value="8.55172684869766" calcext:value-type="float">
            <text:p>8.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2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0.84" calcext:value-type="float">
            <text:p>30.84</text:p>
          </table:table-cell>
          <table:table-cell table:number-columns-repeated="3" office:value-type="float" office:value="7.71" calcext:value-type="float">
            <text:p>7.71</text:p>
          </table:table-cell>
          <table:table-cell table:formula="of:=[.$H$644]/[.H94]" office:value-type="float" office:value="42.4622178988327" calcext:value-type="float">
            <text:p>42.46</text:p>
          </table:table-cell>
          <table:table-cell table:formula="of:=[.$H$465]/[.H94]" office:value-type="float" office:value="8.46565499351492" calcext:value-type="float">
            <text:p>8.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2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0.9268" calcext:value-type="float">
            <text:p>30.9268</text:p>
          </table:table-cell>
          <table:table-cell table:number-columns-repeated="3" office:value-type="float" office:value="7.7317" calcext:value-type="float">
            <text:p>7.7317</text:p>
          </table:table-cell>
          <table:table-cell table:formula="of:=[.$H$644]/[.H95]" office:value-type="float" office:value="42.3430422804817" calcext:value-type="float">
            <text:p>42.34</text:p>
          </table:table-cell>
          <table:table-cell table:formula="of:=[.$H$465]/[.H95]" office:value-type="float" office:value="8.44189505542119" calcext:value-type="float">
            <text:p>8.4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4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1.1844" calcext:value-type="float">
            <text:p>31.1844</text:p>
          </table:table-cell>
          <table:table-cell table:number-columns-repeated="3" office:value-type="float" office:value="7.7961" calcext:value-type="float">
            <text:p>7.7961</text:p>
          </table:table-cell>
          <table:table-cell table:formula="of:=[.$H$644]/[.H96]" office:value-type="float" office:value="41.9932658637011" calcext:value-type="float">
            <text:p>41.99</text:p>
          </table:table-cell>
          <table:table-cell table:formula="of:=[.$H$465]/[.H96]" office:value-type="float" office:value="8.37216043919396" calcext:value-type="float">
            <text:p>8.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2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1.1996" calcext:value-type="float">
            <text:p>31.1996</text:p>
          </table:table-cell>
          <table:table-cell table:number-columns-repeated="3" office:value-type="float" office:value="7.7999" calcext:value-type="float">
            <text:p>7.7999</text:p>
          </table:table-cell>
          <table:table-cell table:formula="of:=[.$H$644]/[.H97]" office:value-type="float" office:value="41.9728073436839" calcext:value-type="float">
            <text:p>41.97</text:p>
          </table:table-cell>
          <table:table-cell table:formula="of:=[.$H$465]/[.H97]" office:value-type="float" office:value="8.36808164207234" calcext:value-type="float">
            <text:p>8.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2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1.4772" calcext:value-type="float">
            <text:p>31.4772</text:p>
          </table:table-cell>
          <table:table-cell table:number-columns-repeated="3" office:value-type="float" office:value="7.8693" calcext:value-type="float">
            <text:p>7.8693</text:p>
          </table:table-cell>
          <table:table-cell table:formula="of:=[.$H$644]/[.H98]" office:value-type="float" office:value="41.6026457245244" calcext:value-type="float">
            <text:p>41.60</text:p>
          </table:table-cell>
          <table:table-cell table:formula="of:=[.$H$465]/[.H98]" office:value-type="float" office:value="8.29428284599647" calcext:value-type="float">
            <text:p>8.2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1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1.556" calcext:value-type="float">
            <text:p>31.556</text:p>
          </table:table-cell>
          <table:table-cell table:number-columns-repeated="3" office:value-type="float" office:value="7.889" calcext:value-type="float">
            <text:p>7.889</text:p>
          </table:table-cell>
          <table:table-cell table:formula="of:=[.$H$644]/[.H99]" office:value-type="float" office:value="41.4987577639752" calcext:value-type="float">
            <text:p>41.50</text:p>
          </table:table-cell>
          <table:table-cell table:formula="of:=[.$H$465]/[.H99]" office:value-type="float" office:value="8.27357079477754" calcext:value-type="float">
            <text:p>8.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1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1.7376" calcext:value-type="float">
            <text:p>31.7376</text:p>
          </table:table-cell>
          <table:table-cell table:number-columns-repeated="3" office:value-type="float" office:value="7.9344" calcext:value-type="float">
            <text:p>7.9344</text:p>
          </table:table-cell>
          <table:table-cell table:formula="of:=[.$H$644]/[.H100]" office:value-type="float" office:value="41.2613052026618" calcext:value-type="float">
            <text:p>41.26</text:p>
          </table:table-cell>
          <table:table-cell table:formula="of:=[.$H$465]/[.H100]" office:value-type="float" office:value="8.22623008671103" calcext:value-type="float">
            <text:p>8.2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1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.178" calcext:value-type="float">
            <text:p>32.178</text:p>
          </table:table-cell>
          <table:table-cell table:number-columns-repeated="3" office:value-type="float" office:value="8.0445" calcext:value-type="float">
            <text:p>8.0445</text:p>
          </table:table-cell>
          <table:table-cell table:formula="of:=[.$H$644]/[.H101]" office:value-type="float" office:value="40.6965877307477" calcext:value-type="float">
            <text:p>40.70</text:p>
          </table:table-cell>
          <table:table-cell table:formula="of:=[.$H$465]/[.H101]" office:value-type="float" office:value="8.11364286158245" calcext:value-type="float">
            <text:p>8.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1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2.1924" calcext:value-type="float">
            <text:p>32.1924</text:p>
          </table:table-cell>
          <table:table-cell table:number-columns-repeated="3" office:value-type="float" office:value="8.0481" calcext:value-type="float">
            <text:p>8.0481</text:p>
          </table:table-cell>
          <table:table-cell table:formula="of:=[.$H$644]/[.H102]" office:value-type="float" office:value="40.6783837178961" calcext:value-type="float">
            <text:p>40.68</text:p>
          </table:table-cell>
          <table:table-cell table:formula="of:=[.$H$465]/[.H102]" office:value-type="float" office:value="8.11001354356929" calcext:value-type="float">
            <text:p>8.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1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2.3004" calcext:value-type="float">
            <text:p>32.3004</text:p>
          </table:table-cell>
          <table:table-cell table:number-columns-repeated="3" office:value-type="float" office:value="8.0751" calcext:value-type="float">
            <text:p>8.0751</text:p>
          </table:table-cell>
          <table:table-cell table:formula="of:=[.$H$644]/[.H103]" office:value-type="float" office:value="40.5423709923097" calcext:value-type="float">
            <text:p>40.54</text:p>
          </table:table-cell>
          <table:table-cell table:formula="of:=[.$H$465]/[.H103]" office:value-type="float" office:value="8.0828968062315" calcext:value-type="float">
            <text:p>8.0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1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2.364" calcext:value-type="float">
            <text:p>32.364</text:p>
          </table:table-cell>
          <table:table-cell table:number-columns-repeated="3" office:value-type="float" office:value="8.091" calcext:value-type="float">
            <text:p>8.091</text:p>
          </table:table-cell>
          <table:table-cell table:formula="of:=[.$H$644]/[.H104]" office:value-type="float" office:value="40.4626992955135" calcext:value-type="float">
            <text:p>40.46</text:p>
          </table:table-cell>
          <table:table-cell table:formula="of:=[.$H$465]/[.H104]" office:value-type="float" office:value="8.06701273019404" calcext:value-type="float">
            <text:p>8.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1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2.3708" calcext:value-type="float">
            <text:p>32.3708</text:p>
          </table:table-cell>
          <table:table-cell table:number-columns-repeated="3" office:value-type="float" office:value="8.0927" calcext:value-type="float">
            <text:p>8.0927</text:p>
          </table:table-cell>
          <table:table-cell table:formula="of:=[.$H$644]/[.H105]" office:value-type="float" office:value="40.4541994637142" calcext:value-type="float">
            <text:p>40.45</text:p>
          </table:table-cell>
          <table:table-cell table:formula="of:=[.$H$465]/[.H105]" office:value-type="float" office:value="8.06531812621251" calcext:value-type="float">
            <text:p>8.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4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2.4288" calcext:value-type="float">
            <text:p>32.4288</text:p>
          </table:table-cell>
          <table:table-cell table:number-columns-repeated="3" office:value-type="float" office:value="8.1072" calcext:value-type="float">
            <text:p>8.1072</text:p>
          </table:table-cell>
          <table:table-cell table:formula="of:=[.$H$644]/[.H106]" office:value-type="float" office:value="40.3818457667259" calcext:value-type="float">
            <text:p>40.38</text:p>
          </table:table-cell>
          <table:table-cell table:formula="of:=[.$H$465]/[.H106]" office:value-type="float" office:value="8.05089303335307" calcext:value-type="float">
            <text:p>8.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1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2.4924" calcext:value-type="float">
            <text:p>32.4924</text:p>
          </table:table-cell>
          <table:table-cell table:number-columns-repeated="3" office:value-type="float" office:value="8.1231" calcext:value-type="float">
            <text:p>8.1231</text:p>
          </table:table-cell>
          <table:table-cell table:formula="of:=[.$H$644]/[.H107]" office:value-type="float" office:value="40.3028031170366" calcext:value-type="float">
            <text:p>40.30</text:p>
          </table:table-cell>
          <table:table-cell table:formula="of:=[.$H$465]/[.H107]" office:value-type="float" office:value="8.03513436988342" calcext:value-type="float">
            <text:p>8.0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1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2.5676" calcext:value-type="float">
            <text:p>32.5676</text:p>
          </table:table-cell>
          <table:table-cell table:number-columns-repeated="3" office:value-type="float" office:value="8.1419" calcext:value-type="float">
            <text:p>8.1419</text:p>
          </table:table-cell>
          <table:table-cell table:formula="of:=[.$H$644]/[.H108]" office:value-type="float" office:value="40.2097421977671" calcext:value-type="float">
            <text:p>40.21</text:p>
          </table:table-cell>
          <table:table-cell table:formula="of:=[.$H$465]/[.H108]" office:value-type="float" office:value="8.01658089635098" calcext:value-type="float">
            <text:p>8.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1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.79" calcext:value-type="float">
            <text:p>32.79</text:p>
          </table:table-cell>
          <table:table-cell table:number-columns-repeated="3" office:value-type="float" office:value="8.1975" calcext:value-type="float">
            <text:p>8.1975</text:p>
          </table:table-cell>
          <table:table-cell table:formula="of:=[.$H$644]/[.H109]" office:value-type="float" office:value="39.9370173833486" calcext:value-type="float">
            <text:p>39.94</text:p>
          </table:table-cell>
          <table:table-cell table:formula="of:=[.$H$465]/[.H109]" office:value-type="float" office:value="7.96220799024093" calcext:value-type="float">
            <text:p>7.9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2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2.8444" calcext:value-type="float">
            <text:p>32.8444</text:p>
          </table:table-cell>
          <table:table-cell table:number-columns-repeated="3" office:value-type="float" office:value="8.2111" calcext:value-type="float">
            <text:p>8.2111</text:p>
          </table:table-cell>
          <table:table-cell table:formula="of:=[.$H$644]/[.H110]" office:value-type="float" office:value="39.8708699199864" calcext:value-type="float">
            <text:p>39.87</text:p>
          </table:table-cell>
          <table:table-cell table:formula="of:=[.$H$465]/[.H110]" office:value-type="float" office:value="7.94902022871479" calcext:value-type="float">
            <text:p>7.9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4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2.8472" calcext:value-type="float">
            <text:p>32.8472</text:p>
          </table:table-cell>
          <table:table-cell table:number-columns-repeated="3" office:value-type="float" office:value="8.2118" calcext:value-type="float">
            <text:p>8.2118</text:p>
          </table:table-cell>
          <table:table-cell table:formula="of:=[.$H$644]/[.H111]" office:value-type="float" office:value="39.8674711999805" calcext:value-type="float">
            <text:p>39.87</text:p>
          </table:table-cell>
          <table:table-cell table:formula="of:=[.$H$465]/[.H111]" office:value-type="float" office:value="7.94834262889988" calcext:value-type="float">
            <text:p>7.9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1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.9056" calcext:value-type="float">
            <text:p>32.9056</text:p>
          </table:table-cell>
          <table:table-cell table:number-columns-repeated="3" office:value-type="float" office:value="8.2264" calcext:value-type="float">
            <text:p>8.2264</text:p>
          </table:table-cell>
          <table:table-cell table:formula="of:=[.$H$644]/[.H112]" office:value-type="float" office:value="39.7967154526889" calcext:value-type="float">
            <text:p>39.80</text:p>
          </table:table-cell>
          <table:table-cell table:formula="of:=[.$H$465]/[.H112]" office:value-type="float" office:value="7.93423611786444" calcext:value-type="float">
            <text:p>7.9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1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3.1416" calcext:value-type="float">
            <text:p>33.1416</text:p>
          </table:table-cell>
          <table:table-cell table:number-columns-repeated="3" office:value-type="float" office:value="8.2854" calcext:value-type="float">
            <text:p>8.2854</text:p>
          </table:table-cell>
          <table:table-cell table:formula="of:=[.$H$644]/[.H113]" office:value-type="float" office:value="39.5133246433485" calcext:value-type="float">
            <text:p>39.51</text:p>
          </table:table-cell>
          <table:table-cell table:formula="of:=[.$H$465]/[.H113]" office:value-type="float" office:value="7.87773674173848" calcext:value-type="float">
            <text:p>7.8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1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3.252" calcext:value-type="float">
            <text:p>33.252</text:p>
          </table:table-cell>
          <table:table-cell table:number-columns-repeated="3" office:value-type="float" office:value="8.313" calcext:value-type="float">
            <text:p>8.313</text:p>
          </table:table-cell>
          <table:table-cell table:formula="of:=[.$H$644]/[.H114]" office:value-type="float" office:value="39.3821364128473" calcext:value-type="float">
            <text:p>39.38</text:p>
          </table:table-cell>
          <table:table-cell table:formula="of:=[.$H$465]/[.H114]" office:value-type="float" office:value="7.85158185973776" calcext:value-type="float">
            <text:p>7.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1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3.5588" calcext:value-type="float">
            <text:p>33.5588</text:p>
          </table:table-cell>
          <table:table-cell table:number-columns-repeated="3" office:value-type="float" office:value="8.3897" calcext:value-type="float">
            <text:p>8.3897</text:p>
          </table:table-cell>
          <table:table-cell table:formula="of:=[.$H$644]/[.H115]" office:value-type="float" office:value="39.022098525573" calcext:value-type="float">
            <text:p>39.02</text:p>
          </table:table-cell>
          <table:table-cell table:formula="of:=[.$H$465]/[.H115]" office:value-type="float" office:value="7.77980142317365" calcext:value-type="float">
            <text:p>7.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2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3.8424" calcext:value-type="float">
            <text:p>33.8424</text:p>
          </table:table-cell>
          <table:table-cell table:number-columns-repeated="3" office:value-type="float" office:value="8.4606" calcext:value-type="float">
            <text:p>8.4606</text:p>
          </table:table-cell>
          <table:table-cell table:formula="of:=[.$H$644]/[.H116]" office:value-type="float" office:value="38.6950925466279" calcext:value-type="float">
            <text:p>38.70</text:p>
          </table:table-cell>
          <table:table-cell table:formula="of:=[.$H$465]/[.H116]" office:value-type="float" office:value="7.71460652908777" calcext:value-type="float">
            <text:p>7.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1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4.182" calcext:value-type="float">
            <text:p>34.182</text:p>
          </table:table-cell>
          <table:table-cell table:number-columns-repeated="3" office:value-type="float" office:value="8.5455" calcext:value-type="float">
            <text:p>8.5455</text:p>
          </table:table-cell>
          <table:table-cell table:formula="of:=[.$H$644]/[.H117]" office:value-type="float" office:value="38.3106547305599" calcext:value-type="float">
            <text:p>38.31</text:p>
          </table:table-cell>
          <table:table-cell table:formula="of:=[.$H$465]/[.H117]" office:value-type="float" office:value="7.63796150020479" calcext:value-type="float">
            <text:p>7.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1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4.3288" calcext:value-type="float">
            <text:p>34.3288</text:p>
          </table:table-cell>
          <table:table-cell table:number-columns-repeated="3" office:value-type="float" office:value="8.5822" calcext:value-type="float">
            <text:p>8.5822</text:p>
          </table:table-cell>
          <table:table-cell table:formula="of:=[.$H$644]/[.H118]" office:value-type="float" office:value="38.1468271538766" calcext:value-type="float">
            <text:p>38.15</text:p>
          </table:table-cell>
          <table:table-cell table:formula="of:=[.$H$465]/[.H118]" office:value-type="float" office:value="7.60529934049544" calcext:value-type="float">
            <text:p>7.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4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5.7692" calcext:value-type="float">
            <text:p>35.7692</text:p>
          </table:table-cell>
          <table:table-cell table:number-columns-repeated="3" office:value-type="float" office:value="8.9423" calcext:value-type="float">
            <text:p>8.9423</text:p>
          </table:table-cell>
          <table:table-cell table:formula="of:=[.$H$644]/[.H119]" office:value-type="float" office:value="36.6106818156403" calcext:value-type="float">
            <text:p>36.61</text:p>
          </table:table-cell>
          <table:table-cell table:formula="of:=[.$H$465]/[.H119]" office:value-type="float" office:value="7.29903939702314" calcext:value-type="float">
            <text:p>7.3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4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5.7908" calcext:value-type="float">
            <text:p>35.7908</text:p>
          </table:table-cell>
          <table:table-cell table:number-columns-repeated="3" office:value-type="float" office:value="8.9477" calcext:value-type="float">
            <text:p>8.9477</text:p>
          </table:table-cell>
          <table:table-cell table:formula="of:=[.$H$644]/[.H120]" office:value-type="float" office:value="36.5885870111872" calcext:value-type="float">
            <text:p>36.59</text:p>
          </table:table-cell>
          <table:table-cell table:formula="of:=[.$H$465]/[.H120]" office:value-type="float" office:value="7.29463437531433" calcext:value-type="float">
            <text:p>7.2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2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6.08" calcext:value-type="float">
            <text:p>36.08</text:p>
          </table:table-cell>
          <table:table-cell table:number-columns-repeated="3" office:value-type="float" office:value="9.02" calcext:value-type="float">
            <text:p>9.02</text:p>
          </table:table-cell>
          <table:table-cell table:formula="of:=[.$H$644]/[.H121]" office:value-type="float" office:value="36.295310421286" calcext:value-type="float">
            <text:p>36.30</text:p>
          </table:table-cell>
          <table:table-cell table:formula="of:=[.$H$465]/[.H121]" office:value-type="float" office:value="7.23616407982262" calcext:value-type="float">
            <text:p>7.2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2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6.21" calcext:value-type="float">
            <text:p>36.21</text:p>
          </table:table-cell>
          <table:table-cell table:number-columns-repeated="3" office:value-type="float" office:value="9.0525" calcext:value-type="float">
            <text:p>9.0525</text:p>
          </table:table-cell>
          <table:table-cell table:formula="of:=[.$H$644]/[.H122]" office:value-type="float" office:value="36.1650041425021" calcext:value-type="float">
            <text:p>36.17</text:p>
          </table:table-cell>
          <table:table-cell table:formula="of:=[.$H$465]/[.H122]" office:value-type="float" office:value="7.21018503175918" calcext:value-type="float">
            <text:p>7.2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2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6.2776" calcext:value-type="float">
            <text:p>36.2776</text:p>
          </table:table-cell>
          <table:table-cell table:number-columns-repeated="3" office:value-type="float" office:value="9.0694" calcext:value-type="float">
            <text:p>9.0694</text:p>
          </table:table-cell>
          <table:table-cell table:formula="of:=[.$H$644]/[.H123]" office:value-type="float" office:value="36.0976139546166" calcext:value-type="float">
            <text:p>36.10</text:p>
          </table:table-cell>
          <table:table-cell table:formula="of:=[.$H$465]/[.H123]" office:value-type="float" office:value="7.1967495093391" calcext:value-type="float">
            <text:p>7.2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2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6.3016" calcext:value-type="float">
            <text:p>36.3016</text:p>
          </table:table-cell>
          <table:table-cell table:number-columns-repeated="3" office:value-type="float" office:value="9.0754" calcext:value-type="float">
            <text:p>9.0754</text:p>
          </table:table-cell>
          <table:table-cell table:formula="of:=[.$H$644]/[.H124]" office:value-type="float" office:value="36.0737488154792" calcext:value-type="float">
            <text:p>36.07</text:p>
          </table:table-cell>
          <table:table-cell table:formula="of:=[.$H$465]/[.H124]" office:value-type="float" office:value="7.19199153756308" calcext:value-type="float">
            <text:p>7.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1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6.4416" calcext:value-type="float">
            <text:p>36.4416</text:p>
          </table:table-cell>
          <table:table-cell table:number-columns-repeated="3" office:value-type="float" office:value="9.1104" calcext:value-type="float">
            <text:p>9.1104</text:p>
          </table:table-cell>
          <table:table-cell table:formula="of:=[.$H$644]/[.H125]" office:value-type="float" office:value="35.9351620126449" calcext:value-type="float">
            <text:p>35.94</text:p>
          </table:table-cell>
          <table:table-cell table:formula="of:=[.$H$465]/[.H125]" office:value-type="float" office:value="7.16436160871092" calcext:value-type="float">
            <text:p>7.1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1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6.7812" calcext:value-type="float">
            <text:p>36.7812</text:p>
          </table:table-cell>
          <table:table-cell table:number-columns-repeated="3" office:value-type="float" office:value="9.1953" calcext:value-type="float">
            <text:p>9.1953</text:p>
          </table:table-cell>
          <table:table-cell table:formula="of:=[.$H$644]/[.H126]" office:value-type="float" office:value="35.6033734625298" calcext:value-type="float">
            <text:p>35.60</text:p>
          </table:table-cell>
          <table:table-cell table:formula="of:=[.$H$465]/[.H126]" office:value-type="float" office:value="7.09821321762205" calcext:value-type="float">
            <text:p>7.1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1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7.0668" calcext:value-type="float">
            <text:p>37.0668</text:p>
          </table:table-cell>
          <table:table-cell table:number-columns-repeated="3" office:value-type="float" office:value="9.2667" calcext:value-type="float">
            <text:p>9.2667</text:p>
          </table:table-cell>
          <table:table-cell table:formula="of:=[.$H$644]/[.H127]" office:value-type="float" office:value="35.3290491760821" calcext:value-type="float">
            <text:p>35.33</text:p>
          </table:table-cell>
          <table:table-cell table:formula="of:=[.$H$465]/[.H127]" office:value-type="float" office:value="7.04352142618192" calcext:value-type="float">
            <text:p>7.0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2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7.0792" calcext:value-type="float">
            <text:p>37.0792</text:p>
          </table:table-cell>
          <table:table-cell table:number-columns-repeated="3" office:value-type="float" office:value="9.2698" calcext:value-type="float">
            <text:p>9.2698</text:p>
          </table:table-cell>
          <table:table-cell table:formula="of:=[.$H$644]/[.H128]" office:value-type="float" office:value="35.3172344602904" calcext:value-type="float">
            <text:p>35.32</text:p>
          </table:table-cell>
          <table:table-cell table:formula="of:=[.$H$465]/[.H128]" office:value-type="float" office:value="7.04116593669766" calcext:value-type="float">
            <text:p>7.0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1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7.2504" calcext:value-type="float">
            <text:p>37.2504</text:p>
          </table:table-cell>
          <table:table-cell table:number-columns-repeated="3" office:value-type="float" office:value="9.3126" calcext:value-type="float">
            <text:p>9.3126</text:p>
          </table:table-cell>
          <table:table-cell table:formula="of:=[.$H$644]/[.H129]" office:value-type="float" office:value="35.1549191418079" calcext:value-type="float">
            <text:p>35.15</text:p>
          </table:table-cell>
          <table:table-cell table:formula="of:=[.$H$465]/[.H129]" office:value-type="float" office:value="7.00880527457423" calcext:value-type="float">
            <text:p>7.0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1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.2788" calcext:value-type="float">
            <text:p>37.2788</text:p>
          </table:table-cell>
          <table:table-cell table:number-columns-repeated="3" office:value-type="float" office:value="9.3197" calcext:value-type="float">
            <text:p>9.3197</text:p>
          </table:table-cell>
          <table:table-cell table:formula="of:=[.$H$644]/[.H130]" office:value-type="float" office:value="35.1281371717974" calcext:value-type="float">
            <text:p>35.13</text:p>
          </table:table-cell>
          <table:table-cell table:formula="of:=[.$H$465]/[.H130]" office:value-type="float" office:value="7.00346577679539" calcext:value-type="float">
            <text:p>7.0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2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7.2936" calcext:value-type="float">
            <text:p>37.2936</text:p>
          </table:table-cell>
          <table:table-cell table:number-columns-repeated="3" office:value-type="float" office:value="9.3234" calcext:value-type="float">
            <text:p>9.3234</text:p>
          </table:table-cell>
          <table:table-cell table:formula="of:=[.$H$644]/[.H131]" office:value-type="float" office:value="35.1141965377437" calcext:value-type="float">
            <text:p>35.11</text:p>
          </table:table-cell>
          <table:table-cell table:formula="of:=[.$H$465]/[.H131]" office:value-type="float" office:value="7.00068644485917" calcext:value-type="float">
            <text:p>7.0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1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37.34" calcext:value-type="float">
            <text:p>37.34</text:p>
          </table:table-cell>
          <table:table-cell table:number-columns-repeated="3" office:value-type="float" office:value="9.335" calcext:value-type="float">
            <text:p>9.335</text:p>
          </table:table-cell>
          <table:table-cell table:formula="of:=[.$H$644]/[.H132]" office:value-type="float" office:value="35.0705623995715" calcext:value-type="float">
            <text:p>35.07</text:p>
          </table:table-cell>
          <table:table-cell table:formula="of:=[.$H$465]/[.H132]" office:value-type="float" office:value="6.99198714515265" calcext:value-type="float">
            <text:p>6.9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2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7.3892" calcext:value-type="float">
            <text:p>37.3892</text:p>
          </table:table-cell>
          <table:table-cell table:number-columns-repeated="3" office:value-type="float" office:value="9.3473" calcext:value-type="float">
            <text:p>9.3473</text:p>
          </table:table-cell>
          <table:table-cell table:formula="of:=[.$H$644]/[.H133]" office:value-type="float" office:value="35.0244134669905" calcext:value-type="float">
            <text:p>35.02</text:p>
          </table:table-cell>
          <table:table-cell table:formula="of:=[.$H$465]/[.H133]" office:value-type="float" office:value="6.98278647309918" calcext:value-type="float">
            <text:p>6.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1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7.598" calcext:value-type="float">
            <text:p>37.598</text:p>
          </table:table-cell>
          <table:table-cell table:number-columns-repeated="3" office:value-type="float" office:value="9.3995" calcext:value-type="float">
            <text:p>9.3995</text:p>
          </table:table-cell>
          <table:table-cell table:formula="of:=[.$H$644]/[.H134]" office:value-type="float" office:value="34.8299058460556" calcext:value-type="float">
            <text:p>34.83</text:p>
          </table:table-cell>
          <table:table-cell table:formula="of:=[.$H$465]/[.H134]" office:value-type="float" office:value="6.94400765998191" calcext:value-type="float">
            <text:p>6.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1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7.9084" calcext:value-type="float">
            <text:p>37.9084</text:p>
          </table:table-cell>
          <table:table-cell table:number-columns-repeated="3" office:value-type="float" office:value="9.4771" calcext:value-type="float">
            <text:p>9.4771</text:p>
          </table:table-cell>
          <table:table-cell table:formula="of:=[.$H$644]/[.H135]" office:value-type="float" office:value="34.5447130451298" calcext:value-type="float">
            <text:p>34.54</text:p>
          </table:table-cell>
          <table:table-cell table:formula="of:=[.$H$465]/[.H135]" office:value-type="float" office:value="6.88714902238026" calcext:value-type="float">
            <text:p>6.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1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.9616" calcext:value-type="float">
            <text:p>37.9616</text:p>
          </table:table-cell>
          <table:table-cell table:number-columns-repeated="3" office:value-type="float" office:value="9.4904" calcext:value-type="float">
            <text:p>9.4904</text:p>
          </table:table-cell>
          <table:table-cell table:formula="of:=[.$H$644]/[.H136]" office:value-type="float" office:value="34.4963015257523" calcext:value-type="float">
            <text:p>34.50</text:p>
          </table:table-cell>
          <table:table-cell table:formula="of:=[.$H$465]/[.H136]" office:value-type="float" office:value="6.87749726038945" calcext:value-type="float">
            <text:p>6.8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1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8.1248" calcext:value-type="float">
            <text:p>38.1248</text:p>
          </table:table-cell>
          <table:table-cell table:number-columns-repeated="3" office:value-type="float" office:value="9.5312" calcext:value-type="float">
            <text:p>9.5312</text:p>
          </table:table-cell>
          <table:table-cell table:formula="of:=[.$H$644]/[.H137]" office:value-type="float" office:value="34.348633960047" calcext:value-type="float">
            <text:p>34.35</text:p>
          </table:table-cell>
          <table:table-cell table:formula="of:=[.$H$465]/[.H137]" office:value-type="float" office:value="6.84805690783952" calcext:value-type="float">
            <text:p>6.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1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38.4372" calcext:value-type="float">
            <text:p>38.4372</text:p>
          </table:table-cell>
          <table:table-cell table:number-columns-repeated="3" office:value-type="float" office:value="9.6093" calcext:value-type="float">
            <text:p>9.6093</text:p>
          </table:table-cell>
          <table:table-cell table:formula="of:=[.$H$644]/[.H138]" office:value-type="float" office:value="34.0694639567919" calcext:value-type="float">
            <text:p>34.07</text:p>
          </table:table-cell>
          <table:table-cell table:formula="of:=[.$H$465]/[.H138]" office:value-type="float" office:value="6.79239903010625" calcext:value-type="float">
            <text:p>6.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1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8.4436" calcext:value-type="float">
            <text:p>38.4436</text:p>
          </table:table-cell>
          <table:table-cell table:number-columns-repeated="3" office:value-type="float" office:value="9.6109" calcext:value-type="float">
            <text:p>9.6109</text:p>
          </table:table-cell>
          <table:table-cell table:formula="of:=[.$H$644]/[.H139]" office:value-type="float" office:value="34.06379215266" calcext:value-type="float">
            <text:p>34.06</text:p>
          </table:table-cell>
          <table:table-cell table:formula="of:=[.$H$465]/[.H139]" office:value-type="float" office:value="6.79126824751064" calcext:value-type="float">
            <text:p>6.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1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8.6884" calcext:value-type="float">
            <text:p>38.6884</text:p>
          </table:table-cell>
          <table:table-cell table:number-columns-repeated="3" office:value-type="float" office:value="9.6721" calcext:value-type="float">
            <text:p>9.6721</text:p>
          </table:table-cell>
          <table:table-cell table:formula="of:=[.$H$644]/[.H140]" office:value-type="float" office:value="33.84825425709" calcext:value-type="float">
            <text:p>33.85</text:p>
          </table:table-cell>
          <table:table-cell table:formula="of:=[.$H$465]/[.H140]" office:value-type="float" office:value="6.748296647057" calcext:value-type="float">
            <text:p>6.7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4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8.7092" calcext:value-type="float">
            <text:p>38.7092</text:p>
          </table:table-cell>
          <table:table-cell table:number-columns-repeated="3" office:value-type="float" office:value="9.6773" calcext:value-type="float">
            <text:p>9.6773</text:p>
          </table:table-cell>
          <table:table-cell table:formula="of:=[.$H$644]/[.H141]" office:value-type="float" office:value="33.8300662374836" calcext:value-type="float">
            <text:p>33.83</text:p>
          </table:table-cell>
          <table:table-cell table:formula="of:=[.$H$465]/[.H141]" office:value-type="float" office:value="6.74467051760305" calcext:value-type="float">
            <text:p>6.7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1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8.86" calcext:value-type="float">
            <text:p>38.86</text:p>
          </table:table-cell>
          <table:table-cell table:number-columns-repeated="3" office:value-type="float" office:value="9.715" calcext:value-type="float">
            <text:p>9.715</text:p>
          </table:table-cell>
          <table:table-cell table:formula="of:=[.$H$644]/[.H142]" office:value-type="float" office:value="33.6987853834277" calcext:value-type="float">
            <text:p>33.70</text:p>
          </table:table-cell>
          <table:table-cell table:formula="of:=[.$H$465]/[.H142]" office:value-type="float" office:value="6.71849716932579" calcext:value-type="float">
            <text:p>6.7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1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9.7996" calcext:value-type="float">
            <text:p>39.7996</text:p>
          </table:table-cell>
          <table:table-cell table:number-columns-repeated="3" office:value-type="float" office:value="9.9499" calcext:value-type="float">
            <text:p>9.9499</text:p>
          </table:table-cell>
          <table:table-cell table:formula="of:=[.$H$644]/[.H143]" office:value-type="float" office:value="32.9032151076895" calcext:value-type="float">
            <text:p>32.90</text:p>
          </table:table-cell>
          <table:table-cell table:formula="of:=[.$H$465]/[.H143]" office:value-type="float" office:value="6.55988502397009" calcext:value-type="float">
            <text:p>6.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1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40.1656" calcext:value-type="float">
            <text:p>40.1656</text:p>
          </table:table-cell>
          <table:table-cell table:number-columns-repeated="3" office:value-type="float" office:value="10.0414" calcext:value-type="float">
            <text:p>10.0414</text:p>
          </table:table-cell>
          <table:table-cell table:formula="of:=[.$H$644]/[.H144]" office:value-type="float" office:value="32.6033919572968" calcext:value-type="float">
            <text:p>32.60</text:p>
          </table:table-cell>
          <table:table-cell table:formula="of:=[.$H$465]/[.H144]" office:value-type="float" office:value="6.50010954647758" calcext:value-type="float">
            <text:p>6.5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2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40.7088" calcext:value-type="float">
            <text:p>40.7088</text:p>
          </table:table-cell>
          <table:table-cell table:number-columns-repeated="3" office:value-type="float" office:value="10.1772" calcext:value-type="float">
            <text:p>10.1772</text:p>
          </table:table-cell>
          <table:table-cell table:formula="of:=[.$H$644]/[.H145]" office:value-type="float" office:value="32.1683468930551" calcext:value-type="float">
            <text:p>32.17</text:p>
          </table:table-cell>
          <table:table-cell table:formula="of:=[.$H$465]/[.H145]" office:value-type="float" office:value="6.41337499508706" calcext:value-type="float">
            <text:p>6.4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2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41.1736" calcext:value-type="float">
            <text:p>41.1736</text:p>
          </table:table-cell>
          <table:table-cell table:number-columns-repeated="3" office:value-type="float" office:value="10.2934" calcext:value-type="float">
            <text:p>10.2934</text:p>
          </table:table-cell>
          <table:table-cell table:formula="of:=[.$H$644]/[.H146]" office:value-type="float" office:value="31.8052052771679" calcext:value-type="float">
            <text:p>31.81</text:p>
          </table:table-cell>
          <table:table-cell table:formula="of:=[.$H$465]/[.H146]" office:value-type="float" office:value="6.34097577088231" calcext:value-type="float">
            <text:p>6.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4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1.3104" calcext:value-type="float">
            <text:p>41.3104</text:p>
          </table:table-cell>
          <table:table-cell table:number-columns-repeated="3" office:value-type="float" office:value="10.3276" calcext:value-type="float">
            <text:p>10.3276</text:p>
          </table:table-cell>
          <table:table-cell table:formula="of:=[.$H$644]/[.H147]" office:value-type="float" office:value="31.6998818699407" calcext:value-type="float">
            <text:p>31.70</text:p>
          </table:table-cell>
          <table:table-cell table:formula="of:=[.$H$465]/[.H147]" office:value-type="float" office:value="6.31997753592316" calcext:value-type="float">
            <text:p>6.3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4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1.866" calcext:value-type="float">
            <text:p>41.866</text:p>
          </table:table-cell>
          <table:table-cell table:number-columns-repeated="3" office:value-type="float" office:value="10.4665" calcext:value-type="float">
            <text:p>10.4665</text:p>
          </table:table-cell>
          <table:table-cell table:formula="of:=[.$H$644]/[.H148]" office:value-type="float" office:value="31.2791955285912" calcext:value-type="float">
            <text:p>31.28</text:p>
          </table:table-cell>
          <table:table-cell table:formula="of:=[.$H$465]/[.H148]" office:value-type="float" office:value="6.23610567047246" calcext:value-type="float">
            <text:p>6.2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1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42.8712" calcext:value-type="float">
            <text:p>42.8712</text:p>
          </table:table-cell>
          <table:table-cell table:number-columns-repeated="3" office:value-type="float" office:value="10.7178" calcext:value-type="float">
            <text:p>10.7178</text:p>
          </table:table-cell>
          <table:table-cell table:formula="of:=[.$H$644]/[.H149]" office:value-type="float" office:value="30.5457929799026" calcext:value-type="float">
            <text:p>30.55</text:p>
          </table:table-cell>
          <table:table-cell table:formula="of:=[.$H$465]/[.H149]" office:value-type="float" office:value="6.0898878501185" calcext:value-type="float">
            <text:p>6.0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1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42.9796" calcext:value-type="float">
            <text:p>42.9796</text:p>
          </table:table-cell>
          <table:table-cell table:number-columns-repeated="3" office:value-type="float" office:value="10.7449" calcext:value-type="float">
            <text:p>10.7449</text:p>
          </table:table-cell>
          <table:table-cell table:formula="of:=[.$H$644]/[.H150]" office:value-type="float" office:value="30.4687526175209" calcext:value-type="float">
            <text:p>30.47</text:p>
          </table:table-cell>
          <table:table-cell table:formula="of:=[.$H$465]/[.H150]" office:value-type="float" office:value="6.07452838090629" calcext:value-type="float">
            <text:p>6.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2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43.8692" calcext:value-type="float">
            <text:p>43.8692</text:p>
          </table:table-cell>
          <table:table-cell table:number-columns-repeated="3" office:value-type="float" office:value="10.9673" calcext:value-type="float">
            <text:p>10.9673</text:p>
          </table:table-cell>
          <table:table-cell table:formula="of:=[.$H$644]/[.H151]" office:value-type="float" office:value="29.8508931095165" calcext:value-type="float">
            <text:p>29.85</text:p>
          </table:table-cell>
          <table:table-cell table:formula="of:=[.$H$465]/[.H151]" office:value-type="float" office:value="5.95134627483519" calcext:value-type="float">
            <text:p>5.9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4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3.9804" calcext:value-type="float">
            <text:p>43.9804</text:p>
          </table:table-cell>
          <table:table-cell table:number-columns-repeated="3" office:value-type="float" office:value="10.9951" calcext:value-type="float">
            <text:p>10.9951</text:p>
          </table:table-cell>
          <table:table-cell table:formula="of:=[.$H$644]/[.H152]" office:value-type="float" office:value="29.7754181408082" calcext:value-type="float">
            <text:p>29.78</text:p>
          </table:table-cell>
          <table:table-cell table:formula="of:=[.$H$465]/[.H152]" office:value-type="float" office:value="5.93629889678129" calcext:value-type="float">
            <text:p>5.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4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44.2872" calcext:value-type="float">
            <text:p>44.2872</text:p>
          </table:table-cell>
          <table:table-cell table:number-columns-repeated="3" office:value-type="float" office:value="11.0718" calcext:value-type="float">
            <text:p>11.0718</text:p>
          </table:table-cell>
          <table:table-cell table:formula="of:=[.$H$644]/[.H153]" office:value-type="float" office:value="29.5691486479163" calcext:value-type="float">
            <text:p>29.57</text:p>
          </table:table-cell>
          <table:table-cell table:formula="of:=[.$H$465]/[.H153]" office:value-type="float" office:value="5.89517512960856" calcext:value-type="float">
            <text:p>5.9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4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4.6028" calcext:value-type="float">
            <text:p>44.6028</text:p>
          </table:table-cell>
          <table:table-cell table:number-columns-repeated="3" office:value-type="float" office:value="11.1507" calcext:value-type="float">
            <text:p>11.1507</text:p>
          </table:table-cell>
          <table:table-cell table:formula="of:=[.$H$644]/[.H154]" office:value-type="float" office:value="29.3599235922408" calcext:value-type="float">
            <text:p>29.36</text:p>
          </table:table-cell>
          <table:table-cell table:formula="of:=[.$H$465]/[.H154]" office:value-type="float" office:value="5.85346211448609" calcext:value-type="float">
            <text:p>5.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4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45.0424" calcext:value-type="float">
            <text:p>45.0424</text:p>
          </table:table-cell>
          <table:table-cell table:number-columns-repeated="3" office:value-type="float" office:value="11.2606" calcext:value-type="float">
            <text:p>11.2606</text:p>
          </table:table-cell>
          <table:table-cell table:formula="of:=[.$H$644]/[.H155]" office:value-type="float" office:value="29.0733797488588" calcext:value-type="float">
            <text:p>29.07</text:p>
          </table:table-cell>
          <table:table-cell table:formula="of:=[.$H$465]/[.H155]" office:value-type="float" office:value="5.79633412073957" calcext:value-type="float">
            <text:p>5.8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1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45.0604" calcext:value-type="float">
            <text:p>45.0604</text:p>
          </table:table-cell>
          <table:table-cell table:number-columns-repeated="3" office:value-type="float" office:value="11.2651" calcext:value-type="float">
            <text:p>11.2651</text:p>
          </table:table-cell>
          <table:table-cell table:formula="of:=[.$H$644]/[.H156]" office:value-type="float" office:value="29.061765985211" calcext:value-type="float">
            <text:p>29.06</text:p>
          </table:table-cell>
          <table:table-cell table:formula="of:=[.$H$465]/[.H156]" office:value-type="float" office:value="5.79401869490728" calcext:value-type="float">
            <text:p>5.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4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45.1748" calcext:value-type="float">
            <text:p>45.1748</text:p>
          </table:table-cell>
          <table:table-cell table:number-columns-repeated="3" office:value-type="float" office:value="11.2937" calcext:value-type="float">
            <text:p>11.2937</text:p>
          </table:table-cell>
          <table:table-cell table:formula="of:=[.$H$644]/[.H157]" office:value-type="float" office:value="28.9881703958844" calcext:value-type="float">
            <text:p>28.99</text:p>
          </table:table-cell>
          <table:table-cell table:formula="of:=[.$H$465]/[.H157]" office:value-type="float" office:value="5.77934600706589" calcext:value-type="float">
            <text:p>5.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1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5.2236" calcext:value-type="float">
            <text:p>45.2236</text:p>
          </table:table-cell>
          <table:table-cell table:number-columns-repeated="3" office:value-type="float" office:value="11.3059" calcext:value-type="float">
            <text:p>11.3059</text:p>
          </table:table-cell>
          <table:table-cell table:formula="of:=[.$H$644]/[.H158]" office:value-type="float" office:value="28.9568897655207" calcext:value-type="float">
            <text:p>28.96</text:p>
          </table:table-cell>
          <table:table-cell table:formula="of:=[.$H$465]/[.H158]" office:value-type="float" office:value="5.77310961533359" calcext:value-type="float">
            <text:p>5.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1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45.4544" calcext:value-type="float">
            <text:p>45.4544</text:p>
          </table:table-cell>
          <table:table-cell table:number-columns-repeated="3" office:value-type="float" office:value="11.3636" calcext:value-type="float">
            <text:p>11.3636</text:p>
          </table:table-cell>
          <table:table-cell table:formula="of:=[.$H$644]/[.H159]" office:value-type="float" office:value="28.8098577915449" calcext:value-type="float">
            <text:p>28.81</text:p>
          </table:table-cell>
          <table:table-cell table:formula="of:=[.$H$465]/[.H159]" office:value-type="float" office:value="5.74379598014714" calcext:value-type="float">
            <text:p>5.7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4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45.5124" calcext:value-type="float">
            <text:p>45.5124</text:p>
          </table:table-cell>
          <table:table-cell table:number-columns-repeated="3" office:value-type="float" office:value="11.3781" calcext:value-type="float">
            <text:p>11.3781</text:p>
          </table:table-cell>
          <table:table-cell table:formula="of:=[.$H$644]/[.H160]" office:value-type="float" office:value="28.7731431434071" calcext:value-type="float">
            <text:p>28.77</text:p>
          </table:table-cell>
          <table:table-cell table:formula="of:=[.$H$465]/[.H160]" office:value-type="float" office:value="5.736476213076" calcext:value-type="float">
            <text:p>5.7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4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5.6284" calcext:value-type="float">
            <text:p>45.6284</text:p>
          </table:table-cell>
          <table:table-cell table:number-columns-repeated="3" office:value-type="float" office:value="11.4071" calcext:value-type="float">
            <text:p>11.4071</text:p>
          </table:table-cell>
          <table:table-cell table:formula="of:=[.$H$644]/[.H161]" office:value-type="float" office:value="28.699993863471" calcext:value-type="float">
            <text:p>28.70</text:p>
          </table:table-cell>
          <table:table-cell table:formula="of:=[.$H$465]/[.H161]" office:value-type="float" office:value="5.72189250554479" calcext:value-type="float">
            <text:p>5.7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2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45.6592" calcext:value-type="float">
            <text:p>45.6592</text:p>
          </table:table-cell>
          <table:table-cell table:number-columns-repeated="3" office:value-type="float" office:value="11.4148" calcext:value-type="float">
            <text:p>11.4148</text:p>
          </table:table-cell>
          <table:table-cell table:formula="of:=[.$H$644]/[.H162]" office:value-type="float" office:value="28.6806339138662" calcext:value-type="float">
            <text:p>28.68</text:p>
          </table:table-cell>
          <table:table-cell table:formula="of:=[.$H$465]/[.H162]" office:value-type="float" office:value="5.71803272943897" calcext:value-type="float">
            <text:p>5.7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1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5.7508" calcext:value-type="float">
            <text:p>45.7508</text:p>
          </table:table-cell>
          <table:table-cell table:number-columns-repeated="3" office:value-type="float" office:value="11.4377" calcext:value-type="float">
            <text:p>11.4377</text:p>
          </table:table-cell>
          <table:table-cell table:formula="of:=[.$H$644]/[.H163]" office:value-type="float" office:value="28.6232109602455" calcext:value-type="float">
            <text:p>28.62</text:p>
          </table:table-cell>
          <table:table-cell table:formula="of:=[.$H$465]/[.H163]" office:value-type="float" office:value="5.70658436573787" calcext:value-type="float">
            <text:p>5.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1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45.8852" calcext:value-type="float">
            <text:p>45.8852</text:p>
          </table:table-cell>
          <table:table-cell table:number-columns-repeated="3" office:value-type="float" office:value="11.4713" calcext:value-type="float">
            <text:p>11.4713</text:p>
          </table:table-cell>
          <table:table-cell table:formula="of:=[.$H$644]/[.H164]" office:value-type="float" office:value="28.5393721722908" calcext:value-type="float">
            <text:p>28.54</text:p>
          </table:table-cell>
          <table:table-cell table:formula="of:=[.$H$465]/[.H164]" office:value-type="float" office:value="5.68986950040536" calcext:value-type="float">
            <text:p>5.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1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46.392" calcext:value-type="float">
            <text:p>46.392</text:p>
          </table:table-cell>
          <table:table-cell table:number-columns-repeated="3" office:value-type="float" office:value="11.598" calcext:value-type="float">
            <text:p>11.598</text:p>
          </table:table-cell>
          <table:table-cell table:formula="of:=[.$H$644]/[.H165]" office:value-type="float" office:value="28.2275995861355" calcext:value-type="float">
            <text:p>28.23</text:p>
          </table:table-cell>
          <table:table-cell table:formula="of:=[.$H$465]/[.H165]" office:value-type="float" office:value="5.62771167442663" calcext:value-type="float">
            <text:p>5.6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4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46.486" calcext:value-type="float">
            <text:p>46.486</text:p>
          </table:table-cell>
          <table:table-cell table:number-columns-repeated="3" office:value-type="float" office:value="11.6215" calcext:value-type="float">
            <text:p>11.6215</text:p>
          </table:table-cell>
          <table:table-cell table:formula="of:=[.$H$644]/[.H166]" office:value-type="float" office:value="28.1705201566063" calcext:value-type="float">
            <text:p>28.17</text:p>
          </table:table-cell>
          <table:table-cell table:formula="of:=[.$H$465]/[.H166]" office:value-type="float" office:value="5.61633179882115" calcext:value-type="float">
            <text:p>5.6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4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6.5924" calcext:value-type="float">
            <text:p>46.5924</text:p>
          </table:table-cell>
          <table:table-cell table:number-columns-repeated="3" office:value-type="float" office:value="11.6481" calcext:value-type="float">
            <text:p>11.6481</text:p>
          </table:table-cell>
          <table:table-cell table:formula="of:=[.$H$644]/[.H167]" office:value-type="float" office:value="28.1061889921961" calcext:value-type="float">
            <text:p>28.11</text:p>
          </table:table-cell>
          <table:table-cell table:formula="of:=[.$H$465]/[.H167]" office:value-type="float" office:value="5.6035061512178" calcext:value-type="float">
            <text:p>5.6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1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46.6124" calcext:value-type="float">
            <text:p>46.6124</text:p>
          </table:table-cell>
          <table:table-cell table:number-columns-repeated="3" office:value-type="float" office:value="11.6531" calcext:value-type="float">
            <text:p>11.6531</text:p>
          </table:table-cell>
          <table:table-cell table:formula="of:=[.$H$644]/[.H168]" office:value-type="float" office:value="28.0941294591139" calcext:value-type="float">
            <text:p>28.09</text:p>
          </table:table-cell>
          <table:table-cell table:formula="of:=[.$H$465]/[.H168]" office:value-type="float" office:value="5.60110185272588" calcext:value-type="float">
            <text:p>5.6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2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47.1036" calcext:value-type="float">
            <text:p>47.1036</text:p>
          </table:table-cell>
          <table:table-cell table:number-columns-repeated="3" office:value-type="float" office:value="11.7759" calcext:value-type="float">
            <text:p>11.7759</text:p>
          </table:table-cell>
          <table:table-cell table:formula="of:=[.$H$644]/[.H169]" office:value-type="float" office:value="27.8011616946475" calcext:value-type="float">
            <text:p>27.80</text:p>
          </table:table-cell>
          <table:table-cell table:formula="of:=[.$H$465]/[.H169]" office:value-type="float" office:value="5.54269312748919" calcext:value-type="float">
            <text:p>5.5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1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7.2508" calcext:value-type="float">
            <text:p>47.2508</text:p>
          </table:table-cell>
          <table:table-cell table:number-columns-repeated="3" office:value-type="float" office:value="11.8127" calcext:value-type="float">
            <text:p>11.8127</text:p>
          </table:table-cell>
          <table:table-cell table:formula="of:=[.$H$644]/[.H170]" office:value-type="float" office:value="27.7145529811135" calcext:value-type="float">
            <text:p>27.71</text:p>
          </table:table-cell>
          <table:table-cell table:formula="of:=[.$H$465]/[.H170]" office:value-type="float" office:value="5.52542602453292" calcext:value-type="float">
            <text:p>5.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1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48.9644" calcext:value-type="float">
            <text:p>48.9644</text:p>
          </table:table-cell>
          <table:table-cell table:number-columns-repeated="3" office:value-type="float" office:value="12.2411" calcext:value-type="float">
            <text:p>12.2411</text:p>
          </table:table-cell>
          <table:table-cell table:formula="of:=[.$H$644]/[.H171]" office:value-type="float" office:value="26.7446307929843" calcext:value-type="float">
            <text:p>26.74</text:p>
          </table:table-cell>
          <table:table-cell table:formula="of:=[.$H$465]/[.H171]" office:value-type="float" office:value="5.33205349192475" calcext:value-type="float">
            <text:p>5.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2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49.6104" calcext:value-type="float">
            <text:p>49.6104</text:p>
          </table:table-cell>
          <table:table-cell table:number-columns-repeated="3" office:value-type="float" office:value="12.4026" calcext:value-type="float">
            <text:p>12.4026</text:p>
          </table:table-cell>
          <table:table-cell table:formula="of:=[.$H$644]/[.H172]" office:value-type="float" office:value="26.3963765662039" calcext:value-type="float">
            <text:p>26.40</text:p>
          </table:table-cell>
          <table:table-cell table:formula="of:=[.$H$465]/[.H172]" office:value-type="float" office:value="5.26262235337752" calcext:value-type="float">
            <text:p>5.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2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50.9844" calcext:value-type="float">
            <text:p>50.9844</text:p>
          </table:table-cell>
          <table:table-cell table:number-columns-repeated="3" office:value-type="float" office:value="12.7461" calcext:value-type="float">
            <text:p>12.7461</text:p>
          </table:table-cell>
          <table:table-cell table:formula="of:=[.$H$644]/[.H173]" office:value-type="float" office:value="25.6850095323275" calcext:value-type="float">
            <text:p>25.69</text:p>
          </table:table-cell>
          <table:table-cell table:formula="of:=[.$H$465]/[.H173]" office:value-type="float" office:value="5.1207977342089" calcext:value-type="float">
            <text:p>5.1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2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51.1688" calcext:value-type="float">
            <text:p>51.1688</text:p>
          </table:table-cell>
          <table:table-cell table:number-columns-repeated="3" office:value-type="float" office:value="12.7922" calcext:value-type="float">
            <text:p>12.7922</text:p>
          </table:table-cell>
          <table:table-cell table:formula="of:=[.$H$644]/[.H174]" office:value-type="float" office:value="25.5924469598662" calcext:value-type="float">
            <text:p>25.59</text:p>
          </table:table-cell>
          <table:table-cell table:formula="of:=[.$H$465]/[.H174]" office:value-type="float" office:value="5.10234361564078" calcext:value-type="float">
            <text:p>5.1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1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1.4716" calcext:value-type="float">
            <text:p>51.4716</text:p>
          </table:table-cell>
          <table:table-cell table:number-columns-repeated="3" office:value-type="float" office:value="12.8679" calcext:value-type="float">
            <text:p>12.8679</text:p>
          </table:table-cell>
          <table:table-cell table:formula="of:=[.$H$644]/[.H175]" office:value-type="float" office:value="25.4418902851281" calcext:value-type="float">
            <text:p>25.44</text:p>
          </table:table-cell>
          <table:table-cell table:formula="of:=[.$H$465]/[.H175]" office:value-type="float" office:value="5.07232726396693" calcext:value-type="float">
            <text:p>5.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2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52.0424" calcext:value-type="float">
            <text:p>52.0424</text:p>
          </table:table-cell>
          <table:table-cell table:number-columns-repeated="3" office:value-type="float" office:value="13.0106" calcext:value-type="float">
            <text:p>13.0106</text:p>
          </table:table-cell>
          <table:table-cell table:formula="of:=[.$H$644]/[.H176]" office:value-type="float" office:value="25.1628441424684" calcext:value-type="float">
            <text:p>25.16</text:p>
          </table:table-cell>
          <table:table-cell table:formula="of:=[.$H$465]/[.H176]" office:value-type="float" office:value="5.01669408021152" calcext:value-type="float">
            <text:p>5.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4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53.7876" calcext:value-type="float">
            <text:p>53.7876</text:p>
          </table:table-cell>
          <table:table-cell table:number-columns-repeated="3" office:value-type="float" office:value="13.4469" calcext:value-type="float">
            <text:p>13.4469</text:p>
          </table:table-cell>
          <table:table-cell table:formula="of:=[.$H$644]/[.H177]" office:value-type="float" office:value="24.3464069785601" calcext:value-type="float">
            <text:p>24.35</text:p>
          </table:table-cell>
          <table:table-cell table:formula="of:=[.$H$465]/[.H177]" office:value-type="float" office:value="4.85392172173512" calcext:value-type="float">
            <text:p>4.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2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54.006" calcext:value-type="float">
            <text:p>54.006</text:p>
          </table:table-cell>
          <table:table-cell table:number-columns-repeated="3" office:value-type="float" office:value="13.5015" calcext:value-type="float">
            <text:p>13.5015</text:p>
          </table:table-cell>
          <table:table-cell table:formula="of:=[.$H$644]/[.H178]" office:value-type="float" office:value="24.2479502277525" calcext:value-type="float">
            <text:p>24.25</text:p>
          </table:table-cell>
          <table:table-cell table:formula="of:=[.$H$465]/[.H178]" office:value-type="float" office:value="4.83429248602007" calcext:value-type="float">
            <text:p>4.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2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54.0676" calcext:value-type="float">
            <text:p>54.0676</text:p>
          </table:table-cell>
          <table:table-cell table:number-columns-repeated="3" office:value-type="float" office:value="13.5169" calcext:value-type="float">
            <text:p>13.5169</text:p>
          </table:table-cell>
          <table:table-cell table:formula="of:=[.$H$644]/[.H179]" office:value-type="float" office:value="24.2203241867588" calcext:value-type="float">
            <text:p>24.22</text:p>
          </table:table-cell>
          <table:table-cell table:formula="of:=[.$H$465]/[.H179]" office:value-type="float" office:value="4.82878470655254" calcext:value-type="float">
            <text:p>4.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1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54.1228" calcext:value-type="float">
            <text:p>54.1228</text:p>
          </table:table-cell>
          <table:table-cell table:number-columns-repeated="3" office:value-type="float" office:value="13.5307" calcext:value-type="float">
            <text:p>13.5307</text:p>
          </table:table-cell>
          <table:table-cell table:formula="of:=[.$H$644]/[.H180]" office:value-type="float" office:value="24.1956218081843" calcext:value-type="float">
            <text:p>24.20</text:p>
          </table:table-cell>
          <table:table-cell table:formula="of:=[.$H$465]/[.H180]" office:value-type="float" office:value="4.82385981508717" calcext:value-type="float">
            <text:p>4.8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1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55.0444" calcext:value-type="float">
            <text:p>55.0444</text:p>
          </table:table-cell>
          <table:table-cell table:number-columns-repeated="3" office:value-type="float" office:value="13.7611" calcext:value-type="float">
            <text:p>13.7611</text:p>
          </table:table-cell>
          <table:table-cell table:formula="of:=[.$H$644]/[.H181]" office:value-type="float" office:value="23.7905181998532" calcext:value-type="float">
            <text:p>23.79</text:p>
          </table:table-cell>
          <table:table-cell table:formula="of:=[.$H$465]/[.H181]" office:value-type="float" office:value="4.74309466539739" calcext:value-type="float">
            <text:p>4.7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2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55.5268" calcext:value-type="float">
            <text:p>55.5268</text:p>
          </table:table-cell>
          <table:table-cell table:number-columns-repeated="3" office:value-type="float" office:value="13.8817" calcext:value-type="float">
            <text:p>13.8817</text:p>
          </table:table-cell>
          <table:table-cell table:formula="of:=[.$H$644]/[.H182]" office:value-type="float" office:value="23.5838333921638" calcext:value-type="float">
            <text:p>23.58</text:p>
          </table:table-cell>
          <table:table-cell table:formula="of:=[.$H$465]/[.H182]" office:value-type="float" office:value="4.70188809727915" calcext:value-type="float">
            <text:p>4.7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2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55.7204" calcext:value-type="float">
            <text:p>55.7204</text:p>
          </table:table-cell>
          <table:table-cell table:number-columns-repeated="3" office:value-type="float" office:value="13.9301" calcext:value-type="float">
            <text:p>13.9301</text:p>
          </table:table-cell>
          <table:table-cell table:formula="of:=[.$H$644]/[.H183]" office:value-type="float" office:value="23.5018915872822" calcext:value-type="float">
            <text:p>23.50</text:p>
          </table:table-cell>
          <table:table-cell table:formula="of:=[.$H$465]/[.H183]" office:value-type="float" office:value="4.68555143179159" calcext:value-type="float">
            <text:p>4.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1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55.9492" calcext:value-type="float">
            <text:p>55.9492</text:p>
          </table:table-cell>
          <table:table-cell table:number-columns-repeated="3" office:value-type="float" office:value="13.9873" calcext:value-type="float">
            <text:p>13.9873</text:p>
          </table:table-cell>
          <table:table-cell table:formula="of:=[.$H$644]/[.H184]" office:value-type="float" office:value="23.4057823883094" calcext:value-type="float">
            <text:p>23.41</text:p>
          </table:table-cell>
          <table:table-cell table:formula="of:=[.$H$465]/[.H184]" office:value-type="float" office:value="4.66639022541877" calcext:value-type="float">
            <text:p>4.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2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56.7596" calcext:value-type="float">
            <text:p>56.7596</text:p>
          </table:table-cell>
          <table:table-cell table:number-columns-repeated="3" office:value-type="float" office:value="14.1899" calcext:value-type="float">
            <text:p>14.1899</text:p>
          </table:table-cell>
          <table:table-cell table:formula="of:=[.$H$644]/[.H185]" office:value-type="float" office:value="23.0716002226936" calcext:value-type="float">
            <text:p>23.07</text:p>
          </table:table-cell>
          <table:table-cell table:formula="of:=[.$H$465]/[.H185]" office:value-type="float" office:value="4.59976462131516" calcext:value-type="float">
            <text:p>4.6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1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56.8256" calcext:value-type="float">
            <text:p>56.8256</text:p>
          </table:table-cell>
          <table:table-cell table:number-columns-repeated="3" office:value-type="float" office:value="14.2064" calcext:value-type="float">
            <text:p>14.2064</text:p>
          </table:table-cell>
          <table:table-cell table:formula="of:=[.$H$644]/[.H186]" office:value-type="float" office:value="23.0448037504223" calcext:value-type="float">
            <text:p>23.04</text:p>
          </table:table-cell>
          <table:table-cell table:formula="of:=[.$H$465]/[.H186]" office:value-type="float" office:value="4.59442223223336" calcext:value-type="float">
            <text:p>4.5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4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57.1492" calcext:value-type="float">
            <text:p>57.1492</text:p>
          </table:table-cell>
          <table:table-cell table:number-columns-repeated="3" office:value-type="float" office:value="14.2873" calcext:value-type="float">
            <text:p>14.2873</text:p>
          </table:table-cell>
          <table:table-cell table:formula="of:=[.$H$644]/[.H187]" office:value-type="float" office:value="22.9143155109783" calcext:value-type="float">
            <text:p>22.91</text:p>
          </table:table-cell>
          <table:table-cell table:formula="of:=[.$H$465]/[.H187]" office:value-type="float" office:value="4.56840690683334" calcext:value-type="float">
            <text:p>4.5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2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57.3372" calcext:value-type="float">
            <text:p>57.3372</text:p>
          </table:table-cell>
          <table:table-cell table:number-columns-repeated="3" office:value-type="float" office:value="14.3343" calcext:value-type="float">
            <text:p>14.3343</text:p>
          </table:table-cell>
          <table:table-cell table:formula="of:=[.$H$644]/[.H188]" office:value-type="float" office:value="22.8391829388251" calcext:value-type="float">
            <text:p>22.84</text:p>
          </table:table-cell>
          <table:table-cell table:formula="of:=[.$H$465]/[.H188]" office:value-type="float" office:value="4.55342779207914" calcext:value-type="float">
            <text:p>4.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2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58.3968" calcext:value-type="float">
            <text:p>58.3968</text:p>
          </table:table-cell>
          <table:table-cell table:number-columns-repeated="3" office:value-type="float" office:value="14.5992" calcext:value-type="float">
            <text:p>14.5992</text:p>
          </table:table-cell>
          <table:table-cell table:formula="of:=[.$H$644]/[.H189]" office:value-type="float" office:value="22.4247698504028" calcext:value-type="float">
            <text:p>22.42</text:p>
          </table:table-cell>
          <table:table-cell table:formula="of:=[.$H$465]/[.H189]" office:value-type="float" office:value="4.4708066195408" calcext:value-type="float">
            <text:p>4.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1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58.9968" calcext:value-type="float">
            <text:p>58.9968</text:p>
          </table:table-cell>
          <table:table-cell table:number-columns-repeated="3" office:value-type="float" office:value="14.7492" calcext:value-type="float">
            <text:p>14.7492</text:p>
          </table:table-cell>
          <table:table-cell table:formula="of:=[.$H$644]/[.H190]" office:value-type="float" office:value="22.196708974046" calcext:value-type="float">
            <text:p>22.20</text:p>
          </table:table-cell>
          <table:table-cell table:formula="of:=[.$H$465]/[.H190]" office:value-type="float" office:value="4.42533832343449" calcext:value-type="float">
            <text:p>4.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1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59.0784" calcext:value-type="float">
            <text:p>59.0784</text:p>
          </table:table-cell>
          <table:table-cell table:number-columns-repeated="3" office:value-type="float" office:value="14.7696" calcext:value-type="float">
            <text:p>14.7696</text:p>
          </table:table-cell>
          <table:table-cell table:formula="of:=[.$H$644]/[.H191]" office:value-type="float" office:value="22.1660505362366" calcext:value-type="float">
            <text:p>22.17</text:p>
          </table:table-cell>
          <table:table-cell table:formula="of:=[.$H$465]/[.H191]" office:value-type="float" office:value="4.41922597768389" calcext:value-type="float">
            <text:p>4.4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4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59.3692" calcext:value-type="float">
            <text:p>59.3692</text:p>
          </table:table-cell>
          <table:table-cell table:number-columns-repeated="3" office:value-type="float" office:value="14.8423" calcext:value-type="float">
            <text:p>14.8423</text:p>
          </table:table-cell>
          <table:table-cell table:formula="of:=[.$H$644]/[.H192]" office:value-type="float" office:value="22.0574776146554" calcext:value-type="float">
            <text:p>22.06</text:p>
          </table:table-cell>
          <table:table-cell table:formula="of:=[.$H$465]/[.H192]" office:value-type="float" office:value="4.39757988990925" calcext:value-type="float">
            <text:p>4.4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2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59.4384" calcext:value-type="float">
            <text:p>59.4384</text:p>
          </table:table-cell>
          <table:table-cell table:number-columns-repeated="3" office:value-type="float" office:value="14.8596" calcext:value-type="float">
            <text:p>14.8596</text:p>
          </table:table-cell>
          <table:table-cell table:formula="of:=[.$H$644]/[.H193]" office:value-type="float" office:value="22.0317976257773" calcext:value-type="float">
            <text:p>22.03</text:p>
          </table:table-cell>
          <table:table-cell table:formula="of:=[.$H$465]/[.H193]" office:value-type="float" office:value="4.39246009313844" calcext:value-type="float">
            <text:p>4.3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1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59.6144" calcext:value-type="float">
            <text:p>59.6144</text:p>
          </table:table-cell>
          <table:table-cell table:number-columns-repeated="3" office:value-type="float" office:value="14.9036" calcext:value-type="float">
            <text:p>14.9036</text:p>
          </table:table-cell>
          <table:table-cell table:formula="of:=[.$H$644]/[.H194]" office:value-type="float" office:value="21.9667529992753" calcext:value-type="float">
            <text:p>21.97</text:p>
          </table:table-cell>
          <table:table-cell table:formula="of:=[.$H$465]/[.H194]" office:value-type="float" office:value="4.37949220322607" calcext:value-type="float">
            <text:p>4.3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4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60.4244" calcext:value-type="float">
            <text:p>60.4244</text:p>
          </table:table-cell>
          <table:table-cell table:number-columns-repeated="3" office:value-type="float" office:value="15.1061" calcext:value-type="float">
            <text:p>15.1061</text:p>
          </table:table-cell>
          <table:table-cell table:formula="of:=[.$H$644]/[.H195]" office:value-type="float" office:value="21.6722847061783" calcext:value-type="float">
            <text:p>21.67</text:p>
          </table:table-cell>
          <table:table-cell table:formula="of:=[.$H$465]/[.H195]" office:value-type="float" office:value="4.32078431891752" calcext:value-type="float">
            <text:p>4.3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2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60.4356" calcext:value-type="float">
            <text:p>60.4356</text:p>
          </table:table-cell>
          <table:table-cell table:number-columns-repeated="3" office:value-type="float" office:value="15.1089" calcext:value-type="float">
            <text:p>15.1089</text:p>
          </table:table-cell>
          <table:table-cell table:formula="of:=[.$H$644]/[.H196]" office:value-type="float" office:value="21.668268371622" calcext:value-type="float">
            <text:p>21.67</text:p>
          </table:table-cell>
          <table:table-cell table:formula="of:=[.$H$465]/[.H196]" office:value-type="float" office:value="4.31998358583352" calcext:value-type="float">
            <text:p>4.3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1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60.4616" calcext:value-type="float">
            <text:p>60.4616</text:p>
          </table:table-cell>
          <table:table-cell table:number-columns-repeated="3" office:value-type="float" office:value="15.1154" calcext:value-type="float">
            <text:p>15.1154</text:p>
          </table:table-cell>
          <table:table-cell table:formula="of:=[.$H$644]/[.H197]" office:value-type="float" office:value="21.6589504743507" calcext:value-type="float">
            <text:p>21.66</text:p>
          </table:table-cell>
          <table:table-cell table:formula="of:=[.$H$465]/[.H197]" office:value-type="float" office:value="4.31812588485915" calcext:value-type="float">
            <text:p>4.3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4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61.8476" calcext:value-type="float">
            <text:p>61.8476</text:p>
          </table:table-cell>
          <table:table-cell table:number-columns-repeated="3" office:value-type="float" office:value="15.4619" calcext:value-type="float">
            <text:p>15.4619</text:p>
          </table:table-cell>
          <table:table-cell table:formula="of:=[.$H$644]/[.H198]" office:value-type="float" office:value="21.1735750457576" calcext:value-type="float">
            <text:p>21.17</text:p>
          </table:table-cell>
          <table:table-cell table:formula="of:=[.$H$465]/[.H198]" office:value-type="float" office:value="4.22135701304497" calcext:value-type="float">
            <text:p>4.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2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63.4704" calcext:value-type="float">
            <text:p>63.4704</text:p>
          </table:table-cell>
          <table:table-cell table:number-columns-repeated="3" office:value-type="float" office:value="15.8676" calcext:value-type="float">
            <text:p>15.8676</text:p>
          </table:table-cell>
          <table:table-cell table:formula="of:=[.$H$644]/[.H199]" office:value-type="float" office:value="20.6322128110111" calcext:value-type="float">
            <text:p>20.63</text:p>
          </table:table-cell>
          <table:table-cell table:formula="of:=[.$H$465]/[.H199]" office:value-type="float" office:value="4.11342610098566" calcext:value-type="float">
            <text:p>4.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2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64.128" calcext:value-type="float">
            <text:p>64.128</text:p>
          </table:table-cell>
          <table:table-cell table:number-columns-repeated="3" office:value-type="float" office:value="16.032" calcext:value-type="float">
            <text:p>16.032</text:p>
          </table:table-cell>
          <table:table-cell table:formula="of:=[.$H$644]/[.H200]" office:value-type="float" office:value="20.4206399700599" calcext:value-type="float">
            <text:p>20.42</text:p>
          </table:table-cell>
          <table:table-cell table:formula="of:=[.$H$465]/[.H200]" office:value-type="float" office:value="4.07124500998004" calcext:value-type="float">
            <text:p>4.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4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65.4796" calcext:value-type="float">
            <text:p>65.4796</text:p>
          </table:table-cell>
          <table:table-cell table:number-columns-repeated="3" office:value-type="float" office:value="16.3699" calcext:value-type="float">
            <text:p>16.3699</text:p>
          </table:table-cell>
          <table:table-cell table:formula="of:=[.$H$644]/[.H201]" office:value-type="float" office:value="19.9991264454884" calcext:value-type="float">
            <text:p>20.00</text:p>
          </table:table-cell>
          <table:table-cell table:formula="of:=[.$H$465]/[.H201]" office:value-type="float" office:value="3.98720822973873" calcext:value-type="float">
            <text:p>3.9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2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65.6808" calcext:value-type="float">
            <text:p>65.6808</text:p>
          </table:table-cell>
          <table:table-cell table:number-columns-repeated="3" office:value-type="float" office:value="16.4202" calcext:value-type="float">
            <text:p>16.4202</text:p>
          </table:table-cell>
          <table:table-cell table:formula="of:=[.$H$644]/[.H202]" office:value-type="float" office:value="19.9378631198158" calcext:value-type="float">
            <text:p>19.94</text:p>
          </table:table-cell>
          <table:table-cell table:formula="of:=[.$H$465]/[.H202]" office:value-type="float" office:value="3.97499421444319" calcext:value-type="float">
            <text:p>3.9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4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65.8056" calcext:value-type="float">
            <text:p>65.8056</text:p>
          </table:table-cell>
          <table:table-cell table:number-columns-repeated="3" office:value-type="float" office:value="16.4514" calcext:value-type="float">
            <text:p>16.4514</text:p>
          </table:table-cell>
          <table:table-cell table:formula="of:=[.$H$644]/[.H203]" office:value-type="float" office:value="19.9000510594843" calcext:value-type="float">
            <text:p>19.90</text:p>
          </table:table-cell>
          <table:table-cell table:formula="of:=[.$H$465]/[.H203]" office:value-type="float" office:value="3.96745565726929" calcext:value-type="float">
            <text:p>3.9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2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66.4196" calcext:value-type="float">
            <text:p>66.4196</text:p>
          </table:table-cell>
          <table:table-cell table:number-columns-repeated="3" office:value-type="float" office:value="16.6049" calcext:value-type="float">
            <text:p>16.6049</text:p>
          </table:table-cell>
          <table:table-cell table:formula="of:=[.$H$644]/[.H204]" office:value-type="float" office:value="19.7160898289059" calcext:value-type="float">
            <text:p>19.72</text:p>
          </table:table-cell>
          <table:table-cell table:formula="of:=[.$H$465]/[.H204]" office:value-type="float" office:value="3.93077946871104" calcext:value-type="float">
            <text:p>3.9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4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66.6756" calcext:value-type="float">
            <text:p>66.6756</text:p>
          </table:table-cell>
          <table:table-cell table:number-columns-repeated="3" office:value-type="float" office:value="16.6689" calcext:value-type="float">
            <text:p>16.6689</text:p>
          </table:table-cell>
          <table:table-cell table:formula="of:=[.$H$644]/[.H205]" office:value-type="float" office:value="19.6403901877148" calcext:value-type="float">
            <text:p>19.64</text:p>
          </table:table-cell>
          <table:table-cell table:formula="of:=[.$H$465]/[.H205]" office:value-type="float" office:value="3.91568729790208" calcext:value-type="float">
            <text:p>3.9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2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66.966" calcext:value-type="float">
            <text:p>66.966</text:p>
          </table:table-cell>
          <table:table-cell table:number-columns-repeated="3" office:value-type="float" office:value="16.7415" calcext:value-type="float">
            <text:p>16.7415</text:p>
          </table:table-cell>
          <table:table-cell table:formula="of:=[.$H$644]/[.H206]" office:value-type="float" office:value="19.5552190663919" calcext:value-type="float">
            <text:p>19.56</text:p>
          </table:table-cell>
          <table:table-cell table:formula="of:=[.$H$465]/[.H206]" office:value-type="float" office:value="3.89870680643909" calcext:value-type="float">
            <text:p>3.9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4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67.656" calcext:value-type="float">
            <text:p>67.656</text:p>
          </table:table-cell>
          <table:table-cell table:number-columns-repeated="3" office:value-type="float" office:value="16.914" calcext:value-type="float">
            <text:p>16.914</text:p>
          </table:table-cell>
          <table:table-cell table:formula="of:=[.$H$644]/[.H207]" office:value-type="float" office:value="19.3557821922668" calcext:value-type="float">
            <text:p>19.36</text:p>
          </table:table-cell>
          <table:table-cell table:formula="of:=[.$H$465]/[.H207]" office:value-type="float" office:value="3.85894525245359" calcext:value-type="float">
            <text:p>3.8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2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68.0468" calcext:value-type="float">
            <text:p>68.0468</text:p>
          </table:table-cell>
          <table:table-cell table:number-columns-repeated="3" office:value-type="float" office:value="17.0117" calcext:value-type="float">
            <text:p>17.0117</text:p>
          </table:table-cell>
          <table:table-cell table:formula="of:=[.$H$644]/[.H208]" office:value-type="float" office:value="19.2446198792596" calcext:value-type="float">
            <text:p>19.24</text:p>
          </table:table-cell>
          <table:table-cell table:formula="of:=[.$H$465]/[.H208]" office:value-type="float" office:value="3.83678291999036" calcext:value-type="float">
            <text:p>3.8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2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68.32" calcext:value-type="float">
            <text:p>68.32</text:p>
          </table:table-cell>
          <table:table-cell table:number-columns-repeated="3" office:value-type="float" office:value="17.08" calcext:value-type="float">
            <text:p>17.08</text:p>
          </table:table-cell>
          <table:table-cell table:formula="of:=[.$H$644]/[.H209]" office:value-type="float" office:value="19.1676639344262" calcext:value-type="float">
            <text:p>19.17</text:p>
          </table:table-cell>
          <table:table-cell table:formula="of:=[.$H$465]/[.H209]" office:value-type="float" office:value="3.82144028103045" calcext:value-type="float">
            <text:p>3.8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2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69.9288" calcext:value-type="float">
            <text:p>69.9288</text:p>
          </table:table-cell>
          <table:table-cell table:number-columns-repeated="3" office:value-type="float" office:value="17.4822" calcext:value-type="float">
            <text:p>17.4822</text:p>
          </table:table-cell>
          <table:table-cell table:formula="of:=[.$H$644]/[.H210]" office:value-type="float" office:value="18.7266877166489" calcext:value-type="float">
            <text:p>18.73</text:p>
          </table:table-cell>
          <table:table-cell table:formula="of:=[.$H$465]/[.H210]" office:value-type="float" office:value="3.73352324078205" calcext:value-type="float">
            <text:p>3.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2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0.1268" calcext:value-type="float">
            <text:p>70.1268</text:p>
          </table:table-cell>
          <table:table-cell table:number-columns-repeated="3" office:value-type="float" office:value="17.5317" calcext:value-type="float">
            <text:p>17.5317</text:p>
          </table:table-cell>
          <table:table-cell table:formula="of:=[.$H$644]/[.H211]" office:value-type="float" office:value="18.6738137202895" calcext:value-type="float">
            <text:p>18.67</text:p>
          </table:table-cell>
          <table:table-cell table:formula="of:=[.$H$465]/[.H211]" office:value-type="float" office:value="3.72298179868467" calcext:value-type="float">
            <text:p>3.7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4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0.3364" calcext:value-type="float">
            <text:p>70.3364</text:p>
          </table:table-cell>
          <table:table-cell table:number-columns-repeated="3" office:value-type="float" office:value="17.5841" calcext:value-type="float">
            <text:p>17.5841</text:p>
          </table:table-cell>
          <table:table-cell table:formula="of:=[.$H$644]/[.H212]" office:value-type="float" office:value="18.6181664117015" calcext:value-type="float">
            <text:p>18.62</text:p>
          </table:table-cell>
          <table:table-cell table:formula="of:=[.$H$465]/[.H212]" office:value-type="float" office:value="3.71188744377022" calcext:value-type="float">
            <text:p>3.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2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70.4808" calcext:value-type="float">
            <text:p>70.4808</text:p>
          </table:table-cell>
          <table:table-cell table:number-columns-repeated="3" office:value-type="float" office:value="17.6202" calcext:value-type="float">
            <text:p>17.6202</text:p>
          </table:table-cell>
          <table:table-cell table:formula="of:=[.$H$644]/[.H213]" office:value-type="float" office:value="18.5800217931692" calcext:value-type="float">
            <text:p>18.58</text:p>
          </table:table-cell>
          <table:table-cell table:formula="of:=[.$H$465]/[.H213]" office:value-type="float" office:value="3.70428258476067" calcext:value-type="float">
            <text:p>3.7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4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0.534" calcext:value-type="float">
            <text:p>70.534</text:p>
          </table:table-cell>
          <table:table-cell table:number-columns-repeated="3" office:value-type="float" office:value="17.6335" calcext:value-type="float">
            <text:p>17.6335</text:p>
          </table:table-cell>
          <table:table-cell table:formula="of:=[.$H$644]/[.H214]" office:value-type="float" office:value="18.5660078827232" calcext:value-type="float">
            <text:p>18.57</text:p>
          </table:table-cell>
          <table:table-cell table:formula="of:=[.$H$465]/[.H214]" office:value-type="float" office:value="3.70148864377463" calcext:value-type="float">
            <text:p>3.7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2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0.5604" calcext:value-type="float">
            <text:p>70.5604</text:p>
          </table:table-cell>
          <table:table-cell table:number-columns-repeated="3" office:value-type="float" office:value="17.6401" calcext:value-type="float">
            <text:p>17.6401</text:p>
          </table:table-cell>
          <table:table-cell table:formula="of:=[.$H$644]/[.H215]" office:value-type="float" office:value="18.5590614565677" calcext:value-type="float">
            <text:p>18.56</text:p>
          </table:table-cell>
          <table:table-cell table:formula="of:=[.$H$465]/[.H215]" office:value-type="float" office:value="3.7001037409085" calcext:value-type="float">
            <text:p>3.7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4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0.8356" calcext:value-type="float">
            <text:p>70.8356</text:p>
          </table:table-cell>
          <table:table-cell table:number-columns-repeated="3" office:value-type="float" office:value="17.7089" calcext:value-type="float">
            <text:p>17.7089</text:p>
          </table:table-cell>
          <table:table-cell table:formula="of:=[.$H$644]/[.H216]" office:value-type="float" office:value="18.4869585349739" calcext:value-type="float">
            <text:p>18.49</text:p>
          </table:table-cell>
          <table:table-cell table:formula="of:=[.$H$465]/[.H216]" office:value-type="float" office:value="3.68572864491866" calcext:value-type="float">
            <text:p>3.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2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70.96" calcext:value-type="float">
            <text:p>70.96</text:p>
          </table:table-cell>
          <table:table-cell table:number-columns-repeated="3" office:value-type="float" office:value="17.74" calcext:value-type="float">
            <text:p>17.74</text:p>
          </table:table-cell>
          <table:table-cell table:formula="of:=[.$H$644]/[.H217]" office:value-type="float" office:value="18.4545490417136" calcext:value-type="float">
            <text:p>18.45</text:p>
          </table:table-cell>
          <table:table-cell table:formula="of:=[.$H$465]/[.H217]" office:value-type="float" office:value="3.67926719278467" calcext:value-type="float">
            <text:p>3.6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1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71.36" calcext:value-type="float">
            <text:p>71.36</text:p>
          </table:table-cell>
          <table:table-cell table:number-columns-repeated="3" office:value-type="float" office:value="17.84" calcext:value-type="float">
            <text:p>17.84</text:p>
          </table:table-cell>
          <table:table-cell table:formula="of:=[.$H$644]/[.H218]" office:value-type="float" office:value="18.3511042600897" calcext:value-type="float">
            <text:p>18.35</text:p>
          </table:table-cell>
          <table:table-cell table:formula="of:=[.$H$465]/[.H218]" office:value-type="float" office:value="3.65864349775785" calcext:value-type="float">
            <text:p>3.6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2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71.364" calcext:value-type="float">
            <text:p>71.364</text:p>
          </table:table-cell>
          <table:table-cell table:number-columns-repeated="3" office:value-type="float" office:value="17.841" calcext:value-type="float">
            <text:p>17.841</text:p>
          </table:table-cell>
          <table:table-cell table:formula="of:=[.$H$644]/[.H219]" office:value-type="float" office:value="18.3500756684042" calcext:value-type="float">
            <text:p>18.35</text:p>
          </table:table-cell>
          <table:table-cell table:formula="of:=[.$H$465]/[.H219]" office:value-type="float" office:value="3.65843842833922" calcext:value-type="float">
            <text:p>3.6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1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72.0656" calcext:value-type="float">
            <text:p>72.0656</text:p>
          </table:table-cell>
          <table:table-cell table:number-columns-repeated="3" office:value-type="float" office:value="18.0164" calcext:value-type="float">
            <text:p>18.0164</text:p>
          </table:table-cell>
          <table:table-cell table:formula="of:=[.$H$644]/[.H220]" office:value-type="float" office:value="18.1714271441575" calcext:value-type="float">
            <text:p>18.17</text:p>
          </table:table-cell>
          <table:table-cell table:formula="of:=[.$H$465]/[.H220]" office:value-type="float" office:value="3.62282142936436" calcext:value-type="float">
            <text:p>3.6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1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72.1788" calcext:value-type="float">
            <text:p>72.1788</text:p>
          </table:table-cell>
          <table:table-cell table:number-columns-repeated="3" office:value-type="float" office:value="18.0447" calcext:value-type="float">
            <text:p>18.0447</text:p>
          </table:table-cell>
          <table:table-cell table:formula="of:=[.$H$644]/[.H221]" office:value-type="float" office:value="18.142928394487" calcext:value-type="float">
            <text:p>18.14</text:p>
          </table:table-cell>
          <table:table-cell table:formula="of:=[.$H$465]/[.H221]" office:value-type="float" office:value="3.61713965873636" calcext:value-type="float">
            <text:p>3.6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2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2.2876" calcext:value-type="float">
            <text:p>72.2876</text:p>
          </table:table-cell>
          <table:table-cell table:number-columns-repeated="3" office:value-type="float" office:value="18.0719" calcext:value-type="float">
            <text:p>18.0719</text:p>
          </table:table-cell>
          <table:table-cell table:formula="of:=[.$H$644]/[.H222]" office:value-type="float" office:value="18.1156214897161" calcext:value-type="float">
            <text:p>18.12</text:p>
          </table:table-cell>
          <table:table-cell table:formula="of:=[.$H$465]/[.H222]" office:value-type="float" office:value="3.61169550517655" calcext:value-type="float">
            <text:p>3.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2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2.3592" calcext:value-type="float">
            <text:p>72.3592</text:p>
          </table:table-cell>
          <table:table-cell table:number-columns-repeated="3" office:value-type="float" office:value="18.0898" calcext:value-type="float">
            <text:p>18.0898</text:p>
          </table:table-cell>
          <table:table-cell table:formula="of:=[.$H$644]/[.H223]" office:value-type="float" office:value="18.097695939148" calcext:value-type="float">
            <text:p>18.10</text:p>
          </table:table-cell>
          <table:table-cell table:formula="of:=[.$H$465]/[.H223]" office:value-type="float" office:value="3.60812170394366" calcext:value-type="float">
            <text:p>3.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4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3.084" calcext:value-type="float">
            <text:p>73.084</text:p>
          </table:table-cell>
          <table:table-cell table:number-columns-repeated="3" office:value-type="float" office:value="18.271" calcext:value-type="float">
            <text:p>18.271</text:p>
          </table:table-cell>
          <table:table-cell table:formula="of:=[.$H$644]/[.H224]" office:value-type="float" office:value="17.9182146571069" calcext:value-type="float">
            <text:p>17.92</text:p>
          </table:table-cell>
          <table:table-cell table:formula="of:=[.$H$465]/[.H224]" office:value-type="float" office:value="3.57233867878058" calcext:value-type="float">
            <text:p>3.5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1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73.1276" calcext:value-type="float">
            <text:p>73.1276</text:p>
          </table:table-cell>
          <table:table-cell table:number-columns-repeated="3" office:value-type="float" office:value="18.2819" calcext:value-type="float">
            <text:p>18.2819</text:p>
          </table:table-cell>
          <table:table-cell table:formula="of:=[.$H$644]/[.H225]" office:value-type="float" office:value="17.9075314928973" calcext:value-type="float">
            <text:p>17.91</text:p>
          </table:table-cell>
          <table:table-cell table:formula="of:=[.$H$465]/[.H225]" office:value-type="float" office:value="3.5702087857389" calcext:value-type="float">
            <text:p>3.5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2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3.3376" calcext:value-type="float">
            <text:p>73.3376</text:p>
          </table:table-cell>
          <table:table-cell table:number-columns-repeated="3" office:value-type="float" office:value="18.3344" calcext:value-type="float">
            <text:p>18.3344</text:p>
          </table:table-cell>
          <table:table-cell table:formula="of:=[.$H$644]/[.H226]" office:value-type="float" office:value="17.8562538179597" calcext:value-type="float">
            <text:p>17.86</text:p>
          </table:table-cell>
          <table:table-cell table:formula="of:=[.$H$465]/[.H226]" office:value-type="float" office:value="3.55998560083777" calcext:value-type="float">
            <text:p>3.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2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3.5032" calcext:value-type="float">
            <text:p>73.5032</text:p>
          </table:table-cell>
          <table:table-cell table:number-columns-repeated="3" office:value-type="float" office:value="18.3758" calcext:value-type="float">
            <text:p>18.3758</text:p>
          </table:table-cell>
          <table:table-cell table:formula="of:=[.$H$644]/[.H227]" office:value-type="float" office:value="17.8160243363554" calcext:value-type="float">
            <text:p>17.82</text:p>
          </table:table-cell>
          <table:table-cell table:formula="of:=[.$H$465]/[.H227]" office:value-type="float" office:value="3.55196508451333" calcext:value-type="float">
            <text:p>3.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2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4.572" calcext:value-type="float">
            <text:p>74.572</text:p>
          </table:table-cell>
          <table:table-cell table:number-columns-repeated="3" office:value-type="float" office:value="18.643" calcext:value-type="float">
            <text:p>18.643</text:p>
          </table:table-cell>
          <table:table-cell table:formula="of:=[.$H$644]/[.H228]" office:value-type="float" office:value="17.5606769296787" calcext:value-type="float">
            <text:p>17.56</text:p>
          </table:table-cell>
          <table:table-cell table:formula="of:=[.$H$465]/[.H228]" office:value-type="float" office:value="3.50105669688355" calcext:value-type="float">
            <text:p>3.5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2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5.0992" calcext:value-type="float">
            <text:p>75.0992</text:p>
          </table:table-cell>
          <table:table-cell table:number-columns-repeated="3" office:value-type="float" office:value="18.7748" calcext:value-type="float">
            <text:p>18.7748</text:p>
          </table:table-cell>
          <table:table-cell table:formula="of:=[.$H$644]/[.H229]" office:value-type="float" office:value="17.437400132092" calcext:value-type="float">
            <text:p>17.44</text:p>
          </table:table-cell>
          <table:table-cell table:formula="of:=[.$H$465]/[.H229]" office:value-type="float" office:value="3.47647911029678" calcext:value-type="float">
            <text:p>3.4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2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5.44" calcext:value-type="float">
            <text:p>75.44</text:p>
          </table:table-cell>
          <table:table-cell table:number-columns-repeated="3" office:value-type="float" office:value="18.86" calcext:value-type="float">
            <text:p>18.86</text:p>
          </table:table-cell>
          <table:table-cell table:formula="of:=[.$H$644]/[.H230]" office:value-type="float" office:value="17.3586267232238" calcext:value-type="float">
            <text:p>17.36</text:p>
          </table:table-cell>
          <table:table-cell table:formula="of:=[.$H$465]/[.H230]" office:value-type="float" office:value="3.46077412513256" calcext:value-type="float">
            <text:p>3.4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2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5.9588" calcext:value-type="float">
            <text:p>75.9588</text:p>
          </table:table-cell>
          <table:table-cell table:number-columns-repeated="3" office:value-type="float" office:value="18.9897" calcext:value-type="float">
            <text:p>18.9897</text:p>
          </table:table-cell>
          <table:table-cell table:formula="of:=[.$H$644]/[.H231]" office:value-type="float" office:value="17.2400669836806" calcext:value-type="float">
            <text:p>17.24</text:p>
          </table:table-cell>
          <table:table-cell table:formula="of:=[.$H$465]/[.H231]" office:value-type="float" office:value="3.43713697425446" calcext:value-type="float">
            <text:p>3.4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2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76.0108" calcext:value-type="float">
            <text:p>76.0108</text:p>
          </table:table-cell>
          <table:table-cell table:number-columns-repeated="3" office:value-type="float" office:value="19.0027" calcext:value-type="float">
            <text:p>19.0027</text:p>
          </table:table-cell>
          <table:table-cell table:formula="of:=[.$H$644]/[.H232]" office:value-type="float" office:value="17.2282728243881" calcext:value-type="float">
            <text:p>17.23</text:p>
          </table:table-cell>
          <table:table-cell table:formula="of:=[.$H$465]/[.H232]" office:value-type="float" office:value="3.43478558310135" calcext:value-type="float">
            <text:p>3.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2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6.4432" calcext:value-type="float">
            <text:p>76.4432</text:p>
          </table:table-cell>
          <table:table-cell table:number-columns-repeated="3" office:value-type="float" office:value="19.1108" calcext:value-type="float">
            <text:p>19.1108</text:p>
          </table:table-cell>
          <table:table-cell table:formula="of:=[.$H$644]/[.H233]" office:value-type="float" office:value="17.1308213156958" calcext:value-type="float">
            <text:p>17.13</text:p>
          </table:table-cell>
          <table:table-cell table:formula="of:=[.$H$465]/[.H233]" office:value-type="float" office:value="3.4153567616217" calcext:value-type="float">
            <text:p>3.4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2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6.7228" calcext:value-type="float">
            <text:p>76.7228</text:p>
          </table:table-cell>
          <table:table-cell table:number-columns-repeated="3" office:value-type="float" office:value="19.1807" calcext:value-type="float">
            <text:p>19.1807</text:p>
          </table:table-cell>
          <table:table-cell table:formula="of:=[.$H$644]/[.H234]" office:value-type="float" office:value="17.0683916645378" calcext:value-type="float">
            <text:p>17.07</text:p>
          </table:table-cell>
          <table:table-cell table:formula="of:=[.$H$465]/[.H234]" office:value-type="float" office:value="3.40291021704109" calcext:value-type="float">
            <text:p>3.4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1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77.4784" calcext:value-type="float">
            <text:p>77.4784</text:p>
          </table:table-cell>
          <table:table-cell table:number-columns-repeated="3" office:value-type="float" office:value="19.3696" calcext:value-type="float">
            <text:p>19.3696</text:p>
          </table:table-cell>
          <table:table-cell table:formula="of:=[.$H$644]/[.H235]" office:value-type="float" office:value="16.9019339583678" calcext:value-type="float">
            <text:p>16.90</text:p>
          </table:table-cell>
          <table:table-cell table:formula="of:=[.$H$465]/[.H235]" office:value-type="float" office:value="3.36972369073187" calcext:value-type="float">
            <text:p>3.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1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77.5348" calcext:value-type="float">
            <text:p>77.5348</text:p>
          </table:table-cell>
          <table:table-cell table:number-columns-repeated="3" office:value-type="float" office:value="19.3837" calcext:value-type="float">
            <text:p>19.3837</text:p>
          </table:table-cell>
          <table:table-cell table:formula="of:=[.$H$644]/[.H236]" office:value-type="float" office:value="16.8896392329638" calcext:value-type="float">
            <text:p>16.89</text:p>
          </table:table-cell>
          <table:table-cell table:formula="of:=[.$H$465]/[.H236]" office:value-type="float" office:value="3.36727250215387" calcext:value-type="float">
            <text:p>3.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4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7.6524" calcext:value-type="float">
            <text:p>77.6524</text:p>
          </table:table-cell>
          <table:table-cell table:number-columns-repeated="3" office:value-type="float" office:value="19.4131" calcext:value-type="float">
            <text:p>19.4131</text:p>
          </table:table-cell>
          <table:table-cell table:formula="of:=[.$H$644]/[.H237]" office:value-type="float" office:value="16.8640608661162" calcext:value-type="float">
            <text:p>16.86</text:p>
          </table:table-cell>
          <table:table-cell table:formula="of:=[.$H$465]/[.H237]" office:value-type="float" office:value="3.36217296567782" calcext:value-type="float">
            <text:p>3.3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4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8.5848" calcext:value-type="float">
            <text:p>78.5848</text:p>
          </table:table-cell>
          <table:table-cell table:number-columns-repeated="3" office:value-type="float" office:value="19.6462" calcext:value-type="float">
            <text:p>19.6462</text:p>
          </table:table-cell>
          <table:table-cell table:formula="of:=[.$H$644]/[.H238]" office:value-type="float" office:value="16.6639706406328" calcext:value-type="float">
            <text:p>16.66</text:p>
          </table:table-cell>
          <table:table-cell table:formula="of:=[.$H$465]/[.H238]" office:value-type="float" office:value="3.32228115360731" calcext:value-type="float">
            <text:p>3.3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2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8.6812" calcext:value-type="float">
            <text:p>78.6812</text:p>
          </table:table-cell>
          <table:table-cell table:number-columns-repeated="3" office:value-type="float" office:value="19.6703" calcext:value-type="float">
            <text:p>19.6703</text:p>
          </table:table-cell>
          <table:table-cell table:formula="of:=[.$H$644]/[.H239]" office:value-type="float" office:value="16.6435539874837" calcext:value-type="float">
            <text:p>16.64</text:p>
          </table:table-cell>
          <table:table-cell table:formula="of:=[.$H$465]/[.H239]" office:value-type="float" office:value="3.31821070344631" calcext:value-type="float">
            <text:p>3.3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4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9.1436" calcext:value-type="float">
            <text:p>79.1436</text:p>
          </table:table-cell>
          <table:table-cell table:number-columns-repeated="3" office:value-type="float" office:value="19.7859" calcext:value-type="float">
            <text:p>19.7859</text:p>
          </table:table-cell>
          <table:table-cell table:formula="of:=[.$H$644]/[.H240]" office:value-type="float" office:value="16.546313283702" calcext:value-type="float">
            <text:p>16.55</text:p>
          </table:table-cell>
          <table:table-cell table:formula="of:=[.$H$465]/[.H240]" office:value-type="float" office:value="3.29882390995608" calcext:value-type="float">
            <text:p>3.3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4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79.1544" calcext:value-type="float">
            <text:p>79.1544</text:p>
          </table:table-cell>
          <table:table-cell table:number-columns-repeated="3" office:value-type="float" office:value="19.7886" calcext:value-type="float">
            <text:p>19.7886</text:p>
          </table:table-cell>
          <table:table-cell table:formula="of:=[.$H$644]/[.H241]" office:value-type="float" office:value="16.5440556684151" calcext:value-type="float">
            <text:p>16.54</text:p>
          </table:table-cell>
          <table:table-cell table:formula="of:=[.$H$465]/[.H241]" office:value-type="float" office:value="3.29837381118422" calcext:value-type="float">
            <text:p>3.3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2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79.174" calcext:value-type="float">
            <text:p>79.174</text:p>
          </table:table-cell>
          <table:table-cell table:number-columns-repeated="3" office:value-type="float" office:value="19.7935" calcext:value-type="float">
            <text:p>19.7935</text:p>
          </table:table-cell>
          <table:table-cell table:formula="of:=[.$H$644]/[.H242]" office:value-type="float" office:value="16.5399600879076" calcext:value-type="float">
            <text:p>16.54</text:p>
          </table:table-cell>
          <table:table-cell table:formula="of:=[.$H$465]/[.H242]" office:value-type="float" office:value="3.29755727890469" calcext:value-type="float">
            <text:p>3.3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4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79.4532" calcext:value-type="float">
            <text:p>79.4532</text:p>
          </table:table-cell>
          <table:table-cell table:number-columns-repeated="3" office:value-type="float" office:value="19.8633" calcext:value-type="float">
            <text:p>19.8633</text:p>
          </table:table-cell>
          <table:table-cell table:formula="of:=[.$H$644]/[.H243]" office:value-type="float" office:value="16.4818383652263" calcext:value-type="float">
            <text:p>16.48</text:p>
          </table:table-cell>
          <table:table-cell table:formula="of:=[.$H$465]/[.H243]" office:value-type="float" office:value="3.28596960223125" calcext:value-type="float">
            <text:p>3.2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1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79.644" calcext:value-type="float">
            <text:p>79.644</text:p>
          </table:table-cell>
          <table:table-cell table:number-columns-repeated="3" office:value-type="float" office:value="19.911" calcext:value-type="float">
            <text:p>19.911</text:p>
          </table:table-cell>
          <table:table-cell table:formula="of:=[.$H$644]/[.H244]" office:value-type="float" office:value="16.4423534729546" calcext:value-type="float">
            <text:p>16.44</text:p>
          </table:table-cell>
          <table:table-cell table:formula="of:=[.$H$465]/[.H244]" office:value-type="float" office:value="3.27809753402642" calcext:value-type="float">
            <text:p>3.2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1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79.9036" calcext:value-type="float">
            <text:p>79.9036</text:p>
          </table:table-cell>
          <table:table-cell table:number-columns-repeated="3" office:value-type="float" office:value="19.9759" calcext:value-type="float">
            <text:p>19.9759</text:p>
          </table:table-cell>
          <table:table-cell table:formula="of:=[.$H$644]/[.H245]" office:value-type="float" office:value="16.3889336650664" calcext:value-type="float">
            <text:p>16.39</text:p>
          </table:table-cell>
          <table:table-cell table:formula="of:=[.$H$465]/[.H245]" office:value-type="float" office:value="3.26744727396513" calcext:value-type="float">
            <text:p>3.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1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0.0708" calcext:value-type="float">
            <text:p>80.0708</text:p>
          </table:table-cell>
          <table:table-cell table:number-columns-repeated="3" office:value-type="float" office:value="20.0177" calcext:value-type="float">
            <text:p>20.0177</text:p>
          </table:table-cell>
          <table:table-cell table:formula="of:=[.$H$644]/[.H246]" office:value-type="float" office:value="16.3547110806936" calcext:value-type="float">
            <text:p>16.35</text:p>
          </table:table-cell>
          <table:table-cell table:formula="of:=[.$H$465]/[.H246]" office:value-type="float" office:value="3.2606243474525" calcext:value-type="float">
            <text:p>3.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1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0.3752" calcext:value-type="float">
            <text:p>80.3752</text:p>
          </table:table-cell>
          <table:table-cell table:number-columns-repeated="3" office:value-type="float" office:value="20.0938" calcext:value-type="float">
            <text:p>20.0938</text:p>
          </table:table-cell>
          <table:table-cell table:formula="of:=[.$H$644]/[.H247]" office:value-type="float" office:value="16.29277189979" calcext:value-type="float">
            <text:p>16.29</text:p>
          </table:table-cell>
          <table:table-cell table:formula="of:=[.$H$465]/[.H247]" office:value-type="float" office:value="3.24827558749465" calcext:value-type="float">
            <text:p>3.2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1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80.5692" calcext:value-type="float">
            <text:p>80.5692</text:p>
          </table:table-cell>
          <table:table-cell table:number-columns-repeated="3" office:value-type="float" office:value="20.1423" calcext:value-type="float">
            <text:p>20.1423</text:p>
          </table:table-cell>
          <table:table-cell table:formula="of:=[.$H$644]/[.H248]" office:value-type="float" office:value="16.2535410553909" calcext:value-type="float">
            <text:p>16.25</text:p>
          </table:table-cell>
          <table:table-cell table:formula="of:=[.$H$465]/[.H248]" office:value-type="float" office:value="3.24045416859048" calcext:value-type="float">
            <text:p>3.2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2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80.6148" calcext:value-type="float">
            <text:p>80.6148</text:p>
          </table:table-cell>
          <table:table-cell table:number-columns-repeated="3" office:value-type="float" office:value="20.1537" calcext:value-type="float">
            <text:p>20.1537</text:p>
          </table:table-cell>
          <table:table-cell table:formula="of:=[.$H$644]/[.H249]" office:value-type="float" office:value="16.2443471918308" calcext:value-type="float">
            <text:p>16.24</text:p>
          </table:table-cell>
          <table:table-cell table:formula="of:=[.$H$465]/[.H249]" office:value-type="float" office:value="3.23862119610791" calcext:value-type="float">
            <text:p>3.2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1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81.3212" calcext:value-type="float">
            <text:p>81.3212</text:p>
          </table:table-cell>
          <table:table-cell table:number-columns-repeated="3" office:value-type="float" office:value="20.3303" calcext:value-type="float">
            <text:p>20.3303</text:p>
          </table:table-cell>
          <table:table-cell table:formula="of:=[.$H$644]/[.H250]" office:value-type="float" office:value="16.1032399915397" calcext:value-type="float">
            <text:p>16.10</text:p>
          </table:table-cell>
          <table:table-cell table:formula="of:=[.$H$465]/[.H250]" office:value-type="float" office:value="3.21048877783407" calcext:value-type="float">
            <text:p>3.2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1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1.9008" calcext:value-type="float">
            <text:p>81.9008</text:p>
          </table:table-cell>
          <table:table-cell table:number-columns-repeated="3" office:value-type="float" office:value="20.4752" calcext:value-type="float">
            <text:p>20.4752</text:p>
          </table:table-cell>
          <table:table-cell table:formula="of:=[.$H$644]/[.H251]" office:value-type="float" office:value="15.9892797139955" calcext:value-type="float">
            <text:p>15.99</text:p>
          </table:table-cell>
          <table:table-cell table:formula="of:=[.$H$465]/[.H251]" office:value-type="float" office:value="3.18776861764476" calcext:value-type="float">
            <text:p>3.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4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81.9332" calcext:value-type="float">
            <text:p>81.9332</text:p>
          </table:table-cell>
          <table:table-cell table:number-columns-repeated="3" office:value-type="float" office:value="20.4833" calcext:value-type="float">
            <text:p>20.4833</text:p>
          </table:table-cell>
          <table:table-cell table:formula="of:=[.$H$644]/[.H252]" office:value-type="float" office:value="15.9829568477736" calcext:value-type="float">
            <text:p>15.98</text:p>
          </table:table-cell>
          <table:table-cell table:formula="of:=[.$H$465]/[.H252]" office:value-type="float" office:value="3.18650803337353" calcext:value-type="float">
            <text:p>3.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1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2.2224" calcext:value-type="float">
            <text:p>82.2224</text:p>
          </table:table-cell>
          <table:table-cell table:number-columns-repeated="3" office:value-type="float" office:value="20.5556" calcext:value-type="float">
            <text:p>20.5556</text:p>
          </table:table-cell>
          <table:table-cell table:formula="of:=[.$H$644]/[.H253]" office:value-type="float" office:value="15.9267401583997" calcext:value-type="float">
            <text:p>15.93</text:p>
          </table:table-cell>
          <table:table-cell table:formula="of:=[.$H$465]/[.H253]" office:value-type="float" office:value="3.17530016151316" calcext:value-type="float">
            <text:p>3.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4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82.6756" calcext:value-type="float">
            <text:p>82.6756</text:p>
          </table:table-cell>
          <table:table-cell table:number-columns-repeated="3" office:value-type="float" office:value="20.6689" calcext:value-type="float">
            <text:p>20.6689</text:p>
          </table:table-cell>
          <table:table-cell table:formula="of:=[.$H$644]/[.H254]" office:value-type="float" office:value="15.8394350933044" calcext:value-type="float">
            <text:p>15.84</text:p>
          </table:table-cell>
          <table:table-cell table:formula="of:=[.$H$465]/[.H254]" office:value-type="float" office:value="3.15789422755928" calcext:value-type="float">
            <text:p>3.1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1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4.1444" calcext:value-type="float">
            <text:p>84.1444</text:p>
          </table:table-cell>
          <table:table-cell table:number-columns-repeated="3" office:value-type="float" office:value="21.0361" calcext:value-type="float">
            <text:p>21.0361</text:p>
          </table:table-cell>
          <table:table-cell table:formula="of:=[.$H$644]/[.H255]" office:value-type="float" office:value="15.5629465537814" calcext:value-type="float">
            <text:p>15.56</text:p>
          </table:table-cell>
          <table:table-cell table:formula="of:=[.$H$465]/[.H255]" office:value-type="float" office:value="3.10277095088919" calcext:value-type="float">
            <text:p>3.1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1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84.252" calcext:value-type="float">
            <text:p>84.252</text:p>
          </table:table-cell>
          <table:table-cell table:number-columns-repeated="3" office:value-type="float" office:value="21.063" calcext:value-type="float">
            <text:p>21.063</text:p>
          </table:table-cell>
          <table:table-cell table:formula="of:=[.$H$644]/[.H256]" office:value-type="float" office:value="15.5430707876371" calcext:value-type="float">
            <text:p>15.54</text:p>
          </table:table-cell>
          <table:table-cell table:formula="of:=[.$H$465]/[.H256]" office:value-type="float" office:value="3.09880833689408" calcext:value-type="float">
            <text:p>3.1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1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86.6464" calcext:value-type="float">
            <text:p>86.6464</text:p>
          </table:table-cell>
          <table:table-cell table:number-columns-repeated="3" office:value-type="float" office:value="21.6616" calcext:value-type="float">
            <text:p>21.6616</text:p>
          </table:table-cell>
          <table:table-cell table:formula="of:=[.$H$644]/[.H257]" office:value-type="float" office:value="15.1135511688887" calcext:value-type="float">
            <text:p>15.11</text:p>
          </table:table-cell>
          <table:table-cell table:formula="of:=[.$H$465]/[.H257]" office:value-type="float" office:value="3.01317538870628" calcext:value-type="float">
            <text:p>3.0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1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87.5676" calcext:value-type="float">
            <text:p>87.5676</text:p>
          </table:table-cell>
          <table:table-cell table:number-columns-repeated="3" office:value-type="float" office:value="21.8919" calcext:value-type="float">
            <text:p>21.8919</text:p>
          </table:table-cell>
          <table:table-cell table:formula="of:=[.$H$644]/[.H258]" office:value-type="float" office:value="14.9545585353487" calcext:value-type="float">
            <text:p>14.95</text:p>
          </table:table-cell>
          <table:table-cell table:formula="of:=[.$H$465]/[.H258]" office:value-type="float" office:value="2.98147716735414" calcext:value-type="float">
            <text:p>2.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1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87.5704" calcext:value-type="float">
            <text:p>87.5704</text:p>
          </table:table-cell>
          <table:table-cell table:number-columns-repeated="3" office:value-type="float" office:value="21.8926" calcext:value-type="float">
            <text:p>21.8926</text:p>
          </table:table-cell>
          <table:table-cell table:formula="of:=[.$H$644]/[.H259]" office:value-type="float" office:value="14.9540803741904" calcext:value-type="float">
            <text:p>14.95</text:p>
          </table:table-cell>
          <table:table-cell table:formula="of:=[.$H$465]/[.H259]" office:value-type="float" office:value="2.98138183678503" calcext:value-type="float">
            <text:p>2.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1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88.7676" calcext:value-type="float">
            <text:p>88.7676</text:p>
          </table:table-cell>
          <table:table-cell table:number-columns-repeated="3" office:value-type="float" office:value="22.1919" calcext:value-type="float">
            <text:p>22.1919</text:p>
          </table:table-cell>
          <table:table-cell table:formula="of:=[.$H$644]/[.H260]" office:value-type="float" office:value="14.7523961445392" calcext:value-type="float">
            <text:p>14.75</text:p>
          </table:table-cell>
          <table:table-cell table:formula="of:=[.$H$465]/[.H260]" office:value-type="float" office:value="2.94117222950716" calcext:value-type="float">
            <text:p>2.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1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88.8388" calcext:value-type="float">
            <text:p>88.8388</text:p>
          </table:table-cell>
          <table:table-cell table:number-columns-repeated="3" office:value-type="float" office:value="22.2097" calcext:value-type="float">
            <text:p>22.2097</text:p>
          </table:table-cell>
          <table:table-cell table:formula="of:=[.$H$644]/[.H261]" office:value-type="float" office:value="14.74057281278" calcext:value-type="float">
            <text:p>14.74</text:p>
          </table:table-cell>
          <table:table-cell table:formula="of:=[.$H$465]/[.H261]" office:value-type="float" office:value="2.93881502226505" calcext:value-type="float">
            <text:p>2.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4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90.1336" calcext:value-type="float">
            <text:p>90.1336</text:p>
          </table:table-cell>
          <table:table-cell table:number-columns-repeated="3" office:value-type="float" office:value="22.5334" calcext:value-type="float">
            <text:p>22.5334</text:p>
          </table:table-cell>
          <table:table-cell table:formula="of:=[.$H$644]/[.H262]" office:value-type="float" office:value="14.5288194413626" calcext:value-type="float">
            <text:p>14.53</text:p>
          </table:table-cell>
          <table:table-cell table:formula="of:=[.$H$465]/[.H262]" office:value-type="float" office:value="2.89659793905935" calcext:value-type="float">
            <text:p>2.9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4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90.7108" calcext:value-type="float">
            <text:p>90.7108</text:p>
          </table:table-cell>
          <table:table-cell table:number-columns-repeated="3" office:value-type="float" office:value="22.6777" calcext:value-type="float">
            <text:p>22.6777</text:p>
          </table:table-cell>
          <table:table-cell table:formula="of:=[.$H$644]/[.H263]" office:value-type="float" office:value="14.4363714133267" calcext:value-type="float">
            <text:p>14.44</text:p>
          </table:table-cell>
          <table:table-cell table:formula="of:=[.$H$465]/[.H263]" office:value-type="float" office:value="2.87816665711249" calcext:value-type="float">
            <text:p>2.8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4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90.7348" calcext:value-type="float">
            <text:p>90.7348</text:p>
          </table:table-cell>
          <table:table-cell table:number-columns-repeated="3" office:value-type="float" office:value="22.6837" calcext:value-type="float">
            <text:p>22.6837</text:p>
          </table:table-cell>
          <table:table-cell table:formula="of:=[.$H$644]/[.H264]" office:value-type="float" office:value="14.4325528904015" calcext:value-type="float">
            <text:p>14.43</text:p>
          </table:table-cell>
          <table:table-cell table:formula="of:=[.$H$465]/[.H264]" office:value-type="float" office:value="2.87740536155918" calcext:value-type="float">
            <text:p>2.8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1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90.7824" calcext:value-type="float">
            <text:p>90.7824</text:p>
          </table:table-cell>
          <table:table-cell table:number-columns-repeated="3" office:value-type="float" office:value="22.6956" calcext:value-type="float">
            <text:p>22.6956</text:p>
          </table:table-cell>
          <table:table-cell table:formula="of:=[.$H$644]/[.H265]" office:value-type="float" office:value="14.4249854597367" calcext:value-type="float">
            <text:p>14.42</text:p>
          </table:table-cell>
          <table:table-cell table:formula="of:=[.$H$465]/[.H265]" office:value-type="float" office:value="2.87589664957084" calcext:value-type="float">
            <text:p>2.8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4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91.7256" calcext:value-type="float">
            <text:p>91.7256</text:p>
          </table:table-cell>
          <table:table-cell table:number-columns-repeated="3" office:value-type="float" office:value="22.9314" calcext:value-type="float">
            <text:p>22.9314</text:p>
          </table:table-cell>
          <table:table-cell table:formula="of:=[.$H$644]/[.H266]" office:value-type="float" office:value="14.2766555901515" calcext:value-type="float">
            <text:p>14.28</text:p>
          </table:table-cell>
          <table:table-cell table:formula="of:=[.$H$465]/[.H266]" office:value-type="float" office:value="2.84632425407956" calcext:value-type="float">
            <text:p>2.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4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93.164" calcext:value-type="float">
            <text:p>93.164</text:p>
          </table:table-cell>
          <table:table-cell table:number-columns-repeated="3" office:value-type="float" office:value="23.291" calcext:value-type="float">
            <text:p>23.291</text:p>
          </table:table-cell>
          <table:table-cell table:formula="of:=[.$H$644]/[.H267]" office:value-type="float" office:value="14.0562320209523" calcext:value-type="float">
            <text:p>14.06</text:p>
          </table:table-cell>
          <table:table-cell table:formula="of:=[.$H$465]/[.H267]" office:value-type="float" office:value="2.80237860117642" calcext:value-type="float">
            <text:p>2.8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4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93.5676" calcext:value-type="float">
            <text:p>93.5676</text:p>
          </table:table-cell>
          <table:table-cell table:number-columns-repeated="3" office:value-type="float" office:value="23.3919" calcext:value-type="float">
            <text:p>23.3919</text:p>
          </table:table-cell>
          <table:table-cell table:formula="of:=[.$H$644]/[.H268]" office:value-type="float" office:value="13.9956010413861" calcext:value-type="float">
            <text:p>14.00</text:p>
          </table:table-cell>
          <table:table-cell table:formula="of:=[.$H$465]/[.H268]" office:value-type="float" office:value="2.79029065616731" calcext:value-type="float">
            <text:p>2.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1_P4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94.0612" calcext:value-type="float">
            <text:p>94.0612</text:p>
          </table:table-cell>
          <table:table-cell table:number-columns-repeated="3" office:value-type="float" office:value="23.5153" calcext:value-type="float">
            <text:p>23.5153</text:p>
          </table:table-cell>
          <table:table-cell table:formula="of:=[.$H$644]/[.H269]" office:value-type="float" office:value="13.922157063699" calcext:value-type="float">
            <text:p>13.92</text:p>
          </table:table-cell>
          <table:table-cell table:formula="of:=[.$H$465]/[.H269]" office:value-type="float" office:value="2.77564819500495" calcext:value-type="float">
            <text:p>2.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4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94.3584" calcext:value-type="float">
            <text:p>94.3584</text:p>
          </table:table-cell>
          <table:table-cell table:number-columns-repeated="3" office:value-type="float" office:value="23.5896" calcext:value-type="float">
            <text:p>23.5896</text:p>
          </table:table-cell>
          <table:table-cell table:formula="of:=[.$H$644]/[.H270]" office:value-type="float" office:value="13.8783065418659" calcext:value-type="float">
            <text:p>13.88</text:p>
          </table:table-cell>
          <table:table-cell table:formula="of:=[.$H$465]/[.H270]" office:value-type="float" office:value="2.76690575507851" calcext:value-type="float">
            <text:p>2.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2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95.4524" calcext:value-type="float">
            <text:p>95.4524</text:p>
          </table:table-cell>
          <table:table-cell table:number-columns-repeated="3" office:value-type="float" office:value="23.8631" calcext:value-type="float">
            <text:p>23.8631</text:p>
          </table:table-cell>
          <table:table-cell table:formula="of:=[.$H$644]/[.H271]" office:value-type="float" office:value="13.7192443563493" calcext:value-type="float">
            <text:p>13.72</text:p>
          </table:table-cell>
          <table:table-cell table:formula="of:=[.$H$465]/[.H271]" office:value-type="float" office:value="2.73519366721004" calcext:value-type="float">
            <text:p>2.7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4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95.5656" calcext:value-type="float">
            <text:p>95.5656</text:p>
          </table:table-cell>
          <table:table-cell table:number-columns-repeated="3" office:value-type="float" office:value="23.8914" calcext:value-type="float">
            <text:p>23.8914</text:p>
          </table:table-cell>
          <table:table-cell table:formula="of:=[.$H$644]/[.H272]" office:value-type="float" office:value="13.7029935457947" calcext:value-type="float">
            <text:p>13.70</text:p>
          </table:table-cell>
          <table:table-cell table:formula="of:=[.$H$465]/[.H272]" office:value-type="float" office:value="2.73195375741899" calcext:value-type="float">
            <text:p>2.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2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96.114" calcext:value-type="float">
            <text:p>96.114</text:p>
          </table:table-cell>
          <table:table-cell table:number-columns-repeated="3" office:value-type="float" office:value="24.0285" calcext:value-type="float">
            <text:p>24.0285</text:p>
          </table:table-cell>
          <table:table-cell table:formula="of:=[.$H$644]/[.H273]" office:value-type="float" office:value="13.624808040452" calcext:value-type="float">
            <text:p>13.62</text:p>
          </table:table-cell>
          <table:table-cell table:formula="of:=[.$H$465]/[.H273]" office:value-type="float" office:value="2.71636598206297" calcext:value-type="float">
            <text:p>2.7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2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97.2928" calcext:value-type="float">
            <text:p>97.2928</text:p>
          </table:table-cell>
          <table:table-cell table:number-columns-repeated="3" office:value-type="float" office:value="24.3232" calcext:value-type="float">
            <text:p>24.3232</text:p>
          </table:table-cell>
          <table:table-cell table:formula="of:=[.$H$644]/[.H274]" office:value-type="float" office:value="13.4597298052888" calcext:value-type="float">
            <text:p>13.46</text:p>
          </table:table-cell>
          <table:table-cell table:formula="of:=[.$H$465]/[.H274]" office:value-type="float" office:value="2.68345447967373" calcext:value-type="float">
            <text:p>2.6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1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97.3056" calcext:value-type="float">
            <text:p>97.3056</text:p>
          </table:table-cell>
          <table:table-cell table:number-columns-repeated="3" office:value-type="float" office:value="24.3264" calcext:value-type="float">
            <text:p>24.3264</text:p>
          </table:table-cell>
          <table:table-cell table:formula="of:=[.$H$644]/[.H275]" office:value-type="float" office:value="13.4579592541436" calcext:value-type="float">
            <text:p>13.46</text:p>
          </table:table-cell>
          <table:table-cell table:formula="of:=[.$H$465]/[.H275]" office:value-type="float" office:value="2.68310148645093" calcext:value-type="float">
            <text:p>2.6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2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97.6624" calcext:value-type="float">
            <text:p>97.6624</text:p>
          </table:table-cell>
          <table:table-cell table:number-columns-repeated="3" office:value-type="float" office:value="24.4156" calcext:value-type="float">
            <text:p>24.4156</text:p>
          </table:table-cell>
          <table:table-cell table:formula="of:=[.$H$644]/[.H276]" office:value-type="float" office:value="13.4087919199201" calcext:value-type="float">
            <text:p>13.41</text:p>
          </table:table-cell>
          <table:table-cell table:formula="of:=[.$H$465]/[.H276]" office:value-type="float" office:value="2.67329903831976" calcext:value-type="float">
            <text:p>2.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4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98.288" calcext:value-type="float">
            <text:p>98.288</text:p>
          </table:table-cell>
          <table:table-cell table:number-columns-repeated="3" office:value-type="float" office:value="24.572" calcext:value-type="float">
            <text:p>24.572</text:p>
          </table:table-cell>
          <table:table-cell table:formula="of:=[.$H$644]/[.H277]" office:value-type="float" office:value="13.323445384991" calcext:value-type="float">
            <text:p>13.32</text:p>
          </table:table-cell>
          <table:table-cell table:formula="of:=[.$H$465]/[.H277]" office:value-type="float" office:value="2.65628357480059" calcext:value-type="float">
            <text:p>2.6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4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99.0432" calcext:value-type="float">
            <text:p>99.0432</text:p>
          </table:table-cell>
          <table:table-cell table:number-columns-repeated="3" office:value-type="float" office:value="24.7608" calcext:value-type="float">
            <text:p>24.7608</text:p>
          </table:table-cell>
          <table:table-cell table:formula="of:=[.$H$644]/[.H278]" office:value-type="float" office:value="13.2218547058253" calcext:value-type="float">
            <text:p>13.22</text:p>
          </table:table-cell>
          <table:table-cell table:formula="of:=[.$H$465]/[.H278]" office:value-type="float" office:value="2.63602953054829" calcext:value-type="float">
            <text:p>2.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2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99.0924" calcext:value-type="float">
            <text:p>99.0924</text:p>
          </table:table-cell>
          <table:table-cell table:number-columns-repeated="3" office:value-type="float" office:value="24.7731" calcext:value-type="float">
            <text:p>24.7731</text:p>
          </table:table-cell>
          <table:table-cell table:formula="of:=[.$H$644]/[.H279]" office:value-type="float" office:value="13.2152899717839" calcext:value-type="float">
            <text:p>13.22</text:p>
          </table:table-cell>
          <table:table-cell table:formula="of:=[.$H$465]/[.H279]" office:value-type="float" office:value="2.63472072530285" calcext:value-type="float">
            <text:p>2.6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4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99.12" calcext:value-type="float">
            <text:p>99.12</text:p>
          </table:table-cell>
          <table:table-cell table:number-columns-repeated="3" office:value-type="float" office:value="24.78" calcext:value-type="float">
            <text:p>24.78</text:p>
          </table:table-cell>
          <table:table-cell table:formula="of:=[.$H$644]/[.H280]" office:value-type="float" office:value="13.2116101694915" calcext:value-type="float">
            <text:p>13.21</text:p>
          </table:table-cell>
          <table:table-cell table:formula="of:=[.$H$465]/[.H280]" office:value-type="float" office:value="2.63398708635997" calcext:value-type="float">
            <text:p>2.6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4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99.6408" calcext:value-type="float">
            <text:p>99.6408</text:p>
          </table:table-cell>
          <table:table-cell table:number-columns-repeated="3" office:value-type="float" office:value="24.9102" calcext:value-type="float">
            <text:p>24.9102</text:p>
          </table:table-cell>
          <table:table-cell table:formula="of:=[.$H$644]/[.H281]" office:value-type="float" office:value="13.1425560613725" calcext:value-type="float">
            <text:p>13.14</text:p>
          </table:table-cell>
          <table:table-cell table:formula="of:=[.$H$465]/[.H281]" office:value-type="float" office:value="2.62021982962802" calcext:value-type="float">
            <text:p>2.6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2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100.8968" calcext:value-type="float">
            <text:p>100.8968</text:p>
          </table:table-cell>
          <table:table-cell table:number-columns-repeated="3" office:value-type="float" office:value="25.2242" calcext:value-type="float">
            <text:p>25.2242</text:p>
          </table:table-cell>
          <table:table-cell table:formula="of:=[.$H$644]/[.H282]" office:value-type="float" office:value="12.9789527517226" calcext:value-type="float">
            <text:p>12.98</text:p>
          </table:table-cell>
          <table:table-cell table:formula="of:=[.$H$465]/[.H282]" office:value-type="float" office:value="2.58760238183966" calcext:value-type="float">
            <text:p>2.5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2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01.032" calcext:value-type="float">
            <text:p>101.032</text:p>
          </table:table-cell>
          <table:table-cell table:number-columns-repeated="3" office:value-type="float" office:value="25.258" calcext:value-type="float">
            <text:p>25.258</text:p>
          </table:table-cell>
          <table:table-cell table:formula="of:=[.$H$644]/[.H283]" office:value-type="float" office:value="12.9615844484916" calcext:value-type="float">
            <text:p>12.96</text:p>
          </table:table-cell>
          <table:table-cell table:formula="of:=[.$H$465]/[.H283]" office:value-type="float" office:value="2.5841396785177" calcext:value-type="float">
            <text:p>2.5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2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02.086" calcext:value-type="float">
            <text:p>102.086</text:p>
          </table:table-cell>
          <table:table-cell table:number-columns-repeated="3" office:value-type="float" office:value="25.5215" calcext:value-type="float">
            <text:p>25.5215</text:p>
          </table:table-cell>
          <table:table-cell table:formula="of:=[.$H$644]/[.H284]" office:value-type="float" office:value="12.8277609074702" calcext:value-type="float">
            <text:p>12.83</text:p>
          </table:table-cell>
          <table:table-cell table:formula="of:=[.$H$465]/[.H284]" office:value-type="float" office:value="2.55745939697902" calcext:value-type="float">
            <text:p>2.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4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02.3656" calcext:value-type="float">
            <text:p>102.3656</text:p>
          </table:table-cell>
          <table:table-cell table:number-columns-repeated="3" office:value-type="float" office:value="25.5914" calcext:value-type="float">
            <text:p>25.5914</text:p>
          </table:table-cell>
          <table:table-cell table:formula="of:=[.$H$644]/[.H285]" office:value-type="float" office:value="12.7927233367459" calcext:value-type="float">
            <text:p>12.79</text:p>
          </table:table-cell>
          <table:table-cell table:formula="of:=[.$H$465]/[.H285]" office:value-type="float" office:value="2.55047398735513" calcext:value-type="float">
            <text:p>2.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2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03.5568" calcext:value-type="float">
            <text:p>103.5568</text:p>
          </table:table-cell>
          <table:table-cell table:number-columns-repeated="3" office:value-type="float" office:value="25.8892" calcext:value-type="float">
            <text:p>25.8892</text:p>
          </table:table-cell>
          <table:table-cell table:formula="of:=[.$H$644]/[.H286]" office:value-type="float" office:value="12.645570353661" calcext:value-type="float">
            <text:p>12.65</text:p>
          </table:table-cell>
          <table:table-cell table:formula="of:=[.$H$465]/[.H286]" office:value-type="float" office:value="2.52113622668912" calcext:value-type="float">
            <text:p>2.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4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04.1452" calcext:value-type="float">
            <text:p>104.1452</text:p>
          </table:table-cell>
          <table:table-cell table:number-columns-repeated="3" office:value-type="float" office:value="26.0363" calcext:value-type="float">
            <text:p>26.0363</text:p>
          </table:table-cell>
          <table:table-cell table:formula="of:=[.$H$644]/[.H287]" office:value-type="float" office:value="12.5741253557533" calcext:value-type="float">
            <text:p>12.57</text:p>
          </table:table-cell>
          <table:table-cell table:formula="of:=[.$H$465]/[.H287]" office:value-type="float" office:value="2.50689230036526" calcext:value-type="float">
            <text:p>2.5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4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04.7948" calcext:value-type="float">
            <text:p>104.7948</text:p>
          </table:table-cell>
          <table:table-cell table:number-columns-repeated="3" office:value-type="float" office:value="26.1987" calcext:value-type="float">
            <text:p>26.1987</text:p>
          </table:table-cell>
          <table:table-cell table:formula="of:=[.$H$644]/[.H288]" office:value-type="float" office:value="12.4961811082229" calcext:value-type="float">
            <text:p>12.50</text:p>
          </table:table-cell>
          <table:table-cell table:formula="of:=[.$H$465]/[.H288]" office:value-type="float" office:value="2.49135262436686" calcext:value-type="float">
            <text:p>2.4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4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04.9208" calcext:value-type="float">
            <text:p>104.9208</text:p>
          </table:table-cell>
          <table:table-cell table:number-columns-repeated="3" office:value-type="float" office:value="26.2302" calcext:value-type="float">
            <text:p>26.2302</text:p>
          </table:table-cell>
          <table:table-cell table:formula="of:=[.$H$644]/[.H289]" office:value-type="float" office:value="12.481174371526" calcext:value-type="float">
            <text:p>12.48</text:p>
          </table:table-cell>
          <table:table-cell table:formula="of:=[.$H$465]/[.H289]" office:value-type="float" office:value="2.48836074448536" calcext:value-type="float">
            <text:p>2.4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2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05.2756" calcext:value-type="float">
            <text:p>105.2756</text:p>
          </table:table-cell>
          <table:table-cell table:number-columns-repeated="3" office:value-type="float" office:value="26.3189" calcext:value-type="float">
            <text:p>26.3189</text:p>
          </table:table-cell>
          <table:table-cell table:formula="of:=[.$H$644]/[.H290]" office:value-type="float" office:value="12.4391102971629" calcext:value-type="float">
            <text:p>12.44</text:p>
          </table:table-cell>
          <table:table-cell table:formula="of:=[.$H$465]/[.H290]" office:value-type="float" office:value="2.479974467018" calcext:value-type="float">
            <text:p>2.4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4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106.1128" calcext:value-type="float">
            <text:p>106.1128</text:p>
          </table:table-cell>
          <table:table-cell table:number-columns-repeated="3" office:value-type="float" office:value="26.5282" calcext:value-type="float">
            <text:p>26.5282</text:p>
          </table:table-cell>
          <table:table-cell table:formula="of:=[.$H$644]/[.H291]" office:value-type="float" office:value="12.340969232741" calcext:value-type="float">
            <text:p>12.34</text:p>
          </table:table-cell>
          <table:table-cell table:formula="of:=[.$H$465]/[.H291]" office:value-type="float" office:value="2.46040816941971" calcext:value-type="float">
            <text:p>2.4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4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108.1664" calcext:value-type="float">
            <text:p>108.1664</text:p>
          </table:table-cell>
          <table:table-cell table:number-columns-repeated="3" office:value-type="float" office:value="27.0416" calcext:value-type="float">
            <text:p>27.0416</text:p>
          </table:table-cell>
          <table:table-cell table:formula="of:=[.$H$644]/[.H292]" office:value-type="float" office:value="12.1066689840838" calcext:value-type="float">
            <text:p>12.11</text:p>
          </table:table-cell>
          <table:table-cell table:formula="of:=[.$H$465]/[.H292]" office:value-type="float" office:value="2.41369593515177" calcext:value-type="float">
            <text:p>2.4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4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12.2252" calcext:value-type="float">
            <text:p>112.2252</text:p>
          </table:table-cell>
          <table:table-cell table:number-columns-repeated="3" office:value-type="float" office:value="28.0563" calcext:value-type="float">
            <text:p>28.0563</text:p>
          </table:table-cell>
          <table:table-cell table:formula="of:=[.$H$644]/[.H293]" office:value-type="float" office:value="11.6688123523059" calcext:value-type="float">
            <text:p>11.67</text:p>
          </table:table-cell>
          <table:table-cell table:formula="of:=[.$H$465]/[.H293]" office:value-type="float" office:value="2.32640084401721" calcext:value-type="float">
            <text:p>2.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2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12.2532" calcext:value-type="float">
            <text:p>112.2532</text:p>
          </table:table-cell>
          <table:table-cell table:number-columns-repeated="3" office:value-type="float" office:value="28.0633" calcext:value-type="float">
            <text:p>28.0633</text:p>
          </table:table-cell>
          <table:table-cell table:formula="of:=[.$H$644]/[.H294]" office:value-type="float" office:value="11.6659017293048" calcext:value-type="float">
            <text:p>11.67</text:p>
          </table:table-cell>
          <table:table-cell table:formula="of:=[.$H$465]/[.H294]" office:value-type="float" office:value="2.32582055567235" calcext:value-type="float">
            <text:p>2.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4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14.5316" calcext:value-type="float">
            <text:p>114.5316</text:p>
          </table:table-cell>
          <table:table-cell table:number-columns-repeated="3" office:value-type="float" office:value="28.6329" calcext:value-type="float">
            <text:p>28.6329</text:p>
          </table:table-cell>
          <table:table-cell table:formula="of:=[.$H$644]/[.H295]" office:value-type="float" office:value="11.4338296155821" calcext:value-type="float">
            <text:p>11.43</text:p>
          </table:table-cell>
          <table:table-cell table:formula="of:=[.$H$465]/[.H295]" office:value-type="float" office:value="2.27955254270437" calcext:value-type="float">
            <text:p>2.2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2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14.7964" calcext:value-type="float">
            <text:p>114.7964</text:p>
          </table:table-cell>
          <table:table-cell table:number-columns-repeated="3" office:value-type="float" office:value="28.6991" calcext:value-type="float">
            <text:p>28.6991</text:p>
          </table:table-cell>
          <table:table-cell table:formula="of:=[.$H$644]/[.H296]" office:value-type="float" office:value="11.4074552860543" calcext:value-type="float">
            <text:p>11.41</text:p>
          </table:table-cell>
          <table:table-cell table:formula="of:=[.$H$465]/[.H296]" office:value-type="float" office:value="2.27429431584963" calcext:value-type="float">
            <text:p>2.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4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15.4148" calcext:value-type="float">
            <text:p>115.4148</text:p>
          </table:table-cell>
          <table:table-cell table:number-columns-repeated="3" office:value-type="float" office:value="28.8537" calcext:value-type="float">
            <text:p>28.8537</text:p>
          </table:table-cell>
          <table:table-cell table:formula="of:=[.$H$644]/[.H297]" office:value-type="float" office:value="11.3463333991828" calcext:value-type="float">
            <text:p>11.35</text:p>
          </table:table-cell>
          <table:table-cell table:formula="of:=[.$H$465]/[.H297]" office:value-type="float" office:value="2.26210849908331" calcext:value-type="float">
            <text:p>2.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2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15.9436" calcext:value-type="float">
            <text:p>115.9436</text:p>
          </table:table-cell>
          <table:table-cell table:number-columns-repeated="3" office:value-type="float" office:value="28.9859" calcext:value-type="float">
            <text:p>28.9859</text:p>
          </table:table-cell>
          <table:table-cell table:formula="of:=[.$H$644]/[.H298]" office:value-type="float" office:value="11.2945846083786" calcext:value-type="float">
            <text:p>11.29</text:p>
          </table:table-cell>
          <table:table-cell table:formula="of:=[.$H$465]/[.H298]" office:value-type="float" office:value="2.25179138822669" calcext:value-type="float">
            <text:p>2.2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4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17.1808" calcext:value-type="float">
            <text:p>117.1808</text:p>
          </table:table-cell>
          <table:table-cell table:number-columns-repeated="3" office:value-type="float" office:value="29.2952" calcext:value-type="float">
            <text:p>29.2952</text:p>
          </table:table-cell>
          <table:table-cell table:formula="of:=[.$H$644]/[.H299]" office:value-type="float" office:value="11.175335891204" calcext:value-type="float">
            <text:p>11.18</text:p>
          </table:table-cell>
          <table:table-cell table:formula="of:=[.$H$465]/[.H299]" office:value-type="float" office:value="2.22801687648488" calcext:value-type="float">
            <text:p>2.2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4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117.6324" calcext:value-type="float">
            <text:p>117.6324</text:p>
          </table:table-cell>
          <table:table-cell table:number-columns-repeated="3" office:value-type="float" office:value="29.4081" calcext:value-type="float">
            <text:p>29.4081</text:p>
          </table:table-cell>
          <table:table-cell table:formula="of:=[.$H$644]/[.H300]" office:value-type="float" office:value="11.1324329011395" calcext:value-type="float">
            <text:p>11.13</text:p>
          </table:table-cell>
          <table:table-cell table:formula="of:=[.$H$465]/[.H300]" office:value-type="float" office:value="2.2194633451328" calcext:value-type="float">
            <text:p>2.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4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18.8596" calcext:value-type="float">
            <text:p>118.8596</text:p>
          </table:table-cell>
          <table:table-cell table:number-columns-repeated="3" office:value-type="float" office:value="29.7149" calcext:value-type="float">
            <text:p>29.7149</text:p>
          </table:table-cell>
          <table:table-cell table:formula="of:=[.$H$644]/[.H301]" office:value-type="float" office:value="11.0174929075985" calcext:value-type="float">
            <text:p>11.02</text:p>
          </table:table-cell>
          <table:table-cell table:formula="of:=[.$H$465]/[.H301]" office:value-type="float" office:value="2.1965478598279" calcext:value-type="float">
            <text:p>2.2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1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19.8156" calcext:value-type="float">
            <text:p>119.8156</text:p>
          </table:table-cell>
          <table:table-cell table:number-columns-repeated="3" office:value-type="float" office:value="29.9539" calcext:value-type="float">
            <text:p>29.9539</text:p>
          </table:table-cell>
          <table:table-cell table:formula="of:=[.$H$644]/[.H302]" office:value-type="float" office:value="10.9295851291485" calcext:value-type="float">
            <text:p>10.93</text:p>
          </table:table-cell>
          <table:table-cell table:formula="of:=[.$H$465]/[.H302]" office:value-type="float" office:value="2.17902176344316" calcext:value-type="float">
            <text:p>2.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4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120.332" calcext:value-type="float">
            <text:p>120.332</text:p>
          </table:table-cell>
          <table:table-cell table:number-columns-repeated="3" office:value-type="float" office:value="30.083" calcext:value-type="float">
            <text:p>30.083</text:p>
          </table:table-cell>
          <table:table-cell table:formula="of:=[.$H$644]/[.H303]" office:value-type="float" office:value="10.8826812485457" calcext:value-type="float">
            <text:p>10.88</text:p>
          </table:table-cell>
          <table:table-cell table:formula="of:=[.$H$465]/[.H303]" office:value-type="float" office:value="2.16967057806735" calcext:value-type="float">
            <text:p>2.1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4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120.6056" calcext:value-type="float">
            <text:p>120.6056</text:p>
          </table:table-cell>
          <table:table-cell table:number-columns-repeated="3" office:value-type="float" office:value="30.1514" calcext:value-type="float">
            <text:p>30.1514</text:p>
          </table:table-cell>
          <table:table-cell table:formula="of:=[.$H$644]/[.H304]" office:value-type="float" office:value="10.8579933270097" calcext:value-type="float">
            <text:p>10.86</text:p>
          </table:table-cell>
          <table:table-cell table:formula="of:=[.$H$465]/[.H304]" office:value-type="float" office:value="2.16474856888901" calcext:value-type="float">
            <text:p>2.1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2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21.4312" calcext:value-type="float">
            <text:p>121.4312</text:p>
          </table:table-cell>
          <table:table-cell table:number-columns-repeated="3" office:value-type="float" office:value="30.3578" calcext:value-type="float">
            <text:p>30.3578</text:p>
          </table:table-cell>
          <table:table-cell table:formula="of:=[.$H$644]/[.H305]" office:value-type="float" office:value="10.7841707897147" calcext:value-type="float">
            <text:p>10.78</text:p>
          </table:table-cell>
          <table:table-cell table:formula="of:=[.$H$465]/[.H305]" office:value-type="float" office:value="2.15003063463097" calcext:value-type="float">
            <text:p>2.1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4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22.386" calcext:value-type="float">
            <text:p>122.386</text:p>
          </table:table-cell>
          <table:table-cell table:number-columns-repeated="3" office:value-type="float" office:value="30.5965" calcext:value-type="float">
            <text:p>30.5965</text:p>
          </table:table-cell>
          <table:table-cell table:formula="of:=[.$H$644]/[.H306]" office:value-type="float" office:value="10.7000375859984" calcext:value-type="float">
            <text:p>10.70</text:p>
          </table:table-cell>
          <table:table-cell table:formula="of:=[.$H$465]/[.H306]" office:value-type="float" office:value="2.13325707188731" calcext:value-type="float">
            <text:p>2.1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1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22.8152" calcext:value-type="float">
            <text:p>122.8152</text:p>
          </table:table-cell>
          <table:table-cell table:number-columns-repeated="3" office:value-type="float" office:value="30.7038" calcext:value-type="float">
            <text:p>30.7038</text:p>
          </table:table-cell>
          <table:table-cell table:formula="of:=[.$H$644]/[.H307]" office:value-type="float" office:value="10.6626443632384" calcext:value-type="float">
            <text:p>10.66</text:p>
          </table:table-cell>
          <table:table-cell table:formula="of:=[.$H$465]/[.H307]" office:value-type="float" office:value="2.12580201799126" calcext:value-type="float">
            <text:p>2.1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4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23.1992" calcext:value-type="float">
            <text:p>123.1992</text:p>
          </table:table-cell>
          <table:table-cell table:number-columns-repeated="3" office:value-type="float" office:value="30.7998" calcext:value-type="float">
            <text:p>30.7998</text:p>
          </table:table-cell>
          <table:table-cell table:formula="of:=[.$H$644]/[.H308]" office:value-type="float" office:value="10.6294099312333" calcext:value-type="float">
            <text:p>10.63</text:p>
          </table:table-cell>
          <table:table-cell table:formula="of:=[.$H$465]/[.H308]" office:value-type="float" office:value="2.11917609854609" calcext:value-type="float">
            <text:p>2.1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1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23.3024" calcext:value-type="float">
            <text:p>123.3024</text:p>
          </table:table-cell>
          <table:table-cell table:number-columns-repeated="3" office:value-type="float" office:value="30.8256" calcext:value-type="float">
            <text:p>30.8256</text:p>
          </table:table-cell>
          <table:table-cell table:formula="of:=[.$H$644]/[.H309]" office:value-type="float" office:value="10.6205134693242" calcext:value-type="float">
            <text:p>10.62</text:p>
          </table:table-cell>
          <table:table-cell table:formula="of:=[.$H$465]/[.H309]" office:value-type="float" office:value="2.11740241876882" calcext:value-type="float">
            <text:p>2.1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2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24.0376" calcext:value-type="float">
            <text:p>124.0376</text:p>
          </table:table-cell>
          <table:table-cell table:number-columns-repeated="3" office:value-type="float" office:value="31.0094" calcext:value-type="float">
            <text:p>31.0094</text:p>
          </table:table-cell>
          <table:table-cell table:formula="of:=[.$H$644]/[.H310]" office:value-type="float" office:value="10.5575631905164" calcext:value-type="float">
            <text:p>10.56</text:p>
          </table:table-cell>
          <table:table-cell table:formula="of:=[.$H$465]/[.H310]" office:value-type="float" office:value="2.1048520771121" calcext:value-type="float">
            <text:p>2.1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3_P1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24.2208" calcext:value-type="float">
            <text:p>124.2208</text:p>
          </table:table-cell>
          <table:table-cell table:number-columns-repeated="3" office:value-type="float" office:value="31.0552" calcext:value-type="float">
            <text:p>31.0552</text:p>
          </table:table-cell>
          <table:table-cell table:formula="of:=[.$H$644]/[.H311]" office:value-type="float" office:value="10.5419929673613" calcext:value-type="float">
            <text:p>10.54</text:p>
          </table:table-cell>
          <table:table-cell table:formula="of:=[.$H$465]/[.H311]" office:value-type="float" office:value="2.10174785543162" calcext:value-type="float">
            <text:p>2.1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1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26.03" calcext:value-type="float">
            <text:p>126.03</text:p>
          </table:table-cell>
          <table:table-cell table:number-columns-repeated="3" office:value-type="float" office:value="31.5075" calcext:value-type="float">
            <text:p>31.5075</text:p>
          </table:table-cell>
          <table:table-cell table:formula="of:=[.$H$644]/[.H312]" office:value-type="float" office:value="10.3906593668174" calcext:value-type="float">
            <text:p>10.39</text:p>
          </table:table-cell>
          <table:table-cell table:formula="of:=[.$H$465]/[.H312]" office:value-type="float" office:value="2.07157660874395" calcext:value-type="float">
            <text:p>2.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4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26.206" calcext:value-type="float">
            <text:p>126.206</text:p>
          </table:table-cell>
          <table:table-cell table:number-columns-repeated="3" office:value-type="float" office:value="31.5515" calcext:value-type="float">
            <text:p>31.5515</text:p>
          </table:table-cell>
          <table:table-cell table:formula="of:=[.$H$644]/[.H313]" office:value-type="float" office:value="10.3761691203271" calcext:value-type="float">
            <text:p>10.38</text:p>
          </table:table-cell>
          <table:table-cell table:formula="of:=[.$H$465]/[.H313]" office:value-type="float" office:value="2.06868770106017" calcext:value-type="float">
            <text:p>2.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4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126.5856" calcext:value-type="float">
            <text:p>126.5856</text:p>
          </table:table-cell>
          <table:table-cell table:number-columns-repeated="3" office:value-type="float" office:value="31.6464" calcext:value-type="float">
            <text:p>31.6464</text:p>
          </table:table-cell>
          <table:table-cell table:formula="of:=[.$H$644]/[.H314]" office:value-type="float" office:value="10.3450534657971" calcext:value-type="float">
            <text:p>10.35</text:p>
          </table:table-cell>
          <table:table-cell table:formula="of:=[.$H$465]/[.H314]" office:value-type="float" office:value="2.06248420041458" calcext:value-type="float">
            <text:p>2.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2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26.7856" calcext:value-type="float">
            <text:p>126.7856</text:p>
          </table:table-cell>
          <table:table-cell table:number-columns-repeated="3" office:value-type="float" office:value="31.6964" calcext:value-type="float">
            <text:p>31.6964</text:p>
          </table:table-cell>
          <table:table-cell table:formula="of:=[.$H$644]/[.H315]" office:value-type="float" office:value="10.3287344935071" calcext:value-type="float">
            <text:p>10.33</text:p>
          </table:table-cell>
          <table:table-cell table:formula="of:=[.$H$465]/[.H315]" office:value-type="float" office:value="2.05923070127838" calcext:value-type="float">
            <text:p>2.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2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27.1568" calcext:value-type="float">
            <text:p>127.1568</text:p>
          </table:table-cell>
          <table:table-cell table:number-columns-repeated="3" office:value-type="float" office:value="31.7892" calcext:value-type="float">
            <text:p>31.7892</text:p>
          </table:table-cell>
          <table:table-cell table:formula="of:=[.$H$644]/[.H316]" office:value-type="float" office:value="10.2985825374656" calcext:value-type="float">
            <text:p>10.30</text:p>
          </table:table-cell>
          <table:table-cell table:formula="of:=[.$H$465]/[.H316]" office:value-type="float" office:value="2.05321933235187" calcext:value-type="float">
            <text:p>2.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4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27.1928" calcext:value-type="float">
            <text:p>127.1928</text:p>
          </table:table-cell>
          <table:table-cell table:number-columns-repeated="3" office:value-type="float" office:value="31.7982" calcext:value-type="float">
            <text:p>31.7982</text:p>
          </table:table-cell>
          <table:table-cell table:formula="of:=[.$H$644]/[.H317]" office:value-type="float" office:value="10.2956676793026" calcext:value-type="float">
            <text:p>10.30</text:p>
          </table:table-cell>
          <table:table-cell table:formula="of:=[.$H$465]/[.H317]" office:value-type="float" office:value="2.05263819964652" calcext:value-type="float">
            <text:p>2.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4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27.656" calcext:value-type="float">
            <text:p>127.656</text:p>
          </table:table-cell>
          <table:table-cell table:number-columns-repeated="3" office:value-type="float" office:value="31.914" calcext:value-type="float">
            <text:p>31.914</text:p>
          </table:table-cell>
          <table:table-cell table:formula="of:=[.$H$644]/[.H318]" office:value-type="float" office:value="10.2583098326753" calcext:value-type="float">
            <text:p>10.26</text:p>
          </table:table-cell>
          <table:table-cell table:formula="of:=[.$H$465]/[.H318]" office:value-type="float" office:value="2.0451901986589" calcext:value-type="float">
            <text:p>2.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2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27.6888" calcext:value-type="float">
            <text:p>127.6888</text:p>
          </table:table-cell>
          <table:table-cell table:number-columns-repeated="3" office:value-type="float" office:value="31.9222" calcext:value-type="float">
            <text:p>31.9222</text:p>
          </table:table-cell>
          <table:table-cell table:formula="of:=[.$H$644]/[.H319]" office:value-type="float" office:value="10.2556747341975" calcext:value-type="float">
            <text:p>10.26</text:p>
          </table:table-cell>
          <table:table-cell table:formula="of:=[.$H$465]/[.H319]" office:value-type="float" office:value="2.04466484139564" calcext:value-type="float">
            <text:p>2.0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4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28.0824" calcext:value-type="float">
            <text:p>128.0824</text:p>
          </table:table-cell>
          <table:table-cell table:number-columns-repeated="3" office:value-type="float" office:value="32.0206" calcext:value-type="float">
            <text:p>32.0206</text:p>
          </table:table-cell>
          <table:table-cell table:formula="of:=[.$H$644]/[.H320]" office:value-type="float" office:value="10.2241588227579" calcext:value-type="float">
            <text:p>10.22</text:p>
          </table:table-cell>
          <table:table-cell table:formula="of:=[.$H$465]/[.H320]" office:value-type="float" office:value="2.03838154188241" calcext:value-type="float">
            <text:p>2.0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2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29.3164" calcext:value-type="float">
            <text:p>129.3164</text:p>
          </table:table-cell>
          <table:table-cell table:number-columns-repeated="3" office:value-type="float" office:value="32.3291" calcext:value-type="float">
            <text:p>32.3291</text:p>
          </table:table-cell>
          <table:table-cell table:formula="of:=[.$H$644]/[.H321]" office:value-type="float" office:value="10.126594925315" calcext:value-type="float">
            <text:p>10.13</text:p>
          </table:table-cell>
          <table:table-cell table:formula="of:=[.$H$465]/[.H321]" office:value-type="float" office:value="2.01893031355652" calcext:value-type="float">
            <text:p>2.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4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29.5196" calcext:value-type="float">
            <text:p>129.5196</text:p>
          </table:table-cell>
          <table:table-cell table:number-columns-repeated="3" office:value-type="float" office:value="32.3799" calcext:value-type="float">
            <text:p>32.3799</text:p>
          </table:table-cell>
          <table:table-cell table:formula="of:=[.$H$644]/[.H322]" office:value-type="float" office:value="10.1107075685842" calcext:value-type="float">
            <text:p>10.11</text:p>
          </table:table-cell>
          <table:table-cell table:formula="of:=[.$H$465]/[.H322]" office:value-type="float" office:value="2.0157628652343" calcext:value-type="float">
            <text:p>2.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2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30.0704" calcext:value-type="float">
            <text:p>130.0704</text:p>
          </table:table-cell>
          <table:table-cell table:number-columns-repeated="3" office:value-type="float" office:value="32.5176" calcext:value-type="float">
            <text:p>32.5176</text:p>
          </table:table-cell>
          <table:table-cell table:formula="of:=[.$H$644]/[.H323]" office:value-type="float" office:value="10.0678924643885" calcext:value-type="float">
            <text:p>10.07</text:p>
          </table:table-cell>
          <table:table-cell table:formula="of:=[.$H$465]/[.H323]" office:value-type="float" office:value="2.0072268556105" calcext:value-type="float">
            <text:p>2.0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2_P1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30.602" calcext:value-type="float">
            <text:p>130.602</text:p>
          </table:table-cell>
          <table:table-cell table:number-columns-repeated="3" office:value-type="float" office:value="32.6505" calcext:value-type="float">
            <text:p>32.6505</text:p>
          </table:table-cell>
          <table:table-cell table:formula="of:=[.$H$644]/[.H324]" office:value-type="float" office:value="10.0269122984334" calcext:value-type="float">
            <text:p>10.03</text:p>
          </table:table-cell>
          <table:table-cell table:formula="of:=[.$H$465]/[.H324]" office:value-type="float" office:value="1.99905667600802" calcext:value-type="float">
            <text:p>2.0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4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30.8536" calcext:value-type="float">
            <text:p>130.8536</text:p>
          </table:table-cell>
          <table:table-cell table:number-columns-repeated="3" office:value-type="float" office:value="32.7134" calcext:value-type="float">
            <text:p>32.7134</text:p>
          </table:table-cell>
          <table:table-cell table:formula="of:=[.$H$644]/[.H325]" office:value-type="float" office:value="10.0076329577482" calcext:value-type="float">
            <text:p>10.01</text:p>
          </table:table-cell>
          <table:table-cell table:formula="of:=[.$H$465]/[.H325]" office:value-type="float" office:value="1.99521297083152" calcext:value-type="float">
            <text:p>2.0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4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31.1944" calcext:value-type="float">
            <text:p>131.1944</text:p>
          </table:table-cell>
          <table:table-cell table:number-columns-repeated="3" office:value-type="float" office:value="32.7986" calcext:value-type="float">
            <text:p>32.7986</text:p>
          </table:table-cell>
          <table:table-cell table:formula="of:=[.$H$644]/[.H326]" office:value-type="float" office:value="9.98163641131024" calcext:value-type="float">
            <text:p>9.98</text:p>
          </table:table-cell>
          <table:table-cell table:formula="of:=[.$H$465]/[.H326]" office:value-type="float" office:value="1.99003006225876" calcext:value-type="float">
            <text:p>1.9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4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31.5908" calcext:value-type="float">
            <text:p>131.5908</text:p>
          </table:table-cell>
          <table:table-cell table:number-columns-repeated="3" office:value-type="float" office:value="32.8977" calcext:value-type="float">
            <text:p>32.8977</text:p>
          </table:table-cell>
          <table:table-cell table:formula="of:=[.$H$644]/[.H327]" office:value-type="float" office:value="9.95156804275071" calcext:value-type="float">
            <text:p>9.95</text:p>
          </table:table-cell>
          <table:table-cell table:formula="of:=[.$H$465]/[.H327]" office:value-type="float" office:value="1.98403535809494" calcext:value-type="float">
            <text:p>1.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2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31.9608" calcext:value-type="float">
            <text:p>131.9608</text:p>
          </table:table-cell>
          <table:table-cell table:number-columns-repeated="3" office:value-type="float" office:value="32.9902" calcext:value-type="float">
            <text:p>32.9902</text:p>
          </table:table-cell>
          <table:table-cell table:formula="of:=[.$H$644]/[.H328]" office:value-type="float" office:value="9.92366520966833" calcext:value-type="float">
            <text:p>9.92</text:p>
          </table:table-cell>
          <table:table-cell table:formula="of:=[.$H$465]/[.H328]" office:value-type="float" office:value="1.9784723948324" calcext:value-type="float">
            <text:p>1.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2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32.0956" calcext:value-type="float">
            <text:p>132.0956</text:p>
          </table:table-cell>
          <table:table-cell table:number-columns-repeated="3" office:value-type="float" office:value="33.0239" calcext:value-type="float">
            <text:p>33.0239</text:p>
          </table:table-cell>
          <table:table-cell table:formula="of:=[.$H$644]/[.H329]" office:value-type="float" office:value="9.91353837675138" calcext:value-type="float">
            <text:p>9.91</text:p>
          </table:table-cell>
          <table:table-cell table:formula="of:=[.$H$465]/[.H329]" office:value-type="float" office:value="1.97645341707067" calcext:value-type="float">
            <text:p>1.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2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33.962" calcext:value-type="float">
            <text:p>133.962</text:p>
          </table:table-cell>
          <table:table-cell table:number-columns-repeated="3" office:value-type="float" office:value="33.4905" calcext:value-type="float">
            <text:p>33.4905</text:p>
          </table:table-cell>
          <table:table-cell table:formula="of:=[.$H$644]/[.H330]" office:value-type="float" office:value="9.77541989519416" calcext:value-type="float">
            <text:p>9.78</text:p>
          </table:table-cell>
          <table:table-cell table:formula="of:=[.$H$465]/[.H330]" office:value-type="float" office:value="1.94891685701915" calcext:value-type="float">
            <text:p>1.9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4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34.5492" calcext:value-type="float">
            <text:p>134.5492</text:p>
          </table:table-cell>
          <table:table-cell table:number-columns-repeated="3" office:value-type="float" office:value="33.6373" calcext:value-type="float">
            <text:p>33.6373</text:p>
          </table:table-cell>
          <table:table-cell table:formula="of:=[.$H$644]/[.H331]" office:value-type="float" office:value="9.73275797998056" calcext:value-type="float">
            <text:p>9.73</text:p>
          </table:table-cell>
          <table:table-cell table:formula="of:=[.$H$465]/[.H331]" office:value-type="float" office:value="1.94041138854783" calcext:value-type="float">
            <text:p>1.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4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38.0692" calcext:value-type="float">
            <text:p>138.0692</text:p>
          </table:table-cell>
          <table:table-cell table:number-columns-repeated="3" office:value-type="float" office:value="34.5173" calcext:value-type="float">
            <text:p>34.5173</text:p>
          </table:table-cell>
          <table:table-cell table:formula="of:=[.$H$644]/[.H332]" office:value-type="float" office:value="9.48462654958528" calcext:value-type="float">
            <text:p>9.48</text:p>
          </table:table-cell>
          <table:table-cell table:formula="of:=[.$H$465]/[.H332]" office:value-type="float" office:value="1.89094164375545" calcext:value-type="float">
            <text:p>1.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1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38.2092" calcext:value-type="float">
            <text:p>138.2092</text:p>
          </table:table-cell>
          <table:table-cell table:number-columns-repeated="3" office:value-type="float" office:value="34.5523" calcext:value-type="float">
            <text:p>34.5523</text:p>
          </table:table-cell>
          <table:table-cell table:formula="of:=[.$H$644]/[.H333]" office:value-type="float" office:value="9.47501902912397" calcext:value-type="float">
            <text:p>9.48</text:p>
          </table:table-cell>
          <table:table-cell table:formula="of:=[.$H$465]/[.H333]" office:value-type="float" office:value="1.88902620086072" calcext:value-type="float">
            <text:p>1.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4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39.8404" calcext:value-type="float">
            <text:p>139.8404</text:p>
          </table:table-cell>
          <table:table-cell table:number-columns-repeated="3" office:value-type="float" office:value="34.9601" calcext:value-type="float">
            <text:p>34.9601</text:p>
          </table:table-cell>
          <table:table-cell table:formula="of:=[.$H$644]/[.H334]" office:value-type="float" office:value="9.36449552489838" calcext:value-type="float">
            <text:p>9.36</text:p>
          </table:table-cell>
          <table:table-cell table:formula="of:=[.$H$465]/[.H334]" office:value-type="float" office:value="1.8669912271418" calcext:value-type="float">
            <text:p>1.8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4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40.1784" calcext:value-type="float">
            <text:p>140.1784</text:p>
          </table:table-cell>
          <table:table-cell table:number-columns-repeated="3" office:value-type="float" office:value="35.0446" calcext:value-type="float">
            <text:p>35.0446</text:p>
          </table:table-cell>
          <table:table-cell table:formula="of:=[.$H$644]/[.H335]" office:value-type="float" office:value="9.34191573024089" calcext:value-type="float">
            <text:p>9.34</text:p>
          </table:table-cell>
          <table:table-cell table:formula="of:=[.$H$465]/[.H335]" office:value-type="float" office:value="1.86248951336297" calcext:value-type="float">
            <text:p>1.8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4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40.2656" calcext:value-type="float">
            <text:p>140.2656</text:p>
          </table:table-cell>
          <table:table-cell table:number-columns-repeated="3" office:value-type="float" office:value="35.0664" calcext:value-type="float">
            <text:p>35.0664</text:p>
          </table:table-cell>
          <table:table-cell table:formula="of:=[.$H$644]/[.H336]" office:value-type="float" office:value="9.33610806926288" calcext:value-type="float">
            <text:p>9.34</text:p>
          </table:table-cell>
          <table:table-cell table:formula="of:=[.$H$465]/[.H336]" office:value-type="float" office:value="1.86133164510757" calcext:value-type="float">
            <text:p>1.8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2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40.4936" calcext:value-type="float">
            <text:p>140.4936</text:p>
          </table:table-cell>
          <table:table-cell table:number-columns-repeated="3" office:value-type="float" office:value="35.1234" calcext:value-type="float">
            <text:p>35.1234</text:p>
          </table:table-cell>
          <table:table-cell table:formula="of:=[.$H$644]/[.H337]" office:value-type="float" office:value="9.32095696885837" calcext:value-type="float">
            <text:p>9.32</text:p>
          </table:table-cell>
          <table:table-cell table:formula="of:=[.$H$465]/[.H337]" office:value-type="float" office:value="1.85831098356082" calcext:value-type="float">
            <text:p>1.8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3_P4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40.5576" calcext:value-type="float">
            <text:p>140.5576</text:p>
          </table:table-cell>
          <table:table-cell table:number-columns-repeated="3" office:value-type="float" office:value="35.1394" calcext:value-type="float">
            <text:p>35.1394</text:p>
          </table:table-cell>
          <table:table-cell table:formula="of:=[.$H$644]/[.H338]" office:value-type="float" office:value="9.31671286362317" calcext:value-type="float">
            <text:p>9.32</text:p>
          </table:table-cell>
          <table:table-cell table:formula="of:=[.$H$465]/[.H338]" office:value-type="float" office:value="1.85746484003711" calcext:value-type="float">
            <text:p>1.8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2_P4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40.8164" calcext:value-type="float">
            <text:p>140.8164</text:p>
          </table:table-cell>
          <table:table-cell table:number-columns-repeated="3" office:value-type="float" office:value="35.2041" calcext:value-type="float">
            <text:p>35.2041</text:p>
          </table:table-cell>
          <table:table-cell table:formula="of:=[.$H$644]/[.H339]" office:value-type="float" office:value="9.29959010456168" calcext:value-type="float">
            <text:p>9.30</text:p>
          </table:table-cell>
          <table:table-cell table:formula="of:=[.$H$465]/[.H339]" office:value-type="float" office:value="1.85405109064001" calcext:value-type="float">
            <text:p>1.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2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41.3672" calcext:value-type="float">
            <text:p>141.3672</text:p>
          </table:table-cell>
          <table:table-cell table:number-columns-repeated="3" office:value-type="float" office:value="35.3418" calcext:value-type="float">
            <text:p>35.3418</text:p>
          </table:table-cell>
          <table:table-cell table:formula="of:=[.$H$644]/[.H340]" office:value-type="float" office:value="9.26335670509142" calcext:value-type="float">
            <text:p>9.26</text:p>
          </table:table-cell>
          <table:table-cell table:formula="of:=[.$H$465]/[.H340]" office:value-type="float" office:value="1.84682726969198" calcext:value-type="float">
            <text:p>1.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1_P4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43.1812" calcext:value-type="float">
            <text:p>143.1812</text:p>
          </table:table-cell>
          <table:table-cell table:number-columns-repeated="3" office:value-type="float" office:value="35.7953" calcext:value-type="float">
            <text:p>35.7953</text:p>
          </table:table-cell>
          <table:table-cell table:formula="of:=[.$H$644]/[.H341]" office:value-type="float" office:value="9.14599682081167" calcext:value-type="float">
            <text:p>9.15</text:p>
          </table:table-cell>
          <table:table-cell table:formula="of:=[.$H$465]/[.H341]" office:value-type="float" office:value="1.82342933290125" calcext:value-type="float">
            <text:p>1.8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4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44.1532" calcext:value-type="float">
            <text:p>144.1532</text:p>
          </table:table-cell>
          <table:table-cell table:number-columns-repeated="3" office:value-type="float" office:value="36.0383" calcext:value-type="float">
            <text:p>36.0383</text:p>
          </table:table-cell>
          <table:table-cell table:formula="of:=[.$H$644]/[.H342]" office:value-type="float" office:value="9.08432695215923" calcext:value-type="float">
            <text:p>9.08</text:p>
          </table:table-cell>
          <table:table-cell table:formula="of:=[.$H$465]/[.H342]" office:value-type="float" office:value="1.81113426548977" calcext:value-type="float">
            <text:p>1.8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2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144.2136" calcext:value-type="float">
            <text:p>144.2136</text:p>
          </table:table-cell>
          <table:table-cell table:number-columns-repeated="3" office:value-type="float" office:value="36.0534" calcext:value-type="float">
            <text:p>36.0534</text:p>
          </table:table-cell>
          <table:table-cell table:formula="of:=[.$H$644]/[.H343]" office:value-type="float" office:value="9.08052222536571" calcext:value-type="float">
            <text:p>9.08</text:p>
          </table:table-cell>
          <table:table-cell table:formula="of:=[.$H$465]/[.H343]" office:value-type="float" office:value="1.8103757204591" calcext:value-type="float">
            <text:p>1.8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4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44.8196" calcext:value-type="float">
            <text:p>144.8196</text:p>
          </table:table-cell>
          <table:table-cell table:number-columns-repeated="3" office:value-type="float" office:value="36.2049" calcext:value-type="float">
            <text:p>36.2049</text:p>
          </table:table-cell>
          <table:table-cell table:formula="of:=[.$H$644]/[.H344]" office:value-type="float" office:value="9.04252463064392" calcext:value-type="float">
            <text:p>9.04</text:p>
          </table:table-cell>
          <table:table-cell table:formula="of:=[.$H$465]/[.H344]" office:value-type="float" office:value="1.80280017345718" calcext:value-type="float">
            <text:p>1.8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4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45.0848" calcext:value-type="float">
            <text:p>145.0848</text:p>
          </table:table-cell>
          <table:table-cell table:number-columns-repeated="3" office:value-type="float" office:value="36.2712" calcext:value-type="float">
            <text:p>36.2712</text:p>
          </table:table-cell>
          <table:table-cell table:formula="of:=[.$H$644]/[.H345]" office:value-type="float" office:value="9.02599583140343" calcext:value-type="float">
            <text:p>9.03</text:p>
          </table:table-cell>
          <table:table-cell table:formula="of:=[.$H$465]/[.H345]" office:value-type="float" office:value="1.7995048413066" calcext:value-type="float">
            <text:p>1.8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4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45.1832" calcext:value-type="float">
            <text:p>145.1832</text:p>
          </table:table-cell>
          <table:table-cell table:number-columns-repeated="3" office:value-type="float" office:value="36.2958" calcext:value-type="float">
            <text:p>36.2958</text:p>
          </table:table-cell>
          <table:table-cell table:formula="of:=[.$H$644]/[.H346]" office:value-type="float" office:value="9.01987833303027" calcext:value-type="float">
            <text:p>9.02</text:p>
          </table:table-cell>
          <table:table-cell table:formula="of:=[.$H$465]/[.H346]" office:value-type="float" office:value="1.79828520104255" calcext:value-type="float">
            <text:p>1.8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4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46.6208" calcext:value-type="float">
            <text:p>146.6208</text:p>
          </table:table-cell>
          <table:table-cell table:number-columns-repeated="3" office:value-type="float" office:value="36.6552" calcext:value-type="float">
            <text:p>36.6552</text:p>
          </table:table-cell>
          <table:table-cell table:formula="of:=[.$H$644]/[.H347]" office:value-type="float" office:value="8.93143946834283" calcext:value-type="float">
            <text:p>8.93</text:p>
          </table:table-cell>
          <table:table-cell table:formula="of:=[.$H$465]/[.H347]" office:value-type="float" office:value="1.7806532224623" calcext:value-type="float">
            <text:p>1.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4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48.7488" calcext:value-type="float">
            <text:p>148.7488</text:p>
          </table:table-cell>
          <table:table-cell table:number-columns-repeated="3" office:value-type="float" office:value="37.1872" calcext:value-type="float">
            <text:p>37.1872</text:p>
          </table:table-cell>
          <table:table-cell table:formula="of:=[.$H$644]/[.H348]" office:value-type="float" office:value="8.80366631529128" calcext:value-type="float">
            <text:p>8.80</text:p>
          </table:table-cell>
          <table:table-cell table:formula="of:=[.$H$465]/[.H348]" office:value-type="float" office:value="1.75517920144566" calcext:value-type="float">
            <text:p>1.7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4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0.4256" calcext:value-type="float">
            <text:p>150.4256</text:p>
          </table:table-cell>
          <table:table-cell table:number-columns-repeated="3" office:value-type="float" office:value="37.6064" calcext:value-type="float">
            <text:p>37.6064</text:p>
          </table:table-cell>
          <table:table-cell table:formula="of:=[.$H$644]/[.H349]" office:value-type="float" office:value="8.7055315052757" calcext:value-type="float">
            <text:p>8.71</text:p>
          </table:table-cell>
          <table:table-cell table:formula="of:=[.$H$465]/[.H349]" office:value-type="float" office:value="1.73561415078285" calcext:value-type="float">
            <text:p>1.7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4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50.4932" calcext:value-type="float">
            <text:p>150.4932</text:p>
          </table:table-cell>
          <table:table-cell table:number-columns-repeated="3" office:value-type="float" office:value="37.6233" calcext:value-type="float">
            <text:p>37.6233</text:p>
          </table:table-cell>
          <table:table-cell table:formula="of:=[.$H$644]/[.H350]" office:value-type="float" office:value="8.7016210699221" calcext:value-type="float">
            <text:p>8.70</text:p>
          </table:table-cell>
          <table:table-cell table:formula="of:=[.$H$465]/[.H350]" office:value-type="float" office:value="1.73483453072963" calcext:value-type="float">
            <text:p>1.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4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1.0272" calcext:value-type="float">
            <text:p>151.0272</text:p>
          </table:table-cell>
          <table:table-cell table:number-columns-repeated="3" office:value-type="float" office:value="37.7568" calcext:value-type="float">
            <text:p>37.7568</text:p>
          </table:table-cell>
          <table:table-cell table:formula="of:=[.$H$644]/[.H351]" office:value-type="float" office:value="8.67085399186372" calcext:value-type="float">
            <text:p>8.67</text:p>
          </table:table-cell>
          <table:table-cell table:formula="of:=[.$H$465]/[.H351]" office:value-type="float" office:value="1.72870052546826" calcext:value-type="float">
            <text:p>1.7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2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152.7628" calcext:value-type="float">
            <text:p>152.7628</text:p>
          </table:table-cell>
          <table:table-cell table:number-columns-repeated="3" office:value-type="float" office:value="38.1907" calcext:value-type="float">
            <text:p>38.1907</text:p>
          </table:table-cell>
          <table:table-cell table:formula="of:=[.$H$644]/[.H352]" office:value-type="float" office:value="8.5723409102216" calcext:value-type="float">
            <text:p>8.57</text:p>
          </table:table-cell>
          <table:table-cell table:formula="of:=[.$H$465]/[.H352]" office:value-type="float" office:value="1.70906005912434" calcext:value-type="float">
            <text:p>1.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4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53.1176" calcext:value-type="float">
            <text:p>153.1176</text:p>
          </table:table-cell>
          <table:table-cell table:number-columns-repeated="3" office:value-type="float" office:value="38.2794" calcext:value-type="float">
            <text:p>38.2794</text:p>
          </table:table-cell>
          <table:table-cell table:formula="of:=[.$H$644]/[.H353]" office:value-type="float" office:value="8.55247731155661" calcext:value-type="float">
            <text:p>8.55</text:p>
          </table:table-cell>
          <table:table-cell table:formula="of:=[.$H$465]/[.H353]" office:value-type="float" office:value="1.70509987094887" calcext:value-type="float">
            <text:p>1.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1_P1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53.136" calcext:value-type="float">
            <text:p>153.136</text:p>
          </table:table-cell>
          <table:table-cell table:number-columns-repeated="3" office:value-type="float" office:value="38.284" calcext:value-type="float">
            <text:p>38.284</text:p>
          </table:table-cell>
          <table:table-cell table:formula="of:=[.$H$644]/[.H354]" office:value-type="float" office:value="8.55144969177724" calcext:value-type="float">
            <text:p>8.55</text:p>
          </table:table-cell>
          <table:table-cell table:formula="of:=[.$H$465]/[.H354]" office:value-type="float" office:value="1.7048949952983" calcext:value-type="float">
            <text:p>1.7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2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53.6344" calcext:value-type="float">
            <text:p>153.6344</text:p>
          </table:table-cell>
          <table:table-cell table:number-columns-repeated="3" office:value-type="float" office:value="38.4086" calcext:value-type="float">
            <text:p>38.4086</text:p>
          </table:table-cell>
          <table:table-cell table:formula="of:=[.$H$644]/[.H355]" office:value-type="float" office:value="8.52370823201054" calcext:value-type="float">
            <text:p>8.52</text:p>
          </table:table-cell>
          <table:table-cell table:formula="of:=[.$H$465]/[.H355]" office:value-type="float" office:value="1.69936420489161" calcext:value-type="float">
            <text:p>1.7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2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153.8924" calcext:value-type="float">
            <text:p>153.8924</text:p>
          </table:table-cell>
          <table:table-cell table:number-columns-repeated="3" office:value-type="float" office:value="38.4731" calcext:value-type="float">
            <text:p>38.4731</text:p>
          </table:table-cell>
          <table:table-cell table:formula="of:=[.$H$644]/[.H356]" office:value-type="float" office:value="8.50941826886838" calcext:value-type="float">
            <text:p>8.51</text:p>
          </table:table-cell>
          <table:table-cell table:formula="of:=[.$H$465]/[.H356]" office:value-type="float" office:value="1.69651522752261" calcext:value-type="float">
            <text:p>1.7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2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54.69" calcext:value-type="float">
            <text:p>154.69</text:p>
          </table:table-cell>
          <table:table-cell table:number-columns-repeated="3" office:value-type="float" office:value="38.6725" calcext:value-type="float">
            <text:p>38.6725</text:p>
          </table:table-cell>
          <table:table-cell table:formula="of:=[.$H$644]/[.H357]" office:value-type="float" office:value="8.46554269829982" calcext:value-type="float">
            <text:p>8.47</text:p>
          </table:table-cell>
          <table:table-cell table:formula="of:=[.$H$465]/[.H357]" office:value-type="float" office:value="1.68776779365182" calcext:value-type="float">
            <text:p>1.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4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4.9244" calcext:value-type="float">
            <text:p>154.9244</text:p>
          </table:table-cell>
          <table:table-cell table:number-columns-repeated="3" office:value-type="float" office:value="38.7311" calcext:value-type="float">
            <text:p>38.7311</text:p>
          </table:table-cell>
          <table:table-cell table:formula="of:=[.$H$644]/[.H358]" office:value-type="float" office:value="8.45273436592299" calcext:value-type="float">
            <text:p>8.45</text:p>
          </table:table-cell>
          <table:table-cell table:formula="of:=[.$H$465]/[.H358]" office:value-type="float" office:value="1.68521420770389" calcext:value-type="float">
            <text:p>1.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1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5.22" calcext:value-type="float">
            <text:p>155.22</text:p>
          </table:table-cell>
          <table:table-cell table:number-columns-repeated="3" office:value-type="float" office:value="38.805" calcext:value-type="float">
            <text:p>38.805</text:p>
          </table:table-cell>
          <table:table-cell table:formula="of:=[.$H$644]/[.H359]" office:value-type="float" office:value="8.4366370313104" calcext:value-type="float">
            <text:p>8.44</text:p>
          </table:table-cell>
          <table:table-cell table:formula="of:=[.$H$465]/[.H359]" office:value-type="float" office:value="1.68200489627625" calcext:value-type="float">
            <text:p>1.6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2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155.2684" calcext:value-type="float">
            <text:p>155.2684</text:p>
          </table:table-cell>
          <table:table-cell table:number-columns-repeated="3" office:value-type="float" office:value="38.8171" calcext:value-type="float">
            <text:p>38.8171</text:p>
          </table:table-cell>
          <table:table-cell table:formula="of:=[.$H$644]/[.H360]" office:value-type="float" office:value="8.4340071772492" calcext:value-type="float">
            <text:p>8.43</text:p>
          </table:table-cell>
          <table:table-cell table:formula="of:=[.$H$465]/[.H360]" office:value-type="float" office:value="1.68148058458772" calcext:value-type="float">
            <text:p>1.6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4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5.764" calcext:value-type="float">
            <text:p>155.764</text:p>
          </table:table-cell>
          <table:table-cell table:number-columns-repeated="3" office:value-type="float" office:value="38.941" calcext:value-type="float">
            <text:p>38.941</text:p>
          </table:table-cell>
          <table:table-cell table:formula="of:=[.$H$644]/[.H361]" office:value-type="float" office:value="8.40717238899874" calcext:value-type="float">
            <text:p>8.41</text:p>
          </table:table-cell>
          <table:table-cell table:formula="of:=[.$H$465]/[.H361]" office:value-type="float" office:value="1.67613055648288" calcext:value-type="float">
            <text:p>1.6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4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6.2696" calcext:value-type="float">
            <text:p>156.2696</text:p>
          </table:table-cell>
          <table:table-cell table:number-columns-repeated="3" office:value-type="float" office:value="39.0674" calcext:value-type="float">
            <text:p>39.0674</text:p>
          </table:table-cell>
          <table:table-cell table:formula="of:=[.$H$644]/[.H362]" office:value-type="float" office:value="8.37997153637048" calcext:value-type="float">
            <text:p>8.38</text:p>
          </table:table-cell>
          <table:table-cell table:formula="of:=[.$H$465]/[.H362]" office:value-type="float" office:value="1.67070754644537" calcext:value-type="float">
            <text:p>1.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2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56.3988" calcext:value-type="float">
            <text:p>156.3988</text:p>
          </table:table-cell>
          <table:table-cell table:number-columns-repeated="3" office:value-type="float" office:value="39.0997" calcext:value-type="float">
            <text:p>39.0997</text:p>
          </table:table-cell>
          <table:table-cell table:formula="of:=[.$H$644]/[.H363]" office:value-type="float" office:value="8.37304889807339" calcext:value-type="float">
            <text:p>8.37</text:p>
          </table:table-cell>
          <table:table-cell table:formula="of:=[.$H$465]/[.H363]" office:value-type="float" office:value="1.66932738614363" calcext:value-type="float">
            <text:p>1.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2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6.9156" calcext:value-type="float">
            <text:p>156.9156</text:p>
          </table:table-cell>
          <table:table-cell table:number-columns-repeated="3" office:value-type="float" office:value="39.2289" calcext:value-type="float">
            <text:p>39.2289</text:p>
          </table:table-cell>
          <table:table-cell table:formula="of:=[.$H$644]/[.H364]" office:value-type="float" office:value="8.34547234309399" calcext:value-type="float">
            <text:p>8.35</text:p>
          </table:table-cell>
          <table:table-cell table:formula="of:=[.$H$465]/[.H364]" office:value-type="float" office:value="1.66382947265919" calcext:value-type="float">
            <text:p>1.6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4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57.2896" calcext:value-type="float">
            <text:p>157.2896</text:p>
          </table:table-cell>
          <table:table-cell table:number-columns-repeated="3" office:value-type="float" office:value="39.3224" calcext:value-type="float">
            <text:p>39.3224</text:p>
          </table:table-cell>
          <table:table-cell table:formula="of:=[.$H$644]/[.H365]" office:value-type="float" office:value="8.32562864931947" calcext:value-type="float">
            <text:p>8.33</text:p>
          </table:table-cell>
          <table:table-cell table:formula="of:=[.$H$465]/[.H365]" office:value-type="float" office:value="1.6598732529042" calcext:value-type="float">
            <text:p>1.6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2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57.678" calcext:value-type="float">
            <text:p>157.678</text:p>
          </table:table-cell>
          <table:table-cell table:number-columns-repeated="3" office:value-type="float" office:value="39.4195" calcext:value-type="float">
            <text:p>39.4195</text:p>
          </table:table-cell>
          <table:table-cell table:formula="of:=[.$H$644]/[.H366]" office:value-type="float" office:value="8.30512056215832" calcext:value-type="float">
            <text:p>8.31</text:p>
          </table:table-cell>
          <table:table-cell table:formula="of:=[.$H$465]/[.H366]" office:value-type="float" office:value="1.65578457362473" calcext:value-type="float">
            <text:p>1.6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2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58.0728" calcext:value-type="float">
            <text:p>158.0728</text:p>
          </table:table-cell>
          <table:table-cell table:number-columns-repeated="3" office:value-type="float" office:value="39.5182" calcext:value-type="float">
            <text:p>39.5182</text:p>
          </table:table-cell>
          <table:table-cell table:formula="of:=[.$H$644]/[.H367]" office:value-type="float" office:value="8.28437783097408" calcext:value-type="float">
            <text:p>8.28</text:p>
          </table:table-cell>
          <table:table-cell table:formula="of:=[.$H$465]/[.H367]" office:value-type="float" office:value="1.65164911357299" calcext:value-type="float">
            <text:p>1.6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2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58.1984" calcext:value-type="float">
            <text:p>158.1984</text:p>
          </table:table-cell>
          <table:table-cell table:number-columns-repeated="3" office:value-type="float" office:value="39.5496" calcext:value-type="float">
            <text:p>39.5496</text:p>
          </table:table-cell>
          <table:table-cell table:formula="of:=[.$H$644]/[.H368]" office:value-type="float" office:value="8.27780053401299" calcext:value-type="float">
            <text:p>8.28</text:p>
          </table:table-cell>
          <table:table-cell table:formula="of:=[.$H$465]/[.H368]" office:value-type="float" office:value="1.65033780366932" calcext:value-type="float">
            <text:p>1.6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4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58.3672" calcext:value-type="float">
            <text:p>158.3672</text:p>
          </table:table-cell>
          <table:table-cell table:number-columns-repeated="3" office:value-type="float" office:value="39.5918" calcext:value-type="float">
            <text:p>39.5918</text:p>
          </table:table-cell>
          <table:table-cell table:formula="of:=[.$H$644]/[.H369]" office:value-type="float" office:value="8.26897741451513" calcext:value-type="float">
            <text:p>8.27</text:p>
          </table:table-cell>
          <table:table-cell table:formula="of:=[.$H$465]/[.H369]" office:value-type="float" office:value="1.64857874610399" calcext:value-type="float">
            <text:p>1.6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2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60.334" calcext:value-type="float">
            <text:p>160.334</text:p>
          </table:table-cell>
          <table:table-cell table:number-columns-repeated="3" office:value-type="float" office:value="40.0835" calcext:value-type="float">
            <text:p>40.0835</text:p>
          </table:table-cell>
          <table:table-cell table:formula="of:=[.$H$644]/[.H370]" office:value-type="float" office:value="8.16754275449998" calcext:value-type="float">
            <text:p>8.17</text:p>
          </table:table-cell>
          <table:table-cell table:formula="of:=[.$H$465]/[.H370]" office:value-type="float" office:value="1.62835580725236" calcext:value-type="float">
            <text:p>1.6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2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60.3404" calcext:value-type="float">
            <text:p>160.3404</text:p>
          </table:table-cell>
          <table:table-cell table:number-columns-repeated="3" office:value-type="float" office:value="40.0851" calcext:value-type="float">
            <text:p>40.0851</text:p>
          </table:table-cell>
          <table:table-cell table:formula="of:=[.$H$644]/[.H371]" office:value-type="float" office:value="8.16721674637209" calcext:value-type="float">
            <text:p>8.17</text:p>
          </table:table-cell>
          <table:table-cell table:formula="of:=[.$H$465]/[.H371]" office:value-type="float" office:value="1.62829081129896" calcext:value-type="float">
            <text:p>1.6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2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60.4924" calcext:value-type="float">
            <text:p>160.4924</text:p>
          </table:table-cell>
          <table:table-cell table:number-columns-repeated="3" office:value-type="float" office:value="40.1231" calcext:value-type="float">
            <text:p>40.1231</text:p>
          </table:table-cell>
          <table:table-cell table:formula="of:=[.$H$644]/[.H372]" office:value-type="float" office:value="8.15948169508338" calcext:value-type="float">
            <text:p>8.16</text:p>
          </table:table-cell>
          <table:table-cell table:formula="of:=[.$H$465]/[.H372]" office:value-type="float" office:value="1.62674868093442" calcext:value-type="float">
            <text:p>1.6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2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61.0844" calcext:value-type="float">
            <text:p>161.0844</text:p>
          </table:table-cell>
          <table:table-cell table:number-columns-repeated="3" office:value-type="float" office:value="40.2711" calcext:value-type="float">
            <text:p>40.2711</text:p>
          </table:table-cell>
          <table:table-cell table:formula="of:=[.$H$644]/[.H373]" office:value-type="float" office:value="8.12949484866319" calcext:value-type="float">
            <text:p>8.13</text:p>
          </table:table-cell>
          <table:table-cell table:formula="of:=[.$H$465]/[.H373]" office:value-type="float" office:value="1.62077022976775" calcext:value-type="float">
            <text:p>1.6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2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161.594" calcext:value-type="float">
            <text:p>161.594</text:p>
          </table:table-cell>
          <table:table-cell table:number-columns-repeated="3" office:value-type="float" office:value="40.3985" calcext:value-type="float">
            <text:p>40.3985</text:p>
          </table:table-cell>
          <table:table-cell table:formula="of:=[.$H$644]/[.H374]" office:value-type="float" office:value="8.10385781650309" calcext:value-type="float">
            <text:p>8.10</text:p>
          </table:table-cell>
          <table:table-cell table:formula="of:=[.$H$465]/[.H374]" office:value-type="float" office:value="1.61565899724" calcext:value-type="float">
            <text:p>1.6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2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164.3676" calcext:value-type="float">
            <text:p>164.3676</text:p>
          </table:table-cell>
          <table:table-cell table:number-columns-repeated="3" office:value-type="float" office:value="41.0919" calcext:value-type="float">
            <text:p>41.0919</text:p>
          </table:table-cell>
          <table:table-cell table:formula="of:=[.$H$644]/[.H375]" office:value-type="float" office:value="7.96711030641075" calcext:value-type="float">
            <text:p>7.97</text:p>
          </table:table-cell>
          <table:table-cell table:formula="of:=[.$H$465]/[.H375]" office:value-type="float" office:value="1.58839576656227" calcext:value-type="float">
            <text:p>1.5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2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67.0692" calcext:value-type="float">
            <text:p>167.0692</text:p>
          </table:table-cell>
          <table:table-cell table:number-columns-repeated="3" office:value-type="float" office:value="41.7673" calcext:value-type="float">
            <text:p>41.7673</text:p>
          </table:table-cell>
          <table:table-cell table:formula="of:=[.$H$644]/[.H376]" office:value-type="float" office:value="7.83827779147802" calcext:value-type="float">
            <text:p>7.84</text:p>
          </table:table-cell>
          <table:table-cell table:formula="of:=[.$H$465]/[.H376]" office:value-type="float" office:value="1.56271054150017" calcext:value-type="float">
            <text:p>1.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2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67.4736" calcext:value-type="float">
            <text:p>167.4736</text:p>
          </table:table-cell>
          <table:table-cell table:number-columns-repeated="3" office:value-type="float" office:value="41.8684" calcext:value-type="float">
            <text:p>41.8684</text:p>
          </table:table-cell>
          <table:table-cell table:formula="of:=[.$H$644]/[.H377]" office:value-type="float" office:value="7.8193506319802" calcext:value-type="float">
            <text:p>7.82</text:p>
          </table:table-cell>
          <table:table-cell table:formula="of:=[.$H$465]/[.H377]" office:value-type="float" office:value="1.5589370503769" calcext:value-type="float">
            <text:p>1.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2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70.4824" calcext:value-type="float">
            <text:p>170.4824</text:p>
          </table:table-cell>
          <table:table-cell table:number-columns-repeated="3" office:value-type="float" office:value="42.6206" calcext:value-type="float">
            <text:p>42.6206</text:p>
          </table:table-cell>
          <table:table-cell table:formula="of:=[.$H$644]/[.H378]" office:value-type="float" office:value="7.68134892516764" calcext:value-type="float">
            <text:p>7.68</text:p>
          </table:table-cell>
          <table:table-cell table:formula="of:=[.$H$465]/[.H378]" office:value-type="float" office:value="1.5314237716034" calcext:value-type="float">
            <text:p>1.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2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171.8728" calcext:value-type="float">
            <text:p>171.8728</text:p>
          </table:table-cell>
          <table:table-cell table:number-columns-repeated="3" office:value-type="float" office:value="42.9682" calcext:value-type="float">
            <text:p>42.9682</text:p>
          </table:table-cell>
          <table:table-cell table:formula="of:=[.$H$644]/[.H379]" office:value-type="float" office:value="7.61920908951271" calcext:value-type="float">
            <text:p>7.62</text:p>
          </table:table-cell>
          <table:table-cell table:formula="of:=[.$H$465]/[.H379]" office:value-type="float" office:value="1.51903500728446" calcext:value-type="float">
            <text:p>1.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2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75.572" calcext:value-type="float">
            <text:p>175.572</text:p>
          </table:table-cell>
          <table:table-cell table:number-columns-repeated="3" office:value-type="float" office:value="43.893" calcext:value-type="float">
            <text:p>43.893</text:p>
          </table:table-cell>
          <table:table-cell table:formula="of:=[.$H$644]/[.H380]" office:value-type="float" office:value="7.45867678217483" calcext:value-type="float">
            <text:p>7.46</text:p>
          </table:table-cell>
          <table:table-cell table:formula="of:=[.$H$465]/[.H380]" office:value-type="float" office:value="1.48702982252295" calcext:value-type="float">
            <text:p>1.4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2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176.5344" calcext:value-type="float">
            <text:p>176.5344</text:p>
          </table:table-cell>
          <table:table-cell table:number-columns-repeated="3" office:value-type="float" office:value="44.1336" calcext:value-type="float">
            <text:p>44.1336</text:p>
          </table:table-cell>
          <table:table-cell table:formula="of:=[.$H$644]/[.H381]" office:value-type="float" office:value="7.41801484583175" calcext:value-type="float">
            <text:p>7.42</text:p>
          </table:table-cell>
          <table:table-cell table:formula="of:=[.$H$465]/[.H381]" office:value-type="float" office:value="1.47892308807802" calcext:value-type="float">
            <text:p>1.4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2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177.0832" calcext:value-type="float">
            <text:p>177.0832</text:p>
          </table:table-cell>
          <table:table-cell table:number-columns-repeated="3" office:value-type="float" office:value="44.2708" calcext:value-type="float">
            <text:p>44.2708</text:p>
          </table:table-cell>
          <table:table-cell table:formula="of:=[.$H$644]/[.H382]" office:value-type="float" office:value="7.39502561507811" calcext:value-type="float">
            <text:p>7.40</text:p>
          </table:table-cell>
          <table:table-cell table:formula="of:=[.$H$465]/[.H382]" office:value-type="float" office:value="1.47433974538522" calcext:value-type="float">
            <text:p>1.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2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77.5408" calcext:value-type="float">
            <text:p>177.5408</text:p>
          </table:table-cell>
          <table:table-cell table:number-columns-repeated="3" office:value-type="float" office:value="44.3852" calcext:value-type="float">
            <text:p>44.3852</text:p>
          </table:table-cell>
          <table:table-cell table:formula="of:=[.$H$644]/[.H383]" office:value-type="float" office:value="7.37596541189406" calcext:value-type="float">
            <text:p>7.38</text:p>
          </table:table-cell>
          <table:table-cell table:formula="of:=[.$H$465]/[.H383]" office:value-type="float" office:value="1.47053972945937" calcext:value-type="float">
            <text:p>1.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2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85.2108" calcext:value-type="float">
            <text:p>185.2108</text:p>
          </table:table-cell>
          <table:table-cell table:number-columns-repeated="3" office:value-type="float" office:value="46.3027" calcext:value-type="float">
            <text:p>46.3027</text:p>
          </table:table-cell>
          <table:table-cell table:formula="of:=[.$H$644]/[.H384]" office:value-type="float" office:value="7.07050992706689" calcext:value-type="float">
            <text:p>7.07</text:p>
          </table:table-cell>
          <table:table-cell table:formula="of:=[.$H$465]/[.H384]" office:value-type="float" office:value="1.40964133841007" calcext:value-type="float">
            <text:p>1.4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2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85.3104" calcext:value-type="float">
            <text:p>185.3104</text:p>
          </table:table-cell>
          <table:table-cell table:number-columns-repeated="3" office:value-type="float" office:value="46.3276" calcext:value-type="float">
            <text:p>46.3276</text:p>
          </table:table-cell>
          <table:table-cell table:formula="of:=[.$H$644]/[.H385]" office:value-type="float" office:value="7.06670969357359" calcext:value-type="float">
            <text:p>7.07</text:p>
          </table:table-cell>
          <table:table-cell table:formula="of:=[.$H$465]/[.H385]" office:value-type="float" office:value="1.40888368920471" calcext:value-type="float">
            <text:p>1.4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1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85.7732" calcext:value-type="float">
            <text:p>185.7732</text:p>
          </table:table-cell>
          <table:table-cell table:number-columns-repeated="3" office:value-type="float" office:value="46.4433" calcext:value-type="float">
            <text:p>46.4433</text:p>
          </table:table-cell>
          <table:table-cell table:formula="of:=[.$H$644]/[.H386]" office:value-type="float" office:value="7.04910503775571" calcext:value-type="float">
            <text:p>7.05</text:p>
          </table:table-cell>
          <table:table-cell table:formula="of:=[.$H$465]/[.H386]" office:value-type="float" office:value="1.40537386447561" calcext:value-type="float">
            <text:p>1.4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3_P1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86.0768" calcext:value-type="float">
            <text:p>186.0768</text:p>
          </table:table-cell>
          <table:table-cell table:number-columns-repeated="3" office:value-type="float" office:value="46.5192" calcext:value-type="float">
            <text:p>46.5192</text:p>
          </table:table-cell>
          <table:table-cell table:formula="of:=[.$H$644]/[.H387]" office:value-type="float" office:value="7.03760382809679" calcext:value-type="float">
            <text:p>7.04</text:p>
          </table:table-cell>
          <table:table-cell table:formula="of:=[.$H$465]/[.H387]" office:value-type="float" office:value="1.40308087843299" calcext:value-type="float">
            <text:p>1.4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2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86.376" calcext:value-type="float">
            <text:p>186.376</text:p>
          </table:table-cell>
          <table:table-cell table:number-columns-repeated="3" office:value-type="float" office:value="46.594" calcext:value-type="float">
            <text:p>46.594</text:p>
          </table:table-cell>
          <table:table-cell table:formula="of:=[.$H$644]/[.H388]" office:value-type="float" office:value="7.02630596214105" calcext:value-type="float">
            <text:p>7.03</text:p>
          </table:table-cell>
          <table:table-cell table:formula="of:=[.$H$465]/[.H388]" office:value-type="float" office:value="1.40082843284543" calcext:value-type="float">
            <text:p>1.4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2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87.6576" calcext:value-type="float">
            <text:p>187.6576</text:p>
          </table:table-cell>
          <table:table-cell table:number-columns-repeated="3" office:value-type="float" office:value="46.9144" calcext:value-type="float">
            <text:p>46.9144</text:p>
          </table:table-cell>
          <table:table-cell table:formula="of:=[.$H$644]/[.H389]" office:value-type="float" office:value="6.97832008935423" calcext:value-type="float">
            <text:p>6.98</text:p>
          </table:table-cell>
          <table:table-cell table:formula="of:=[.$H$465]/[.H389]" office:value-type="float" office:value="1.39126153164061" calcext:value-type="float">
            <text:p>1.3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1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87.9088" calcext:value-type="float">
            <text:p>187.9088</text:p>
          </table:table-cell>
          <table:table-cell table:number-columns-repeated="3" office:value-type="float" office:value="46.9772" calcext:value-type="float">
            <text:p>46.9772</text:p>
          </table:table-cell>
          <table:table-cell table:formula="of:=[.$H$644]/[.H390]" office:value-type="float" office:value="6.96899134048006" calcext:value-type="float">
            <text:p>6.97</text:p>
          </table:table-cell>
          <table:table-cell table:formula="of:=[.$H$465]/[.H390]" office:value-type="float" office:value="1.38940166719174" calcext:value-type="float">
            <text:p>1.3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2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88.214" calcext:value-type="float">
            <text:p>188.214</text:p>
          </table:table-cell>
          <table:table-cell table:number-columns-repeated="3" office:value-type="float" office:value="47.0535" calcext:value-type="float">
            <text:p>47.0535</text:p>
          </table:table-cell>
          <table:table-cell table:formula="of:=[.$H$644]/[.H391]" office:value-type="float" office:value="6.95769071376199" calcext:value-type="float">
            <text:p>6.96</text:p>
          </table:table-cell>
          <table:table-cell table:formula="of:=[.$H$465]/[.H391]" office:value-type="float" office:value="1.38714867119343" calcext:value-type="float">
            <text:p>1.3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2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88.3992" calcext:value-type="float">
            <text:p>188.3992</text:p>
          </table:table-cell>
          <table:table-cell table:number-columns-repeated="3" office:value-type="float" office:value="47.0998" calcext:value-type="float">
            <text:p>47.0998</text:p>
          </table:table-cell>
          <table:table-cell table:formula="of:=[.$H$644]/[.H392]" office:value-type="float" office:value="6.95085117134255" calcext:value-type="float">
            <text:p>6.95</text:p>
          </table:table-cell>
          <table:table-cell table:formula="of:=[.$H$465]/[.H392]" office:value-type="float" office:value="1.38578507764364" calcext:value-type="float">
            <text:p>1.3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2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90.4124" calcext:value-type="float">
            <text:p>190.4124</text:p>
          </table:table-cell>
          <table:table-cell table:number-columns-repeated="3" office:value-type="float" office:value="47.6031" calcext:value-type="float">
            <text:p>47.6031</text:p>
          </table:table-cell>
          <table:table-cell table:formula="of:=[.$H$644]/[.H393]" office:value-type="float" office:value="6.87736092817485" calcext:value-type="float">
            <text:p>6.88</text:p>
          </table:table-cell>
          <table:table-cell table:formula="of:=[.$H$465]/[.H393]" office:value-type="float" office:value="1.37113339257317" calcext:value-type="float">
            <text:p>1.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2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90.8268" calcext:value-type="float">
            <text:p>190.8268</text:p>
          </table:table-cell>
          <table:table-cell table:number-columns-repeated="3" office:value-type="float" office:value="47.7067" calcext:value-type="float">
            <text:p>47.7067</text:p>
          </table:table-cell>
          <table:table-cell table:formula="of:=[.$H$644]/[.H394]" office:value-type="float" office:value="6.86242603240216" calcext:value-type="float">
            <text:p>6.86</text:p>
          </table:table-cell>
          <table:table-cell table:formula="of:=[.$H$465]/[.H394]" office:value-type="float" office:value="1.3681558355535" calcext:value-type="float">
            <text:p>1.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2_P1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91.0136" calcext:value-type="float">
            <text:p>191.0136</text:p>
          </table:table-cell>
          <table:table-cell table:number-columns-repeated="3" office:value-type="float" office:value="47.7534" calcext:value-type="float">
            <text:p>47.7534</text:p>
          </table:table-cell>
          <table:table-cell table:formula="of:=[.$H$644]/[.H395]" office:value-type="float" office:value="6.85571498573924" calcext:value-type="float">
            <text:p>6.86</text:p>
          </table:table-cell>
          <table:table-cell table:formula="of:=[.$H$465]/[.H395]" office:value-type="float" office:value="1.36681786008954" calcext:value-type="float">
            <text:p>1.3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2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192.854" calcext:value-type="float">
            <text:p>192.854</text:p>
          </table:table-cell>
          <table:table-cell table:number-columns-repeated="3" office:value-type="float" office:value="48.2135" calcext:value-type="float">
            <text:p>48.2135</text:p>
          </table:table-cell>
          <table:table-cell table:formula="of:=[.$H$644]/[.H396]" office:value-type="float" office:value="6.79029110104016" calcext:value-type="float">
            <text:p>6.79</text:p>
          </table:table-cell>
          <table:table-cell table:formula="of:=[.$H$465]/[.H396]" office:value-type="float" office:value="1.35377435780435" calcext:value-type="float">
            <text:p>1.3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4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193.0136" calcext:value-type="float">
            <text:p>193.0136</text:p>
          </table:table-cell>
          <table:table-cell table:number-columns-repeated="3" office:value-type="float" office:value="48.2534" calcext:value-type="float">
            <text:p>48.2534</text:p>
          </table:table-cell>
          <table:table-cell table:formula="of:=[.$H$644]/[.H397]" office:value-type="float" office:value="6.78467631296448" calcext:value-type="float">
            <text:p>6.78</text:p>
          </table:table-cell>
          <table:table-cell table:formula="of:=[.$H$465]/[.H397]" office:value-type="float" office:value="1.35265494244965" calcext:value-type="float">
            <text:p>1.3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4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193.0504" calcext:value-type="float">
            <text:p>193.0504</text:p>
          </table:table-cell>
          <table:table-cell table:number-columns-repeated="3" office:value-type="float" office:value="48.2626" calcext:value-type="float">
            <text:p>48.2626</text:p>
          </table:table-cell>
          <table:table-cell table:formula="of:=[.$H$644]/[.H398]" office:value-type="float" office:value="6.78338299221343" calcext:value-type="float">
            <text:p>6.78</text:p>
          </table:table-cell>
          <table:table-cell table:formula="of:=[.$H$465]/[.H398]" office:value-type="float" office:value="1.35239709423032" calcext:value-type="float">
            <text:p>1.3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2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94.0844" calcext:value-type="float">
            <text:p>194.0844</text:p>
          </table:table-cell>
          <table:table-cell table:number-columns-repeated="3" office:value-type="float" office:value="48.5211" calcext:value-type="float">
            <text:p>48.5211</text:p>
          </table:table-cell>
          <table:table-cell table:formula="of:=[.$H$644]/[.H399]" office:value-type="float" office:value="6.74724398251482" calcext:value-type="float">
            <text:p>6.75</text:p>
          </table:table-cell>
          <table:table-cell table:formula="of:=[.$H$465]/[.H399]" office:value-type="float" office:value="1.34519209168795" calcext:value-type="float">
            <text:p>1.3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2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194.6384" calcext:value-type="float">
            <text:p>194.6384</text:p>
          </table:table-cell>
          <table:table-cell table:number-columns-repeated="3" office:value-type="float" office:value="48.6596" calcext:value-type="float">
            <text:p>48.6596</text:p>
          </table:table-cell>
          <table:table-cell table:formula="of:=[.$H$644]/[.H400]" office:value-type="float" office:value="6.7280392769361" calcext:value-type="float">
            <text:p>6.73</text:p>
          </table:table-cell>
          <table:table-cell table:formula="of:=[.$H$465]/[.H400]" office:value-type="float" office:value="1.34136326644691" calcext:value-type="float">
            <text:p>1.3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4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195.8072" calcext:value-type="float">
            <text:p>195.8072</text:p>
          </table:table-cell>
          <table:table-cell table:number-columns-repeated="3" office:value-type="float" office:value="48.9518" calcext:value-type="float">
            <text:p>48.9518</text:p>
          </table:table-cell>
          <table:table-cell table:formula="of:=[.$H$644]/[.H401]" office:value-type="float" office:value="6.68787868883269" calcext:value-type="float">
            <text:p>6.69</text:p>
          </table:table-cell>
          <table:table-cell table:formula="of:=[.$H$465]/[.H401]" office:value-type="float" office:value="1.33335648535907" calcext:value-type="float">
            <text:p>1.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4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196.2484" calcext:value-type="float">
            <text:p>196.2484</text:p>
          </table:table-cell>
          <table:table-cell table:number-columns-repeated="3" office:value-type="float" office:value="49.0621" calcext:value-type="float">
            <text:p>49.0621</text:p>
          </table:table-cell>
          <table:table-cell table:formula="of:=[.$H$644]/[.H402]" office:value-type="float" office:value="6.67284319260692" calcext:value-type="float">
            <text:p>6.67</text:p>
          </table:table-cell>
          <table:table-cell table:formula="of:=[.$H$465]/[.H402]" office:value-type="float" office:value="1.33035887171564" calcext:value-type="float">
            <text:p>1.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4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196.638" calcext:value-type="float">
            <text:p>196.638</text:p>
          </table:table-cell>
          <table:table-cell table:number-columns-repeated="3" office:value-type="float" office:value="49.1595" calcext:value-type="float">
            <text:p>49.1595</text:p>
          </table:table-cell>
          <table:table-cell table:formula="of:=[.$H$644]/[.H403]" office:value-type="float" office:value="6.65962225002288" calcext:value-type="float">
            <text:p>6.66</text:p>
          </table:table-cell>
          <table:table-cell table:formula="of:=[.$H$465]/[.H403]" office:value-type="float" office:value="1.32772302403401" calcext:value-type="float">
            <text:p>1.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2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97.966" calcext:value-type="float">
            <text:p>197.966</text:p>
          </table:table-cell>
          <table:table-cell table:number-columns-repeated="3" office:value-type="float" office:value="49.4915" calcext:value-type="float">
            <text:p>49.4915</text:p>
          </table:table-cell>
          <table:table-cell table:formula="of:=[.$H$644]/[.H404]" office:value-type="float" office:value="6.61494802137741" calcext:value-type="float">
            <text:p>6.61</text:p>
          </table:table-cell>
          <table:table-cell table:formula="of:=[.$H$465]/[.H404]" office:value-type="float" office:value="1.31881636240567" calcext:value-type="float">
            <text:p>1.3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4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198.4948" calcext:value-type="float">
            <text:p>198.4948</text:p>
          </table:table-cell>
          <table:table-cell table:number-columns-repeated="3" office:value-type="float" office:value="49.6237" calcext:value-type="float">
            <text:p>49.6237</text:p>
          </table:table-cell>
          <table:table-cell table:formula="of:=[.$H$644]/[.H405]" office:value-type="float" office:value="6.5973254714985" calcext:value-type="float">
            <text:p>6.60</text:p>
          </table:table-cell>
          <table:table-cell table:formula="of:=[.$H$465]/[.H405]" office:value-type="float" office:value="1.31530297015337" calcext:value-type="float">
            <text:p>1.3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2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199.9788" calcext:value-type="float">
            <text:p>199.9788</text:p>
          </table:table-cell>
          <table:table-cell table:number-columns-repeated="3" office:value-type="float" office:value="49.9947" calcext:value-type="float">
            <text:p>49.9947</text:p>
          </table:table-cell>
          <table:table-cell table:formula="of:=[.$H$644]/[.H406]" office:value-type="float" office:value="6.54836812702146" calcext:value-type="float">
            <text:p>6.55</text:p>
          </table:table-cell>
          <table:table-cell table:formula="of:=[.$H$465]/[.H406]" office:value-type="float" office:value="1.30554238749307" calcext:value-type="float">
            <text:p>1.3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2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200.884" calcext:value-type="float">
            <text:p>200.884</text:p>
          </table:table-cell>
          <table:table-cell table:number-columns-repeated="3" office:value-type="float" office:value="50.221" calcext:value-type="float">
            <text:p>50.221</text:p>
          </table:table-cell>
          <table:table-cell table:formula="of:=[.$H$644]/[.H407]" office:value-type="float" office:value="6.51886063598893" calcext:value-type="float">
            <text:p>6.52</text:p>
          </table:table-cell>
          <table:table-cell table:formula="of:=[.$H$465]/[.H407]" office:value-type="float" office:value="1.29965950498795" calcext:value-type="float">
            <text:p>1.3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4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05.1264" calcext:value-type="float">
            <text:p>205.1264</text:p>
          </table:table-cell>
          <table:table-cell table:number-columns-repeated="3" office:value-type="float" office:value="51.2816" calcext:value-type="float">
            <text:p>51.2816</text:p>
          </table:table-cell>
          <table:table-cell table:formula="of:=[.$H$644]/[.H408]" office:value-type="float" office:value="6.3840383295373" calcext:value-type="float">
            <text:p>6.38</text:p>
          </table:table-cell>
          <table:table-cell table:formula="of:=[.$H$465]/[.H408]" office:value-type="float" office:value="1.27278010046488" calcext:value-type="float">
            <text:p>1.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4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06.3584" calcext:value-type="float">
            <text:p>206.3584</text:p>
          </table:table-cell>
          <table:table-cell table:number-columns-repeated="3" office:value-type="float" office:value="51.5896" calcext:value-type="float">
            <text:p>51.5896</text:p>
          </table:table-cell>
          <table:table-cell table:formula="of:=[.$H$644]/[.H409]" office:value-type="float" office:value="6.34592437235412" calcext:value-type="float">
            <text:p>6.35</text:p>
          </table:table-cell>
          <table:table-cell table:formula="of:=[.$H$465]/[.H409]" office:value-type="float" office:value="1.2651813543815" calcext:value-type="float">
            <text:p>1.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4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10.8748" calcext:value-type="float">
            <text:p>210.8748</text:p>
          </table:table-cell>
          <table:table-cell table:number-columns-repeated="3" office:value-type="float" office:value="52.7187" calcext:value-type="float">
            <text:p>52.7187</text:p>
          </table:table-cell>
          <table:table-cell table:formula="of:=[.$H$644]/[.H410]" office:value-type="float" office:value="6.21001086900853" calcext:value-type="float">
            <text:p>6.21</text:p>
          </table:table-cell>
          <table:table-cell table:formula="of:=[.$H$465]/[.H410]" office:value-type="float" office:value="1.23808439889451" calcext:value-type="float">
            <text:p>1.2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4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11.1492" calcext:value-type="float">
            <text:p>211.1492</text:p>
          </table:table-cell>
          <table:table-cell table:number-columns-repeated="3" office:value-type="float" office:value="52.7873" calcext:value-type="float">
            <text:p>52.7873</text:p>
          </table:table-cell>
          <table:table-cell table:formula="of:=[.$H$644]/[.H411]" office:value-type="float" office:value="6.20194061829266" calcext:value-type="float">
            <text:p>6.20</text:p>
          </table:table-cell>
          <table:table-cell table:formula="of:=[.$H$465]/[.H411]" office:value-type="float" office:value="1.23647544011533" calcext:value-type="float">
            <text:p>1.2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4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11.5492" calcext:value-type="float">
            <text:p>211.5492</text:p>
          </table:table-cell>
          <table:table-cell table:number-columns-repeated="3" office:value-type="float" office:value="52.8873" calcext:value-type="float">
            <text:p>52.8873</text:p>
          </table:table-cell>
          <table:table-cell table:formula="of:=[.$H$644]/[.H412]" office:value-type="float" office:value="6.19021390768672" calcext:value-type="float">
            <text:p>6.19</text:p>
          </table:table-cell>
          <table:table-cell table:formula="of:=[.$H$465]/[.H412]" office:value-type="float" office:value="1.23413749614747" calcext:value-type="float">
            <text:p>1.2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4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11.9752" calcext:value-type="float">
            <text:p>211.9752</text:p>
          </table:table-cell>
          <table:table-cell table:number-columns-repeated="3" office:value-type="float" office:value="52.9938" calcext:value-type="float">
            <text:p>52.9938</text:p>
          </table:table-cell>
          <table:table-cell table:formula="of:=[.$H$644]/[.H413]" office:value-type="float" office:value="6.17777362634874" calcext:value-type="float">
            <text:p>6.18</text:p>
          </table:table-cell>
          <table:table-cell table:formula="of:=[.$H$465]/[.H413]" office:value-type="float" office:value="1.23165728821107" calcext:value-type="float">
            <text:p>1.2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2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13.2616" calcext:value-type="float">
            <text:p>213.2616</text:p>
          </table:table-cell>
          <table:table-cell table:number-columns-repeated="3" office:value-type="float" office:value="53.3154" calcext:value-type="float">
            <text:p>53.3154</text:p>
          </table:table-cell>
          <table:table-cell table:formula="of:=[.$H$644]/[.H414]" office:value-type="float" office:value="6.140509121192" calcext:value-type="float">
            <text:p>6.14</text:p>
          </table:table-cell>
          <table:table-cell table:formula="of:=[.$H$465]/[.H414]" office:value-type="float" office:value="1.22422789663024" calcext:value-type="float">
            <text:p>1.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4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213.3264" calcext:value-type="float">
            <text:p>213.3264</text:p>
          </table:table-cell>
          <table:table-cell table:number-columns-repeated="3" office:value-type="float" office:value="53.3316" calcext:value-type="float">
            <text:p>53.3316</text:p>
          </table:table-cell>
          <table:table-cell table:formula="of:=[.$H$644]/[.H415]" office:value-type="float" office:value="6.13864388092613" calcext:value-type="float">
            <text:p>6.14</text:p>
          </table:table-cell>
          <table:table-cell table:formula="of:=[.$H$465]/[.H415]" office:value-type="float" office:value="1.22385602532082" calcext:value-type="float">
            <text:p>1.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2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13.682" calcext:value-type="float">
            <text:p>213.682</text:p>
          </table:table-cell>
          <table:table-cell table:number-columns-repeated="3" office:value-type="float" office:value="53.4205" calcext:value-type="float">
            <text:p>53.4205</text:p>
          </table:table-cell>
          <table:table-cell table:formula="of:=[.$H$644]/[.H416]" office:value-type="float" office:value="6.12842822511957" calcext:value-type="float">
            <text:p>6.13</text:p>
          </table:table-cell>
          <table:table-cell table:formula="of:=[.$H$465]/[.H416]" office:value-type="float" office:value="1.22181933901779" calcext:value-type="float">
            <text:p>1.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2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14.9752" calcext:value-type="float">
            <text:p>214.9752</text:p>
          </table:table-cell>
          <table:table-cell table:number-columns-repeated="3" office:value-type="float" office:value="53.7438" calcext:value-type="float">
            <text:p>53.7438</text:p>
          </table:table-cell>
          <table:table-cell table:formula="of:=[.$H$644]/[.H417]" office:value-type="float" office:value="6.09156218949907" calcext:value-type="float">
            <text:p>6.09</text:p>
          </table:table-cell>
          <table:table-cell table:formula="of:=[.$H$465]/[.H417]" office:value-type="float" office:value="1.21446938995754" calcext:value-type="float">
            <text:p>1.2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2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15.7812" calcext:value-type="float">
            <text:p>215.7812</text:p>
          </table:table-cell>
          <table:table-cell table:number-columns-repeated="3" office:value-type="float" office:value="53.9453" calcext:value-type="float">
            <text:p>53.9453</text:p>
          </table:table-cell>
          <table:table-cell table:formula="of:=[.$H$644]/[.H418]" office:value-type="float" office:value="6.06880858944153" calcext:value-type="float">
            <text:p>6.07</text:p>
          </table:table-cell>
          <table:table-cell table:formula="of:=[.$H$465]/[.H418]" office:value-type="float" office:value="1.20993302474914" calcext:value-type="float">
            <text:p>1.2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2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18.6296" calcext:value-type="float">
            <text:p>218.6296</text:p>
          </table:table-cell>
          <table:table-cell table:number-columns-repeated="3" office:value-type="float" office:value="54.6574" calcext:value-type="float">
            <text:p>54.6574</text:p>
          </table:table-cell>
          <table:table-cell table:formula="of:=[.$H$644]/[.H419]" office:value-type="float" office:value="5.98974155375118" calcext:value-type="float">
            <text:p>5.99</text:p>
          </table:table-cell>
          <table:table-cell table:formula="of:=[.$H$465]/[.H419]" office:value-type="float" office:value="1.19416949946393" calcext:value-type="float">
            <text:p>1.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2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19.626" calcext:value-type="float">
            <text:p>219.626</text:p>
          </table:table-cell>
          <table:table-cell table:number-columns-repeated="3" office:value-type="float" office:value="54.9065" calcext:value-type="float">
            <text:p>54.9065</text:p>
          </table:table-cell>
          <table:table-cell table:formula="of:=[.$H$644]/[.H420]" office:value-type="float" office:value="5.96256727345578" calcext:value-type="float">
            <text:p>5.96</text:p>
          </table:table-cell>
          <table:table-cell table:formula="of:=[.$H$465]/[.H420]" office:value-type="float" office:value="1.18875178712903" calcext:value-type="float">
            <text:p>1.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2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21.57" calcext:value-type="float">
            <text:p>221.57</text:p>
          </table:table-cell>
          <table:table-cell table:number-columns-repeated="3" office:value-type="float" office:value="55.3925" calcext:value-type="float">
            <text:p>55.3925</text:p>
          </table:table-cell>
          <table:table-cell table:formula="of:=[.$H$644]/[.H421]" office:value-type="float" office:value="5.91025319312181" calcext:value-type="float">
            <text:p>5.91</text:p>
          </table:table-cell>
          <table:table-cell table:formula="of:=[.$H$465]/[.H421]" office:value-type="float" office:value="1.17832197499662" calcext:value-type="float">
            <text:p>1.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2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21.6176" calcext:value-type="float">
            <text:p>221.6176</text:p>
          </table:table-cell>
          <table:table-cell table:number-columns-repeated="3" office:value-type="float" office:value="55.4044" calcext:value-type="float">
            <text:p>55.4044</text:p>
          </table:table-cell>
          <table:table-cell table:formula="of:=[.$H$644]/[.H422]" office:value-type="float" office:value="5.90898376302243" calcext:value-type="float">
            <text:p>5.91</text:p>
          </table:table-cell>
          <table:table-cell table:formula="of:=[.$H$465]/[.H422]" office:value-type="float" office:value="1.17806888983546" calcext:value-type="float">
            <text:p>1.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2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22.0908" calcext:value-type="float">
            <text:p>222.0908</text:p>
          </table:table-cell>
          <table:table-cell table:number-columns-repeated="3" office:value-type="float" office:value="55.5227" calcext:value-type="float">
            <text:p>55.5227</text:p>
          </table:table-cell>
          <table:table-cell table:formula="of:=[.$H$644]/[.H423]" office:value-type="float" office:value="5.8963937272503" calcext:value-type="float">
            <text:p>5.90</text:p>
          </table:table-cell>
          <table:table-cell table:formula="of:=[.$H$465]/[.H423]" office:value-type="float" office:value="1.17555882548939" calcext:value-type="float">
            <text:p>1.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2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23.0292" calcext:value-type="float">
            <text:p>223.0292</text:p>
          </table:table-cell>
          <table:table-cell table:number-columns-repeated="3" office:value-type="float" office:value="55.7573" calcext:value-type="float">
            <text:p>55.7573</text:p>
          </table:table-cell>
          <table:table-cell table:formula="of:=[.$H$644]/[.H424]" office:value-type="float" office:value="5.87158452794522" calcext:value-type="float">
            <text:p>5.87</text:p>
          </table:table-cell>
          <table:table-cell table:formula="of:=[.$H$465]/[.H424]" office:value-type="float" office:value="1.17061263726902" calcext:value-type="float">
            <text:p>1.1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2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25.6396" calcext:value-type="float">
            <text:p>225.6396</text:p>
          </table:table-cell>
          <table:table-cell table:number-columns-repeated="3" office:value-type="float" office:value="56.4099" calcext:value-type="float">
            <text:p>56.4099</text:p>
          </table:table-cell>
          <table:table-cell table:formula="of:=[.$H$644]/[.H425]" office:value-type="float" office:value="5.80365680492254" calcext:value-type="float">
            <text:p>5.80</text:p>
          </table:table-cell>
          <table:table-cell table:formula="of:=[.$H$465]/[.H425]" office:value-type="float" office:value="1.15706994694194" calcext:value-type="float">
            <text:p>1.1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4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32.9588" calcext:value-type="float">
            <text:p>232.9588</text:p>
          </table:table-cell>
          <table:table-cell table:number-columns-repeated="3" office:value-type="float" office:value="58.2397" calcext:value-type="float">
            <text:p>58.2397</text:p>
          </table:table-cell>
          <table:table-cell table:formula="of:=[.$H$644]/[.H426]" office:value-type="float" office:value="5.6213150136419" calcext:value-type="float">
            <text:p>5.62</text:p>
          </table:table-cell>
          <table:table-cell table:formula="of:=[.$H$465]/[.H426]" office:value-type="float" office:value="1.12071662457053" calcext:value-type="float">
            <text:p>1.1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2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33.318" calcext:value-type="float">
            <text:p>233.318</text:p>
          </table:table-cell>
          <table:table-cell table:number-columns-repeated="3" office:value-type="float" office:value="58.3295" calcext:value-type="float">
            <text:p>58.3295</text:p>
          </table:table-cell>
          <table:table-cell table:formula="of:=[.$H$644]/[.H427]" office:value-type="float" office:value="5.61266083199753" calcext:value-type="float">
            <text:p>5.61</text:p>
          </table:table-cell>
          <table:table-cell table:formula="of:=[.$H$465]/[.H427]" office:value-type="float" office:value="1.1189912479963" calcext:value-type="float">
            <text:p>1.1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2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35.4996" calcext:value-type="float">
            <text:p>235.4996</text:p>
          </table:table-cell>
          <table:table-cell table:number-columns-repeated="3" office:value-type="float" office:value="58.8749" calcext:value-type="float">
            <text:p>58.8749</text:p>
          </table:table-cell>
          <table:table-cell table:formula="of:=[.$H$644]/[.H428]" office:value-type="float" office:value="5.56066676971001" calcext:value-type="float">
            <text:p>5.56</text:p>
          </table:table-cell>
          <table:table-cell table:formula="of:=[.$H$465]/[.H428]" office:value-type="float" office:value="1.10862523758002" calcext:value-type="float">
            <text:p>1.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2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35.9052" calcext:value-type="float">
            <text:p>235.9052</text:p>
          </table:table-cell>
          <table:table-cell table:number-columns-repeated="3" office:value-type="float" office:value="58.9763" calcext:value-type="float">
            <text:p>58.9763</text:p>
          </table:table-cell>
          <table:table-cell table:formula="of:=[.$H$644]/[.H429]" office:value-type="float" office:value="5.5511061222898" calcext:value-type="float">
            <text:p>5.55</text:p>
          </table:table-cell>
          <table:table-cell table:formula="of:=[.$H$465]/[.H429]" office:value-type="float" office:value="1.10671913972223" calcext:value-type="float">
            <text:p>1.1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4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37.4864" calcext:value-type="float">
            <text:p>237.4864</text:p>
          </table:table-cell>
          <table:table-cell table:number-columns-repeated="3" office:value-type="float" office:value="59.3716" calcext:value-type="float">
            <text:p>59.3716</text:p>
          </table:table-cell>
          <table:table-cell table:formula="of:=[.$H$644]/[.H430]" office:value-type="float" office:value="5.51414649428346" calcext:value-type="float">
            <text:p>5.51</text:p>
          </table:table-cell>
          <table:table-cell table:formula="of:=[.$H$465]/[.H430]" office:value-type="float" office:value="1.09935053123042" calcext:value-type="float">
            <text:p>1.1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2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38.0672" calcext:value-type="float">
            <text:p>238.0672</text:p>
          </table:table-cell>
          <table:table-cell table:number-columns-repeated="3" office:value-type="float" office:value="59.5168" calcext:value-type="float">
            <text:p>59.5168</text:p>
          </table:table-cell>
          <table:table-cell table:formula="of:=[.$H$644]/[.H431]" office:value-type="float" office:value="5.50069392171622" calcext:value-type="float">
            <text:p>5.50</text:p>
          </table:table-cell>
          <table:table-cell table:formula="of:=[.$H$465]/[.H431]" office:value-type="float" office:value="1.09666850368299" calcext:value-type="float">
            <text:p>1.1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4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0.3832" calcext:value-type="float">
            <text:p>240.3832</text:p>
          </table:table-cell>
          <table:table-cell table:number-columns-repeated="3" office:value-type="float" office:value="60.0958" calcext:value-type="float">
            <text:p>60.0958</text:p>
          </table:table-cell>
          <table:table-cell table:formula="of:=[.$H$644]/[.H432]" office:value-type="float" office:value="5.44769684403902" calcext:value-type="float">
            <text:p>5.45</text:p>
          </table:table-cell>
          <table:table-cell table:formula="of:=[.$H$465]/[.H432]" office:value-type="float" office:value="1.08610252297166" calcext:value-type="float">
            <text:p>1.0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4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0.4024" calcext:value-type="float">
            <text:p>240.4024</text:p>
          </table:table-cell>
          <table:table-cell table:number-columns-repeated="3" office:value-type="float" office:value="60.1006" calcext:value-type="float">
            <text:p>60.1006</text:p>
          </table:table-cell>
          <table:table-cell table:formula="of:=[.$H$644]/[.H433]" office:value-type="float" office:value="5.44726175778611" calcext:value-type="float">
            <text:p>5.45</text:p>
          </table:table-cell>
          <table:table-cell table:formula="of:=[.$H$465]/[.H433]" office:value-type="float" office:value="1.08601578020852" calcext:value-type="float">
            <text:p>1.0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4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0.6456" calcext:value-type="float">
            <text:p>240.6456</text:p>
          </table:table-cell>
          <table:table-cell table:number-columns-repeated="3" office:value-type="float" office:value="60.1614" calcext:value-type="float">
            <text:p>60.1614</text:p>
          </table:table-cell>
          <table:table-cell table:formula="of:=[.$H$644]/[.H434]" office:value-type="float" office:value="5.44175667454547" calcext:value-type="float">
            <text:p>5.44</text:p>
          </table:table-cell>
          <table:table-cell table:formula="of:=[.$H$465]/[.H434]" office:value-type="float" office:value="1.08491823661019" calcext:value-type="float">
            <text:p>1.0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2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41.1812" calcext:value-type="float">
            <text:p>241.1812</text:p>
          </table:table-cell>
          <table:table-cell table:number-columns-repeated="3" office:value-type="float" office:value="60.2953" calcext:value-type="float">
            <text:p>60.2953</text:p>
          </table:table-cell>
          <table:table-cell table:formula="of:=[.$H$644]/[.H435]" office:value-type="float" office:value="5.42967196448148" calcext:value-type="float">
            <text:p>5.43</text:p>
          </table:table-cell>
          <table:table-cell table:formula="of:=[.$H$465]/[.H435]" office:value-type="float" office:value="1.0825089186056" calcext:value-type="float">
            <text:p>1.0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2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43.0544" calcext:value-type="float">
            <text:p>243.0544</text:p>
          </table:table-cell>
          <table:table-cell table:number-columns-repeated="3" office:value-type="float" office:value="60.7636" calcext:value-type="float">
            <text:p>60.7636</text:p>
          </table:table-cell>
          <table:table-cell table:formula="of:=[.$H$644]/[.H436]" office:value-type="float" office:value="5.38782593526387" calcext:value-type="float">
            <text:p>5.39</text:p>
          </table:table-cell>
          <table:table-cell table:formula="of:=[.$H$465]/[.H436]" office:value-type="float" office:value="1.07416611260689" calcext:value-type="float">
            <text:p>1.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2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43.1048" calcext:value-type="float">
            <text:p>243.1048</text:p>
          </table:table-cell>
          <table:table-cell table:number-columns-repeated="3" office:value-type="float" office:value="60.7762" calcext:value-type="float">
            <text:p>60.7762</text:p>
          </table:table-cell>
          <table:table-cell table:formula="of:=[.$H$644]/[.H437]" office:value-type="float" office:value="5.38670894198716" calcext:value-type="float">
            <text:p>5.39</text:p>
          </table:table-cell>
          <table:table-cell table:formula="of:=[.$H$465]/[.H437]" office:value-type="float" office:value="1.07394341864085" calcext:value-type="float">
            <text:p>1.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2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43.1756" calcext:value-type="float">
            <text:p>243.1756</text:p>
          </table:table-cell>
          <table:table-cell table:number-columns-repeated="3" office:value-type="float" office:value="60.7939" calcext:value-type="float">
            <text:p>60.7939</text:p>
          </table:table-cell>
          <table:table-cell table:formula="of:=[.$H$644]/[.H438]" office:value-type="float" office:value="5.38514061443665" calcext:value-type="float">
            <text:p>5.39</text:p>
          </table:table-cell>
          <table:table-cell table:formula="of:=[.$H$465]/[.H438]" office:value-type="float" office:value="1.07363074255805" calcext:value-type="float">
            <text:p>1.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3_P4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3.4584" calcext:value-type="float">
            <text:p>243.4584</text:p>
          </table:table-cell>
          <table:table-cell table:number-columns-repeated="3" office:value-type="float" office:value="60.8646" calcext:value-type="float">
            <text:p>60.8646</text:p>
          </table:table-cell>
          <table:table-cell table:formula="of:=[.$H$644]/[.H439]" office:value-type="float" office:value="5.37888526335505" calcext:value-type="float">
            <text:p>5.38</text:p>
          </table:table-cell>
          <table:table-cell table:formula="of:=[.$H$465]/[.H439]" office:value-type="float" office:value="1.0723836187209" calcext:value-type="float">
            <text:p>1.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4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4.0652" calcext:value-type="float">
            <text:p>244.0652</text:p>
          </table:table-cell>
          <table:table-cell table:number-columns-repeated="3" office:value-type="float" office:value="61.0163" calcext:value-type="float">
            <text:p>61.0163</text:p>
          </table:table-cell>
          <table:table-cell table:formula="of:=[.$H$644]/[.H440]" office:value-type="float" office:value="5.3655121664211" calcext:value-type="float">
            <text:p>5.37</text:p>
          </table:table-cell>
          <table:table-cell table:formula="of:=[.$H$465]/[.H440]" office:value-type="float" office:value="1.0697174361605" calcext:value-type="float">
            <text:p>1.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2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44.5796" calcext:value-type="float">
            <text:p>244.5796</text:p>
          </table:table-cell>
          <table:table-cell table:number-columns-repeated="3" office:value-type="float" office:value="61.1449" calcext:value-type="float">
            <text:p>61.1449</text:p>
          </table:table-cell>
          <table:table-cell table:formula="of:=[.$H$644]/[.H441]" office:value-type="float" office:value="5.35422741716807" calcext:value-type="float">
            <text:p>5.35</text:p>
          </table:table-cell>
          <table:table-cell table:formula="of:=[.$H$465]/[.H441]" office:value-type="float" office:value="1.06746760563841" calcext:value-type="float">
            <text:p>1.0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2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45.2452" calcext:value-type="float">
            <text:p>245.2452</text:p>
          </table:table-cell>
          <table:table-cell table:number-columns-repeated="3" office:value-type="float" office:value="61.3113" calcext:value-type="float">
            <text:p>61.3113</text:p>
          </table:table-cell>
          <table:table-cell table:formula="of:=[.$H$644]/[.H442]" office:value-type="float" office:value="5.33969594511941" calcext:value-type="float">
            <text:p>5.34</text:p>
          </table:table-cell>
          <table:table-cell table:formula="of:=[.$H$465]/[.H442]" office:value-type="float" office:value="1.06457047885137" calcext:value-type="float">
            <text:p>1.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4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6.2972" calcext:value-type="float">
            <text:p>246.2972</text:p>
          </table:table-cell>
          <table:table-cell table:number-columns-repeated="3" office:value-type="float" office:value="61.5743" calcext:value-type="float">
            <text:p>61.5743</text:p>
          </table:table-cell>
          <table:table-cell table:formula="of:=[.$H$644]/[.H443]" office:value-type="float" office:value="5.31688870194221" calcext:value-type="float">
            <text:p>5.32</text:p>
          </table:table-cell>
          <table:table-cell table:formula="of:=[.$H$465]/[.H443]" office:value-type="float" office:value="1.06002341886144" calcext:value-type="float">
            <text:p>1.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4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6.6916" calcext:value-type="float">
            <text:p>246.6916</text:p>
          </table:table-cell>
          <table:table-cell table:number-columns-repeated="3" office:value-type="float" office:value="61.6729" calcext:value-type="float">
            <text:p>61.6729</text:p>
          </table:table-cell>
          <table:table-cell table:formula="of:=[.$H$644]/[.H444]" office:value-type="float" office:value="5.30838828723799" calcext:value-type="float">
            <text:p>5.31</text:p>
          </table:table-cell>
          <table:table-cell table:formula="of:=[.$H$465]/[.H444]" office:value-type="float" office:value="1.05832869866668" calcext:value-type="float">
            <text:p>1.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2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46.9996" calcext:value-type="float">
            <text:p>246.9996</text:p>
          </table:table-cell>
          <table:table-cell table:number-columns-repeated="3" office:value-type="float" office:value="61.7499" calcext:value-type="float">
            <text:p>61.7499</text:p>
          </table:table-cell>
          <table:table-cell table:formula="of:=[.$H$644]/[.H445]" office:value-type="float" office:value="5.30176890974722" calcext:value-type="float">
            <text:p>5.30</text:p>
          </table:table-cell>
          <table:table-cell table:formula="of:=[.$H$465]/[.H445]" office:value-type="float" office:value="1.05700899920486" calcext:value-type="float">
            <text:p>1.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2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47.1252" calcext:value-type="float">
            <text:p>247.1252</text:p>
          </table:table-cell>
          <table:table-cell table:number-columns-repeated="3" office:value-type="float" office:value="61.7813" calcext:value-type="float">
            <text:p>61.7813</text:p>
          </table:table-cell>
          <table:table-cell table:formula="of:=[.$H$644]/[.H446]" office:value-type="float" office:value="5.29907431536727" calcext:value-type="float">
            <text:p>5.30</text:p>
          </table:table-cell>
          <table:table-cell table:formula="of:=[.$H$465]/[.H446]" office:value-type="float" office:value="1.05647178029598" calcext:value-type="float">
            <text:p>1.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2_P4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7.1736" calcext:value-type="float">
            <text:p>247.1736</text:p>
          </table:table-cell>
          <table:table-cell table:number-columns-repeated="3" office:value-type="float" office:value="61.7934" calcext:value-type="float">
            <text:p>61.7934</text:p>
          </table:table-cell>
          <table:table-cell table:formula="of:=[.$H$644]/[.H447]" office:value-type="float" office:value="5.29803668352931" calcext:value-type="float">
            <text:p>5.30</text:p>
          </table:table-cell>
          <table:table-cell table:formula="of:=[.$H$465]/[.H447]" office:value-type="float" office:value="1.0562649085501" calcext:value-type="float">
            <text:p>1.0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4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48.554" calcext:value-type="float">
            <text:p>248.554</text:p>
          </table:table-cell>
          <table:table-cell table:number-columns-repeated="3" office:value-type="float" office:value="62.1385" calcext:value-type="float">
            <text:p>62.1385</text:p>
          </table:table-cell>
          <table:table-cell table:formula="of:=[.$H$644]/[.H448]" office:value-type="float" office:value="5.26861285676352" calcext:value-type="float">
            <text:p>5.27</text:p>
          </table:table-cell>
          <table:table-cell table:formula="of:=[.$H$465]/[.H448]" office:value-type="float" office:value="1.05039870611618" calcext:value-type="float">
            <text:p>1.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2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48.5788" calcext:value-type="float">
            <text:p>248.5788</text:p>
          </table:table-cell>
          <table:table-cell table:number-columns-repeated="3" office:value-type="float" office:value="62.1447" calcext:value-type="float">
            <text:p>62.1447</text:p>
          </table:table-cell>
          <table:table-cell table:formula="of:=[.$H$644]/[.H449]" office:value-type="float" office:value="5.268087222241" calcext:value-type="float">
            <text:p>5.27</text:p>
          </table:table-cell>
          <table:table-cell table:formula="of:=[.$H$465]/[.H449]" office:value-type="float" office:value="1.05029391082425" calcext:value-type="float">
            <text:p>1.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2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49.4104" calcext:value-type="float">
            <text:p>249.4104</text:p>
          </table:table-cell>
          <table:table-cell table:number-columns-repeated="3" office:value-type="float" office:value="62.3526" calcext:value-type="float">
            <text:p>62.3526</text:p>
          </table:table-cell>
          <table:table-cell table:formula="of:=[.$H$644]/[.H450]" office:value-type="float" office:value="5.25052203115828" calcext:value-type="float">
            <text:p>5.25</text:p>
          </table:table-cell>
          <table:table-cell table:formula="of:=[.$H$465]/[.H450]" office:value-type="float" office:value="1.04679195414465" calcext:value-type="float">
            <text:p>1.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2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49.6576" calcext:value-type="float">
            <text:p>249.6576</text:p>
          </table:table-cell>
          <table:table-cell table:number-columns-repeated="3" office:value-type="float" office:value="62.4144" calcext:value-type="float">
            <text:p>62.4144</text:p>
          </table:table-cell>
          <table:table-cell table:formula="of:=[.$H$644]/[.H451]" office:value-type="float" office:value="5.24532319464739" calcext:value-type="float">
            <text:p>5.25</text:p>
          </table:table-cell>
          <table:table-cell table:formula="of:=[.$H$465]/[.H451]" office:value-type="float" office:value="1.04575546668718" calcext:value-type="float">
            <text:p>1.0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4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51.9772" calcext:value-type="float">
            <text:p>251.9772</text:p>
          </table:table-cell>
          <table:table-cell table:number-columns-repeated="3" office:value-type="float" office:value="62.9943" calcext:value-type="float">
            <text:p>62.9943</text:p>
          </table:table-cell>
          <table:table-cell table:formula="of:=[.$H$644]/[.H452]" office:value-type="float" office:value="5.19703687476486" calcext:value-type="float">
            <text:p>5.20</text:p>
          </table:table-cell>
          <table:table-cell table:formula="of:=[.$H$465]/[.H452]" office:value-type="float" office:value="1.03612866560943" calcext:value-type="float">
            <text:p>1.0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4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251.986" calcext:value-type="float">
            <text:p>251.986</text:p>
          </table:table-cell>
          <table:table-cell table:number-columns-repeated="3" office:value-type="float" office:value="62.9965" calcext:value-type="float">
            <text:p>62.9965</text:p>
          </table:table-cell>
          <table:table-cell table:formula="of:=[.$H$644]/[.H453]" office:value-type="float" office:value="5.19685538085449" calcext:value-type="float">
            <text:p>5.20</text:p>
          </table:table-cell>
          <table:table-cell table:formula="of:=[.$H$465]/[.H453]" office:value-type="float" office:value="1.03609248132833" calcext:value-type="float">
            <text:p>1.0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1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52.5392" calcext:value-type="float">
            <text:p>252.5392</text:p>
          </table:table-cell>
          <table:table-cell table:number-columns-repeated="3" office:value-type="float" office:value="63.1348" calcext:value-type="float">
            <text:p>63.1348</text:p>
          </table:table-cell>
          <table:table-cell table:formula="of:=[.$H$644]/[.H454]" office:value-type="float" office:value="5.18547140404341" calcext:value-type="float">
            <text:p>5.19</text:p>
          </table:table-cell>
          <table:table-cell table:formula="of:=[.$H$465]/[.H454]" office:value-type="float" office:value="1.03382286789536" calcext:value-type="float">
            <text:p>1.0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4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52.9232" calcext:value-type="float">
            <text:p>252.9232</text:p>
          </table:table-cell>
          <table:table-cell table:number-columns-repeated="3" office:value-type="float" office:value="63.2308" calcext:value-type="float">
            <text:p>63.2308</text:p>
          </table:table-cell>
          <table:table-cell table:formula="of:=[.$H$644]/[.H455]" office:value-type="float" office:value="5.17759857537782" calcext:value-type="float">
            <text:p>5.18</text:p>
          </table:table-cell>
          <table:table-cell table:formula="of:=[.$H$465]/[.H455]" office:value-type="float" office:value="1.03225326897651" calcext:value-type="float">
            <text:p>1.0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2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55.296" calcext:value-type="float">
            <text:p>255.296</text:p>
          </table:table-cell>
          <table:table-cell table:number-columns-repeated="3" office:value-type="float" office:value="63.824" calcext:value-type="float">
            <text:p>63.824</text:p>
          </table:table-cell>
          <table:table-cell table:formula="of:=[.$H$644]/[.H456]" office:value-type="float" office:value="5.12947637252444" calcext:value-type="float">
            <text:p>5.13</text:p>
          </table:table-cell>
          <table:table-cell table:formula="of:=[.$H$465]/[.H456]" office:value-type="float" office:value="1.02265918776636" calcext:value-type="float">
            <text:p>1.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4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55.5876" calcext:value-type="float">
            <text:p>255.5876</text:p>
          </table:table-cell>
          <table:table-cell table:number-columns-repeated="3" office:value-type="float" office:value="63.8969" calcext:value-type="float">
            <text:p>63.8969</text:p>
          </table:table-cell>
          <table:table-cell table:formula="of:=[.$H$644]/[.H457]" office:value-type="float" office:value="5.1236241507804" calcext:value-type="float">
            <text:p>5.12</text:p>
          </table:table-cell>
          <table:table-cell table:formula="of:=[.$H$465]/[.H457]" office:value-type="float" office:value="1.02149243547027" calcext:value-type="float">
            <text:p>1.0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4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258.4124" calcext:value-type="float">
            <text:p>258.4124</text:p>
          </table:table-cell>
          <table:table-cell table:number-columns-repeated="3" office:value-type="float" office:value="64.6031" calcext:value-type="float">
            <text:p>64.6031</text:p>
          </table:table-cell>
          <table:table-cell table:formula="of:=[.$H$644]/[.H458]" office:value-type="float" office:value="5.06761595031817" calcext:value-type="float">
            <text:p>5.07</text:p>
          </table:table-cell>
          <table:table-cell table:formula="of:=[.$H$465]/[.H458]" office:value-type="float" office:value="1.01032612986064" calcext:value-type="float">
            <text:p>1.0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1_P4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258.4168" calcext:value-type="float">
            <text:p>258.4168</text:p>
          </table:table-cell>
          <table:table-cell table:number-columns-repeated="3" office:value-type="float" office:value="64.6042" calcext:value-type="float">
            <text:p>64.6042</text:p>
          </table:table-cell>
          <table:table-cell table:formula="of:=[.$H$644]/[.H459]" office:value-type="float" office:value="5.06752966525396" calcext:value-type="float">
            <text:p>5.07</text:p>
          </table:table-cell>
          <table:table-cell table:formula="of:=[.$H$465]/[.H459]" office:value-type="float" office:value="1.01030892728337" calcext:value-type="float">
            <text:p>1.0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4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259.238" calcext:value-type="float">
            <text:p>259.238</text:p>
          </table:table-cell>
          <table:table-cell table:number-columns-repeated="3" office:value-type="float" office:value="64.8095" calcext:value-type="float">
            <text:p>64.8095</text:p>
          </table:table-cell>
          <table:table-cell table:formula="of:=[.$H$644]/[.H460]" office:value-type="float" office:value="5.05147702111573" calcext:value-type="float">
            <text:p>5.05</text:p>
          </table:table-cell>
          <table:table-cell table:formula="of:=[.$H$465]/[.H460]" office:value-type="float" office:value="1.00710852575625" calcext:value-type="float">
            <text:p>1.0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1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59.61" calcext:value-type="float">
            <text:p>259.61</text:p>
          </table:table-cell>
          <table:table-cell table:number-columns-repeated="3" office:value-type="float" office:value="64.9025" calcext:value-type="float">
            <text:p>64.9025</text:p>
          </table:table-cell>
          <table:table-cell table:formula="of:=[.$H$644]/[.H461]" office:value-type="float" office:value="5.04423866569084" calcext:value-type="float">
            <text:p>5.04</text:p>
          </table:table-cell>
          <table:table-cell table:formula="of:=[.$H$465]/[.H461]" office:value-type="float" office:value="1.00566542120874" calcext:value-type="float">
            <text:p>1.0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2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260.092" calcext:value-type="float">
            <text:p>260.092</text:p>
          </table:table-cell>
          <table:table-cell table:number-columns-repeated="3" office:value-type="float" office:value="65.023" calcext:value-type="float">
            <text:p>65.023</text:p>
          </table:table-cell>
          <table:table-cell table:formula="of:=[.$H$644]/[.H462]" office:value-type="float" office:value="5.03489073097212" calcext:value-type="float">
            <text:p>5.03</text:p>
          </table:table-cell>
          <table:table-cell table:formula="of:=[.$H$465]/[.H462]" office:value-type="float" office:value="1.00380173169494" calcext:value-type="float">
            <text:p>1.0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4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260.3956" calcext:value-type="float">
            <text:p>260.3956</text:p>
          </table:table-cell>
          <table:table-cell table:number-columns-repeated="3" office:value-type="float" office:value="65.0989" calcext:value-type="float">
            <text:p>65.0989</text:p>
          </table:table-cell>
          <table:table-cell table:formula="of:=[.$H$644]/[.H463]" office:value-type="float" office:value="5.0290204596391" calcext:value-type="float">
            <text:p>5.03</text:p>
          </table:table-cell>
          <table:table-cell table:formula="of:=[.$H$465]/[.H463]" office:value-type="float" office:value="1.00263138086819" calcext:value-type="float">
            <text:p>1.0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4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260.7308" calcext:value-type="float">
            <text:p>260.7308</text:p>
          </table:table-cell>
          <table:table-cell table:number-columns-repeated="3" office:value-type="float" office:value="65.1827" calcext:value-type="float">
            <text:p>65.1827</text:p>
          </table:table-cell>
          <table:table-cell table:formula="of:=[.$H$644]/[.H464]" office:value-type="float" office:value="5.02255506445729" calcext:value-type="float">
            <text:p>5.02</text:p>
          </table:table-cell>
          <table:table-cell table:formula="of:=[.$H$465]/[.H464]" office:value-type="float" office:value="1.00134238072372" calcext:value-type="float">
            <text:p>1.0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1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261.0808" calcext:value-type="float">
            <text:p>261.0808</text:p>
          </table:table-cell>
          <table:table-cell table:number-columns-repeated="3" office:value-type="float" office:value="65.2702" calcext:value-type="float">
            <text:p>65.2702</text:p>
          </table:table-cell>
          <table:table-cell table:formula="of:=[.$H$644]/[.H465]" office:value-type="float" office:value="5.01582192179586" calcext:value-type="float">
            <text:p>5.02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2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62.052" calcext:value-type="float">
            <text:p>262.052</text:p>
          </table:table-cell>
          <table:table-cell table:number-columns-repeated="3" office:value-type="float" office:value="65.513" calcext:value-type="float">
            <text:p>65.513</text:p>
          </table:table-cell>
          <table:table-cell table:formula="of:=[.$H$644]/[.H466]" office:value-type="float" office:value="4.99723261032162" calcext:value-type="float">
            <text:p>5.00</text:p>
          </table:table-cell>
          <table:table-cell table:formula="of:=[.$H$465]/[.H466]" office:value-type="float" office:value="0.996293865339704" calcext:value-type="float">
            <text:p>1.0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1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62.1692" calcext:value-type="float">
            <text:p>262.1692</text:p>
          </table:table-cell>
          <table:table-cell table:number-columns-repeated="3" office:value-type="float" office:value="65.5423" calcext:value-type="float">
            <text:p>65.5423</text:p>
          </table:table-cell>
          <table:table-cell table:formula="of:=[.$H$644]/[.H467]" office:value-type="float" office:value="4.99499864972697" calcext:value-type="float">
            <text:p>4.99</text:p>
          </table:table-cell>
          <table:table-cell table:formula="of:=[.$H$465]/[.H467]" office:value-type="float" office:value="0.995848482583004" calcext:value-type="float">
            <text:p>1.0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4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265.432" calcext:value-type="float">
            <text:p>265.432</text:p>
          </table:table-cell>
          <table:table-cell table:number-columns-repeated="3" office:value-type="float" office:value="66.358" calcext:value-type="float">
            <text:p>66.358</text:p>
          </table:table-cell>
          <table:table-cell table:formula="of:=[.$H$644]/[.H468]" office:value-type="float" office:value="4.93359805901323" calcext:value-type="float">
            <text:p>4.93</text:p>
          </table:table-cell>
          <table:table-cell table:formula="of:=[.$H$465]/[.H468]" office:value-type="float" office:value="0.983607100877061" calcext:value-type="float">
            <text:p>0.9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1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72.21" calcext:value-type="float">
            <text:p>272.21</text:p>
          </table:table-cell>
          <table:table-cell table:number-columns-repeated="3" office:value-type="float" office:value="68.0525" calcext:value-type="float">
            <text:p>68.0525</text:p>
          </table:table-cell>
          <table:table-cell table:formula="of:=[.$H$644]/[.H469]" office:value-type="float" office:value="4.81075199294662" calcext:value-type="float">
            <text:p>4.81</text:p>
          </table:table-cell>
          <table:table-cell table:formula="of:=[.$H$465]/[.H469]" office:value-type="float" office:value="0.959115388854194" calcext:value-type="float">
            <text:p>0.9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1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277.556" calcext:value-type="float">
            <text:p>277.556</text:p>
          </table:table-cell>
          <table:table-cell table:number-columns-repeated="3" office:value-type="float" office:value="69.389" calcext:value-type="float">
            <text:p>69.389</text:p>
          </table:table-cell>
          <table:table-cell table:formula="of:=[.$H$644]/[.H470]" office:value-type="float" office:value="4.71809220481633" calcext:value-type="float">
            <text:p>4.72</text:p>
          </table:table-cell>
          <table:table-cell table:formula="of:=[.$H$465]/[.H470]" office:value-type="float" office:value="0.940641888483765" calcext:value-type="float">
            <text:p>0.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2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78.7956" calcext:value-type="float">
            <text:p>278.7956</text:p>
          </table:table-cell>
          <table:table-cell table:number-columns-repeated="3" office:value-type="float" office:value="69.6989" calcext:value-type="float">
            <text:p>69.6989</text:p>
          </table:table-cell>
          <table:table-cell table:formula="of:=[.$H$644]/[.H471]" office:value-type="float" office:value="4.69711430166043" calcext:value-type="float">
            <text:p>4.70</text:p>
          </table:table-cell>
          <table:table-cell table:formula="of:=[.$H$465]/[.H471]" office:value-type="float" office:value="0.936459542403108" calcext:value-type="float">
            <text:p>0.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1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278.9656" calcext:value-type="float">
            <text:p>278.9656</text:p>
          </table:table-cell>
          <table:table-cell table:number-columns-repeated="3" office:value-type="float" office:value="69.7414" calcext:value-type="float">
            <text:p>69.7414</text:p>
          </table:table-cell>
          <table:table-cell table:formula="of:=[.$H$644]/[.H472]" office:value-type="float" office:value="4.6942519077621" calcext:value-type="float">
            <text:p>4.69</text:p>
          </table:table-cell>
          <table:table-cell table:formula="of:=[.$H$465]/[.H472]" office:value-type="float" office:value="0.935888869452004" calcext:value-type="float">
            <text:p>0.9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2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80.4736" calcext:value-type="float">
            <text:p>280.4736</text:p>
          </table:table-cell>
          <table:table-cell table:number-columns-repeated="3" office:value-type="float" office:value="70.1184" calcext:value-type="float">
            <text:p>70.1184</text:p>
          </table:table-cell>
          <table:table-cell table:formula="of:=[.$H$644]/[.H473]" office:value-type="float" office:value="4.66901269852136" calcext:value-type="float">
            <text:p>4.67</text:p>
          </table:table-cell>
          <table:table-cell table:formula="of:=[.$H$465]/[.H473]" office:value-type="float" office:value="0.93085695052939" calcext:value-type="float">
            <text:p>0.9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1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282.55" calcext:value-type="float">
            <text:p>282.55</text:p>
          </table:table-cell>
          <table:table-cell table:number-columns-repeated="3" office:value-type="float" office:value="70.6375" calcext:value-type="float">
            <text:p>70.6375</text:p>
          </table:table-cell>
          <table:table-cell table:formula="of:=[.$H$644]/[.H474]" office:value-type="float" office:value="4.63470111484693" calcext:value-type="float">
            <text:p>4.63</text:p>
          </table:table-cell>
          <table:table-cell table:formula="of:=[.$H$465]/[.H474]" office:value-type="float" office:value="0.924016280304371" calcext:value-type="float">
            <text:p>0.9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2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82.8716" calcext:value-type="float">
            <text:p>282.8716</text:p>
          </table:table-cell>
          <table:table-cell table:number-columns-repeated="3" office:value-type="float" office:value="70.7179" calcext:value-type="float">
            <text:p>70.7179</text:p>
          </table:table-cell>
          <table:table-cell table:formula="of:=[.$H$644]/[.H475]" office:value-type="float" office:value="4.62943186944182" calcext:value-type="float">
            <text:p>4.63</text:p>
          </table:table-cell>
          <table:table-cell table:formula="of:=[.$H$465]/[.H475]" office:value-type="float" office:value="0.922965755487649" calcext:value-type="float">
            <text:p>0.9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4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85.0172" calcext:value-type="float">
            <text:p>285.0172</text:p>
          </table:table-cell>
          <table:table-cell table:number-columns-repeated="3" office:value-type="float" office:value="71.2543" calcext:value-type="float">
            <text:p>71.2543</text:p>
          </table:table-cell>
          <table:table-cell table:formula="of:=[.$H$644]/[.H476]" office:value-type="float" office:value="4.59458166033488" calcext:value-type="float">
            <text:p>4.59</text:p>
          </table:table-cell>
          <table:table-cell table:formula="of:=[.$H$465]/[.H476]" office:value-type="float" office:value="0.916017699984422" calcext:value-type="float">
            <text:p>0.9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2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285.7848" calcext:value-type="float">
            <text:p>285.7848</text:p>
          </table:table-cell>
          <table:table-cell table:number-columns-repeated="3" office:value-type="float" office:value="71.4462" calcext:value-type="float">
            <text:p>71.4462</text:p>
          </table:table-cell>
          <table:table-cell table:formula="of:=[.$H$644]/[.H477]" office:value-type="float" office:value="4.58224090294515" calcext:value-type="float">
            <text:p>4.58</text:p>
          </table:table-cell>
          <table:table-cell table:formula="of:=[.$H$465]/[.H477]" office:value-type="float" office:value="0.913557334049956" calcext:value-type="float">
            <text:p>0.9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4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286.0332" calcext:value-type="float">
            <text:p>286.0332</text:p>
          </table:table-cell>
          <table:table-cell table:number-columns-repeated="3" office:value-type="float" office:value="71.5083" calcext:value-type="float">
            <text:p>71.5083</text:p>
          </table:table-cell>
          <table:table-cell table:formula="of:=[.$H$644]/[.H478]" office:value-type="float" office:value="4.57826154446407" calcext:value-type="float">
            <text:p>4.58</text:p>
          </table:table-cell>
          <table:table-cell table:formula="of:=[.$H$465]/[.H478]" office:value-type="float" office:value="0.912763972853501" calcext:value-type="float">
            <text:p>0.9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2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89.7988" calcext:value-type="float">
            <text:p>289.7988</text:p>
          </table:table-cell>
          <table:table-cell table:number-columns-repeated="3" office:value-type="float" office:value="72.4497" calcext:value-type="float">
            <text:p>72.4497</text:p>
          </table:table-cell>
          <table:table-cell table:formula="of:=[.$H$644]/[.H479]" office:value-type="float" office:value="4.51877233446101" calcext:value-type="float">
            <text:p>4.52</text:p>
          </table:table-cell>
          <table:table-cell table:formula="of:=[.$H$465]/[.H479]" office:value-type="float" office:value="0.900903661436831" calcext:value-type="float">
            <text:p>0.9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1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94.3112" calcext:value-type="float">
            <text:p>294.3112</text:p>
          </table:table-cell>
          <table:table-cell table:number-columns-repeated="3" office:value-type="float" office:value="73.5778" calcext:value-type="float">
            <text:p>73.5778</text:p>
          </table:table-cell>
          <table:table-cell table:formula="of:=[.$H$644]/[.H480]" office:value-type="float" office:value="4.44949019948952" calcext:value-type="float">
            <text:p>4.45</text:p>
          </table:table-cell>
          <table:table-cell table:formula="of:=[.$H$465]/[.H480]" office:value-type="float" office:value="0.887090943192104" calcext:value-type="float">
            <text:p>0.8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2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95.5084" calcext:value-type="float">
            <text:p>295.5084</text:p>
          </table:table-cell>
          <table:table-cell table:number-columns-repeated="3" office:value-type="float" office:value="73.8771" calcext:value-type="float">
            <text:p>73.8771</text:p>
          </table:table-cell>
          <table:table-cell table:formula="of:=[.$H$644]/[.H481]" office:value-type="float" office:value="4.43146387716897" calcext:value-type="float">
            <text:p>4.43</text:p>
          </table:table-cell>
          <table:table-cell table:formula="of:=[.$H$465]/[.H481]" office:value-type="float" office:value="0.883497051183655" calcext:value-type="float">
            <text:p>0.8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2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96.232" calcext:value-type="float">
            <text:p>296.232</text:p>
          </table:table-cell>
          <table:table-cell table:number-columns-repeated="3" office:value-type="float" office:value="74.058" calcext:value-type="float">
            <text:p>74.058</text:p>
          </table:table-cell>
          <table:table-cell table:formula="of:=[.$H$644]/[.H482]" office:value-type="float" office:value="4.42063922871263" calcext:value-type="float">
            <text:p>4.42</text:p>
          </table:table-cell>
          <table:table-cell table:formula="of:=[.$H$465]/[.H482]" office:value-type="float" office:value="0.88133895055227" calcext:value-type="float">
            <text:p>0.8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1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296.2752" calcext:value-type="float">
            <text:p>296.2752</text:p>
          </table:table-cell>
          <table:table-cell table:number-columns-repeated="3" office:value-type="float" office:value="74.0688" calcext:value-type="float">
            <text:p>74.0688</text:p>
          </table:table-cell>
          <table:table-cell table:formula="of:=[.$H$644]/[.H483]" office:value-type="float" office:value="4.41999465361934" calcext:value-type="float">
            <text:p>4.42</text:p>
          </table:table-cell>
          <table:table-cell table:formula="of:=[.$H$465]/[.H483]" office:value-type="float" office:value="0.881210442183484" calcext:value-type="float">
            <text:p>0.8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2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296.4612" calcext:value-type="float">
            <text:p>296.4612</text:p>
          </table:table-cell>
          <table:table-cell table:number-columns-repeated="3" office:value-type="float" office:value="74.1153" calcext:value-type="float">
            <text:p>74.1153</text:p>
          </table:table-cell>
          <table:table-cell table:formula="of:=[.$H$644]/[.H484]" office:value-type="float" office:value="4.41722154534894" calcext:value-type="float">
            <text:p>4.42</text:p>
          </table:table-cell>
          <table:table-cell table:formula="of:=[.$H$465]/[.H484]" office:value-type="float" office:value="0.8806575700294" calcext:value-type="float">
            <text:p>0.8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2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98.4204" calcext:value-type="float">
            <text:p>298.4204</text:p>
          </table:table-cell>
          <table:table-cell table:number-columns-repeated="3" office:value-type="float" office:value="74.6051" calcext:value-type="float">
            <text:p>74.6051</text:p>
          </table:table-cell>
          <table:table-cell table:formula="of:=[.$H$644]/[.H485]" office:value-type="float" office:value="4.38822144866772" calcext:value-type="float">
            <text:p>4.39</text:p>
          </table:table-cell>
          <table:table-cell table:formula="of:=[.$H$465]/[.H485]" office:value-type="float" office:value="0.874875846289329" calcext:value-type="float">
            <text:p>0.8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1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299.1784" calcext:value-type="float">
            <text:p>299.1784</text:p>
          </table:table-cell>
          <table:table-cell table:number-columns-repeated="3" office:value-type="float" office:value="74.7946" calcext:value-type="float">
            <text:p>74.7946</text:p>
          </table:table-cell>
          <table:table-cell table:formula="of:=[.$H$644]/[.H486]" office:value-type="float" office:value="4.37710342725277" calcext:value-type="float">
            <text:p>4.38</text:p>
          </table:table-cell>
          <table:table-cell table:formula="of:=[.$H$465]/[.H486]" office:value-type="float" office:value="0.872659256149508" calcext:value-type="float">
            <text:p>0.8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1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308.8964" calcext:value-type="float">
            <text:p>308.8964</text:p>
          </table:table-cell>
          <table:table-cell table:number-columns-repeated="3" office:value-type="float" office:value="77.2241" calcext:value-type="float">
            <text:p>77.2241</text:p>
          </table:table-cell>
          <table:table-cell table:formula="of:=[.$H$644]/[.H487]" office:value-type="float" office:value="4.23939806355788" calcext:value-type="float">
            <text:p>4.24</text:p>
          </table:table-cell>
          <table:table-cell table:formula="of:=[.$H$465]/[.H487]" office:value-type="float" office:value="0.845205059042449" calcext:value-type="float">
            <text:p>0.8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2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09.502" calcext:value-type="float">
            <text:p>309.502</text:p>
          </table:table-cell>
          <table:table-cell table:number-columns-repeated="3" office:value-type="float" office:value="77.3755" calcext:value-type="float">
            <text:p>77.3755</text:p>
          </table:table-cell>
          <table:table-cell table:formula="of:=[.$H$644]/[.H488]" office:value-type="float" office:value="4.23110286847904" calcext:value-type="float">
            <text:p>4.23</text:p>
          </table:table-cell>
          <table:table-cell table:formula="of:=[.$H$465]/[.H488]" office:value-type="float" office:value="0.843551253303694" calcext:value-type="float">
            <text:p>0.8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1_ik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12.9224" calcext:value-type="float">
            <text:p>312.9224</text:p>
          </table:table-cell>
          <table:table-cell table:number-columns-repeated="3" office:value-type="float" office:value="78.2306" calcext:value-type="float">
            <text:p>78.2306</text:p>
          </table:table-cell>
          <table:table-cell table:formula="of:=[.$H$644]/[.H489]" office:value-type="float" office:value="4.18485477549706" calcext:value-type="float">
            <text:p>4.18</text:p>
          </table:table-cell>
          <table:table-cell table:formula="of:=[.$H$465]/[.H489]" office:value-type="float" office:value="0.834330811728403" calcext:value-type="float">
            <text:p>0.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1_ik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13.2408" calcext:value-type="float">
            <text:p>313.2408</text:p>
          </table:table-cell>
          <table:table-cell table:number-columns-repeated="3" office:value-type="float" office:value="78.3102" calcext:value-type="float">
            <text:p>78.3102</text:p>
          </table:table-cell>
          <table:table-cell table:formula="of:=[.$H$644]/[.H490]" office:value-type="float" office:value="4.18060099450646" calcext:value-type="float">
            <text:p>4.18</text:p>
          </table:table-cell>
          <table:table-cell table:formula="of:=[.$H$465]/[.H490]" office:value-type="float" office:value="0.833482739157862" calcext:value-type="float">
            <text:p>0.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1_ikj</text:p>
          </table:table-cell>
          <table:table-cell office:value-type="string" calcext:value-type="string">
            <text:p>Runtime (RDTSC) [s] STAT</text:p>
          </table:table-cell>
          <table:table-cell office:value-type="float" office:value="313.29" calcext:value-type="float">
            <text:p>313.29</text:p>
          </table:table-cell>
          <table:table-cell table:number-columns-repeated="3" office:value-type="float" office:value="78.3225" calcext:value-type="float">
            <text:p>78.3225</text:p>
          </table:table-cell>
          <table:table-cell table:formula="of:=[.$H$644]/[.H491]" office:value-type="float" office:value="4.1799444604041" calcext:value-type="float">
            <text:p>4.18</text:p>
          </table:table-cell>
          <table:table-cell table:formula="of:=[.$H$465]/[.H491]" office:value-type="float" office:value="0.833351846531967" calcext:value-type="float">
            <text:p>0.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1_kij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13.5448" calcext:value-type="float">
            <text:p>313.5448</text:p>
          </table:table-cell>
          <table:table-cell table:number-columns-repeated="3" office:value-type="float" office:value="78.3862" calcext:value-type="float">
            <text:p>78.3862</text:p>
          </table:table-cell>
          <table:table-cell table:formula="of:=[.$H$644]/[.H492]" office:value-type="float" office:value="4.17654765762341" calcext:value-type="float">
            <text:p>4.18</text:p>
          </table:table-cell>
          <table:table-cell table:formula="of:=[.$H$465]/[.H492]" office:value-type="float" office:value="0.832674628952545" calcext:value-type="float">
            <text:p>0.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1_ik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13.6116" calcext:value-type="float">
            <text:p>313.6116</text:p>
          </table:table-cell>
          <table:table-cell table:number-columns-repeated="3" office:value-type="float" office:value="78.4029" calcext:value-type="float">
            <text:p>78.4029</text:p>
          </table:table-cell>
          <table:table-cell table:formula="of:=[.$H$644]/[.H493]" office:value-type="float" office:value="4.17565804326115" calcext:value-type="float">
            <text:p>4.18</text:p>
          </table:table-cell>
          <table:table-cell table:formula="of:=[.$H$465]/[.H493]" office:value-type="float" office:value="0.832497267320469" calcext:value-type="float">
            <text:p>0.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1_kij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14.5968" calcext:value-type="float">
            <text:p>314.5968</text:p>
          </table:table-cell>
          <table:table-cell table:number-columns-repeated="3" office:value-type="float" office:value="78.6492" calcext:value-type="float">
            <text:p>78.6492</text:p>
          </table:table-cell>
          <table:table-cell table:formula="of:=[.$H$644]/[.H494]" office:value-type="float" office:value="4.16258143757343" calcext:value-type="float">
            <text:p>4.16</text:p>
          </table:table-cell>
          <table:table-cell table:formula="of:=[.$H$465]/[.H494]" office:value-type="float" office:value="0.829890195958764" calcext:value-type="float">
            <text:p>0.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1_kij</text:p>
          </table:table-cell>
          <table:table-cell office:value-type="string" calcext:value-type="string">
            <text:p>Runtime (RDTSC) [s] STAT</text:p>
          </table:table-cell>
          <table:table-cell office:value-type="float" office:value="314.7412" calcext:value-type="float">
            <text:p>314.7412</text:p>
          </table:table-cell>
          <table:table-cell table:number-columns-repeated="3" office:value-type="float" office:value="78.6853" calcext:value-type="float">
            <text:p>78.6853</text:p>
          </table:table-cell>
          <table:table-cell table:formula="of:=[.$H$644]/[.H495]" office:value-type="float" office:value="4.16067168835856" calcext:value-type="float">
            <text:p>4.16</text:p>
          </table:table-cell>
          <table:table-cell table:formula="of:=[.$H$465]/[.H495]" office:value-type="float" office:value="0.829509450939375" calcext:value-type="float">
            <text:p>0.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1_ik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14.7836" calcext:value-type="float">
            <text:p>314.7836</text:p>
          </table:table-cell>
          <table:table-cell table:number-columns-repeated="3" office:value-type="float" office:value="78.6959" calcext:value-type="float">
            <text:p>78.6959</text:p>
          </table:table-cell>
          <table:table-cell table:formula="of:=[.$H$644]/[.H496]" office:value-type="float" office:value="4.16011126373801" calcext:value-type="float">
            <text:p>4.16</text:p>
          </table:table-cell>
          <table:table-cell table:formula="of:=[.$H$465]/[.H496]" office:value-type="float" office:value="0.829397719576242" calcext:value-type="float">
            <text:p>0.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1_kij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15.2628" calcext:value-type="float">
            <text:p>315.2628</text:p>
          </table:table-cell>
          <table:table-cell table:number-columns-repeated="3" office:value-type="float" office:value="78.8157" calcext:value-type="float">
            <text:p>78.8157</text:p>
          </table:table-cell>
          <table:table-cell table:formula="of:=[.$H$644]/[.H497]" office:value-type="float" office:value="4.15378788743867" calcext:value-type="float">
            <text:p>4.15</text:p>
          </table:table-cell>
          <table:table-cell table:formula="of:=[.$H$465]/[.H497]" office:value-type="float" office:value="0.828137033611324" calcext:value-type="float">
            <text:p>0.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1_kij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15.6644" calcext:value-type="float">
            <text:p>315.6644</text:p>
          </table:table-cell>
          <table:table-cell table:number-columns-repeated="3" office:value-type="float" office:value="78.9161" calcext:value-type="float">
            <text:p>78.9161</text:p>
          </table:table-cell>
          <table:table-cell table:formula="of:=[.$H$644]/[.H498]" office:value-type="float" office:value="4.1485032838673" calcext:value-type="float">
            <text:p>4.15</text:p>
          </table:table-cell>
          <table:table-cell table:formula="of:=[.$H$465]/[.H498]" office:value-type="float" office:value="0.827083446850516" calcext:value-type="float">
            <text:p>0.8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1_ki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17.4364" calcext:value-type="float">
            <text:p>317.4364</text:p>
          </table:table-cell>
          <table:table-cell table:number-columns-repeated="3" office:value-type="float" office:value="79.3591" calcext:value-type="float">
            <text:p>79.3591</text:p>
          </table:table-cell>
          <table:table-cell table:formula="of:=[.$H$644]/[.H499]" office:value-type="float" office:value="4.12534542352421" calcext:value-type="float">
            <text:p>4.13</text:p>
          </table:table-cell>
          <table:table-cell table:formula="of:=[.$H$465]/[.H499]" office:value-type="float" office:value="0.822466484624952" calcext:value-type="float">
            <text:p>0.8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1_ikj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17.634" calcext:value-type="float">
            <text:p>317.634</text:p>
          </table:table-cell>
          <table:table-cell table:number-columns-repeated="3" office:value-type="float" office:value="79.4085" calcext:value-type="float">
            <text:p>79.4085</text:p>
          </table:table-cell>
          <table:table-cell table:formula="of:=[.$H$644]/[.H500]" office:value-type="float" office:value="4.12277904758307" calcext:value-type="float">
            <text:p>4.12</text:p>
          </table:table-cell>
          <table:table-cell table:formula="of:=[.$H$465]/[.H500]" office:value-type="float" office:value="0.82195482851332" calcext:value-type="float">
            <text:p>0.8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1_ij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20.474" calcext:value-type="float">
            <text:p>320.474</text:p>
          </table:table-cell>
          <table:table-cell table:number-columns-repeated="3" office:value-type="float" office:value="80.1185" calcext:value-type="float">
            <text:p>80.1185</text:p>
          </table:table-cell>
          <table:table-cell table:formula="of:=[.$H$644]/[.H501]" office:value-type="float" office:value="4.08624350181294" calcext:value-type="float">
            <text:p>4.09</text:p>
          </table:table-cell>
          <table:table-cell table:formula="of:=[.$H$465]/[.H501]" office:value-type="float" office:value="0.814670768923532" calcext:value-type="float">
            <text:p>0.8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1_jik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21.6244" calcext:value-type="float">
            <text:p>321.6244</text:p>
          </table:table-cell>
          <table:table-cell table:number-columns-repeated="3" office:value-type="float" office:value="80.4061" calcext:value-type="float">
            <text:p>80.4061</text:p>
          </table:table-cell>
          <table:table-cell table:formula="of:=[.$H$644]/[.H502]" office:value-type="float" office:value="4.07162765014097" calcext:value-type="float">
            <text:p>4.07</text:p>
          </table:table-cell>
          <table:table-cell table:formula="of:=[.$H$465]/[.H502]" office:value-type="float" office:value="0.811756819445291" calcext:value-type="float">
            <text:p>0.8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1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3.2364" calcext:value-type="float">
            <text:p>323.2364</text:p>
          </table:table-cell>
          <table:table-cell table:number-columns-repeated="3" office:value-type="float" office:value="80.8091" calcext:value-type="float">
            <text:p>80.8091</text:p>
          </table:table-cell>
          <table:table-cell table:formula="of:=[.$H$644]/[.H503]" office:value-type="float" office:value="4.05132219019888" calcext:value-type="float">
            <text:p>4.05</text:p>
          </table:table-cell>
          <table:table-cell table:formula="of:=[.$H$465]/[.H503]" office:value-type="float" office:value="0.807708537776067" calcext:value-type="float">
            <text:p>0.8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1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3.276" calcext:value-type="float">
            <text:p>323.276</text:p>
          </table:table-cell>
          <table:table-cell table:number-columns-repeated="3" office:value-type="float" office:value="80.819" calcext:value-type="float">
            <text:p>80.819</text:p>
          </table:table-cell>
          <table:table-cell table:formula="of:=[.$H$644]/[.H504]" office:value-type="float" office:value="4.05082591964761" calcext:value-type="float">
            <text:p>4.05</text:p>
          </table:table-cell>
          <table:table-cell table:formula="of:=[.$H$465]/[.H504]" office:value-type="float" office:value="0.807609596753239" calcext:value-type="float">
            <text:p>0.8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1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4.9372" calcext:value-type="float">
            <text:p>324.9372</text:p>
          </table:table-cell>
          <table:table-cell table:number-columns-repeated="3" office:value-type="float" office:value="81.2343" calcext:value-type="float">
            <text:p>81.2343</text:p>
          </table:table-cell>
          <table:table-cell table:formula="of:=[.$H$644]/[.H505]" office:value-type="float" office:value="4.03011658868237" calcext:value-type="float">
            <text:p>4.03</text:p>
          </table:table-cell>
          <table:table-cell table:formula="of:=[.$H$465]/[.H505]" office:value-type="float" office:value="0.803480795673749" calcext:value-type="float">
            <text:p>0.8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4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24.9372" calcext:value-type="float">
            <text:p>324.9372</text:p>
          </table:table-cell>
          <table:table-cell table:number-columns-repeated="3" office:value-type="float" office:value="81.2343" calcext:value-type="float">
            <text:p>81.2343</text:p>
          </table:table-cell>
          <table:table-cell table:formula="of:=[.$H$644]/[.H506]" office:value-type="float" office:value="4.03011658868237" calcext:value-type="float">
            <text:p>4.03</text:p>
          </table:table-cell>
          <table:table-cell table:formula="of:=[.$H$465]/[.H506]" office:value-type="float" office:value="0.803480795673749" calcext:value-type="float">
            <text:p>0.8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4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5.1888" calcext:value-type="float">
            <text:p>325.1888</text:p>
          </table:table-cell>
          <table:table-cell table:number-columns-repeated="3" office:value-type="float" office:value="81.2972" calcext:value-type="float">
            <text:p>81.2972</text:p>
          </table:table-cell>
          <table:table-cell table:formula="of:=[.$H$644]/[.H507]" office:value-type="float" office:value="4.026998469812" calcext:value-type="float">
            <text:p>4.03</text:p>
          </table:table-cell>
          <table:table-cell table:formula="of:=[.$H$465]/[.H507]" office:value-type="float" office:value="0.80285913906014" calcext:value-type="float">
            <text:p>0.8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1_ji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5.8716" calcext:value-type="float">
            <text:p>325.8716</text:p>
          </table:table-cell>
          <table:table-cell table:number-columns-repeated="3" office:value-type="float" office:value="81.4679" calcext:value-type="float">
            <text:p>81.4679</text:p>
          </table:table-cell>
          <table:table-cell table:formula="of:=[.$H$644]/[.H508]" office:value-type="float" office:value="4.01856068463775" calcext:value-type="float">
            <text:p>4.02</text:p>
          </table:table-cell>
          <table:table-cell table:formula="of:=[.$H$465]/[.H508]" office:value-type="float" office:value="0.801176905259618" calcext:value-type="float">
            <text:p>0.8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4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26.8772" calcext:value-type="float">
            <text:p>326.8772</text:p>
          </table:table-cell>
          <table:table-cell table:number-columns-repeated="3" office:value-type="float" office:value="81.7193" calcext:value-type="float">
            <text:p>81.7193</text:p>
          </table:table-cell>
          <table:table-cell table:formula="of:=[.$H$644]/[.H509]" office:value-type="float" office:value="4.00619804623877" calcext:value-type="float">
            <text:p>4.01</text:p>
          </table:table-cell>
          <table:table-cell table:formula="of:=[.$H$465]/[.H509]" office:value-type="float" office:value="0.798712176927605" calcext:value-type="float">
            <text:p>0.8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1_ij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27.5828" calcext:value-type="float">
            <text:p>327.5828</text:p>
          </table:table-cell>
          <table:table-cell table:number-columns-repeated="3" office:value-type="float" office:value="81.8957" calcext:value-type="float">
            <text:p>81.8957</text:p>
          </table:table-cell>
          <table:table-cell table:formula="of:=[.$H$644]/[.H510]" office:value-type="float" office:value="3.99756885892666" calcext:value-type="float">
            <text:p>4.00</text:p>
          </table:table-cell>
          <table:table-cell table:formula="of:=[.$H$465]/[.H510]" office:value-type="float" office:value="0.79699178345139" calcext:value-type="float">
            <text:p>0.8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1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7.6144" calcext:value-type="float">
            <text:p>327.6144</text:p>
          </table:table-cell>
          <table:table-cell table:number-columns-repeated="3" office:value-type="float" office:value="81.9036" calcext:value-type="float">
            <text:p>81.9036</text:p>
          </table:table-cell>
          <table:table-cell table:formula="of:=[.$H$644]/[.H511]" office:value-type="float" office:value="3.99718327399528" calcext:value-type="float">
            <text:p>4.00</text:p>
          </table:table-cell>
          <table:table-cell table:formula="of:=[.$H$465]/[.H511]" office:value-type="float" office:value="0.796914909723138" calcext:value-type="float">
            <text:p>0.8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1_kj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28.3824" calcext:value-type="float">
            <text:p>328.3824</text:p>
          </table:table-cell>
          <table:table-cell table:number-columns-repeated="3" office:value-type="float" office:value="82.0956" calcext:value-type="float">
            <text:p>82.0956</text:p>
          </table:table-cell>
          <table:table-cell table:formula="of:=[.$H$644]/[.H512]" office:value-type="float" office:value="3.98783491441685" calcext:value-type="float">
            <text:p>3.99</text:p>
          </table:table-cell>
          <table:table-cell table:formula="of:=[.$H$465]/[.H512]" office:value-type="float" office:value="0.795051135505435" calcext:value-type="float">
            <text:p>0.8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1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28.5684" calcext:value-type="float">
            <text:p>328.5684</text:p>
          </table:table-cell>
          <table:table-cell table:number-columns-repeated="3" office:value-type="float" office:value="82.1421" calcext:value-type="float">
            <text:p>82.1421</text:p>
          </table:table-cell>
          <table:table-cell table:formula="of:=[.$H$644]/[.H513]" office:value-type="float" office:value="3.98557743227894" calcext:value-type="float">
            <text:p>3.99</text:p>
          </table:table-cell>
          <table:table-cell table:formula="of:=[.$H$465]/[.H513]" office:value-type="float" office:value="0.794601063279366" calcext:value-type="float">
            <text:p>0.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1_jik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30.7788" calcext:value-type="float">
            <text:p>330.7788</text:p>
          </table:table-cell>
          <table:table-cell table:number-columns-repeated="3" office:value-type="float" office:value="82.6947" calcext:value-type="float">
            <text:p>82.6947</text:p>
          </table:table-cell>
          <table:table-cell table:formula="of:=[.$H$644]/[.H514]" office:value-type="float" office:value="3.95894416449905" calcext:value-type="float">
            <text:p>3.96</text:p>
          </table:table-cell>
          <table:table-cell table:formula="of:=[.$H$465]/[.H514]" office:value-type="float" office:value="0.789291212133305" calcext:value-type="float">
            <text:p>0.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4_jk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31.5768" calcext:value-type="float">
            <text:p>331.5768</text:p>
          </table:table-cell>
          <table:table-cell table:number-columns-repeated="3" office:value-type="float" office:value="82.8942" calcext:value-type="float">
            <text:p>82.8942</text:p>
          </table:table-cell>
          <table:table-cell table:formula="of:=[.$H$644]/[.H515]" office:value-type="float" office:value="3.94941624383853" calcext:value-type="float">
            <text:p>3.95</text:p>
          </table:table-cell>
          <table:table-cell table:formula="of:=[.$H$465]/[.H515]" office:value-type="float" office:value="0.787391638980773" calcext:value-type="float">
            <text:p>0.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4_ki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31.7932" calcext:value-type="float">
            <text:p>331.7932</text:p>
          </table:table-cell>
          <table:table-cell table:number-columns-repeated="3" office:value-type="float" office:value="82.9483" calcext:value-type="float">
            <text:p>82.9483</text:p>
          </table:table-cell>
          <table:table-cell table:formula="of:=[.$H$644]/[.H516]" office:value-type="float" office:value="3.94684038129775" calcext:value-type="float">
            <text:p>3.95</text:p>
          </table:table-cell>
          <table:table-cell table:formula="of:=[.$H$465]/[.H516]" office:value-type="float" office:value="0.786878091534124" calcext:value-type="float">
            <text:p>0.7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4_ikj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32.7876" calcext:value-type="float">
            <text:p>332.7876</text:p>
          </table:table-cell>
          <table:table-cell table:number-columns-repeated="3" office:value-type="float" office:value="83.1969" calcext:value-type="float">
            <text:p>83.1969</text:p>
          </table:table-cell>
          <table:table-cell table:formula="of:=[.$H$644]/[.H517]" office:value-type="float" office:value="3.93504685871709" calcext:value-type="float">
            <text:p>3.94</text:p>
          </table:table-cell>
          <table:table-cell table:formula="of:=[.$H$465]/[.H517]" office:value-type="float" office:value="0.784526827321691" calcext:value-type="float">
            <text:p>0.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2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332.84" calcext:value-type="float">
            <text:p>332.84</text:p>
          </table:table-cell>
          <table:table-cell table:number-columns-repeated="3" office:value-type="float" office:value="83.21" calcext:value-type="float">
            <text:p>83.21</text:p>
          </table:table-cell>
          <table:table-cell table:formula="of:=[.$H$644]/[.H518]" office:value-type="float" office:value="3.93442735248167" calcext:value-type="float">
            <text:p>3.93</text:p>
          </table:table-cell>
          <table:table-cell table:formula="of:=[.$H$465]/[.H518]" office:value-type="float" office:value="0.784403316909025" calcext:value-type="float">
            <text:p>0.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4_ijk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33.884" calcext:value-type="float">
            <text:p>333.884</text:p>
          </table:table-cell>
          <table:table-cell table:number-columns-repeated="3" office:value-type="float" office:value="83.471" calcext:value-type="float">
            <text:p>83.471</text:p>
          </table:table-cell>
          <table:table-cell table:formula="of:=[.$H$644]/[.H519]" office:value-type="float" office:value="3.92212504941836" calcext:value-type="float">
            <text:p>3.92</text:p>
          </table:table-cell>
          <table:table-cell table:formula="of:=[.$H$465]/[.H519]" office:value-type="float" office:value="0.781950617579758" calcext:value-type="float">
            <text:p>0.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2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335.078" calcext:value-type="float">
            <text:p>335.078</text:p>
          </table:table-cell>
          <table:table-cell table:number-columns-repeated="3" office:value-type="float" office:value="83.7695" calcext:value-type="float">
            <text:p>83.7695</text:p>
          </table:table-cell>
          <table:table-cell table:formula="of:=[.$H$644]/[.H520]" office:value-type="float" office:value="3.9081491473627" calcext:value-type="float">
            <text:p>3.91</text:p>
          </table:table-cell>
          <table:table-cell table:formula="of:=[.$H$465]/[.H520]" office:value-type="float" office:value="0.77916425429303" calcext:value-type="float">
            <text:p>0.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9" office:value-type="float" office:value="128" calcext:value-type="float">
            <text:p>128</text:p>
          </table:table-cell>
          <table:table-cell office:value-type="string" calcext:value-type="string">
            <text:p>L3_O0_P1_jki_bco_128</text:p>
          </table:table-cell>
          <table:table-cell office:value-type="string" calcext:value-type="string">
            <text:p>Runtime (RDTSC) [s] STAT</text:p>
          </table:table-cell>
          <table:table-cell office:value-type="float" office:value="336.4348" calcext:value-type="float">
            <text:p>336.4348</text:p>
          </table:table-cell>
          <table:table-cell table:number-columns-repeated="3" office:value-type="float" office:value="84.1087" calcext:value-type="float">
            <text:p>84.1087</text:p>
          </table:table-cell>
          <table:table-cell table:formula="of:=[.$H$644]/[.H521]" office:value-type="float" office:value="3.89238806449273" calcext:value-type="float">
            <text:p>3.89</text:p>
          </table:table-cell>
          <table:table-cell table:formula="of:=[.$H$465]/[.H521]" office:value-type="float" office:value="0.776021981079246" calcext:value-type="float">
            <text:p>0.7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1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37.5468" calcext:value-type="float">
            <text:p>337.5468</text:p>
          </table:table-cell>
          <table:table-cell table:number-columns-repeated="3" office:value-type="float" office:value="84.3867" calcext:value-type="float">
            <text:p>84.3867</text:p>
          </table:table-cell>
          <table:table-cell table:formula="of:=[.$H$644]/[.H522]" office:value-type="float" office:value="3.87956514474437" calcext:value-type="float">
            <text:p>3.88</text:p>
          </table:table-cell>
          <table:table-cell table:formula="of:=[.$H$465]/[.H522]" office:value-type="float" office:value="0.773465486859896" calcext:value-type="float">
            <text:p>0.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1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37.6508" calcext:value-type="float">
            <text:p>337.6508</text:p>
          </table:table-cell>
          <table:table-cell table:number-columns-repeated="3" office:value-type="float" office:value="84.4127" calcext:value-type="float">
            <text:p>84.4127</text:p>
          </table:table-cell>
          <table:table-cell table:formula="of:=[.$H$644]/[.H523]" office:value-type="float" office:value="3.87837019784938" calcext:value-type="float">
            <text:p>3.88</text:p>
          </table:table-cell>
          <table:table-cell table:formula="of:=[.$H$465]/[.H523]" office:value-type="float" office:value="0.773227251349619" calcext:value-type="float">
            <text:p>0.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L3_O0_P4_kji_bco_64</text:p>
          </table:table-cell>
          <table:table-cell office:value-type="string" calcext:value-type="string">
            <text:p>Runtime (RDTSC) [s] STAT</text:p>
          </table:table-cell>
          <table:table-cell office:value-type="float" office:value="338.418" calcext:value-type="float">
            <text:p>338.418</text:p>
          </table:table-cell>
          <table:table-cell table:number-columns-repeated="3" office:value-type="float" office:value="84.6045" calcext:value-type="float">
            <text:p>84.6045</text:p>
          </table:table-cell>
          <table:table-cell table:formula="of:=[.$H$644]/[.H524]" office:value-type="float" office:value="3.86957785933372" calcext:value-type="float">
            <text:p>3.87</text:p>
          </table:table-cell>
          <table:table-cell table:formula="of:=[.$H$465]/[.H524]" office:value-type="float" office:value="0.771474330561613" calcext:value-type="float">
            <text:p>0.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1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40.196" calcext:value-type="float">
            <text:p>340.196</text:p>
          </table:table-cell>
          <table:table-cell table:number-columns-repeated="3" office:value-type="float" office:value="85.049" calcext:value-type="float">
            <text:p>85.049</text:p>
          </table:table-cell>
          <table:table-cell table:formula="of:=[.$H$644]/[.H525]" office:value-type="float" office:value="3.84935390186833" calcext:value-type="float">
            <text:p>3.85</text:p>
          </table:table-cell>
          <table:table-cell table:formula="of:=[.$H$465]/[.H525]" office:value-type="float" office:value="0.767442297969406" calcext:value-type="float">
            <text:p>0.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1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40.2096" calcext:value-type="float">
            <text:p>340.2096</text:p>
          </table:table-cell>
          <table:table-cell table:number-columns-repeated="3" office:value-type="float" office:value="85.0524" calcext:value-type="float">
            <text:p>85.0524</text:p>
          </table:table-cell>
          <table:table-cell table:formula="of:=[.$H$644]/[.H526]" office:value-type="float" office:value="3.84920002257432" calcext:value-type="float">
            <text:p>3.85</text:p>
          </table:table-cell>
          <table:table-cell table:formula="of:=[.$H$465]/[.H526]" office:value-type="float" office:value="0.767411619190052" calcext:value-type="float">
            <text:p>0.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2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340.5468" calcext:value-type="float">
            <text:p>340.5468</text:p>
          </table:table-cell>
          <table:table-cell table:number-columns-repeated="3" office:value-type="float" office:value="85.1367" calcext:value-type="float">
            <text:p>85.1367</text:p>
          </table:table-cell>
          <table:table-cell table:formula="of:=[.$H$644]/[.H527]" office:value-type="float" office:value="3.84538865142764" calcext:value-type="float">
            <text:p>3.85</text:p>
          </table:table-cell>
          <table:table-cell table:formula="of:=[.$H$465]/[.H527]" office:value-type="float" office:value="0.766651749480541" calcext:value-type="float">
            <text:p>0.7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1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41.818" calcext:value-type="float">
            <text:p>341.818</text:p>
          </table:table-cell>
          <table:table-cell table:number-columns-repeated="3" office:value-type="float" office:value="85.4545" calcext:value-type="float">
            <text:p>85.4545</text:p>
          </table:table-cell>
          <table:table-cell table:formula="of:=[.$H$644]/[.H528]" office:value-type="float" office:value="3.83108788887654" calcext:value-type="float">
            <text:p>3.83</text:p>
          </table:table-cell>
          <table:table-cell table:formula="of:=[.$H$465]/[.H528]" office:value-type="float" office:value="0.763800619042883" calcext:value-type="float">
            <text:p>0.7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1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43.6384" calcext:value-type="float">
            <text:p>343.6384</text:p>
          </table:table-cell>
          <table:table-cell table:number-columns-repeated="3" office:value-type="float" office:value="85.9096" calcext:value-type="float">
            <text:p>85.9096</text:p>
          </table:table-cell>
          <table:table-cell table:formula="of:=[.$H$644]/[.H529]" office:value-type="float" office:value="3.81079297307868" calcext:value-type="float">
            <text:p>3.81</text:p>
          </table:table-cell>
          <table:table-cell table:formula="of:=[.$H$465]/[.H529]" office:value-type="float" office:value="0.759754439550411" calcext:value-type="float">
            <text:p>0.7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4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43.8104" calcext:value-type="float">
            <text:p>343.8104</text:p>
          </table:table-cell>
          <table:table-cell table:number-columns-repeated="3" office:value-type="float" office:value="85.9526" calcext:value-type="float">
            <text:p>85.9526</text:p>
          </table:table-cell>
          <table:table-cell table:formula="of:=[.$H$644]/[.H530]" office:value-type="float" office:value="3.80888652582935" calcext:value-type="float">
            <text:p>3.81</text:p>
          </table:table-cell>
          <table:table-cell table:formula="of:=[.$H$465]/[.H530]" office:value-type="float" office:value="0.759374352840984" calcext:value-type="float">
            <text:p>0.7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2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46.1024" calcext:value-type="float">
            <text:p>346.1024</text:p>
          </table:table-cell>
          <table:table-cell table:number-columns-repeated="3" office:value-type="float" office:value="86.5256" calcext:value-type="float">
            <text:p>86.5256</text:p>
          </table:table-cell>
          <table:table-cell table:formula="of:=[.$H$644]/[.H531]" office:value-type="float" office:value="3.78366286971717" calcext:value-type="float">
            <text:p>3.78</text:p>
          </table:table-cell>
          <table:table-cell table:formula="of:=[.$H$465]/[.H531]" office:value-type="float" office:value="0.754345534731918" calcext:value-type="float">
            <text:p>0.7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2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51.6124" calcext:value-type="float">
            <text:p>351.6124</text:p>
          </table:table-cell>
          <table:table-cell table:number-columns-repeated="3" office:value-type="float" office:value="87.9031" calcext:value-type="float">
            <text:p>87.9031</text:p>
          </table:table-cell>
          <table:table-cell table:formula="of:=[.$H$644]/[.H532]" office:value-type="float" office:value="3.72437035781446" calcext:value-type="float">
            <text:p>3.72</text:p>
          </table:table-cell>
          <table:table-cell table:formula="of:=[.$H$465]/[.H532]" office:value-type="float" office:value="0.742524438842316" calcext:value-type="float">
            <text:p>0.7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2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362.4036" calcext:value-type="float">
            <text:p>362.4036</text:p>
          </table:table-cell>
          <table:table-cell table:number-columns-repeated="3" office:value-type="float" office:value="90.6009" calcext:value-type="float">
            <text:p>90.6009</text:p>
          </table:table-cell>
          <table:table-cell table:formula="of:=[.$H$644]/[.H533]" office:value-type="float" office:value="3.61347072711198" calcext:value-type="float">
            <text:p>3.61</text:p>
          </table:table-cell>
          <table:table-cell table:formula="of:=[.$H$465]/[.H533]" office:value-type="float" office:value="0.720414477118881" calcext:value-type="float">
            <text:p>0.7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4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66.0108" calcext:value-type="float">
            <text:p>366.0108</text:p>
          </table:table-cell>
          <table:table-cell table:number-columns-repeated="3" office:value-type="float" office:value="91.5027" calcext:value-type="float">
            <text:p>91.5027</text:p>
          </table:table-cell>
          <table:table-cell table:formula="of:=[.$H$644]/[.H534]" office:value-type="float" office:value="3.57785835827795" calcext:value-type="float">
            <text:p>3.58</text:p>
          </table:table-cell>
          <table:table-cell table:formula="of:=[.$H$465]/[.H534]" office:value-type="float" office:value="0.713314470501963" calcext:value-type="float">
            <text:p>0.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2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66.0856" calcext:value-type="float">
            <text:p>366.0856</text:p>
          </table:table-cell>
          <table:table-cell table:number-columns-repeated="3" office:value-type="float" office:value="91.5214" calcext:value-type="float">
            <text:p>91.5214</text:p>
          </table:table-cell>
          <table:table-cell table:formula="of:=[.$H$644]/[.H535]" office:value-type="float" office:value="3.57712731667129" calcext:value-type="float">
            <text:p>3.58</text:p>
          </table:table-cell>
          <table:table-cell table:formula="of:=[.$H$465]/[.H535]" office:value-type="float" office:value="0.713168723380543" calcext:value-type="float">
            <text:p>0.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2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366.8388" calcext:value-type="float">
            <text:p>366.8388</text:p>
          </table:table-cell>
          <table:table-cell table:number-columns-repeated="3" office:value-type="float" office:value="91.7097" calcext:value-type="float">
            <text:p>91.7097</text:p>
          </table:table-cell>
          <table:table-cell table:formula="of:=[.$H$644]/[.H536]" office:value-type="float" office:value="3.56978269474221" calcext:value-type="float">
            <text:p>3.57</text:p>
          </table:table-cell>
          <table:table-cell table:formula="of:=[.$H$465]/[.H536]" office:value-type="float" office:value="0.711704432573654" calcext:value-type="float">
            <text:p>0.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1_kj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67.9884" calcext:value-type="float">
            <text:p>367.9884</text:p>
          </table:table-cell>
          <table:table-cell table:number-columns-repeated="3" office:value-type="float" office:value="91.9971" calcext:value-type="float">
            <text:p>91.9971</text:p>
          </table:table-cell>
          <table:table-cell table:formula="of:=[.$H$644]/[.H537]" office:value-type="float" office:value="3.55863065248796" calcext:value-type="float">
            <text:p>3.56</text:p>
          </table:table-cell>
          <table:table-cell table:formula="of:=[.$H$465]/[.H537]" office:value-type="float" office:value="0.709481059729057" calcext:value-type="float">
            <text:p>0.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4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369.9188" calcext:value-type="float">
            <text:p>369.9188</text:p>
          </table:table-cell>
          <table:table-cell table:number-columns-repeated="3" office:value-type="float" office:value="92.4797" calcext:value-type="float">
            <text:p>92.4797</text:p>
          </table:table-cell>
          <table:table-cell table:formula="of:=[.$H$644]/[.H538]" office:value-type="float" office:value="3.54006014292866" calcext:value-type="float">
            <text:p>3.54</text:p>
          </table:table-cell>
          <table:table-cell table:formula="of:=[.$H$465]/[.H538]" office:value-type="float" office:value="0.705778673589988" calcext:value-type="float">
            <text:p>0.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6" office:value-type="float" office:value="256" calcext:value-type="float">
            <text:p>256</text:p>
          </table:table-cell>
          <table:table-cell office:value-type="string" calcext:value-type="string">
            <text:p>L3_O0_P1_jki_bco_256</text:p>
          </table:table-cell>
          <table:table-cell office:value-type="string" calcext:value-type="string">
            <text:p>Runtime (RDTSC) [s] STAT</text:p>
          </table:table-cell>
          <table:table-cell office:value-type="float" office:value="370.152" calcext:value-type="float">
            <text:p>370.152</text:p>
          </table:table-cell>
          <table:table-cell table:number-columns-repeated="3" office:value-type="float" office:value="92.538" calcext:value-type="float">
            <text:p>92.538</text:p>
          </table:table-cell>
          <table:table-cell table:formula="of:=[.$H$644]/[.H539]" office:value-type="float" office:value="3.5378298644881" calcext:value-type="float">
            <text:p>3.54</text:p>
          </table:table-cell>
          <table:table-cell table:formula="of:=[.$H$465]/[.H539]" office:value-type="float" office:value="0.705334024941105" calcext:value-type="float">
            <text:p>0.7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1_ij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71.3856" calcext:value-type="float">
            <text:p>371.3856</text:p>
          </table:table-cell>
          <table:table-cell table:number-columns-repeated="3" office:value-type="float" office:value="92.8464" calcext:value-type="float">
            <text:p>92.8464</text:p>
          </table:table-cell>
          <table:table-cell table:formula="of:=[.$H$644]/[.H540]" office:value-type="float" office:value="3.52607855554981" calcext:value-type="float">
            <text:p>3.53</text:p>
          </table:table-cell>
          <table:table-cell table:formula="of:=[.$H$465]/[.H540]" office:value-type="float" office:value="0.70299117682538" calcext:value-type="float">
            <text:p>0.7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1_jik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71.6952" calcext:value-type="float">
            <text:p>371.6952</text:p>
          </table:table-cell>
          <table:table-cell table:number-columns-repeated="3" office:value-type="float" office:value="92.9238" calcext:value-type="float">
            <text:p>92.9238</text:p>
          </table:table-cell>
          <table:table-cell table:formula="of:=[.$H$644]/[.H541]" office:value-type="float" office:value="3.52314154177939" calcext:value-type="float">
            <text:p>3.52</text:p>
          </table:table-cell>
          <table:table-cell table:formula="of:=[.$H$465]/[.H541]" office:value-type="float" office:value="0.702405626976082" calcext:value-type="float">
            <text:p>0.7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2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372.2132" calcext:value-type="float">
            <text:p>372.2132</text:p>
          </table:table-cell>
          <table:table-cell table:number-columns-repeated="3" office:value-type="float" office:value="93.0533" calcext:value-type="float">
            <text:p>93.0533</text:p>
          </table:table-cell>
          <table:table-cell table:formula="of:=[.$H$644]/[.H542]" office:value-type="float" office:value="3.51823847192953" calcext:value-type="float">
            <text:p>3.52</text:p>
          </table:table-cell>
          <table:table-cell table:formula="of:=[.$H$465]/[.H542]" office:value-type="float" office:value="0.701428106257382" calcext:value-type="float">
            <text:p>0.7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1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2.858" calcext:value-type="float">
            <text:p>372.858</text:p>
          </table:table-cell>
          <table:table-cell table:number-columns-repeated="3" office:value-type="float" office:value="93.2145" calcext:value-type="float">
            <text:p>93.2145</text:p>
          </table:table-cell>
          <table:table-cell table:formula="of:=[.$H$644]/[.H543]" office:value-type="float" office:value="3.51215422493282" calcext:value-type="float">
            <text:p>3.51</text:p>
          </table:table-cell>
          <table:table-cell table:formula="of:=[.$H$465]/[.H543]" office:value-type="float" office:value="0.700215095290969" calcext:value-type="float">
            <text:p>0.7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1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3.1164" calcext:value-type="float">
            <text:p>373.1164</text:p>
          </table:table-cell>
          <table:table-cell table:number-columns-repeated="3" office:value-type="float" office:value="93.2791" calcext:value-type="float">
            <text:p>93.2791</text:p>
          </table:table-cell>
          <table:table-cell table:formula="of:=[.$H$644]/[.H544]" office:value-type="float" office:value="3.50972189911781" calcext:value-type="float">
            <text:p>3.51</text:p>
          </table:table-cell>
          <table:table-cell table:formula="of:=[.$H$465]/[.H544]" office:value-type="float" office:value="0.69973016463495" calcext:value-type="float">
            <text:p>0.7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1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4.554" calcext:value-type="float">
            <text:p>374.554</text:p>
          </table:table-cell>
          <table:table-cell table:number-columns-repeated="3" office:value-type="float" office:value="93.6385" calcext:value-type="float">
            <text:p>93.6385</text:p>
          </table:table-cell>
          <table:table-cell table:formula="of:=[.$H$644]/[.H545]" office:value-type="float" office:value="3.49625100786535" calcext:value-type="float">
            <text:p>3.50</text:p>
          </table:table-cell>
          <table:table-cell table:formula="of:=[.$H$465]/[.H545]" office:value-type="float" office:value="0.697044484907383" calcext:value-type="float">
            <text:p>0.7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1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5.1044" calcext:value-type="float">
            <text:p>375.1044</text:p>
          </table:table-cell>
          <table:table-cell table:number-columns-repeated="3" office:value-type="float" office:value="93.7761" calcext:value-type="float">
            <text:p>93.7761</text:p>
          </table:table-cell>
          <table:table-cell table:formula="of:=[.$H$644]/[.H546]" office:value-type="float" office:value="3.49112087194925" calcext:value-type="float">
            <text:p>3.49</text:p>
          </table:table-cell>
          <table:table-cell table:formula="of:=[.$H$465]/[.H546]" office:value-type="float" office:value="0.696021694226994" calcext:value-type="float">
            <text:p>0.7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1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7.1312" calcext:value-type="float">
            <text:p>377.1312</text:p>
          </table:table-cell>
          <table:table-cell table:number-columns-repeated="3" office:value-type="float" office:value="94.2828" calcext:value-type="float">
            <text:p>94.2828</text:p>
          </table:table-cell>
          <table:table-cell table:formula="of:=[.$H$644]/[.H547]" office:value-type="float" office:value="3.47235869108682" calcext:value-type="float">
            <text:p>3.47</text:p>
          </table:table-cell>
          <table:table-cell table:formula="of:=[.$H$465]/[.H547]" office:value-type="float" office:value="0.692281094748989" calcext:value-type="float">
            <text:p>0.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1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377.606" calcext:value-type="float">
            <text:p>377.606</text:p>
          </table:table-cell>
          <table:table-cell table:number-columns-repeated="3" office:value-type="float" office:value="94.4015" calcext:value-type="float">
            <text:p>94.4015</text:p>
          </table:table-cell>
          <table:table-cell table:formula="of:=[.$H$644]/[.H548]" office:value-type="float" office:value="3.46799256367748" calcext:value-type="float">
            <text:p>3.47</text:p>
          </table:table-cell>
          <table:table-cell table:formula="of:=[.$H$465]/[.H548]" office:value-type="float" office:value="0.691410623771868" calcext:value-type="float">
            <text:p>0.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2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379.3944" calcext:value-type="float">
            <text:p>379.3944</text:p>
          </table:table-cell>
          <table:table-cell table:number-columns-repeated="3" office:value-type="float" office:value="94.8486" calcext:value-type="float">
            <text:p>94.8486</text:p>
          </table:table-cell>
          <table:table-cell table:formula="of:=[.$H$644]/[.H549]" office:value-type="float" office:value="3.45164504273126" calcext:value-type="float">
            <text:p>3.45</text:p>
          </table:table-cell>
          <table:table-cell table:formula="of:=[.$H$465]/[.H549]" office:value-type="float" office:value="0.688151432915193" calcext:value-type="float">
            <text:p>0.6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4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86.0084" calcext:value-type="float">
            <text:p>386.0084</text:p>
          </table:table-cell>
          <table:table-cell table:number-columns-repeated="3" office:value-type="float" office:value="96.5021" calcext:value-type="float">
            <text:p>96.5021</text:p>
          </table:table-cell>
          <table:table-cell table:formula="of:=[.$H$644]/[.H550]" office:value-type="float" office:value="3.39250337557421" calcext:value-type="float">
            <text:p>3.39</text:p>
          </table:table-cell>
          <table:table-cell table:formula="of:=[.$H$465]/[.H550]" office:value-type="float" office:value="0.676360410809713" calcext:value-type="float">
            <text:p>0.6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4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87.8572" calcext:value-type="float">
            <text:p>387.8572</text:p>
          </table:table-cell>
          <table:table-cell table:number-columns-repeated="3" office:value-type="float" office:value="96.9643" calcext:value-type="float">
            <text:p>96.9643</text:p>
          </table:table-cell>
          <table:table-cell table:formula="of:=[.$H$644]/[.H551]" office:value-type="float" office:value="3.3763323202457" calcext:value-type="float">
            <text:p>3.38</text:p>
          </table:table-cell>
          <table:table-cell table:formula="of:=[.$H$465]/[.H551]" office:value-type="float" office:value="0.67313640174786" calcext:value-type="float">
            <text:p>0.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4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89.4572" calcext:value-type="float">
            <text:p>389.4572</text:p>
          </table:table-cell>
          <table:table-cell table:number-columns-repeated="3" office:value-type="float" office:value="97.3643" calcext:value-type="float">
            <text:p>97.3643</text:p>
          </table:table-cell>
          <table:table-cell table:formula="of:=[.$H$644]/[.H552]" office:value-type="float" office:value="3.36246139498769" calcext:value-type="float">
            <text:p>3.36</text:p>
          </table:table-cell>
          <table:table-cell table:formula="of:=[.$H$465]/[.H552]" office:value-type="float" office:value="0.670370967592845" calcext:value-type="float">
            <text:p>0.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4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390.456" calcext:value-type="float">
            <text:p>390.456</text:p>
          </table:table-cell>
          <table:table-cell table:number-columns-repeated="3" office:value-type="float" office:value="97.614" calcext:value-type="float">
            <text:p>97.614</text:p>
          </table:table-cell>
          <table:table-cell table:formula="of:=[.$H$644]/[.H553]" office:value-type="float" office:value="3.35386010203454" calcext:value-type="float">
            <text:p>3.35</text:p>
          </table:table-cell>
          <table:table-cell table:formula="of:=[.$H$465]/[.H553]" office:value-type="float" office:value="0.668656135390415" calcext:value-type="float">
            <text:p>0.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4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391.8356" calcext:value-type="float">
            <text:p>391.8356</text:p>
          </table:table-cell>
          <table:table-cell table:number-columns-repeated="3" office:value-type="float" office:value="97.9589" calcext:value-type="float">
            <text:p>97.9589</text:p>
          </table:table-cell>
          <table:table-cell table:formula="of:=[.$H$644]/[.H554]" office:value-type="float" office:value="3.34205161552447" calcext:value-type="float">
            <text:p>3.34</text:p>
          </table:table-cell>
          <table:table-cell table:formula="of:=[.$H$465]/[.H554]" office:value-type="float" office:value="0.66630188783255" calcext:value-type="float">
            <text:p>0.6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1_jk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96.4416" calcext:value-type="float">
            <text:p>396.4416</text:p>
          </table:table-cell>
          <table:table-cell table:number-columns-repeated="3" office:value-type="float" office:value="99.1104" calcext:value-type="float">
            <text:p>99.1104</text:p>
          </table:table-cell>
          <table:table-cell table:formula="of:=[.$H$644]/[.H555]" office:value-type="float" office:value="3.30322246706703" calcext:value-type="float">
            <text:p>3.30</text:p>
          </table:table-cell>
          <table:table-cell table:formula="of:=[.$H$465]/[.H555]" office:value-type="float" office:value="0.658560554694563" calcext:value-type="float">
            <text:p>0.6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5" office:value-type="float" office:value="512" calcext:value-type="float">
            <text:p>512</text:p>
          </table:table-cell>
          <table:table-cell office:value-type="string" calcext:value-type="string">
            <text:p>L3_O0_P1_kji_bco_512</text:p>
          </table:table-cell>
          <table:table-cell office:value-type="string" calcext:value-type="string">
            <text:p>Runtime (RDTSC) [s] STAT</text:p>
          </table:table-cell>
          <table:table-cell office:value-type="float" office:value="398.9344" calcext:value-type="float">
            <text:p>398.9344</text:p>
          </table:table-cell>
          <table:table-cell table:number-columns-repeated="3" office:value-type="float" office:value="99.7336" calcext:value-type="float">
            <text:p>99.7336</text:p>
          </table:table-cell>
          <table:table-cell table:formula="of:=[.$H$644]/[.H556]" office:value-type="float" office:value="3.28258179790963" calcext:value-type="float">
            <text:p>3.28</text:p>
          </table:table-cell>
          <table:table-cell table:formula="of:=[.$H$465]/[.H556]" office:value-type="float" office:value="0.654445442659244" calcext:value-type="float">
            <text:p>0.6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4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406.8364" calcext:value-type="float">
            <text:p>406.8364</text:p>
          </table:table-cell>
          <table:table-cell table:number-columns-repeated="3" office:value-type="float" office:value="101.7091" calcext:value-type="float">
            <text:p>101.7091</text:p>
          </table:table-cell>
          <table:table-cell table:formula="of:=[.$H$644]/[.H557]" office:value-type="float" office:value="3.21882407768823" calcext:value-type="float">
            <text:p>3.22</text:p>
          </table:table-cell>
          <table:table-cell table:formula="of:=[.$H$465]/[.H557]" office:value-type="float" office:value="0.641734122118866" calcext:value-type="float">
            <text:p>0.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2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407.7384" calcext:value-type="float">
            <text:p>407.7384</text:p>
          </table:table-cell>
          <table:table-cell table:number-columns-repeated="3" office:value-type="float" office:value="101.9346" calcext:value-type="float">
            <text:p>101.9346</text:p>
          </table:table-cell>
          <table:table-cell table:formula="of:=[.$H$644]/[.H558]" office:value-type="float" office:value="3.21170338628886" calcext:value-type="float">
            <text:p>3.21</text:p>
          </table:table-cell>
          <table:table-cell table:formula="of:=[.$H$465]/[.H558]" office:value-type="float" office:value="0.640314476144508" calcext:value-type="float">
            <text:p>0.6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2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415.5588" calcext:value-type="float">
            <text:p>415.5588</text:p>
          </table:table-cell>
          <table:table-cell table:number-columns-repeated="3" office:value-type="float" office:value="103.8897" calcext:value-type="float">
            <text:p>103.8897</text:p>
          </table:table-cell>
          <table:table-cell table:formula="of:=[.$H$644]/[.H559]" office:value-type="float" office:value="3.151262348433" calcext:value-type="float">
            <text:p>3.15</text:p>
          </table:table-cell>
          <table:table-cell table:formula="of:=[.$H$465]/[.H559]" office:value-type="float" office:value="0.628264399646933" calcext:value-type="float">
            <text:p>0.6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2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428.9768" calcext:value-type="float">
            <text:p>428.9768</text:p>
          </table:table-cell>
          <table:table-cell table:number-columns-repeated="3" office:value-type="float" office:value="107.2442" calcext:value-type="float">
            <text:p>107.2442</text:p>
          </table:table-cell>
          <table:table-cell table:formula="of:=[.$H$644]/[.H560]" office:value-type="float" office:value="3.05269375873008" calcext:value-type="float">
            <text:p>3.05</text:p>
          </table:table-cell>
          <table:table-cell table:formula="of:=[.$H$465]/[.H560]" office:value-type="float" office:value="0.608612866709808" calcext:value-type="float">
            <text:p>0.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2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429.5336" calcext:value-type="float">
            <text:p>429.5336</text:p>
          </table:table-cell>
          <table:table-cell table:number-columns-repeated="3" office:value-type="float" office:value="107.3834" calcext:value-type="float">
            <text:p>107.3834</text:p>
          </table:table-cell>
          <table:table-cell table:formula="of:=[.$H$644]/[.H561]" office:value-type="float" office:value="3.04873658312179" calcext:value-type="float">
            <text:p>3.05</text:p>
          </table:table-cell>
          <table:table-cell table:formula="of:=[.$H$465]/[.H561]" office:value-type="float" office:value="0.607823928093169" calcext:value-type="float">
            <text:p>0.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2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429.9788" calcext:value-type="float">
            <text:p>429.9788</text:p>
          </table:table-cell>
          <table:table-cell table:number-columns-repeated="3" office:value-type="float" office:value="107.4947" calcext:value-type="float">
            <text:p>107.4947</text:p>
          </table:table-cell>
          <table:table-cell table:formula="of:=[.$H$644]/[.H562]" office:value-type="float" office:value="3.04557992161474" calcext:value-type="float">
            <text:p>3.05</text:p>
          </table:table-cell>
          <table:table-cell table:formula="of:=[.$H$465]/[.H562]" office:value-type="float" office:value="0.607194587268024" calcext:value-type="float">
            <text:p>0.6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2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435.8348" calcext:value-type="float">
            <text:p>435.8348</text:p>
          </table:table-cell>
          <table:table-cell table:number-columns-repeated="3" office:value-type="float" office:value="108.9587" calcext:value-type="float">
            <text:p>108.9587</text:p>
          </table:table-cell>
          <table:table-cell table:formula="of:=[.$H$644]/[.H563]" office:value-type="float" office:value="3.0046586458906" calcext:value-type="float">
            <text:p>3.00</text:p>
          </table:table-cell>
          <table:table-cell table:formula="of:=[.$H$465]/[.H563]" office:value-type="float" office:value="0.599036148559041" calcext:value-type="float">
            <text:p>0.6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1_ij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47.904" calcext:value-type="float">
            <text:p>447.904</text:p>
          </table:table-cell>
          <table:table-cell table:number-columns-repeated="3" office:value-type="float" office:value="111.976" calcext:value-type="float">
            <text:p>111.976</text:p>
          </table:table-cell>
          <table:table-cell table:formula="of:=[.$H$644]/[.H564]" office:value-type="float" office:value="2.92369525612631" calcext:value-type="float">
            <text:p>2.92</text:p>
          </table:table-cell>
          <table:table-cell table:formula="of:=[.$H$465]/[.H564]" office:value-type="float" office:value="0.582894548831893" calcext:value-type="float">
            <text:p>0.5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4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62.4792" calcext:value-type="float">
            <text:p>462.4792</text:p>
          </table:table-cell>
          <table:table-cell table:number-columns-repeated="3" office:value-type="float" office:value="115.6198" calcext:value-type="float">
            <text:p>115.6198</text:p>
          </table:table-cell>
          <table:table-cell table:formula="of:=[.$H$644]/[.H565]" office:value-type="float" office:value="2.83155393799332" calcext:value-type="float">
            <text:p>2.83</text:p>
          </table:table-cell>
          <table:table-cell table:formula="of:=[.$H$465]/[.H565]" office:value-type="float" office:value="0.564524415368302" calcext:value-type="float">
            <text:p>0.5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1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70.8764" calcext:value-type="float">
            <text:p>470.8764</text:p>
          </table:table-cell>
          <table:table-cell table:number-columns-repeated="3" office:value-type="float" office:value="117.7191" calcext:value-type="float">
            <text:p>117.7191</text:p>
          </table:table-cell>
          <table:table-cell table:formula="of:=[.$H$644]/[.H566]" office:value-type="float" office:value="2.7810584688466" calcext:value-type="float">
            <text:p>2.78</text:p>
          </table:table-cell>
          <table:table-cell table:formula="of:=[.$H$465]/[.H566]" office:value-type="float" office:value="0.554457178146962" calcext:value-type="float">
            <text:p>0.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4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70.9228" calcext:value-type="float">
            <text:p>470.9228</text:p>
          </table:table-cell>
          <table:table-cell table:number-columns-repeated="3" office:value-type="float" office:value="117.7307" calcext:value-type="float">
            <text:p>117.7307</text:p>
          </table:table-cell>
          <table:table-cell table:formula="of:=[.$H$644]/[.H567]" office:value-type="float" office:value="2.78078445129435" calcext:value-type="float">
            <text:p>2.78</text:p>
          </table:table-cell>
          <table:table-cell table:formula="of:=[.$H$465]/[.H567]" office:value-type="float" office:value="0.554402547508849" calcext:value-type="float">
            <text:p>0.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4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72.364" calcext:value-type="float">
            <text:p>472.364</text:p>
          </table:table-cell>
          <table:table-cell table:number-columns-repeated="3" office:value-type="float" office:value="118.091" calcext:value-type="float">
            <text:p>118.091</text:p>
          </table:table-cell>
          <table:table-cell table:formula="of:=[.$H$644]/[.H568]" office:value-type="float" office:value="2.77230017528855" calcext:value-type="float">
            <text:p>2.77</text:p>
          </table:table-cell>
          <table:table-cell table:formula="of:=[.$H$465]/[.H568]" office:value-type="float" office:value="0.552711044872175" calcext:value-type="float">
            <text:p>0.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4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72.38" calcext:value-type="float">
            <text:p>472.38</text:p>
          </table:table-cell>
          <table:table-cell table:number-columns-repeated="3" office:value-type="float" office:value="118.095" calcext:value-type="float">
            <text:p>118.095</text:p>
          </table:table-cell>
          <table:table-cell table:formula="of:=[.$H$644]/[.H569]" office:value-type="float" office:value="2.77220627460942" calcext:value-type="float">
            <text:p>2.77</text:p>
          </table:table-cell>
          <table:table-cell table:formula="of:=[.$H$465]/[.H569]" office:value-type="float" office:value="0.55269232397646" calcext:value-type="float">
            <text:p>0.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4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72.73" calcext:value-type="float">
            <text:p>472.73</text:p>
          </table:table-cell>
          <table:table-cell table:number-columns-repeated="3" office:value-type="float" office:value="118.1825" calcext:value-type="float">
            <text:p>118.1825</text:p>
          </table:table-cell>
          <table:table-cell table:formula="of:=[.$H$644]/[.H570]" office:value-type="float" office:value="2.7701537875743" calcext:value-type="float">
            <text:p>2.77</text:p>
          </table:table-cell>
          <table:table-cell table:formula="of:=[.$H$465]/[.H570]" office:value-type="float" office:value="0.55228312144353" calcext:value-type="float">
            <text:p>0.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1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73.3548" calcext:value-type="float">
            <text:p>473.3548</text:p>
          </table:table-cell>
          <table:table-cell table:number-columns-repeated="3" office:value-type="float" office:value="118.3387" calcext:value-type="float">
            <text:p>118.3387</text:p>
          </table:table-cell>
          <table:table-cell table:formula="of:=[.$H$644]/[.H571]" office:value-type="float" office:value="2.76649735040185" calcext:value-type="float">
            <text:p>2.77</text:p>
          </table:table-cell>
          <table:table-cell table:formula="of:=[.$H$465]/[.H571]" office:value-type="float" office:value="0.551554140784038" calcext:value-type="float">
            <text:p>0.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4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74.0892" calcext:value-type="float">
            <text:p>474.0892</text:p>
          </table:table-cell>
          <table:table-cell table:number-columns-repeated="3" office:value-type="float" office:value="118.5223" calcext:value-type="float">
            <text:p>118.5223</text:p>
          </table:table-cell>
          <table:table-cell table:formula="of:=[.$H$644]/[.H572]" office:value-type="float" office:value="2.76221183692858" calcext:value-type="float">
            <text:p>2.76</text:p>
          </table:table-cell>
          <table:table-cell table:formula="of:=[.$H$465]/[.H572]" office:value-type="float" office:value="0.550699741736365" calcext:value-type="float">
            <text:p>0.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2_P1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74.6416" calcext:value-type="float">
            <text:p>474.6416</text:p>
          </table:table-cell>
          <table:table-cell table:number-columns-repeated="3" office:value-type="float" office:value="118.6604" calcext:value-type="float">
            <text:p>118.6604</text:p>
          </table:table-cell>
          <table:table-cell table:formula="of:=[.$H$644]/[.H573]" office:value-type="float" office:value="2.75899710434147" calcext:value-type="float">
            <text:p>2.76</text:p>
          </table:table-cell>
          <table:table-cell table:formula="of:=[.$H$465]/[.H573]" office:value-type="float" office:value="0.55005882333112" calcext:value-type="float">
            <text:p>0.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4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75.4676" calcext:value-type="float">
            <text:p>475.4676</text:p>
          </table:table-cell>
          <table:table-cell table:number-columns-repeated="3" office:value-type="float" office:value="118.8669" calcext:value-type="float">
            <text:p>118.8669</text:p>
          </table:table-cell>
          <table:table-cell table:formula="of:=[.$H$644]/[.H574]" office:value-type="float" office:value="2.75420407194938" calcext:value-type="float">
            <text:p>2.75</text:p>
          </table:table-cell>
          <table:table-cell table:formula="of:=[.$H$465]/[.H574]" office:value-type="float" office:value="0.549103240683487" calcext:value-type="float">
            <text:p>0.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4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477.5772" calcext:value-type="float">
            <text:p>477.5772</text:p>
          </table:table-cell>
          <table:table-cell table:number-columns-repeated="3" office:value-type="float" office:value="119.3943" calcext:value-type="float">
            <text:p>119.3943</text:p>
          </table:table-cell>
          <table:table-cell table:formula="of:=[.$H$644]/[.H575]" office:value-type="float" office:value="2.7420379364844" calcext:value-type="float">
            <text:p>2.74</text:p>
          </table:table-cell>
          <table:table-cell table:formula="of:=[.$H$465]/[.H575]" office:value-type="float" office:value="0.546677688968401" calcext:value-type="float">
            <text:p>0.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4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478.5648" calcext:value-type="float">
            <text:p>478.5648</text:p>
          </table:table-cell>
          <table:table-cell table:number-columns-repeated="3" office:value-type="float" office:value="119.6412" calcext:value-type="float">
            <text:p>119.6412</text:p>
          </table:table-cell>
          <table:table-cell table:formula="of:=[.$H$644]/[.H576]" office:value-type="float" office:value="2.73637927402935" calcext:value-type="float">
            <text:p>2.74</text:p>
          </table:table-cell>
          <table:table-cell table:formula="of:=[.$H$465]/[.H576]" office:value-type="float" office:value="0.545549526417321" calcext:value-type="float">
            <text:p>0.5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3_P1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79.1736" calcext:value-type="float">
            <text:p>479.1736</text:p>
          </table:table-cell>
          <table:table-cell table:number-columns-repeated="3" office:value-type="float" office:value="119.7934" calcext:value-type="float">
            <text:p>119.7934</text:p>
          </table:table-cell>
          <table:table-cell table:formula="of:=[.$H$644]/[.H577]" office:value-type="float" office:value="2.73290264739126" calcext:value-type="float">
            <text:p>2.73</text:p>
          </table:table-cell>
          <table:table-cell table:formula="of:=[.$H$465]/[.H577]" office:value-type="float" office:value="0.544856394425736" calcext:value-type="float">
            <text:p>0.5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1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80.156" calcext:value-type="float">
            <text:p>480.156</text:p>
          </table:table-cell>
          <table:table-cell table:number-columns-repeated="3" office:value-type="float" office:value="120.039" calcext:value-type="float">
            <text:p>120.039</text:p>
          </table:table-cell>
          <table:table-cell table:formula="of:=[.$H$644]/[.H578]" office:value-type="float" office:value="2.72731112388474" calcext:value-type="float">
            <text:p>2.73</text:p>
          </table:table-cell>
          <table:table-cell table:formula="of:=[.$H$465]/[.H578]" office:value-type="float" office:value="0.543741617307708" calcext:value-type="float">
            <text:p>0.5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1_jik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80.2584" calcext:value-type="float">
            <text:p>480.2584</text:p>
          </table:table-cell>
          <table:table-cell table:number-columns-repeated="3" office:value-type="float" office:value="120.0646" calcext:value-type="float">
            <text:p>120.0646</text:p>
          </table:table-cell>
          <table:table-cell table:formula="of:=[.$H$644]/[.H579]" office:value-type="float" office:value="2.72672961055965" calcext:value-type="float">
            <text:p>2.73</text:p>
          </table:table-cell>
          <table:table-cell table:formula="of:=[.$H$465]/[.H579]" office:value-type="float" office:value="0.543625681508122" calcext:value-type="float">
            <text:p>0.5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4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81.6904" calcext:value-type="float">
            <text:p>481.6904</text:p>
          </table:table-cell>
          <table:table-cell table:number-columns-repeated="3" office:value-type="float" office:value="120.4226" calcext:value-type="float">
            <text:p>120.4226</text:p>
          </table:table-cell>
          <table:table-cell table:formula="of:=[.$H$644]/[.H580]" office:value-type="float" office:value="2.71862341454179" calcext:value-type="float">
            <text:p>2.72</text:p>
          </table:table-cell>
          <table:table-cell table:formula="of:=[.$H$465]/[.H580]" office:value-type="float" office:value="0.542009556345736" calcext:value-type="float">
            <text:p>0.5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1_P1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483.5948" calcext:value-type="float">
            <text:p>483.5948</text:p>
          </table:table-cell>
          <table:table-cell table:number-columns-repeated="3" office:value-type="float" office:value="120.8987" calcext:value-type="float">
            <text:p>120.8987</text:p>
          </table:table-cell>
          <table:table-cell table:formula="of:=[.$H$644]/[.H581]" office:value-type="float" office:value="2.70791745486097" calcext:value-type="float">
            <text:p>2.71</text:p>
          </table:table-cell>
          <table:table-cell table:formula="of:=[.$H$465]/[.H581]" office:value-type="float" office:value="0.539875118591019" calcext:value-type="float">
            <text:p>0.5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3_P4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83.7616" calcext:value-type="float">
            <text:p>483.7616</text:p>
          </table:table-cell>
          <table:table-cell table:number-columns-repeated="3" office:value-type="float" office:value="120.9404" calcext:value-type="float">
            <text:p>120.9404</text:p>
          </table:table-cell>
          <table:table-cell table:formula="of:=[.$H$644]/[.H582]" office:value-type="float" office:value="2.70698377051837" calcext:value-type="float">
            <text:p>2.71</text:p>
          </table:table-cell>
          <table:table-cell table:formula="of:=[.$H$465]/[.H582]" office:value-type="float" office:value="0.539688970765766" calcext:value-type="float">
            <text:p>0.5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4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484.5172" calcext:value-type="float">
            <text:p>484.5172</text:p>
          </table:table-cell>
          <table:table-cell table:number-columns-repeated="3" office:value-type="float" office:value="121.1293" calcext:value-type="float">
            <text:p>121.1293</text:p>
          </table:table-cell>
          <table:table-cell table:formula="of:=[.$H$644]/[.H583]" office:value-type="float" office:value="2.7027622548797" calcext:value-type="float">
            <text:p>2.70</text:p>
          </table:table-cell>
          <table:table-cell table:formula="of:=[.$H$465]/[.H583]" office:value-type="float" office:value="0.538847330910028" calcext:value-type="float">
            <text:p>0.5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4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88.3912" calcext:value-type="float">
            <text:p>488.3912</text:p>
          </table:table-cell>
          <table:table-cell table:number-columns-repeated="3" office:value-type="float" office:value="122.0978" calcext:value-type="float">
            <text:p>122.0978</text:p>
          </table:table-cell>
          <table:table-cell table:formula="of:=[.$H$644]/[.H584]" office:value-type="float" office:value="2.68132349641025" calcext:value-type="float">
            <text:p>2.68</text:p>
          </table:table-cell>
          <table:table-cell table:formula="of:=[.$H$465]/[.H584]" office:value-type="float" office:value="0.534573104511302" calcext:value-type="float">
            <text:p>0.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2_P4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91.9632" calcext:value-type="float">
            <text:p>491.9632</text:p>
          </table:table-cell>
          <table:table-cell table:number-columns-repeated="3" office:value-type="float" office:value="122.9908" calcext:value-type="float">
            <text:p>122.9908</text:p>
          </table:table-cell>
          <table:table-cell table:formula="of:=[.$H$644]/[.H585]" office:value-type="float" office:value="2.66185519567317" calcext:value-type="float">
            <text:p>2.66</text:p>
          </table:table-cell>
          <table:table-cell table:formula="of:=[.$H$465]/[.H585]" office:value-type="float" office:value="0.530691726535643" calcext:value-type="float">
            <text:p>0.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4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494.7764" calcext:value-type="float">
            <text:p>494.7764</text:p>
          </table:table-cell>
          <table:table-cell table:number-columns-repeated="3" office:value-type="float" office:value="123.6941" calcext:value-type="float">
            <text:p>123.6941</text:p>
          </table:table-cell>
          <table:table-cell table:formula="of:=[.$H$644]/[.H586]" office:value-type="float" office:value="2.64672041754619" calcext:value-type="float">
            <text:p>2.65</text:p>
          </table:table-cell>
          <table:table-cell table:formula="of:=[.$H$465]/[.H586]" office:value-type="float" office:value="0.527674319146992" calcext:value-type="float">
            <text:p>0.5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4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00.0664" calcext:value-type="float">
            <text:p>500.0664</text:p>
          </table:table-cell>
          <table:table-cell table:number-columns-repeated="3" office:value-type="float" office:value="125.0166" calcext:value-type="float">
            <text:p>125.0166</text:p>
          </table:table-cell>
          <table:table-cell table:formula="of:=[.$H$644]/[.H587]" office:value-type="float" office:value="2.61872183374048" calcext:value-type="float">
            <text:p>2.62</text:p>
          </table:table-cell>
          <table:table-cell table:formula="of:=[.$H$465]/[.H587]" office:value-type="float" office:value="0.522092266147056" calcext:value-type="float">
            <text:p>0.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1_P4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00.8996" calcext:value-type="float">
            <text:p>500.8996</text:p>
          </table:table-cell>
          <table:table-cell table:number-columns-repeated="3" office:value-type="float" office:value="125.2249" calcext:value-type="float">
            <text:p>125.2249</text:p>
          </table:table-cell>
          <table:table-cell table:formula="of:=[.$H$644]/[.H588]" office:value-type="float" office:value="2.61436583299328" calcext:value-type="float">
            <text:p>2.61</text:p>
          </table:table-cell>
          <table:table-cell table:formula="of:=[.$H$465]/[.H588]" office:value-type="float" office:value="0.521223814113647" calcext:value-type="float">
            <text:p>0.5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2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518.5756" calcext:value-type="float">
            <text:p>518.5756</text:p>
          </table:table-cell>
          <table:table-cell table:number-columns-repeated="3" office:value-type="float" office:value="129.6439" calcext:value-type="float">
            <text:p>129.6439</text:p>
          </table:table-cell>
          <table:table-cell table:formula="of:=[.$H$644]/[.H589]" office:value-type="float" office:value="2.52525340567508" calcext:value-type="float">
            <text:p>2.53</text:p>
          </table:table-cell>
          <table:table-cell table:formula="of:=[.$H$465]/[.H589]" office:value-type="float" office:value="0.503457547944793" calcext:value-type="float">
            <text:p>0.5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2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524.1632" calcext:value-type="float">
            <text:p>524.1632</text:p>
          </table:table-cell>
          <table:table-cell table:number-columns-repeated="3" office:value-type="float" office:value="131.0408" calcext:value-type="float">
            <text:p>131.0408</text:p>
          </table:table-cell>
          <table:table-cell table:formula="of:=[.$H$644]/[.H590]" office:value-type="float" office:value="2.49833410662939" calcext:value-type="float">
            <text:p>2.50</text:p>
          </table:table-cell>
          <table:table-cell table:formula="of:=[.$H$465]/[.H590]" office:value-type="float" office:value="0.498090670997125" calcext:value-type="float">
            <text:p>0.5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2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538.6232" calcext:value-type="float">
            <text:p>538.6232</text:p>
          </table:table-cell>
          <table:table-cell table:number-columns-repeated="3" office:value-type="float" office:value="134.6558" calcext:value-type="float">
            <text:p>134.6558</text:p>
          </table:table-cell>
          <table:table-cell table:formula="of:=[.$H$644]/[.H591]" office:value-type="float" office:value="2.43126326530309" calcext:value-type="float">
            <text:p>2.43</text:p>
          </table:table-cell>
          <table:table-cell table:formula="of:=[.$H$465]/[.H591]" office:value-type="float" office:value="0.484718816419345" calcext:value-type="float">
            <text:p>0.4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1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556.1068" calcext:value-type="float">
            <text:p>556.1068</text:p>
          </table:table-cell>
          <table:table-cell table:number-columns-repeated="3" office:value-type="float" office:value="139.0267" calcext:value-type="float">
            <text:p>139.0267</text:p>
          </table:table-cell>
          <table:table-cell table:formula="of:=[.$H$644]/[.H592]" office:value-type="float" office:value="2.35482608736307" calcext:value-type="float">
            <text:p>2.35</text:p>
          </table:table-cell>
          <table:table-cell table:formula="of:=[.$H$465]/[.H592]" office:value-type="float" office:value="0.469479603558165" calcext:value-type="float">
            <text:p>0.4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4_kj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76.2024" calcext:value-type="float">
            <text:p>576.2024</text:p>
          </table:table-cell>
          <table:table-cell table:number-columns-repeated="3" office:value-type="float" office:value="144.0506" calcext:value-type="float">
            <text:p>144.0506</text:p>
          </table:table-cell>
          <table:table-cell table:formula="of:=[.$H$644]/[.H593]" office:value-type="float" office:value="2.27269931537946" calcext:value-type="float">
            <text:p>2.27</text:p>
          </table:table-cell>
          <table:table-cell table:formula="of:=[.$H$465]/[.H593]" office:value-type="float" office:value="0.453106061342334" calcext:value-type="float">
            <text:p>0.4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4_ik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79.2008" calcext:value-type="float">
            <text:p>579.2008</text:p>
          </table:table-cell>
          <table:table-cell table:number-columns-repeated="3" office:value-type="float" office:value="144.8002" calcext:value-type="float">
            <text:p>144.8002</text:p>
          </table:table-cell>
          <table:table-cell table:formula="of:=[.$H$644]/[.H594]" office:value-type="float" office:value="2.26093403185907" calcext:value-type="float">
            <text:p>2.26</text:p>
          </table:table-cell>
          <table:table-cell table:formula="of:=[.$H$465]/[.H594]" office:value-type="float" office:value="0.450760427126482" calcext:value-type="float">
            <text:p>0.4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1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582.1136" calcext:value-type="float">
            <text:p>582.1136</text:p>
          </table:table-cell>
          <table:table-cell table:number-columns-repeated="3" office:value-type="float" office:value="145.5284" calcext:value-type="float">
            <text:p>145.5284</text:p>
          </table:table-cell>
          <table:table-cell table:formula="of:=[.$H$644]/[.H595]" office:value-type="float" office:value="2.24962069259334" calcext:value-type="float">
            <text:p>2.25</text:p>
          </table:table-cell>
          <table:table-cell table:formula="of:=[.$H$465]/[.H595]" office:value-type="float" office:value="0.448504896638732" calcext:value-type="float">
            <text:p>0.4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3_P1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584.1856" calcext:value-type="float">
            <text:p>584.1856</text:p>
          </table:table-cell>
          <table:table-cell table:number-columns-repeated="3" office:value-type="float" office:value="146.0464" calcext:value-type="float">
            <text:p>146.0464</text:p>
          </table:table-cell>
          <table:table-cell table:formula="of:=[.$H$644]/[.H596]" office:value-type="float" office:value="2.24164169743314" calcext:value-type="float">
            <text:p>2.24</text:p>
          </table:table-cell>
          <table:table-cell table:formula="of:=[.$H$465]/[.H596]" office:value-type="float" office:value="0.446914131399336" calcext:value-type="float">
            <text:p>0.4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3_P1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591.5128" calcext:value-type="float">
            <text:p>591.5128</text:p>
          </table:table-cell>
          <table:table-cell table:number-columns-repeated="3" office:value-type="float" office:value="147.8782" calcext:value-type="float">
            <text:p>147.8782</text:p>
          </table:table-cell>
          <table:table-cell table:formula="of:=[.$H$644]/[.H597]" office:value-type="float" office:value="2.21387398548265" calcext:value-type="float">
            <text:p>2.21</text:p>
          </table:table-cell>
          <table:table-cell table:formula="of:=[.$H$465]/[.H597]" office:value-type="float" office:value="0.441378107117885" calcext:value-type="float">
            <text:p>0.4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1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591.9088" calcext:value-type="float">
            <text:p>591.9088</text:p>
          </table:table-cell>
          <table:table-cell table:number-columns-repeated="3" office:value-type="float" office:value="147.9772" calcext:value-type="float">
            <text:p>147.9772</text:p>
          </table:table-cell>
          <table:table-cell table:formula="of:=[.$H$644]/[.H598]" office:value-type="float" office:value="2.21239285511552" calcext:value-type="float">
            <text:p>2.21</text:p>
          </table:table-cell>
          <table:table-cell table:formula="of:=[.$H$465]/[.H598]" office:value-type="float" office:value="0.44108281546076" calcext:value-type="float">
            <text:p>0.4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4_ji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94.2596" calcext:value-type="float">
            <text:p>594.2596</text:p>
          </table:table-cell>
          <table:table-cell table:number-columns-repeated="3" office:value-type="float" office:value="148.5649" calcext:value-type="float">
            <text:p>148.5649</text:p>
          </table:table-cell>
          <table:table-cell table:formula="of:=[.$H$644]/[.H599]" office:value-type="float" office:value="2.20364096768483" calcext:value-type="float">
            <text:p>2.20</text:p>
          </table:table-cell>
          <table:table-cell table:formula="of:=[.$H$465]/[.H599]" office:value-type="float" office:value="0.439337959369945" calcext:value-type="float">
            <text:p>0.4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4_kij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95.8848" calcext:value-type="float">
            <text:p>595.8848</text:p>
          </table:table-cell>
          <table:table-cell table:number-columns-repeated="3" office:value-type="float" office:value="148.9712" calcext:value-type="float">
            <text:p>148.9712</text:p>
          </table:table-cell>
          <table:table-cell table:formula="of:=[.$H$644]/[.H600]" office:value-type="float" office:value="2.19763081723179" calcext:value-type="float">
            <text:p>2.20</text:p>
          </table:table-cell>
          <table:table-cell table:formula="of:=[.$H$465]/[.H600]" office:value-type="float" office:value="0.4381397209662" calcext:value-type="float">
            <text:p>0.4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4_jki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598.4692" calcext:value-type="float">
            <text:p>598.4692</text:p>
          </table:table-cell>
          <table:table-cell table:number-columns-repeated="3" office:value-type="float" office:value="149.6173" calcext:value-type="float">
            <text:p>149.6173</text:p>
          </table:table-cell>
          <table:table-cell table:formula="of:=[.$H$644]/[.H601]" office:value-type="float" office:value="2.18814067624533" calcext:value-type="float">
            <text:p>2.19</text:p>
          </table:table-cell>
          <table:table-cell table:formula="of:=[.$H$465]/[.H601]" office:value-type="float" office:value="0.436247679914021" calcext:value-type="float">
            <text:p>0.4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L3_O0_P4_ijk_bco_32</text:p>
          </table:table-cell>
          <table:table-cell office:value-type="string" calcext:value-type="string">
            <text:p>Runtime (RDTSC) [s] STAT</text:p>
          </table:table-cell>
          <table:table-cell office:value-type="float" office:value="602.3408" calcext:value-type="float">
            <text:p>602.3408</text:p>
          </table:table-cell>
          <table:table-cell table:number-columns-repeated="3" office:value-type="float" office:value="150.5852" calcext:value-type="float">
            <text:p>150.5852</text:p>
          </table:table-cell>
          <table:table-cell table:formula="of:=[.$H$644]/[.H602]" office:value-type="float" office:value="2.17407620403599" calcext:value-type="float">
            <text:p>2.17</text:p>
          </table:table-cell>
          <table:table-cell table:formula="of:=[.$H$465]/[.H602]" office:value-type="float" office:value="0.433443658473741" calcext:value-type="float">
            <text:p>0.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1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605.6476" calcext:value-type="float">
            <text:p>605.6476</text:p>
          </table:table-cell>
          <table:table-cell table:number-columns-repeated="3" office:value-type="float" office:value="151.4119" calcext:value-type="float">
            <text:p>151.4119</text:p>
          </table:table-cell>
          <table:table-cell table:formula="of:=[.$H$644]/[.H603]" office:value-type="float" office:value="2.16220587681682" calcext:value-type="float">
            <text:p>2.16</text:p>
          </table:table-cell>
          <table:table-cell table:formula="of:=[.$H$465]/[.H603]" office:value-type="float" office:value="0.431077081788155" calcext:value-type="float">
            <text:p>0.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1_P1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610.3392" calcext:value-type="float">
            <text:p>610.3392</text:p>
          </table:table-cell>
          <table:table-cell table:number-columns-repeated="3" office:value-type="float" office:value="152.5848" calcext:value-type="float">
            <text:p>152.5848</text:p>
          </table:table-cell>
          <table:table-cell table:formula="of:=[.$H$644]/[.H604]" office:value-type="float" office:value="2.14558527454897" calcext:value-type="float">
            <text:p>2.15</text:p>
          </table:table-cell>
          <table:table-cell table:formula="of:=[.$H$465]/[.H604]" office:value-type="float" office:value="0.427763446948844" calcext:value-type="float">
            <text:p>0.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1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611.9732" calcext:value-type="float">
            <text:p>611.9732</text:p>
          </table:table-cell>
          <table:table-cell table:number-columns-repeated="3" office:value-type="float" office:value="152.9933" calcext:value-type="float">
            <text:p>152.9933</text:p>
          </table:table-cell>
          <table:table-cell table:formula="of:=[.$H$644]/[.H605]" office:value-type="float" office:value="2.13985645123022" calcext:value-type="float">
            <text:p>2.14</text:p>
          </table:table-cell>
          <table:table-cell table:formula="of:=[.$H$465]/[.H605]" office:value-type="float" office:value="0.426621296488147" calcext:value-type="float">
            <text:p>0.4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1_P1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616.1332" calcext:value-type="float">
            <text:p>616.1332</text:p>
          </table:table-cell>
          <table:table-cell table:number-columns-repeated="3" office:value-type="float" office:value="154.0333" calcext:value-type="float">
            <text:p>154.0333</text:p>
          </table:table-cell>
          <table:table-cell table:formula="of:=[.$H$644]/[.H606]" office:value-type="float" office:value="2.12540859671253" calcext:value-type="float">
            <text:p>2.13</text:p>
          </table:table-cell>
          <table:table-cell table:formula="of:=[.$H$465]/[.H606]" office:value-type="float" office:value="0.423740840454629" calcext:value-type="float">
            <text:p>0.4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2_P1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618.2208" calcext:value-type="float">
            <text:p>618.2208</text:p>
          </table:table-cell>
          <table:table-cell table:number-columns-repeated="3" office:value-type="float" office:value="154.5552" calcext:value-type="float">
            <text:p>154.5552</text:p>
          </table:table-cell>
          <table:table-cell table:formula="of:=[.$H$644]/[.H607]" office:value-type="float" office:value="2.1182315444579" calcext:value-type="float">
            <text:p>2.12</text:p>
          </table:table-cell>
          <table:table-cell table:formula="of:=[.$H$465]/[.H607]" office:value-type="float" office:value="0.422309957866186" calcext:value-type="float">
            <text:p>0.4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1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623.48" calcext:value-type="float">
            <text:p>623.48</text:p>
          </table:table-cell>
          <table:table-cell table:number-columns-repeated="3" office:value-type="float" office:value="155.87" calcext:value-type="float">
            <text:p>155.87</text:p>
          </table:table-cell>
          <table:table-cell table:formula="of:=[.$H$644]/[.H608]" office:value-type="float" office:value="2.10036376467569" calcext:value-type="float">
            <text:p>2.10</text:p>
          </table:table-cell>
          <table:table-cell table:formula="of:=[.$H$465]/[.H608]" office:value-type="float" office:value="0.418747674344005" calcext:value-type="float">
            <text:p>0.4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2_P1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657.5876" calcext:value-type="float">
            <text:p>657.5876</text:p>
          </table:table-cell>
          <table:table-cell table:number-columns-repeated="3" office:value-type="float" office:value="164.3969" calcext:value-type="float">
            <text:p>164.3969</text:p>
          </table:table-cell>
          <table:table-cell table:formula="of:=[.$H$644]/[.H609]" office:value-type="float" office:value="1.9914225876522" calcext:value-type="float">
            <text:p>1.99</text:p>
          </table:table-cell>
          <table:table-cell table:formula="of:=[.$H$465]/[.H609]" office:value-type="float" office:value="0.397028167806084" calcext:value-type="float">
            <text:p>0.4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1_jk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662.1876" calcext:value-type="float">
            <text:p>662.1876</text:p>
          </table:table-cell>
          <table:table-cell table:number-columns-repeated="3" office:value-type="float" office:value="165.5469" calcext:value-type="float">
            <text:p>165.5469</text:p>
          </table:table-cell>
          <table:table-cell table:formula="of:=[.$H$644]/[.H610]" office:value-type="float" office:value="1.97758882830183" calcext:value-type="float">
            <text:p>1.98</text:p>
          </table:table-cell>
          <table:table-cell table:formula="of:=[.$H$465]/[.H610]" office:value-type="float" office:value="0.394270143385349" calcext:value-type="float">
            <text:p>0.3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2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692.588" calcext:value-type="float">
            <text:p>692.588</text:p>
          </table:table-cell>
          <table:table-cell table:number-columns-repeated="3" office:value-type="float" office:value="173.147" calcext:value-type="float">
            <text:p>173.147</text:p>
          </table:table-cell>
          <table:table-cell table:formula="of:=[.$H$644]/[.H611]" office:value-type="float" office:value="1.89078470894673" calcext:value-type="float">
            <text:p>1.89</text:p>
          </table:table-cell>
          <table:table-cell table:formula="of:=[.$H$465]/[.H611]" office:value-type="float" office:value="0.376964082542579" calcext:value-type="float">
            <text:p>0.3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3_O0_P1_kji_bco_1024</text:p>
          </table:table-cell>
          <table:table-cell office:value-type="string" calcext:value-type="string">
            <text:p>Runtime (RDTSC) [s] STAT</text:p>
          </table:table-cell>
          <table:table-cell office:value-type="float" office:value="692.7748" calcext:value-type="float">
            <text:p>692.7748</text:p>
          </table:table-cell>
          <table:table-cell table:number-columns-repeated="3" office:value-type="float" office:value="173.1937" calcext:value-type="float">
            <text:p>173.1937</text:p>
          </table:table-cell>
          <table:table-cell table:formula="of:=[.$H$644]/[.H612]" office:value-type="float" office:value="1.89027487720396" calcext:value-type="float">
            <text:p>1.89</text:p>
          </table:table-cell>
          <table:table-cell table:formula="of:=[.$H$465]/[.H612]" office:value-type="float" office:value="0.376862437836942" calcext:value-type="float">
            <text:p>0.3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2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723.5624" calcext:value-type="float">
            <text:p>723.5624</text:p>
          </table:table-cell>
          <table:table-cell table:number-columns-repeated="3" office:value-type="float" office:value="180.8906" calcext:value-type="float">
            <text:p>180.8906</text:p>
          </table:table-cell>
          <table:table-cell table:formula="of:=[.$H$644]/[.H613]" office:value-type="float" office:value="1.80984362924331" calcext:value-type="float">
            <text:p>1.81</text:p>
          </table:table-cell>
          <table:table-cell table:formula="of:=[.$H$465]/[.H613]" office:value-type="float" office:value="0.360826930752621" calcext:value-type="float">
            <text:p>0.3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2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729.4296" calcext:value-type="float">
            <text:p>729.4296</text:p>
          </table:table-cell>
          <table:table-cell table:number-columns-repeated="3" office:value-type="float" office:value="182.3574" calcext:value-type="float">
            <text:p>182.3574</text:p>
          </table:table-cell>
          <table:table-cell table:formula="of:=[.$H$644]/[.H614]" office:value-type="float" office:value="1.7952860701019" calcext:value-type="float">
            <text:p>1.80</text:p>
          </table:table-cell>
          <table:table-cell table:formula="of:=[.$H$465]/[.H614]" office:value-type="float" office:value="0.357924603004868" calcext:value-type="float">
            <text:p>0.3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2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790.1352" calcext:value-type="float">
            <text:p>790.1352</text:p>
          </table:table-cell>
          <table:table-cell table:number-columns-repeated="3" office:value-type="float" office:value="197.5338" calcext:value-type="float">
            <text:p>197.5338</text:p>
          </table:table-cell>
          <table:table-cell table:formula="of:=[.$H$644]/[.H615]" office:value-type="float" office:value="1.65735534880613" calcext:value-type="float">
            <text:p>1.66</text:p>
          </table:table-cell>
          <table:table-cell table:formula="of:=[.$H$465]/[.H615]" office:value-type="float" office:value="0.330425476551355" calcext:value-type="float">
            <text:p>0.3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4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811.6008" calcext:value-type="float">
            <text:p>811.6008</text:p>
          </table:table-cell>
          <table:table-cell table:number-columns-repeated="3" office:value-type="float" office:value="202.9002" calcext:value-type="float">
            <text:p>202.9002</text:p>
          </table:table-cell>
          <table:table-cell table:formula="of:=[.$H$644]/[.H616]" office:value-type="float" office:value="1.61352083438065" calcext:value-type="float">
            <text:p>1.61</text:p>
          </table:table-cell>
          <table:table-cell table:formula="of:=[.$H$465]/[.H616]" office:value-type="float" office:value="0.321686228007661" calcext:value-type="float">
            <text:p>0.3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2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816.0952" calcext:value-type="float">
            <text:p>816.0952</text:p>
          </table:table-cell>
          <table:table-cell table:number-columns-repeated="3" office:value-type="float" office:value="204.0238" calcext:value-type="float">
            <text:p>204.0238</text:p>
          </table:table-cell>
          <table:table-cell table:formula="of:=[.$H$644]/[.H617]" office:value-type="float" office:value="1.6046348514242" calcext:value-type="float">
            <text:p>1.60</text:p>
          </table:table-cell>
          <table:table-cell table:formula="of:=[.$H$465]/[.H617]" office:value-type="float" office:value="0.319914637409949" calcext:value-type="float">
            <text:p>0.3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2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836.688" calcext:value-type="float">
            <text:p>836.688</text:p>
          </table:table-cell>
          <table:table-cell table:number-columns-repeated="3" office:value-type="float" office:value="209.172" calcext:value-type="float">
            <text:p>209.172</text:p>
          </table:table-cell>
          <table:table-cell table:formula="of:=[.$H$644]/[.H618]" office:value-type="float" office:value="1.56514112787562" calcext:value-type="float">
            <text:p>1.57</text:p>
          </table:table-cell>
          <table:table-cell table:formula="of:=[.$H$465]/[.H618]" office:value-type="float" office:value="0.312040808521217" calcext:value-type="float">
            <text:p>0.3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4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38.9368" calcext:value-type="float">
            <text:p>938.9368</text:p>
          </table:table-cell>
          <table:table-cell table:number-columns-repeated="3" office:value-type="float" office:value="234.7342" calcext:value-type="float">
            <text:p>234.7342</text:p>
          </table:table-cell>
          <table:table-cell table:formula="of:=[.$H$644]/[.H619]" office:value-type="float" office:value="1.39469962195539" calcext:value-type="float">
            <text:p>1.39</text:p>
          </table:table-cell>
          <table:table-cell table:formula="of:=[.$H$465]/[.H619]" office:value-type="float" office:value="0.278060035563629" calcext:value-type="float">
            <text:p>0.2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4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39.4608" calcext:value-type="float">
            <text:p>939.4608</text:p>
          </table:table-cell>
          <table:table-cell table:number-columns-repeated="3" office:value-type="float" office:value="234.8652" calcext:value-type="float">
            <text:p>234.8652</text:p>
          </table:table-cell>
          <table:table-cell table:formula="of:=[.$H$644]/[.H620]" office:value-type="float" office:value="1.39392170487582" calcext:value-type="float">
            <text:p>1.39</text:p>
          </table:table-cell>
          <table:table-cell table:formula="of:=[.$H$465]/[.H620]" office:value-type="float" office:value="0.27790494292045" calcext:value-type="float">
            <text:p>0.2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4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40.308" calcext:value-type="float">
            <text:p>940.308</text:p>
          </table:table-cell>
          <table:table-cell table:number-columns-repeated="3" office:value-type="float" office:value="235.077" calcext:value-type="float">
            <text:p>235.077</text:p>
          </table:table-cell>
          <table:table-cell table:formula="of:=[.$H$644]/[.H621]" office:value-type="float" office:value="1.39266580737375" calcext:value-type="float">
            <text:p>1.39</text:p>
          </table:table-cell>
          <table:table-cell table:formula="of:=[.$H$465]/[.H621]" office:value-type="float" office:value="0.27765455574131" calcext:value-type="float">
            <text:p>0.2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4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44.1312" calcext:value-type="float">
            <text:p>944.1312</text:p>
          </table:table-cell>
          <table:table-cell table:number-columns-repeated="3" office:value-type="float" office:value="236.0328" calcext:value-type="float">
            <text:p>236.0328</text:p>
          </table:table-cell>
          <table:table-cell table:formula="of:=[.$H$644]/[.H622]" office:value-type="float" office:value="1.38702629465057" calcext:value-type="float">
            <text:p>1.39</text:p>
          </table:table-cell>
          <table:table-cell table:formula="of:=[.$H$465]/[.H622]" office:value-type="float" office:value="0.276530211055413" calcext:value-type="float">
            <text:p>0.2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4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46.528" calcext:value-type="float">
            <text:p>946.528</text:p>
          </table:table-cell>
          <table:table-cell table:number-columns-repeated="3" office:value-type="float" office:value="236.632" calcext:value-type="float">
            <text:p>236.632</text:p>
          </table:table-cell>
          <table:table-cell table:formula="of:=[.$H$644]/[.H623]" office:value-type="float" office:value="1.38351406403191" calcext:value-type="float">
            <text:p>1.38</text:p>
          </table:table-cell>
          <table:table-cell table:formula="of:=[.$H$465]/[.H623]" office:value-type="float" office:value="0.275829980729572" calcext:value-type="float">
            <text:p>0.2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4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48.3788" calcext:value-type="float">
            <text:p>948.3788</text:p>
          </table:table-cell>
          <table:table-cell table:number-columns-repeated="3" office:value-type="float" office:value="237.0947" calcext:value-type="float">
            <text:p>237.0947</text:p>
          </table:table-cell>
          <table:table-cell table:formula="of:=[.$H$644]/[.H624]" office:value-type="float" office:value="1.38081407977487" calcext:value-type="float">
            <text:p>1.38</text:p>
          </table:table-cell>
          <table:table-cell table:formula="of:=[.$H$465]/[.H624]" office:value-type="float" office:value="0.275291687245645" calcext:value-type="float">
            <text:p>0.2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4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90.9076" calcext:value-type="float">
            <text:p>990.9076</text:p>
          </table:table-cell>
          <table:table-cell table:number-columns-repeated="3" office:value-type="float" office:value="247.7269" calcext:value-type="float">
            <text:p>247.7269</text:p>
          </table:table-cell>
          <table:table-cell table:formula="of:=[.$H$644]/[.H625]" office:value-type="float" office:value="1.32155086912241" calcext:value-type="float">
            <text:p>1.32</text:p>
          </table:table-cell>
          <table:table-cell table:formula="of:=[.$H$465]/[.H625]" office:value-type="float" office:value="0.263476433120505" calcext:value-type="float">
            <text:p>0.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4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93.5016" calcext:value-type="float">
            <text:p>993.5016</text:p>
          </table:table-cell>
          <table:table-cell table:number-columns-repeated="3" office:value-type="float" office:value="248.3754" calcext:value-type="float">
            <text:p>248.3754</text:p>
          </table:table-cell>
          <table:table-cell table:formula="of:=[.$H$644]/[.H626]" office:value-type="float" office:value="1.31810034327071" calcext:value-type="float">
            <text:p>1.32</text:p>
          </table:table-cell>
          <table:table-cell table:formula="of:=[.$H$465]/[.H626]" office:value-type="float" office:value="0.26278850481972" calcext:value-type="float">
            <text:p>0.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4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93.8164" calcext:value-type="float">
            <text:p>993.8164</text:p>
          </table:table-cell>
          <table:table-cell table:number-columns-repeated="3" office:value-type="float" office:value="248.4541" calcext:value-type="float">
            <text:p>248.4541</text:p>
          </table:table-cell>
          <table:table-cell table:formula="of:=[.$H$644]/[.H627]" office:value-type="float" office:value="1.31768282350744" calcext:value-type="float">
            <text:p>1.32</text:p>
          </table:table-cell>
          <table:table-cell table:formula="of:=[.$H$465]/[.H627]" office:value-type="float" office:value="0.262705264272153" calcext:value-type="float">
            <text:p>0.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3_P4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95.8588" calcext:value-type="float">
            <text:p>995.8588</text:p>
          </table:table-cell>
          <table:table-cell table:number-columns-repeated="3" office:value-type="float" office:value="248.9647" calcext:value-type="float">
            <text:p>248.9647</text:p>
          </table:table-cell>
          <table:table-cell table:formula="of:=[.$H$644]/[.H628]" office:value-type="float" office:value="1.31498039681931" calcext:value-type="float">
            <text:p>1.31</text:p>
          </table:table-cell>
          <table:table-cell table:formula="of:=[.$H$465]/[.H628]" office:value-type="float" office:value="0.26216648384289" calcext:value-type="float">
            <text:p>0.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4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97.4976" calcext:value-type="float">
            <text:p>997.4976</text:p>
          </table:table-cell>
          <table:table-cell table:number-columns-repeated="3" office:value-type="float" office:value="249.3744" calcext:value-type="float">
            <text:p>249.3744</text:p>
          </table:table-cell>
          <table:table-cell table:formula="of:=[.$H$644]/[.H629]" office:value-type="float" office:value="1.31282000076993" calcext:value-type="float">
            <text:p>1.31</text:p>
          </table:table-cell>
          <table:table-cell table:formula="of:=[.$H$465]/[.H629]" office:value-type="float" office:value="0.261735767584804" calcext:value-type="float">
            <text:p>0.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4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98.4292" calcext:value-type="float">
            <text:p>998.4292</text:p>
          </table:table-cell>
          <table:table-cell table:number-columns-repeated="3" office:value-type="float" office:value="249.6073" calcext:value-type="float">
            <text:p>249.6073</text:p>
          </table:table-cell>
          <table:table-cell table:formula="of:=[.$H$644]/[.H630]" office:value-type="float" office:value="1.31159505351005" calcext:value-type="float">
            <text:p>1.31</text:p>
          </table:table-cell>
          <table:table-cell table:formula="of:=[.$H$465]/[.H630]" office:value-type="float" office:value="0.261491550928198" calcext:value-type="float">
            <text:p>0.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4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999.12" calcext:value-type="float">
            <text:p>999.12</text:p>
          </table:table-cell>
          <table:table-cell table:number-columns-repeated="3" office:value-type="float" office:value="249.78" calcext:value-type="float">
            <text:p>249.78</text:p>
          </table:table-cell>
          <table:table-cell table:formula="of:=[.$H$644]/[.H631]" office:value-type="float" office:value="1.31068820562095" calcext:value-type="float">
            <text:p>1.31</text:p>
          </table:table-cell>
          <table:table-cell table:formula="of:=[.$H$465]/[.H631]" office:value-type="float" office:value="0.261310753463047" calcext:value-type="float">
            <text:p>0.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4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001.874" calcext:value-type="float">
            <text:p>1001.874</text:p>
          </table:table-cell>
          <table:table-cell table:number-columns-repeated="3" office:value-type="float" office:value="250.4685" calcext:value-type="float">
            <text:p>250.4685</text:p>
          </table:table-cell>
          <table:table-cell table:formula="of:=[.$H$644]/[.H632]" office:value-type="float" office:value="1.30708532210637" calcext:value-type="float">
            <text:p>1.31</text:p>
          </table:table-cell>
          <table:table-cell table:formula="of:=[.$H$465]/[.H632]" office:value-type="float" office:value="0.26059244974917" calcext:value-type="float">
            <text:p>0.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O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2_P4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002.9612" calcext:value-type="float">
            <text:p>1002.9612</text:p>
          </table:table-cell>
          <table:table-cell table:number-columns-repeated="3" office:value-type="float" office:value="250.7403" calcext:value-type="float">
            <text:p>250.7403</text:p>
          </table:table-cell>
          <table:table-cell table:formula="of:=[.$H$644]/[.H633]" office:value-type="float" office:value="1.30566845457232" calcext:value-type="float">
            <text:p>1.31</text:p>
          </table:table-cell>
          <table:table-cell table:formula="of:=[.$H$465]/[.H633]" office:value-type="float" office:value="0.260309970116491" calcext:value-type="float">
            <text:p>0.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4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006.4996" calcext:value-type="float">
            <text:p>1006.4996</text:p>
          </table:table-cell>
          <table:table-cell table:number-columns-repeated="3" office:value-type="float" office:value="251.6249" calcext:value-type="float">
            <text:p>251.6249</text:p>
          </table:table-cell>
          <table:table-cell table:formula="of:=[.$H$644]/[.H634]" office:value-type="float" office:value="1.30107831140718" calcext:value-type="float">
            <text:p>1.30</text:p>
          </table:table-cell>
          <table:table-cell table:formula="of:=[.$H$465]/[.H634]" office:value-type="float" office:value="0.259394837315385" calcext:value-type="float">
            <text:p>0.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4" office:value-type="string" calcext:value-type="string">
            <text:p>O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1_P4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013.0388" calcext:value-type="float">
            <text:p>1013.0388</text:p>
          </table:table-cell>
          <table:table-cell table:number-columns-repeated="3" office:value-type="float" office:value="253.2597" calcext:value-type="float">
            <text:p>253.2597</text:p>
          </table:table-cell>
          <table:table-cell table:formula="of:=[.$H$644]/[.H635]" office:value-type="float" office:value="1.29267980653851" calcext:value-type="float">
            <text:p>1.29</text:p>
          </table:table-cell>
          <table:table-cell table:formula="of:=[.$H$465]/[.H635]" office:value-type="float" office:value="0.257720434794798" calcext:value-type="float">
            <text:p>0.2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ij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4_ij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101.1656" calcext:value-type="float">
            <text:p>1101.1656</text:p>
          </table:table-cell>
          <table:table-cell table:number-columns-repeated="3" office:value-type="float" office:value="275.2914" calcext:value-type="float">
            <text:p>275.2914</text:p>
          </table:table-cell>
          <table:table-cell table:formula="of:=[.$H$644]/[.H636]" office:value-type="float" office:value="1.18922603466727" calcext:value-type="float">
            <text:p>1.19</text:p>
          </table:table-cell>
          <table:table-cell table:formula="of:=[.$H$465]/[.H636]" office:value-type="float" office:value="0.237094947390293" calcext:value-type="float">
            <text:p>0.2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ki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4_ki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105.202" calcext:value-type="float">
            <text:p>1105.202</text:p>
          </table:table-cell>
          <table:table-cell table:number-columns-repeated="3" office:value-type="float" office:value="276.3005" calcext:value-type="float">
            <text:p>276.3005</text:p>
          </table:table-cell>
          <table:table-cell table:formula="of:=[.$H$644]/[.H637]" office:value-type="float" office:value="1.18488276351291" calcext:value-type="float">
            <text:p>1.18</text:p>
          </table:table-cell>
          <table:table-cell table:formula="of:=[.$H$465]/[.H637]" office:value-type="float" office:value="0.236229033244601" calcext:value-type="float">
            <text:p>0.2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jk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4_jk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115.8556" calcext:value-type="float">
            <text:p>1115.8556</text:p>
          </table:table-cell>
          <table:table-cell table:number-columns-repeated="3" office:value-type="float" office:value="278.9639" calcext:value-type="float">
            <text:p>278.9639</text:p>
          </table:table-cell>
          <table:table-cell table:formula="of:=[.$H$644]/[.H638]" office:value-type="float" office:value="1.17357012860804" calcext:value-type="float">
            <text:p>1.17</text:p>
          </table:table-cell>
          <table:table-cell table:formula="of:=[.$H$465]/[.H638]" office:value-type="float" office:value="0.233973643184656" calcext:value-type="float">
            <text:p>0.2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ik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4_jik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121.7012" calcext:value-type="float">
            <text:p>1121.7012</text:p>
          </table:table-cell>
          <table:table-cell table:number-columns-repeated="3" office:value-type="float" office:value="280.4253" calcext:value-type="float">
            <text:p>280.4253</text:p>
          </table:table-cell>
          <table:table-cell table:formula="of:=[.$H$644]/[.H639]" office:value-type="float" office:value="1.16745422042876" calcext:value-type="float">
            <text:p>1.17</text:p>
          </table:table-cell>
          <table:table-cell table:formula="of:=[.$H$465]/[.H639]" office:value-type="float" office:value="0.232754319956152" calcext:value-type="float">
            <text:p>0.2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j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4_ikj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134.9144" calcext:value-type="float">
            <text:p>1134.9144</text:p>
          </table:table-cell>
          <table:table-cell table:number-columns-repeated="3" office:value-type="float" office:value="283.7286" calcext:value-type="float">
            <text:p>283.7286</text:p>
          </table:table-cell>
          <table:table-cell table:formula="of:=[.$H$644]/[.H640]" office:value-type="float" office:value="1.15386217674214" calcext:value-type="float">
            <text:p>1.15</text:p>
          </table:table-cell>
          <table:table-cell table:formula="of:=[.$H$465]/[.H640]" office:value-type="float" office:value="0.230044486174464" calcext:value-type="float">
            <text:p>0.2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1_jik</text:p>
          </table:table-cell>
          <table:table-cell office:value-type="string" calcext:value-type="string">
            <text:p>Runtime (RDTSC) [s] STAT</text:p>
          </table:table-cell>
          <table:table-cell office:value-type="float" office:value="1164.5592" calcext:value-type="float">
            <text:p>1164.5592</text:p>
          </table:table-cell>
          <table:table-cell table:number-columns-repeated="3" office:value-type="float" office:value="291.1398" calcext:value-type="float">
            <text:p>291.1398</text:p>
          </table:table-cell>
          <table:table-cell table:formula="of:=[.$H$644]/[.H641]" office:value-type="float" office:value="1.12448967815462" calcext:value-type="float">
            <text:p>1.12</text:p>
          </table:table-cell>
          <table:table-cell table:formula="of:=[.$H$465]/[.H641]" office:value-type="float" office:value="0.224188516994241" calcext:value-type="float">
            <text:p>0.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kji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L3_O0_P4_kji_bco_16</text:p>
          </table:table-cell>
          <table:table-cell office:value-type="string" calcext:value-type="string">
            <text:p>Runtime (RDTSC) [s] STAT</text:p>
          </table:table-cell>
          <table:table-cell office:value-type="float" office:value="1172.2768" calcext:value-type="float">
            <text:p>1172.2768</text:p>
          </table:table-cell>
          <table:table-cell table:number-columns-repeated="3" office:value-type="float" office:value="293.0692" calcext:value-type="float">
            <text:p>293.0692</text:p>
          </table:table-cell>
          <table:table-cell table:formula="of:=[.$H$644]/[.H642]" office:value-type="float" office:value="1.11708668123433" calcext:value-type="float">
            <text:p>1.12</text:p>
          </table:table-cell>
          <table:table-cell table:formula="of:=[.$H$465]/[.H642]" office:value-type="float" office:value="0.222712588016755" calcext:value-type="float">
            <text:p>0.2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ji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1_ji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243.134" calcext:value-type="float">
            <text:p>1243.134</text:p>
          </table:table-cell>
          <table:table-cell table:number-columns-repeated="3" office:value-type="float" office:value="310.7835" calcext:value-type="float">
            <text:p>310.7835</text:p>
          </table:table-cell>
          <table:table-cell table:formula="of:=[.$H$644]/[.H643]" office:value-type="float" office:value="1.05341403259826" calcext:value-type="float">
            <text:p>1.05</text:p>
          </table:table-cell>
          <table:table-cell table:formula="of:=[.$H$465]/[.H643]" office:value-type="float" office:value="0.210018228123436" calcext:value-type="float">
            <text:p>0.2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1_ijk</text:p>
          </table:table-cell>
          <table:table-cell office:value-type="string" calcext:value-type="string">
            <text:p>Runtime (RDTSC) [s] STAT</text:p>
          </table:table-cell>
          <table:table-cell office:value-type="float" office:value="1309.5348" calcext:value-type="float">
            <text:p>1309.5348</text:p>
          </table:table-cell>
          <table:table-cell table:number-columns-repeated="3" office:value-type="float" office:value="327.3837" calcext:value-type="float">
            <text:p>327.3837</text:p>
          </table:table-cell>
          <table:table-cell table:formula="of:=[.$H$644]/[.H644]" office:value-type="float" office:value="1" calcext:value-type="float">
            <text:p>1.00</text:p>
          </table:table-cell>
          <table:table-cell table:formula="of:=[.$H$465]/[.H644]" office:value-type="float" office:value="0.199369119476626" calcext:value-type="float">
            <text:p>0.20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1_jk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401.0928" calcext:value-type="float">
            <text:p>1401.0928</text:p>
          </table:table-cell>
          <table:table-cell table:number-columns-repeated="3" office:value-type="float" office:value="350.2732" calcext:value-type="float">
            <text:p>350.2732</text:p>
          </table:table-cell>
          <table:table-cell table:formula="of:=[.$H$644]/[.H645]" office:value-type="float" office:value="0.934652437012024" calcext:value-type="float">
            <text:p>0.93</text:p>
          </table:table-cell>
          <table:table-cell table:formula="of:=[.$H$465]/[.H645]" office:value-type="float" office:value="0.18634083338377" calcext:value-type="float">
            <text:p>0.19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jk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1_jki</text:p>
          </table:table-cell>
          <table:table-cell office:value-type="string" calcext:value-type="string">
            <text:p>Runtime (RDTSC) [s] STAT</text:p>
          </table:table-cell>
          <table:table-cell office:value-type="float" office:value="1429.8628" calcext:value-type="float">
            <text:p>1429.8628</text:p>
          </table:table-cell>
          <table:table-cell table:number-columns-repeated="3" office:value-type="float" office:value="357.4657" calcext:value-type="float">
            <text:p>357.4657</text:p>
          </table:table-cell>
          <table:table-cell table:formula="of:=[.$H$644]/[.H646]" office:value-type="float" office:value="0.915846471423692" calcext:value-type="float">
            <text:p>0.92</text:p>
          </table:table-cell>
          <table:table-cell table:formula="of:=[.$H$465]/[.H646]" office:value-type="float" office:value="0.182591504583517" calcext:value-type="float">
            <text:p>0.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jk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1_ijk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441.8548" calcext:value-type="float">
            <text:p>1441.8548</text:p>
          </table:table-cell>
          <table:table-cell table:number-columns-repeated="3" office:value-type="float" office:value="360.4637" calcext:value-type="float">
            <text:p>360.4637</text:p>
          </table:table-cell>
          <table:table-cell table:formula="of:=[.$H$644]/[.H647]" office:value-type="float" office:value="0.90822931684938" calcext:value-type="float">
            <text:p>0.91</text:p>
          </table:table-cell>
          <table:table-cell table:formula="of:=[.$H$465]/[.H647]" office:value-type="float" office:value="0.181072879183119" calcext:value-type="float">
            <text:p>0.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Untitled1" office:value-type="float" office:value="0" calcext:value-type="float">
            <text:p>0</text:p>
          </table:table-cell>
          <table:table-cell office:value-type="string" calcext:value-type="string">
            <text:p>L3_O0_P1_kji</text:p>
          </table:table-cell>
          <table:table-cell office:value-type="string" calcext:value-type="string">
            <text:p>Runtime (RDTSC) [s] STAT</text:p>
          </table:table-cell>
          <table:table-cell office:value-type="float" office:value="1457.58" calcext:value-type="float">
            <text:p>1457.58</text:p>
          </table:table-cell>
          <table:table-cell table:number-columns-repeated="3" office:value-type="float" office:value="364.395" calcext:value-type="float">
            <text:p>364.395</text:p>
          </table:table-cell>
          <table:table-cell table:formula="of:=[.$H$644]/[.H648]" office:value-type="float" office:value="0.898430823694068" calcext:value-type="float">
            <text:p>0.90</text:p>
          </table:table-cell>
          <table:table-cell table:formula="of:=[.$H$465]/[.H648]" office:value-type="float" office:value="0.179119362230547" calcext:value-type="float">
            <text:p>0.18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table:style-name="ce5" office:value-type="string" calcext:value-type="string">
            <text:p>O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kji</text:p>
          </table:table-cell>
          <table:table-cell table:style-name="ce17" office:value-type="float" office:value="2048" calcext:value-type="float">
            <text:p>2048</text:p>
          </table:table-cell>
          <table:table-cell office:value-type="string" calcext:value-type="string">
            <text:p>L3_O0_P1_kji_bco_2048</text:p>
          </table:table-cell>
          <table:table-cell office:value-type="string" calcext:value-type="string">
            <text:p>Runtime (RDTSC) [s] STAT</text:p>
          </table:table-cell>
          <table:table-cell office:value-type="float" office:value="1476.302" calcext:value-type="float">
            <text:p>1476.302</text:p>
          </table:table-cell>
          <table:table-cell table:number-columns-repeated="3" office:value-type="float" office:value="369.0755" calcext:value-type="float">
            <text:p>369.0755</text:p>
          </table:table-cell>
          <table:table-cell table:formula="of:=[.$H$644]/[.H649]" office:value-type="float" office:value="0.887037205124697" calcext:value-type="float">
            <text:p>0.89</text:p>
          </table:table-cell>
          <table:table-cell table:formula="of:=[.$H$465]/[.H649]" office:value-type="float" office:value="0.176847826528718" calcext:value-type="float">
            <text:p>0.18</text:p>
          </table:table-cell>
        </table:table-row>
        <calcext:conditional-formats>
          <calcext:conditional-format calcext:target-range-address="Runtime_Combined.C1:Runtime_Combined.C649">
            <calcext:color-scale>
              <calcext:color-scale-entry calcext:value="1" calcext:type="number" calcext:color="#81d41a"/>
              <calcext:color-scale-entry calcext:value="2" calcext:type="number" calcext:color="#729fcf"/>
              <calcext:color-scale-entry calcext:value="4" calcext:type="number" calcext:color="#8e86ae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Runtime_Combined.A1:Runtime_Combined.K649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ffa6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 style:data-style-name="N2" text:time-value="18:06:52.796993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04T18:17:28.682680331</dc:date>
    <meta:editing-duration>PT20M55S</meta:editing-duration>
    <meta:editing-cycles>6</meta:editing-cycles>
    <meta:generator>LibreOffice/6.4.7.2$Linux_X86_64 LibreOffice_project/40$Build-2</meta:generator>
    <meta:document-statistic meta:table-count="1" meta:cell-count="8436" meta:object-count="0"/>
  </office:meta>
</office:document-meta>
</file>